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LeoNatan__LNNotificationsUI</text:p>
          </table:table-cell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8123179274080885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6294444055739377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5009270812747897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72849607394815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5318468007060221" office:value-type="float"/>
        </table:table-row>
        <table:table-row>
          <table:table-cell office:value-type="string">
            <text:p>CMB2__CMB2</text:p>
          </table:table-cell>
          <table:table-cell office:value="0.7415518639059417" office:value-type="float"/>
          <table:table-cell office:value="0.800742020845579" office:value-type="float"/>
          <table:table-cell office:value="0.8154729543360001" office:value-type="float"/>
          <table:table-cell office:value="0.8265420954319151" office:value-type="float"/>
          <table:table-cell office:value="0.8597214083818259" office:value-type="float"/>
          <table:table-cell office:value="0.5255041315206543" office:value-type="float"/>
          <table:table-cell office:value="0.584937081052353" office:value-type="float"/>
          <table:table-cell office:value="0.5988859532648063" office:value-type="float"/>
          <table:table-cell office:value="0.6170824678397117" office:value-type="float"/>
          <table:table-cell office:value="0.6874827127501243" office:value-type="float"/>
          <table:table-cell office:value="0.42880118047610527" office:value-type="float"/>
          <table:table-cell office:value="0.5029303503851899" office:value-type="float"/>
          <table:table-cell office:value="0.5239923721826895" office:value-type="float"/>
          <table:table-cell office:value="0.5456134668058422" office:value-type="float"/>
          <table:table-cell office:value="0.5987436115542866" office:value-type="float"/>
          <table:table-cell office:value="0.5986409705746852" office:value-type="float"/>
          <table:table-cell office:value="0.6312444397758348" office:value-type="float"/>
          <table:table-cell office:value="0.6526483995939935" office:value-type="float"/>
          <table:table-cell office:value="0.6684426876798106" office:value-type="float"/>
          <table:table-cell office:value="0.773873053501527" office:value-type="float"/>
          <table:table-cell office:value="0.43672965131997366" office:value-type="float"/>
          <table:table-cell office:value="0.5089725299402654" office:value-type="float"/>
          <table:table-cell office:value="0.5258307085534393" office:value-type="float"/>
          <table:table-cell office:value="0.5451930451687238" office:value-type="float"/>
          <table:table-cell office:value="0.599536562903197" office:value-type="float"/>
        </table:table-row>
        <table:table-row>
          <table:table-cell office:value-type="string">
            <text:p>postcss__postcss</text:p>
          </table:table-cell>
          <table:table-cell office:value="0.6856421461427836" office:value-type="float"/>
          <table:table-cell office:value="0.797475952276886" office:value-type="float"/>
          <table:table-cell office:value="0.8133328421716037" office:value-type="float"/>
          <table:table-cell office:value="0.8260708113439761" office:value-type="float"/>
          <table:table-cell office:value="0.8802800605655241" office:value-type="float"/>
          <table:table-cell office:value="0.5192153678813176" office:value-type="float"/>
          <table:table-cell office:value="0.56820956183855" office:value-type="float"/>
          <table:table-cell office:value="0.5820035406375217" office:value-type="float"/>
          <table:table-cell office:value="0.602962263758633" office:value-type="float"/>
          <table:table-cell office:value="0.6651293493306515" office:value-type="float"/>
          <table:table-cell office:value="0.4000196714496109" office:value-type="float"/>
          <table:table-cell office:value="0.4618299480185374" office:value-type="float"/>
          <table:table-cell office:value="0.47958479561118145" office:value-type="float"/>
          <table:table-cell office:value="0.4936145396148188" office:value-type="float"/>
          <table:table-cell office:value="0.5779057803712797" office:value-type="float"/>
          <table:table-cell office:value="0.5742273727396716" office:value-type="float"/>
          <table:table-cell office:value="0.6122914281705213" office:value-type="float"/>
          <table:table-cell office:value="0.6290816441885221" office:value-type="float"/>
          <table:table-cell office:value="0.6468410319927458" office:value-type="float"/>
          <table:table-cell office:value="0.7531436030851142" office:value-type="float"/>
          <table:table-cell office:value="0.34222104688271976" office:value-type="float"/>
          <table:table-cell office:value="0.46924772325794706" office:value-type="float"/>
          <table:table-cell office:value="0.48936986049532905" office:value-type="float"/>
          <table:table-cell office:value="0.5061152118084332" office:value-type="float"/>
          <table:table-cell office:value="0.5586472207344575" office:value-type="float"/>
        </table:table-row>
        <table:table-row>
          <table:table-cell office:value-type="string">
            <text:p>hamstergem__hamster</text:p>
          </table:table-cell>
          <table:table-cell office:value="0.7717244358436592" office:value-type="float"/>
          <table:table-cell office:value="0.795687399585076" office:value-type="float"/>
          <table:table-cell office:value="0.8137450767575112" office:value-type="float"/>
          <table:table-cell office:value="0.8202860842243" office:value-type="float"/>
          <table:table-cell office:value="0.8613086992442356" office:value-type="float"/>
          <table:table-cell office:value="0.5627096151823039" office:value-type="float"/>
          <table:table-cell office:value="0.591241465492409" office:value-type="float"/>
          <table:table-cell office:value="0.6014158450719848" office:value-type="float"/>
          <table:table-cell office:value="0.6116544971453954" office:value-type="float"/>
          <table:table-cell office:value="0.6354514557705979" office:value-type="float"/>
          <table:table-cell office:value="0.43122354953464814" office:value-type="float"/>
          <table:table-cell office:value="0.46389615749527136" office:value-type="float"/>
          <table:table-cell office:value="0.48098670665416177" office:value-type="float"/>
          <table:table-cell office:value="0.5071614930359905" office:value-type="float"/>
          <table:table-cell office:value="0.5216289304707561" office:value-type="float"/>
          <table:table-cell office:value="0.611928270818968" office:value-type="float"/>
          <table:table-cell office:value="0.6455193860040613" office:value-type="float"/>
          <table:table-cell office:value="0.6606138147333429" office:value-type="float"/>
          <table:table-cell office:value="0.6721882782513696" office:value-type="float"/>
          <table:table-cell office:value="0.7073128276860088" office:value-type="float"/>
          <table:table-cell office:value="0.4447532337459045" office:value-type="float"/>
          <table:table-cell office:value="0.48993538990062474" office:value-type="float"/>
          <table:table-cell office:value="0.5025839492821416" office:value-type="float"/>
          <table:table-cell office:value="0.5125351262968645" office:value-type="float"/>
          <table:table-cell office:value="0.5437049160520041" office:value-type="float"/>
        </table:table-row>
        <table:table-row>
          <table:table-cell office:value-type="string">
            <text:p>github__hubot-scripts</text:p>
          </table:table-cell>
          <table:table-cell office:value="0.7196494577408632" office:value-type="float"/>
          <table:table-cell office:value="0.762405466734682" office:value-type="float"/>
          <table:table-cell office:value="0.7809498228743164" office:value-type="float"/>
          <table:table-cell office:value="0.8072759818801384" office:value-type="float"/>
          <table:table-cell office:value="0.882423720889894" office:value-type="float"/>
          <table:table-cell office:value="0.5319947242854549" office:value-type="float"/>
          <table:table-cell office:value="0.5549552116599095" office:value-type="float"/>
          <table:table-cell office:value="0.583786178622028" office:value-type="float"/>
          <table:table-cell office:value="0.600240963608714" office:value-type="float"/>
          <table:table-cell office:value="0.6140975103679104" office:value-type="float"/>
          <table:table-cell office:value="0.4319171169149292" office:value-type="float"/>
          <table:table-cell office:value="0.4717590009495511" office:value-type="float"/>
          <table:table-cell office:value="0.48285236734341763" office:value-type="float"/>
          <table:table-cell office:value="0.49981685256708624" office:value-type="float"/>
          <table:table-cell office:value="0.5332612776980518" office:value-type="float"/>
          <table:table-cell office:value="0.6181637522207741" office:value-type="float"/>
          <table:table-cell office:value="0.6272688436997154" office:value-type="float"/>
          <table:table-cell office:value="0.6511129817880287" office:value-type="float"/>
          <table:table-cell office:value="0.6591990725800778" office:value-type="float"/>
          <table:table-cell office:value="0.7045880941587082" office:value-type="float"/>
          <table:table-cell office:value="0.3937019451847309" office:value-type="float"/>
          <table:table-cell office:value="0.46551203886585535" office:value-type="float"/>
          <table:table-cell office:value="0.4871935666237406" office:value-type="float"/>
          <table:table-cell office:value="0.49291736827054156" office:value-type="float"/>
          <table:table-cell office:value="0.548795585349504" office:value-type="float"/>
        </table:table-row>
        <table:table-row>
          <table:table-cell office:value-type="string">
            <text:p>typelift__Swiftz</text:p>
          </table:table-cell>
          <table:table-cell office:value="0.7785470744824409" office:value-type="float"/>
          <table:table-cell office:value="0.8011944048187691" office:value-type="float"/>
          <table:table-cell office:value="0.8070562821307428" office:value-type="float"/>
          <table:table-cell office:value="0.8153436885019165" office:value-type="float"/>
          <table:table-cell office:value="0.8362800715530107" office:value-type="float"/>
          <table:table-cell office:value="0.5459914215755841" office:value-type="float"/>
          <table:table-cell office:value="0.5684414562640517" office:value-type="float"/>
          <table:table-cell office:value="0.5825286182658249" office:value-type="float"/>
          <table:table-cell office:value="0.5981399111239964" office:value-type="float"/>
          <table:table-cell office:value="0.6156411666468801" office:value-type="float"/>
          <table:table-cell office:value="0.41825092322551133" office:value-type="float"/>
          <table:table-cell office:value="0.45210316720661736" office:value-type="float"/>
          <table:table-cell office:value="0.4674066553336937" office:value-type="float"/>
          <table:table-cell office:value="0.4781446376277133" office:value-type="float"/>
          <table:table-cell office:value="0.5023575463070735" office:value-type="float"/>
          <table:table-cell office:value="0.5980268954645104" office:value-type="float"/>
          <table:table-cell office:value="0.618600589693128" office:value-type="float"/>
          <table:table-cell office:value="0.6552420724259346" office:value-type="float"/>
          <table:table-cell office:value="0.6636380826000563" office:value-type="float"/>
          <table:table-cell office:value="0.7051000578868828" office:value-type="float"/>
          <table:table-cell office:value="0.45135576930001076" office:value-type="float"/>
          <table:table-cell office:value="0.4620241881108182" office:value-type="float"/>
          <table:table-cell office:value="0.479197076974169" office:value-type="float"/>
          <table:table-cell office:value="0.48964566227705497" office:value-type="float"/>
          <table:table-cell office:value="0.5033467180986277" office:value-type="float"/>
        </table:table-row>
        <table:table-row>
          <table:table-cell office:value-type="string">
            <text:p>scripted-editor__scripted</text:p>
          </table:table-cell>
          <table:table-cell office:value="0.7376423187841001" office:value-type="float"/>
          <table:table-cell office:value="0.7989536664177728" office:value-type="float"/>
          <table:table-cell office:value="0.8091174960536573" office:value-type="float"/>
          <table:table-cell office:value="0.8245033362320366" office:value-type="float"/>
          <table:table-cell office:value="0.8695903923570043" office:value-type="float"/>
          <table:table-cell office:value="0.5559508947618681" office:value-type="float"/>
          <table:table-cell office:value="0.5679599407425271" office:value-type="float"/>
          <table:table-cell office:value="0.587592382112089" office:value-type="float"/>
          <table:table-cell office:value="0.6170328699436607" office:value-type="float"/>
          <table:table-cell office:value="0.6450528626603299" office:value-type="float"/>
          <table:table-cell office:value="0.4047258006054587" office:value-type="float"/>
          <table:table-cell office:value="0.4430854442208868" office:value-type="float"/>
          <table:table-cell office:value="0.45491917697624296" office:value-type="float"/>
          <table:table-cell office:value="0.48306808843743887" office:value-type="float"/>
          <table:table-cell office:value="0.5525119488462014" office:value-type="float"/>
          <table:table-cell office:value="0.5721292515745021" office:value-type="float"/>
          <table:table-cell office:value="0.6055273539848735" office:value-type="float"/>
          <table:table-cell office:value="0.614444661726431" office:value-type="float"/>
          <table:table-cell office:value="0.65357091017059" office:value-type="float"/>
          <table:table-cell office:value="0.686982565374266" office:value-type="float"/>
          <table:table-cell office:value="0.37643901991989726" office:value-type="float"/>
          <table:table-cell office:value="0.489129227607311" office:value-type="float"/>
          <table:table-cell office:value="0.5121881128645356" office:value-type="float"/>
          <table:table-cell office:value="0.5271495050750764" office:value-type="float"/>
          <table:table-cell office:value="0.5584721539352953" office:value-type="float"/>
        </table:table-row>
        <table:table-row>
          <table:table-cell office:value-type="string">
            <text:p>asaskevich__govalidator</text:p>
          </table:table-cell>
          <table:table-cell office:value="0.6818638083385178" office:value-type="float"/>
          <table:table-cell office:value="0.7736354369169915" office:value-type="float"/>
          <table:table-cell office:value="0.797653005416873" office:value-type="float"/>
          <table:table-cell office:value="0.8177531307616492" office:value-type="float"/>
          <table:table-cell office:value="0.836664041189533" office:value-type="float"/>
          <table:table-cell office:value="0.5083914392296964" office:value-type="float"/>
          <table:table-cell office:value="0.5952195577985864" office:value-type="float"/>
          <table:table-cell office:value="0.6000230948991285" office:value-type="float"/>
          <table:table-cell office:value="0.609480231889384" office:value-type="float"/>
          <table:table-cell office:value="0.6360853192278094" office:value-type="float"/>
          <table:table-cell office:value="0.39797321383479795" office:value-type="float"/>
          <table:table-cell office:value="0.4573576408666613" office:value-type="float"/>
          <table:table-cell office:value="0.4767640993573199" office:value-type="float"/>
          <table:table-cell office:value="0.4865102854976242" office:value-type="float"/>
          <table:table-cell office:value="0.5297301774662448" office:value-type="float"/>
          <table:table-cell office:value="0.6072659901162345" office:value-type="float"/>
          <table:table-cell office:value="0.6436582711541105" office:value-type="float"/>
          <table:table-cell office:value="0.655645711787623" office:value-type="float"/>
          <table:table-cell office:value="0.6677037469698842" office:value-type="float"/>
          <table:table-cell office:value="0.7197919528109503" office:value-type="float"/>
          <table:table-cell office:value="0.4351119855025903" office:value-type="float"/>
          <table:table-cell office:value="0.45872755183072067" office:value-type="float"/>
          <table:table-cell office:value="0.47836291712035495" office:value-type="float"/>
          <table:table-cell office:value="0.5117000390713003" office:value-type="float"/>
          <table:table-cell office:value="0.5684027149288842" office:value-type="float"/>
        </table:table-row>
        <table:table-row>
          <table:table-cell office:value-type="string">
            <text:p>nicklockwood__iRate</text:p>
          </table:table-cell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RocketChat__Rocket.Chat</text:p>
          </table:table-cell>
          <table:table-cell office:value="0.6890840083517071" office:value-type="float"/>
          <table:table-cell office:value="0.7612363386334678" office:value-type="float"/>
          <table:table-cell office:value="0.7882086131358248" office:value-type="float"/>
          <table:table-cell office:value="0.8052838235093842" office:value-type="float"/>
          <table:table-cell office:value="0.8610482700354176" office:value-type="float"/>
          <table:table-cell office:value="0.5183000108171887" office:value-type="float"/>
          <table:table-cell office:value="0.5805671121500435" office:value-type="float"/>
          <table:table-cell office:value="0.5979594287099307" office:value-type="float"/>
          <table:table-cell office:value="0.615944818110686" office:value-type="float"/>
          <table:table-cell office:value="0.7276965324114089" office:value-type="float"/>
          <table:table-cell office:value="0.383151960138342" office:value-type="float"/>
          <table:table-cell office:value="0.46570094154133457" office:value-type="float"/>
          <table:table-cell office:value="0.48754988239950436" office:value-type="float"/>
          <table:table-cell office:value="0.5082769527955653" office:value-type="float"/>
          <table:table-cell office:value="0.5942632922739683" office:value-type="float"/>
          <table:table-cell office:value="0.5416007222572954" office:value-type="float"/>
          <table:table-cell office:value="0.6143794374818177" office:value-type="float"/>
          <table:table-cell office:value="0.6357426769885225" office:value-type="float"/>
          <table:table-cell office:value="0.6597546020730212" office:value-type="float"/>
          <table:table-cell office:value="0.7722570884311357" office:value-type="float"/>
          <table:table-cell office:value="0.3281440447424173" office:value-type="float"/>
          <table:table-cell office:value="0.4858756288239473" office:value-type="float"/>
          <table:table-cell office:value="0.512140027998261" office:value-type="float"/>
          <table:table-cell office:value="0.5344439781645567" office:value-type="float"/>
          <table:table-cell office:value="0.6204818365259039" office:value-type="float"/>
        </table:table-row>
        <table:table-row>
          <table:table-cell office:value-type="string">
            <text:p>elastic__curator</text:p>
          </table:table-cell>
          <table:table-cell office:value="0.7181494142515572" office:value-type="float"/>
          <table:table-cell office:value="0.7624225493764257" office:value-type="float"/>
          <table:table-cell office:value="0.7791314242125968" office:value-type="float"/>
          <table:table-cell office:value="0.8066168339128332" office:value-type="float"/>
          <table:table-cell office:value="0.8711750026634227" office:value-type="float"/>
          <table:table-cell office:value="0.5046226047758677" office:value-type="float"/>
          <table:table-cell office:value="0.5815038445515345" office:value-type="float"/>
          <table:table-cell office:value="0.599060626997133" office:value-type="float"/>
          <table:table-cell office:value="0.6135265544250351" office:value-type="float"/>
          <table:table-cell office:value="0.668630878781661" office:value-type="float"/>
          <table:table-cell office:value="0.3907435417581988" office:value-type="float"/>
          <table:table-cell office:value="0.4588146126926208" office:value-type="float"/>
          <table:table-cell office:value="0.4778148801871549" office:value-type="float"/>
          <table:table-cell office:value="0.4925401287690765" office:value-type="float"/>
          <table:table-cell office:value="0.5422152952352208" office:value-type="float"/>
          <table:table-cell office:value="0.5683130761785291" office:value-type="float"/>
          <table:table-cell office:value="0.6259846812292111" office:value-type="float"/>
          <table:table-cell office:value="0.6459060244117174" office:value-type="float"/>
          <table:table-cell office:value="0.6648679749836076" office:value-type="float"/>
          <table:table-cell office:value="0.7171609696197083" office:value-type="float"/>
          <table:table-cell office:value="0.36007347905102666" office:value-type="float"/>
          <table:table-cell office:value="0.4526444237144971" office:value-type="float"/>
          <table:table-cell office:value="0.4847638987490893" office:value-type="float"/>
          <table:table-cell office:value="0.5079277386238747" office:value-type="float"/>
          <table:table-cell office:value="0.5735515970347682" office:value-type="float"/>
        </table:table-row>
        <table:table-row>
          <table:table-cell office:value-type="string">
            <text:p>rom-rb__rom</text:p>
          </table:table-cell>
          <table:table-cell office:value="0.776345939670558" office:value-type="float"/>
          <table:table-cell office:value="0.7982006991736537" office:value-type="float"/>
          <table:table-cell office:value="0.8178839774337401" office:value-type="float"/>
          <table:table-cell office:value="0.8262775990876471" office:value-type="float"/>
          <table:table-cell office:value="0.8517469759793633" office:value-type="float"/>
          <table:table-cell office:value="0.5361309363233722" office:value-type="float"/>
          <table:table-cell office:value="0.5857117989011071" office:value-type="float"/>
          <table:table-cell office:value="0.5938633237502821" office:value-type="float"/>
          <table:table-cell office:value="0.607498217308913" office:value-type="float"/>
          <table:table-cell office:value="0.6349839168109387" office:value-type="float"/>
          <table:table-cell office:value="0.42431276831127046" office:value-type="float"/>
          <table:table-cell office:value="0.4726074206203873" office:value-type="float"/>
          <table:table-cell office:value="0.4889726867919883" office:value-type="float"/>
          <table:table-cell office:value="0.5010836847896865" office:value-type="float"/>
          <table:table-cell office:value="0.5326628679603667" office:value-type="float"/>
          <table:table-cell office:value="0.606761926969908" office:value-type="float"/>
          <table:table-cell office:value="0.6279584698551701" office:value-type="float"/>
          <table:table-cell office:value="0.6479061200943552" office:value-type="float"/>
          <table:table-cell office:value="0.6592399339589698" office:value-type="float"/>
          <table:table-cell office:value="0.7043546299220294" office:value-type="float"/>
          <table:table-cell office:value="0.45917549114123857" office:value-type="float"/>
          <table:table-cell office:value="0.4920997276939362" office:value-type="float"/>
          <table:table-cell office:value="0.5092106166300887" office:value-type="float"/>
          <table:table-cell office:value="0.5263265167674815" office:value-type="float"/>
          <table:table-cell office:value="0.5607608802915292" office:value-type="float"/>
        </table:table-row>
        <table:table-row>
          <table:table-cell office:value-type="string">
            <text:p>froala__wysiwyg-editor</text:p>
          </table:table-cell>
          <table:table-cell office:value="0.7185849898163699" office:value-type="float"/>
          <table:table-cell office:value="0.7928199179690139" office:value-type="float"/>
          <table:table-cell office:value="0.8090759080008783" office:value-type="float"/>
          <table:table-cell office:value="0.8251404002970402" office:value-type="float"/>
          <table:table-cell office:value="0.8706194395021987" office:value-type="float"/>
          <table:table-cell office:value="0.5450347708487107" office:value-type="float"/>
          <table:table-cell office:value="0.588523017275737" office:value-type="float"/>
          <table:table-cell office:value="0.6061216743157174" office:value-type="float"/>
          <table:table-cell office:value="0.6258320589304304" office:value-type="float"/>
          <table:table-cell office:value="0.6781748955633122" office:value-type="float"/>
          <table:table-cell office:value="0.41760623427771437" office:value-type="float"/>
          <table:table-cell office:value="0.46487518500913183" office:value-type="float"/>
          <table:table-cell office:value="0.48399374880036783" office:value-type="float"/>
          <table:table-cell office:value="0.5117628139354049" office:value-type="float"/>
          <table:table-cell office:value="0.591480992932487" office:value-type="float"/>
          <table:table-cell office:value="0.5471112160711994" office:value-type="float"/>
          <table:table-cell office:value="0.6245255614508498" office:value-type="float"/>
          <table:table-cell office:value="0.6401272925480722" office:value-type="float"/>
          <table:table-cell office:value="0.664806032063567" office:value-type="float"/>
          <table:table-cell office:value="0.71112129166746" office:value-type="float"/>
          <table:table-cell office:value="0.3626021231837979" office:value-type="float"/>
          <table:table-cell office:value="0.4897351569872148" office:value-type="float"/>
          <table:table-cell office:value="0.5119093328415032" office:value-type="float"/>
          <table:table-cell office:value="0.5296034354680917" office:value-type="float"/>
          <table:table-cell office:value="0.5937019836338341" office:value-type="float"/>
        </table:table-row>
        <table:table-row>
          <table:table-cell office:value-type="string">
            <text:p>sass__node-sass</text:p>
          </table:table-cell>
          <table:table-cell office:value="0.7007000235436718" office:value-type="float"/>
          <table:table-cell office:value="0.7571500390468444" office:value-type="float"/>
          <table:table-cell office:value="0.7816200846069942" office:value-type="float"/>
          <table:table-cell office:value="0.8106676908216944" office:value-type="float"/>
          <table:table-cell office:value="0.8848414526359734" office:value-type="float"/>
          <table:table-cell office:value="0.4999878471334316" office:value-type="float"/>
          <table:table-cell office:value="0.5614988720976178" office:value-type="float"/>
          <table:table-cell office:value="0.5786703061225634" office:value-type="float"/>
          <table:table-cell office:value="0.5929237827122512" office:value-type="float"/>
          <table:table-cell office:value="0.6826544407554215" office:value-type="float"/>
          <table:table-cell office:value="0.3901786187558869" office:value-type="float"/>
          <table:table-cell office:value="0.444861046089828" office:value-type="float"/>
          <table:table-cell office:value="0.46349843484981174" office:value-type="float"/>
          <table:table-cell office:value="0.4806056169453105" office:value-type="float"/>
          <table:table-cell office:value="0.5894825296918456" office:value-type="float"/>
          <table:table-cell office:value="0.5570429973583964" office:value-type="float"/>
          <table:table-cell office:value="0.6071191884605733" office:value-type="float"/>
          <table:table-cell office:value="0.6290745110282955" office:value-type="float"/>
          <table:table-cell office:value="0.6505506573533235" office:value-type="float"/>
          <table:table-cell office:value="0.7145326242728967" office:value-type="float"/>
          <table:table-cell office:value="0.3480290578597399" office:value-type="float"/>
          <table:table-cell office:value="0.4297558690886417" office:value-type="float"/>
          <table:table-cell office:value="0.4638823337478545" office:value-type="float"/>
          <table:table-cell office:value="0.49045608480820935" office:value-type="float"/>
          <table:table-cell office:value="0.5766142572437754" office:value-type="float"/>
        </table:table-row>
        <table:table-row>
          <table:table-cell office:value-type="string">
            <text:p>brave__browser-laptop</text:p>
          </table:table-cell>
          <table:table-cell office:value="0.7043176663511004" office:value-type="float"/>
          <table:table-cell office:value="0.7815240022128642" office:value-type="float"/>
          <table:table-cell office:value="0.8054505618321584" office:value-type="float"/>
          <table:table-cell office:value="0.8180770932518628" office:value-type="float"/>
          <table:table-cell office:value="0.8698115356728879" office:value-type="float"/>
          <table:table-cell office:value="0.5289464593683592" office:value-type="float"/>
          <table:table-cell office:value="0.5872136822110805" office:value-type="float"/>
          <table:table-cell office:value="0.6082211104067876" office:value-type="float"/>
          <table:table-cell office:value="0.6196062934239643" office:value-type="float"/>
          <table:table-cell office:value="0.6730888659984854" office:value-type="float"/>
          <table:table-cell office:value="0.40560339758162994" office:value-type="float"/>
          <table:table-cell office:value="0.44678207310009166" office:value-type="float"/>
          <table:table-cell office:value="0.4654750129303246" office:value-type="float"/>
          <table:table-cell office:value="0.48581085283167513" office:value-type="float"/>
          <table:table-cell office:value="0.5845489196635062" office:value-type="float"/>
          <table:table-cell office:value="0.5972042395909047" office:value-type="float"/>
          <table:table-cell office:value="0.6317340529976327" office:value-type="float"/>
          <table:table-cell office:value="0.6452985169745921" office:value-type="float"/>
          <table:table-cell office:value="0.6633767960312005" office:value-type="float"/>
          <table:table-cell office:value="0.733111415226529" office:value-type="float"/>
          <table:table-cell office:value="0.38306694765454186" office:value-type="float"/>
          <table:table-cell office:value="0.48332488403558105" office:value-type="float"/>
          <table:table-cell office:value="0.5123819265863241" office:value-type="float"/>
          <table:table-cell office:value="0.529349681050185" office:value-type="float"/>
          <table:table-cell office:value="0.5840031187628775" office:value-type="float"/>
        </table:table-row>
        <table:table-row>
          <table:table-cell office:value-type="string">
            <text:p>marionettejs__backbone.marionette</text:p>
          </table:table-cell>
          <table:table-cell office:value="0.7125052108237605" office:value-type="float"/>
          <table:table-cell office:value="0.8071803056649407" office:value-type="float"/>
          <table:table-cell office:value="0.8195642500502696" office:value-type="float"/>
          <table:table-cell office:value="0.8286264630003807" office:value-type="float"/>
          <table:table-cell office:value="0.8596856210182928" office:value-type="float"/>
          <table:table-cell office:value="0.5363239255237802" office:value-type="float"/>
          <table:table-cell office:value="0.5796897107815028" office:value-type="float"/>
          <table:table-cell office:value="0.5953929497711993" office:value-type="float"/>
          <table:table-cell office:value="0.6104905132308605" office:value-type="float"/>
          <table:table-cell office:value="0.6878353166420637" office:value-type="float"/>
          <table:table-cell office:value="0.42548259096945096" office:value-type="float"/>
          <table:table-cell office:value="0.47453260835937583" office:value-type="float"/>
          <table:table-cell office:value="0.491934010275374" office:value-type="float"/>
          <table:table-cell office:value="0.5118849868267445" office:value-type="float"/>
          <table:table-cell office:value="0.5754135918027918" office:value-type="float"/>
          <table:table-cell office:value="0.5621942518884632" office:value-type="float"/>
          <table:table-cell office:value="0.6249930405441277" office:value-type="float"/>
          <table:table-cell office:value="0.6403909805573782" office:value-type="float"/>
          <table:table-cell office:value="0.6606352375538884" office:value-type="float"/>
          <table:table-cell office:value="0.7149071547073591" office:value-type="float"/>
          <table:table-cell office:value="0.4165303362916237" office:value-type="float"/>
          <table:table-cell office:value="0.4719723801767026" office:value-type="float"/>
          <table:table-cell office:value="0.4889467647294059" office:value-type="float"/>
          <table:table-cell office:value="0.5034682232999622" office:value-type="float"/>
          <table:table-cell office:value="0.6057269627133931" office:value-type="float"/>
        </table:table-row>
        <table:table-row>
          <table:table-cell office:value-type="string">
            <text:p>utahta__pythonbrew</text:p>
          </table:table-cell>
          <table:table-cell office:value="0.7182666203522658" office:value-type="float"/>
          <table:table-cell office:value="0.7847012103730714" office:value-type="float"/>
          <table:table-cell office:value="0.7951135519192561" office:value-type="float"/>
          <table:table-cell office:value="0.821354434179067" office:value-type="float"/>
          <table:table-cell office:value="0.8558095400253187" office:value-type="float"/>
          <table:table-cell office:value="0.5367638932764676" office:value-type="float"/>
          <table:table-cell office:value="0.5746663855772987" office:value-type="float"/>
          <table:table-cell office:value="0.5858669821385597" office:value-type="float"/>
          <table:table-cell office:value="0.6175061074141681" office:value-type="float"/>
          <table:table-cell office:value="0.6363948623898785" office:value-type="float"/>
          <table:table-cell office:value="0.4088271130162784" office:value-type="float"/>
          <table:table-cell office:value="0.4443301932345703" office:value-type="float"/>
          <table:table-cell office:value="0.4602793773927837" office:value-type="float"/>
          <table:table-cell office:value="0.4708077701474586" office:value-type="float"/>
          <table:table-cell office:value="0.5310219316987715" office:value-type="float"/>
          <table:table-cell office:value="0.5636722167732617" office:value-type="float"/>
          <table:table-cell office:value="0.5896183336624807" office:value-type="float"/>
          <table:table-cell office:value="0.608098986073077" office:value-type="float"/>
          <table:table-cell office:value="0.6411506081959739" office:value-type="float"/>
          <table:table-cell office:value="0.6785071092532841" office:value-type="float"/>
          <table:table-cell office:value="0.4403826667497841" office:value-type="float"/>
          <table:table-cell office:value="0.4921850943652555" office:value-type="float"/>
          <table:table-cell office:value="0.5029277216581806" office:value-type="float"/>
          <table:table-cell office:value="0.5198140375626351" office:value-type="float"/>
          <table:table-cell office:value="0.5521698263815935" office:value-type="float"/>
        </table:table-row>
        <table:table-row>
          <table:table-cell office:value-type="string">
            <text:p>hojberg__cssarrowplease</text:p>
          </table:table-cell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390172160464847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6020722289648958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9686492865717335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560355300178561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87368402994437" office:value-type="float"/>
        </table:table-row>
        <table:table-row>
          <table:table-cell office:value-type="string">
            <text:p>ant-design__ant-design-mobile</text:p>
          </table:table-cell>
          <table:table-cell office:value="0.7064863373488267" office:value-type="float"/>
          <table:table-cell office:value="0.7351105286852482" office:value-type="float"/>
          <table:table-cell office:value="0.7487665460565572" office:value-type="float"/>
          <table:table-cell office:value="0.779402246936562" office:value-type="float"/>
          <table:table-cell office:value="0.8640505037813755" office:value-type="float"/>
          <table:table-cell office:value="0.5390906890034585" office:value-type="float"/>
          <table:table-cell office:value="0.5860795626032514" office:value-type="float"/>
          <table:table-cell office:value="0.5932180813519676" office:value-type="float"/>
          <table:table-cell office:value="0.6050689445580956" office:value-type="float"/>
          <table:table-cell office:value="0.7198811971824409" office:value-type="float"/>
          <table:table-cell office:value="0.4155545370706697" office:value-type="float"/>
          <table:table-cell office:value="0.47336983084768997" office:value-type="float"/>
          <table:table-cell office:value="0.48713127406604306" office:value-type="float"/>
          <table:table-cell office:value="0.5075632936149604" office:value-type="float"/>
          <table:table-cell office:value="0.577195035623347" office:value-type="float"/>
          <table:table-cell office:value="0.5868471260593974" office:value-type="float"/>
          <table:table-cell office:value="0.6435859179935699" office:value-type="float"/>
          <table:table-cell office:value="0.6663387432352947" office:value-type="float"/>
          <table:table-cell office:value="0.6837485644131409" office:value-type="float"/>
          <table:table-cell office:value="0.7512462062062788" office:value-type="float"/>
          <table:table-cell office:value="0.33843835239789244" office:value-type="float"/>
          <table:table-cell office:value="0.42635952428234375" office:value-type="float"/>
          <table:table-cell office:value="0.4469994766089011" office:value-type="float"/>
          <table:table-cell office:value="0.4779993094011829" office:value-type="float"/>
          <table:table-cell office:value="0.5748605916199727" office:value-type="float"/>
        </table:table-row>
        <table:table-row>
          <table:table-cell office:value-type="string">
            <text:p>mattgemmell__MGSplitViewController</text:p>
          </table:table-cell>
          <table:table-cell office:value="0.783885755460657" office:value-type="float"/>
          <table:table-cell office:value="0.7875377880468122" office:value-type="float"/>
          <table:table-cell office:value="0.8153131570580665" office:value-type="float"/>
          <table:table-cell office:value="0.8169997968457465" office:value-type="float"/>
          <table:table-cell office:value="0.8169997968457465" office:value-type="float"/>
          <table:table-cell office:value="0.545876282363839" office:value-type="float"/>
          <table:table-cell office:value="0.5582257889952438" office:value-type="float"/>
          <table:table-cell office:value="0.5832147404855847" office:value-type="float"/>
          <table:table-cell office:value="0.6111587137009703" office:value-type="float"/>
          <table:table-cell office:value="0.6111587137009703" office:value-type="float"/>
          <table:table-cell office:value="0.4234900493284134" office:value-type="float"/>
          <table:table-cell office:value="0.4621311621505199" office:value-type="float"/>
          <table:table-cell office:value="0.4915668359872025" office:value-type="float"/>
          <table:table-cell office:value="0.5027847463596653" office:value-type="float"/>
          <table:table-cell office:value="0.5027847463596653" office:value-type="float"/>
          <table:table-cell office:value="0.5776906734053938" office:value-type="float"/>
          <table:table-cell office:value="0.5820694945668297" office:value-type="float"/>
          <table:table-cell office:value="0.5898818736506515" office:value-type="float"/>
          <table:table-cell office:value="0.6090924926552576" office:value-type="float"/>
          <table:table-cell office:value="0.6090924926552576" office:value-type="float"/>
          <table:table-cell office:value="0.4464114650118515" office:value-type="float"/>
          <table:table-cell office:value="0.47894758203238796" office:value-type="float"/>
          <table:table-cell office:value="0.5069580009320376" office:value-type="float"/>
          <table:table-cell office:value="0.5413129667946942" office:value-type="float"/>
          <table:table-cell office:value="0.5413129667946942" office:value-type="float"/>
        </table:table-row>
        <table:table-row>
          <table:table-cell office:value-type="string">
            <text:p>stripe__stripe-php</text:p>
          </table:table-cell>
          <table:table-cell office:value="0.7275762929000723" office:value-type="float"/>
          <table:table-cell office:value="0.7963987245496915" office:value-type="float"/>
          <table:table-cell office:value="0.8113731028758815" office:value-type="float"/>
          <table:table-cell office:value="0.8185232787070459" office:value-type="float"/>
          <table:table-cell office:value="0.8471368975136788" office:value-type="float"/>
          <table:table-cell office:value="0.555580827903644" office:value-type="float"/>
          <table:table-cell office:value="0.6090582087442361" office:value-type="float"/>
          <table:table-cell office:value="0.6155670525625516" office:value-type="float"/>
          <table:table-cell office:value="0.6265788796678547" office:value-type="float"/>
          <table:table-cell office:value="0.6702691384603162" office:value-type="float"/>
          <table:table-cell office:value="0.42435300655034514" office:value-type="float"/>
          <table:table-cell office:value="0.4793309318266574" office:value-type="float"/>
          <table:table-cell office:value="0.4924280070356045" office:value-type="float"/>
          <table:table-cell office:value="0.5181534435926949" office:value-type="float"/>
          <table:table-cell office:value="0.5989979456849575" office:value-type="float"/>
          <table:table-cell office:value="0.6067741826091783" office:value-type="float"/>
          <table:table-cell office:value="0.6329861996617084" office:value-type="float"/>
          <table:table-cell office:value="0.6473219993043755" office:value-type="float"/>
          <table:table-cell office:value="0.6682714852524836" office:value-type="float"/>
          <table:table-cell office:value="0.7352707516956096" office:value-type="float"/>
          <table:table-cell office:value="0.44178904646189665" office:value-type="float"/>
          <table:table-cell office:value="0.5115985640744181" office:value-type="float"/>
          <table:table-cell office:value="0.5301617326450578" office:value-type="float"/>
          <table:table-cell office:value="0.5482285699387395" office:value-type="float"/>
          <table:table-cell office:value="0.6558809141392321" office:value-type="float"/>
        </table:table-row>
        <table:table-row>
          <table:table-cell office:value-type="string">
            <text:p>tdebatty__java-string-similarity</text:p>
          </table:table-cell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438709741465676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650181055066659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40929898842395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933904118851075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338021376216612" office:value-type="float"/>
        </table:table-row>
        <table:table-row>
          <table:table-cell office:value-type="string">
            <text:p>hhatto__autopep8</text:p>
          </table:table-cell>
          <table:table-cell office:value="0.7094170399536794" office:value-type="float"/>
          <table:table-cell office:value="0.7681666721538649" office:value-type="float"/>
          <table:table-cell office:value="0.7927514553093281" office:value-type="float"/>
          <table:table-cell office:value="0.8102195903526487" office:value-type="float"/>
          <table:table-cell office:value="0.8281473262730257" office:value-type="float"/>
          <table:table-cell office:value="0.5549877833619599" office:value-type="float"/>
          <table:table-cell office:value="0.5778245721836637" office:value-type="float"/>
          <table:table-cell office:value="0.5929812091414667" office:value-type="float"/>
          <table:table-cell office:value="0.6091874125554176" office:value-type="float"/>
          <table:table-cell office:value="0.649115292615756" office:value-type="float"/>
          <table:table-cell office:value="0.43221195198513607" office:value-type="float"/>
          <table:table-cell office:value="0.45541165917539217" office:value-type="float"/>
          <table:table-cell office:value="0.468094031469065" office:value-type="float"/>
          <table:table-cell office:value="0.48583650466606226" office:value-type="float"/>
          <table:table-cell office:value="0.5545056181001364" office:value-type="float"/>
          <table:table-cell office:value="0.5985580947987823" office:value-type="float"/>
          <table:table-cell office:value="0.6282265406665135" office:value-type="float"/>
          <table:table-cell office:value="0.6343961051231088" office:value-type="float"/>
          <table:table-cell office:value="0.6685115002886439" office:value-type="float"/>
          <table:table-cell office:value="0.709789220145424" office:value-type="float"/>
          <table:table-cell office:value="0.42513734496451683" office:value-type="float"/>
          <table:table-cell office:value="0.4827049583284995" office:value-type="float"/>
          <table:table-cell office:value="0.4948477758606403" office:value-type="float"/>
          <table:table-cell office:value="0.5168228700665531" office:value-type="float"/>
          <table:table-cell office:value="0.5326118196667231" office:value-type="float"/>
        </table:table-row>
        <table:table-row>
          <table:table-cell office:value-type="string">
            <text:p>facelessuser__BracketHighlighter</text:p>
          </table:table-cell>
          <table:table-cell office:value="0.7441818815753118" office:value-type="float"/>
          <table:table-cell office:value="0.7925486523017049" office:value-type="float"/>
          <table:table-cell office:value="0.8073610715477186" office:value-type="float"/>
          <table:table-cell office:value="0.817720329159857" office:value-type="float"/>
          <table:table-cell office:value="0.8789140982085364" office:value-type="float"/>
          <table:table-cell office:value="0.5215698447716424" office:value-type="float"/>
          <table:table-cell office:value="0.5881395356155463" office:value-type="float"/>
          <table:table-cell office:value="0.6008191255072022" office:value-type="float"/>
          <table:table-cell office:value="0.6192557291895104" office:value-type="float"/>
          <table:table-cell office:value="0.670861459152466" office:value-type="float"/>
          <table:table-cell office:value="0.3568112130123027" office:value-type="float"/>
          <table:table-cell office:value="0.47881416313658137" office:value-type="float"/>
          <table:table-cell office:value="0.5141290547862466" office:value-type="float"/>
          <table:table-cell office:value="0.5384126440121988" office:value-type="float"/>
          <table:table-cell office:value="0.5811516343899858" office:value-type="float"/>
          <table:table-cell office:value="0.5998850454805441" office:value-type="float"/>
          <table:table-cell office:value="0.6381417482614009" office:value-type="float"/>
          <table:table-cell office:value="0.6554679665374995" office:value-type="float"/>
          <table:table-cell office:value="0.683745552375127" office:value-type="float"/>
          <table:table-cell office:value="0.7466202927414072" office:value-type="float"/>
          <table:table-cell office:value="0.4191417589073836" office:value-type="float"/>
          <table:table-cell office:value="0.4870772621730448" office:value-type="float"/>
          <table:table-cell office:value="0.5042478782291908" office:value-type="float"/>
          <table:table-cell office:value="0.5334636230492399" office:value-type="float"/>
          <table:table-cell office:value="0.5792139545716495" office:value-type="float"/>
        </table:table-row>
        <table:table-row>
          <table:table-cell office:value-type="string">
            <text:p>dotnet__coreclr</text:p>
          </table:table-cell>
          <table:table-cell office:value="0.6960154360340167" office:value-type="float"/>
          <table:table-cell office:value="0.7817056770903479" office:value-type="float"/>
          <table:table-cell office:value="0.8043201494857252" office:value-type="float"/>
          <table:table-cell office:value="0.82039978552537" office:value-type="float"/>
          <table:table-cell office:value="0.8699361538962511" office:value-type="float"/>
          <table:table-cell office:value="0.5316346653729167" office:value-type="float"/>
          <table:table-cell office:value="0.5828971332388095" office:value-type="float"/>
          <table:table-cell office:value="0.5997874429959766" office:value-type="float"/>
          <table:table-cell office:value="0.616257287896517" office:value-type="float"/>
          <table:table-cell office:value="0.6979614242318699" office:value-type="float"/>
          <table:table-cell office:value="0.3639250329003713" office:value-type="float"/>
          <table:table-cell office:value="0.44560316192129845" office:value-type="float"/>
          <table:table-cell office:value="0.4646812017669565" office:value-type="float"/>
          <table:table-cell office:value="0.4859028554714251" office:value-type="float"/>
          <table:table-cell office:value="0.5650281645075832" office:value-type="float"/>
          <table:table-cell office:value="0.5460887106247101" office:value-type="float"/>
          <table:table-cell office:value="0.6076300834692909" office:value-type="float"/>
          <table:table-cell office:value="0.6303078220593618" office:value-type="float"/>
          <table:table-cell office:value="0.6481371203502035" office:value-type="float"/>
          <table:table-cell office:value="0.746572718076391" office:value-type="float"/>
          <table:table-cell office:value="0.2833246913032396" office:value-type="float"/>
          <table:table-cell office:value="0.47632385902060437" office:value-type="float"/>
          <table:table-cell office:value="0.495300315988205" office:value-type="float"/>
          <table:table-cell office:value="0.5117097672360599" office:value-type="float"/>
          <table:table-cell office:value="0.5676314925963006" office:value-type="float"/>
        </table:table-row>
        <table:table-row>
          <table:table-cell office:value-type="string">
            <text:p>neovim__neovim</text:p>
          </table:table-cell>
          <table:table-cell office:value="0.6899848634200507" office:value-type="float"/>
          <table:table-cell office:value="0.7742594477949409" office:value-type="float"/>
          <table:table-cell office:value="0.800018578538266" office:value-type="float"/>
          <table:table-cell office:value="0.8163736614638809" office:value-type="float"/>
          <table:table-cell office:value="0.8810292162288809" office:value-type="float"/>
          <table:table-cell office:value="0.5003441365444383" office:value-type="float"/>
          <table:table-cell office:value="0.5661162085849851" office:value-type="float"/>
          <table:table-cell office:value="0.5841307343596494" office:value-type="float"/>
          <table:table-cell office:value="0.6017869915417311" office:value-type="float"/>
          <table:table-cell office:value="0.6551560655946342" office:value-type="float"/>
          <table:table-cell office:value="0.3653030304733951" office:value-type="float"/>
          <table:table-cell office:value="0.443682432034551" office:value-type="float"/>
          <table:table-cell office:value="0.46125803560704115" office:value-type="float"/>
          <table:table-cell office:value="0.4825176417796233" office:value-type="float"/>
          <table:table-cell office:value="0.5631696256967644" office:value-type="float"/>
          <table:table-cell office:value="0.5533394453550006" office:value-type="float"/>
          <table:table-cell office:value="0.6122818245165891" office:value-type="float"/>
          <table:table-cell office:value="0.6319133778397048" office:value-type="float"/>
          <table:table-cell office:value="0.6530387039263683" office:value-type="float"/>
          <table:table-cell office:value="0.7232191224340436" office:value-type="float"/>
          <table:table-cell office:value="0.33441077266679686" office:value-type="float"/>
          <table:table-cell office:value="0.4582521480628944" office:value-type="float"/>
          <table:table-cell office:value="0.4832336602653688" office:value-type="float"/>
          <table:table-cell office:value="0.501694037605138" office:value-type="float"/>
          <table:table-cell office:value="0.6066023601447244" office:value-type="float"/>
        </table:table-row>
        <table:table-row>
          <table:table-cell office:value-type="string">
            <text:p>integrity__integrity</text:p>
          </table:table-cell>
          <table:table-cell office:value="0.7855438439074951" office:value-type="float"/>
          <table:table-cell office:value="0.8095391901158228" office:value-type="float"/>
          <table:table-cell office:value="0.8202697089282502" office:value-type="float"/>
          <table:table-cell office:value="0.8238488376960377" office:value-type="float"/>
          <table:table-cell office:value="0.8319400762399272" office:value-type="float"/>
          <table:table-cell office:value="0.5660837230509861" office:value-type="float"/>
          <table:table-cell office:value="0.6111126489943072" office:value-type="float"/>
          <table:table-cell office:value="0.6285071813548999" office:value-type="float"/>
          <table:table-cell office:value="0.6365436292521274" office:value-type="float"/>
          <table:table-cell office:value="0.6643521470925201" office:value-type="float"/>
          <table:table-cell office:value="0.4090706340264627" office:value-type="float"/>
          <table:table-cell office:value="0.45252991239582596" office:value-type="float"/>
          <table:table-cell office:value="0.47692419416118237" office:value-type="float"/>
          <table:table-cell office:value="0.4988114507122384" office:value-type="float"/>
          <table:table-cell office:value="0.5578355911212007" office:value-type="float"/>
          <table:table-cell office:value="0.5909558846767162" office:value-type="float"/>
          <table:table-cell office:value="0.6128081219712349" office:value-type="float"/>
          <table:table-cell office:value="0.641655780125539" office:value-type="float"/>
          <table:table-cell office:value="0.6751191614478298" office:value-type="float"/>
          <table:table-cell office:value="0.7180996147346219" office:value-type="float"/>
          <table:table-cell office:value="0.4829981116684856" office:value-type="float"/>
          <table:table-cell office:value="0.5173853482331967" office:value-type="float"/>
          <table:table-cell office:value="0.5312341966538853" office:value-type="float"/>
          <table:table-cell office:value="0.5499155879747871" office:value-type="float"/>
          <table:table-cell office:value="0.5868975767462474" office:value-type="float"/>
        </table:table-row>
        <table:table-row>
          <table:table-cell office:value-type="string">
            <text:p>OnsenUI__OnsenUI</text:p>
          </table:table-cell>
          <table:table-cell office:value="0.730995776789326" office:value-type="float"/>
          <table:table-cell office:value="0.791218582382142" office:value-type="float"/>
          <table:table-cell office:value="0.8063101709967607" office:value-type="float"/>
          <table:table-cell office:value="0.8208560054201346" office:value-type="float"/>
          <table:table-cell office:value="0.8478377547154707" office:value-type="float"/>
          <table:table-cell office:value="0.5559906077985304" office:value-type="float"/>
          <table:table-cell office:value="0.6004921826430133" office:value-type="float"/>
          <table:table-cell office:value="0.6088652686935709" office:value-type="float"/>
          <table:table-cell office:value="0.6340551776773218" office:value-type="float"/>
          <table:table-cell office:value="0.6955530401728055" office:value-type="float"/>
          <table:table-cell office:value="0.4400724095708277" office:value-type="float"/>
          <table:table-cell office:value="0.47813194084684346" office:value-type="float"/>
          <table:table-cell office:value="0.5075584108222115" office:value-type="float"/>
          <table:table-cell office:value="0.5311157825833793" office:value-type="float"/>
          <table:table-cell office:value="0.5678132732832721" office:value-type="float"/>
          <table:table-cell office:value="0.5605287736652194" office:value-type="float"/>
          <table:table-cell office:value="0.6230645434734079" office:value-type="float"/>
          <table:table-cell office:value="0.6497962728497506" office:value-type="float"/>
          <table:table-cell office:value="0.6747248434439161" office:value-type="float"/>
          <table:table-cell office:value="0.7173296331864905" office:value-type="float"/>
          <table:table-cell office:value="0.4188232452783789" office:value-type="float"/>
          <table:table-cell office:value="0.4996743575064171" office:value-type="float"/>
          <table:table-cell office:value="0.5238873656527422" office:value-type="float"/>
          <table:table-cell office:value="0.5422026674277861" office:value-type="float"/>
          <table:table-cell office:value="0.6011888531857315" office:value-type="float"/>
        </table:table-row>
        <table:table-row>
          <table:table-cell office:value-type="string">
            <text:p>gazay__gon</text:p>
          </table:table-cell>
          <table:table-cell office:value="0.7711316280632087" office:value-type="float"/>
          <table:table-cell office:value="0.7896566250270434" office:value-type="float"/>
          <table:table-cell office:value="0.8056384330588338" office:value-type="float"/>
          <table:table-cell office:value="0.8183380262852877" office:value-type="float"/>
          <table:table-cell office:value="0.8563412688679326" office:value-type="float"/>
          <table:table-cell office:value="0.5343807833511873" office:value-type="float"/>
          <table:table-cell office:value="0.6018648162335162" office:value-type="float"/>
          <table:table-cell office:value="0.6168389359649245" office:value-type="float"/>
          <table:table-cell office:value="0.6231332475683534" office:value-type="float"/>
          <table:table-cell office:value="0.678927524610378" office:value-type="float"/>
          <table:table-cell office:value="0.35268414139255205" office:value-type="float"/>
          <table:table-cell office:value="0.4963830790025044" office:value-type="float"/>
          <table:table-cell office:value="0.5043612788118486" office:value-type="float"/>
          <table:table-cell office:value="0.5384580528011036" office:value-type="float"/>
          <table:table-cell office:value="0.5682059072515845" office:value-type="float"/>
          <table:table-cell office:value="0.5994328117324381" office:value-type="float"/>
          <table:table-cell office:value="0.6337676608468896" office:value-type="float"/>
          <table:table-cell office:value="0.6625916909618056" office:value-type="float"/>
          <table:table-cell office:value="0.69017573526194" office:value-type="float"/>
          <table:table-cell office:value="0.7452228701687718" office:value-type="float"/>
          <table:table-cell office:value="0.4589319312596938" office:value-type="float"/>
          <table:table-cell office:value="0.5149344283745795" office:value-type="float"/>
          <table:table-cell office:value="0.5267272631270543" office:value-type="float"/>
          <table:table-cell office:value="0.5472852203898653" office:value-type="float"/>
          <table:table-cell office:value="0.5949006356691373" office:value-type="float"/>
        </table:table-row>
        <table:table-row>
          <table:table-cell office:value-type="string">
            <text:p>DamnWidget__anaconda</text:p>
          </table:table-cell>
          <table:table-cell office:value="0.7034981528996882" office:value-type="float"/>
          <table:table-cell office:value="0.7718057128347233" office:value-type="float"/>
          <table:table-cell office:value="0.7902800536011456" office:value-type="float"/>
          <table:table-cell office:value="0.8038073103603658" office:value-type="float"/>
          <table:table-cell office:value="0.8473626760863596" office:value-type="float"/>
          <table:table-cell office:value="0.5295933393749188" office:value-type="float"/>
          <table:table-cell office:value="0.5785281057934248" office:value-type="float"/>
          <table:table-cell office:value="0.5996593496060507" office:value-type="float"/>
          <table:table-cell office:value="0.6064906367139683" office:value-type="float"/>
          <table:table-cell office:value="0.6503193838741835" office:value-type="float"/>
          <table:table-cell office:value="0.3578384031216605" office:value-type="float"/>
          <table:table-cell office:value="0.4589587261058893" office:value-type="float"/>
          <table:table-cell office:value="0.4784142796322822" office:value-type="float"/>
          <table:table-cell office:value="0.5009269150618423" office:value-type="float"/>
          <table:table-cell office:value="0.5322189761357317" office:value-type="float"/>
          <table:table-cell office:value="0.5661892454301004" office:value-type="float"/>
          <table:table-cell office:value="0.6066925312653213" office:value-type="float"/>
          <table:table-cell office:value="0.6318975684606891" office:value-type="float"/>
          <table:table-cell office:value="0.6579778063363572" office:value-type="float"/>
          <table:table-cell office:value="0.7005949262407006" office:value-type="float"/>
          <table:table-cell office:value="0.4398721581982996" office:value-type="float"/>
          <table:table-cell office:value="0.497527114752084" office:value-type="float"/>
          <table:table-cell office:value="0.5160351655525556" office:value-type="float"/>
          <table:table-cell office:value="0.534750241669181" office:value-type="float"/>
          <table:table-cell office:value="0.5761153833460997" office:value-type="float"/>
        </table:table-row>
        <table:table-row>
          <table:table-cell office:value-type="string">
            <text:p>wdullaer__MaterialDateTimePicker</text:p>
          </table:table-cell>
          <table:table-cell office:value="0.7178379013168419" office:value-type="float"/>
          <table:table-cell office:value="0.7403686330941688" office:value-type="float"/>
          <table:table-cell office:value="0.7744805172635543" office:value-type="float"/>
          <table:table-cell office:value="0.8024162484753883" office:value-type="float"/>
          <table:table-cell office:value="0.8335147664808165" office:value-type="float"/>
          <table:table-cell office:value="0.5444567656826176" office:value-type="float"/>
          <table:table-cell office:value="0.5837116131436496" office:value-type="float"/>
          <table:table-cell office:value="0.5915622807102856" office:value-type="float"/>
          <table:table-cell office:value="0.616617726567862" office:value-type="float"/>
          <table:table-cell office:value="0.6514302734385093" office:value-type="float"/>
          <table:table-cell office:value="0.41417525129162613" office:value-type="float"/>
          <table:table-cell office:value="0.4615096559139801" office:value-type="float"/>
          <table:table-cell office:value="0.4752070482682531" office:value-type="float"/>
          <table:table-cell office:value="0.4918127289846111" office:value-type="float"/>
          <table:table-cell office:value="0.5464644844366597" office:value-type="float"/>
          <table:table-cell office:value="0.5863161855421911" office:value-type="float"/>
          <table:table-cell office:value="0.6271200885674248" office:value-type="float"/>
          <table:table-cell office:value="0.6548670880511369" office:value-type="float"/>
          <table:table-cell office:value="0.6766205254043183" office:value-type="float"/>
          <table:table-cell office:value="0.7068045331560013" office:value-type="float"/>
          <table:table-cell office:value="0.3345983560177906" office:value-type="float"/>
          <table:table-cell office:value="0.4393804957507734" office:value-type="float"/>
          <table:table-cell office:value="0.49473890313597" office:value-type="float"/>
          <table:table-cell office:value="0.5173958883438974" office:value-type="float"/>
          <table:table-cell office:value="0.5420837802304659" office:value-type="float"/>
        </table:table-row>
        <table:table-row>
          <table:table-cell office:value-type="string">
            <text:p>Kotlin__anko</text:p>
          </table:table-cell>
          <table:table-cell office:value="0.713379922885441" office:value-type="float"/>
          <table:table-cell office:value="0.7647942823240204" office:value-type="float"/>
          <table:table-cell office:value="0.7902994381502273" office:value-type="float"/>
          <table:table-cell office:value="0.8055894857965417" office:value-type="float"/>
          <table:table-cell office:value="0.8477465445055907" office:value-type="float"/>
          <table:table-cell office:value="0.5226201122534913" office:value-type="float"/>
          <table:table-cell office:value="0.5448757491954563" office:value-type="float"/>
          <table:table-cell office:value="0.5738161284827449" office:value-type="float"/>
          <table:table-cell office:value="0.5870874635858856" office:value-type="float"/>
          <table:table-cell office:value="0.6433148607351582" office:value-type="float"/>
          <table:table-cell office:value="0.44802728029609706" office:value-type="float"/>
          <table:table-cell office:value="0.4751962086195415" office:value-type="float"/>
          <table:table-cell office:value="0.4900778714422842" office:value-type="float"/>
          <table:table-cell office:value="0.5105779508301778" office:value-type="float"/>
          <table:table-cell office:value="0.5588716878161155" office:value-type="float"/>
          <table:table-cell office:value="0.5967554166788942" office:value-type="float"/>
          <table:table-cell office:value="0.6289885504529535" office:value-type="float"/>
          <table:table-cell office:value="0.6472710357916238" office:value-type="float"/>
          <table:table-cell office:value="0.6698327520055989" office:value-type="float"/>
          <table:table-cell office:value="0.7096567368257064" office:value-type="float"/>
          <table:table-cell office:value="0.3752895010357691" office:value-type="float"/>
          <table:table-cell office:value="0.41098422149691494" office:value-type="float"/>
          <table:table-cell office:value="0.45810340521809323" office:value-type="float"/>
          <table:table-cell office:value="0.4992438416268356" office:value-type="float"/>
          <table:table-cell office:value="0.5453020289020398" office:value-type="float"/>
        </table:table-row>
        <table:table-row>
          <table:table-cell office:value-type="string">
            <text:p>api-platform__api-platform</text:p>
          </table:table-cell>
          <table:table-cell office:value="0.6995015652781073" office:value-type="float"/>
          <table:table-cell office:value="0.7654186963202755" office:value-type="float"/>
          <table:table-cell office:value="0.7918871925060941" office:value-type="float"/>
          <table:table-cell office:value="0.8103040904463915" office:value-type="float"/>
          <table:table-cell office:value="0.8745193861285676" office:value-type="float"/>
          <table:table-cell office:value="0.5259861413058942" office:value-type="float"/>
          <table:table-cell office:value="0.5669167267316693" office:value-type="float"/>
          <table:table-cell office:value="0.5866184887783723" office:value-type="float"/>
          <table:table-cell office:value="0.6025211247075515" office:value-type="float"/>
          <table:table-cell office:value="0.6581785450395488" office:value-type="float"/>
          <table:table-cell office:value="0.41846985379457996" office:value-type="float"/>
          <table:table-cell office:value="0.4805422328695519" office:value-type="float"/>
          <table:table-cell office:value="0.49894100915684847" office:value-type="float"/>
          <table:table-cell office:value="0.5210768165310555" office:value-type="float"/>
          <table:table-cell office:value="0.5799607622062211" office:value-type="float"/>
          <table:table-cell office:value="0.5605493005570732" office:value-type="float"/>
          <table:table-cell office:value="0.611591536405446" office:value-type="float"/>
          <table:table-cell office:value="0.636145175216702" office:value-type="float"/>
          <table:table-cell office:value="0.6551117622482944" office:value-type="float"/>
          <table:table-cell office:value="0.723849021518536" office:value-type="float"/>
          <table:table-cell office:value="0.3744840656511926" office:value-type="float"/>
          <table:table-cell office:value="0.4775401594486602" office:value-type="float"/>
          <table:table-cell office:value="0.5030984194121304" office:value-type="float"/>
          <table:table-cell office:value="0.53012160660008" office:value-type="float"/>
          <table:table-cell office:value="0.6173394725912116" office:value-type="float"/>
        </table:table-row>
        <table:table-row>
          <table:table-cell office:value-type="string">
            <text:p>wooorm__alex</text:p>
          </table:table-cell>
          <table:table-cell office:value="0.7585092795357145" office:value-type="float"/>
          <table:table-cell office:value="0.8024512876282053" office:value-type="float"/>
          <table:table-cell office:value="0.816572455130454" office:value-type="float"/>
          <table:table-cell office:value="0.8367531139226638" office:value-type="float"/>
          <table:table-cell office:value="0.8708564154368478" office:value-type="float"/>
          <table:table-cell office:value="0.5205940368494069" office:value-type="float"/>
          <table:table-cell office:value="0.566094476759246" office:value-type="float"/>
          <table:table-cell office:value="0.580812317724581" office:value-type="float"/>
          <table:table-cell office:value="0.6021201309527077" office:value-type="float"/>
          <table:table-cell office:value="0.6450097164603664" office:value-type="float"/>
          <table:table-cell office:value="0.4317299738526228" office:value-type="float"/>
          <table:table-cell office:value="0.45894099398296806" office:value-type="float"/>
          <table:table-cell office:value="0.4915607098696928" office:value-type="float"/>
          <table:table-cell office:value="0.5100985824480803" office:value-type="float"/>
          <table:table-cell office:value="0.569864787771072" office:value-type="float"/>
          <table:table-cell office:value="0.6107255460522775" office:value-type="float"/>
          <table:table-cell office:value="0.6517739968852734" office:value-type="float"/>
          <table:table-cell office:value="0.6824793787366008" office:value-type="float"/>
          <table:table-cell office:value="0.6907702620260843" office:value-type="float"/>
          <table:table-cell office:value="0.7298724085957675" office:value-type="float"/>
          <table:table-cell office:value="0.42691093499111765" office:value-type="float"/>
          <table:table-cell office:value="0.47350159744422793" office:value-type="float"/>
          <table:table-cell office:value="0.49108717828555476" office:value-type="float"/>
          <table:table-cell office:value="0.5077555678774232" office:value-type="float"/>
          <table:table-cell office:value="0.5330336428085968" office:value-type="float"/>
        </table:table-row>
        <table:table-row>
          <table:table-cell office:value-type="string">
            <text:p>Compass__compass</text:p>
          </table:table-cell>
          <table:table-cell office:value="0.7182650084172512" office:value-type="float"/>
          <table:table-cell office:value="0.8079861484554982" office:value-type="float"/>
          <table:table-cell office:value="0.8227218943055106" office:value-type="float"/>
          <table:table-cell office:value="0.8389753582958063" office:value-type="float"/>
          <table:table-cell office:value="0.8963063602558575" office:value-type="float"/>
          <table:table-cell office:value="0.5216333153203799" office:value-type="float"/>
          <table:table-cell office:value="0.5773136683293852" office:value-type="float"/>
          <table:table-cell office:value="0.5957236399778555" office:value-type="float"/>
          <table:table-cell office:value="0.6100279663939946" office:value-type="float"/>
          <table:table-cell office:value="0.6653133402514235" office:value-type="float"/>
          <table:table-cell office:value="0.3817700695299429" office:value-type="float"/>
          <table:table-cell office:value="0.4807447129233968" office:value-type="float"/>
          <table:table-cell office:value="0.5061297166060261" office:value-type="float"/>
          <table:table-cell office:value="0.5353226810470862" office:value-type="float"/>
          <table:table-cell office:value="0.602571954612815" office:value-type="float"/>
          <table:table-cell office:value="0.5430409379233423" office:value-type="float"/>
          <table:table-cell office:value="0.61151660118632" office:value-type="float"/>
          <table:table-cell office:value="0.6331372358439181" office:value-type="float"/>
          <table:table-cell office:value="0.6655724955375808" office:value-type="float"/>
          <table:table-cell office:value="0.7331659199221522" office:value-type="float"/>
          <table:table-cell office:value="0.3928605464285774" office:value-type="float"/>
          <table:table-cell office:value="0.49075711288109825" office:value-type="float"/>
          <table:table-cell office:value="0.5126646618318083" office:value-type="float"/>
          <table:table-cell office:value="0.5319652363705417" office:value-type="float"/>
          <table:table-cell office:value="0.5970005401879912" office:value-type="float"/>
        </table:table-row>
        <table:table-row>
          <table:table-cell office:value-type="string">
            <text:p>abrasive__shairport</text:p>
          </table:table-cell>
          <table:table-cell office:value="0.7218760249890426" office:value-type="float"/>
          <table:table-cell office:value="0.7600447112338148" office:value-type="float"/>
          <table:table-cell office:value="0.7843038258282383" office:value-type="float"/>
          <table:table-cell office:value="0.7905750749808251" office:value-type="float"/>
          <table:table-cell office:value="0.8103941924026234" office:value-type="float"/>
          <table:table-cell office:value="0.5373979476288004" office:value-type="float"/>
          <table:table-cell office:value="0.5775177169511415" office:value-type="float"/>
          <table:table-cell office:value="0.5864752404275907" office:value-type="float"/>
          <table:table-cell office:value="0.6037290643711476" office:value-type="float"/>
          <table:table-cell office:value="0.6270125113849443" office:value-type="float"/>
          <table:table-cell office:value="0.4465294194246514" office:value-type="float"/>
          <table:table-cell office:value="0.46250110180882886" office:value-type="float"/>
          <table:table-cell office:value="0.4766470597106244" office:value-type="float"/>
          <table:table-cell office:value="0.49331584702616277" office:value-type="float"/>
          <table:table-cell office:value="0.5220710335369259" office:value-type="float"/>
          <table:table-cell office:value="0.5841235275129897" office:value-type="float"/>
          <table:table-cell office:value="0.5991714778637083" office:value-type="float"/>
          <table:table-cell office:value="0.61405235639123" office:value-type="float"/>
          <table:table-cell office:value="0.6630129852688649" office:value-type="float"/>
          <table:table-cell office:value="0.6919346037373744" office:value-type="float"/>
          <table:table-cell office:value="0.4316338994503095" office:value-type="float"/>
          <table:table-cell office:value="0.4626036684689872" office:value-type="float"/>
          <table:table-cell office:value="0.4812118620892987" office:value-type="float"/>
          <table:table-cell office:value="0.5083482598122415" office:value-type="float"/>
          <table:table-cell office:value="0.531599709077781" office:value-type="float"/>
        </table:table-row>
        <table:table-row>
          <table:table-cell office:value-type="string">
            <text:p>cartalyst__sentry</text:p>
          </table:table-cell>
          <table:table-cell office:value="0.7497569695357338" office:value-type="float"/>
          <table:table-cell office:value="0.792675064194922" office:value-type="float"/>
          <table:table-cell office:value="0.797925185780022" office:value-type="float"/>
          <table:table-cell office:value="0.8092311934129555" office:value-type="float"/>
          <table:table-cell office:value="0.8395183765365085" office:value-type="float"/>
          <table:table-cell office:value="0.5580661746839374" office:value-type="float"/>
          <table:table-cell office:value="0.5922057017619847" office:value-type="float"/>
          <table:table-cell office:value="0.6207890632538425" office:value-type="float"/>
          <table:table-cell office:value="0.6262701815959001" office:value-type="float"/>
          <table:table-cell office:value="0.6864787914413192" office:value-type="float"/>
          <table:table-cell office:value="0.43932074626305984" office:value-type="float"/>
          <table:table-cell office:value="0.4645571331465065" office:value-type="float"/>
          <table:table-cell office:value="0.4710073034885034" office:value-type="float"/>
          <table:table-cell office:value="0.48607768430815207" office:value-type="float"/>
          <table:table-cell office:value="0.5307674393131541" office:value-type="float"/>
          <table:table-cell office:value="0.5894934324107746" office:value-type="float"/>
          <table:table-cell office:value="0.6354150443279039" office:value-type="float"/>
          <table:table-cell office:value="0.6604832575916615" office:value-type="float"/>
          <table:table-cell office:value="0.6659779309980094" office:value-type="float"/>
          <table:table-cell office:value="0.7272795755479265" office:value-type="float"/>
          <table:table-cell office:value="0.46738386601926996" office:value-type="float"/>
          <table:table-cell office:value="0.4978698141551761" office:value-type="float"/>
          <table:table-cell office:value="0.5190292301149693" office:value-type="float"/>
          <table:table-cell office:value="0.5397944981026632" office:value-type="float"/>
          <table:table-cell office:value="0.5744305696116642" office:value-type="float"/>
        </table:table-row>
        <table:table-row>
          <table:table-cell office:value-type="string">
            <text:p>nostalgiaz__bootstrap-switch</text:p>
          </table:table-cell>
          <table:table-cell office:value="0.7230776234572244" office:value-type="float"/>
          <table:table-cell office:value="0.7893974383965703" office:value-type="float"/>
          <table:table-cell office:value="0.8017489555933229" office:value-type="float"/>
          <table:table-cell office:value="0.819208368605709" office:value-type="float"/>
          <table:table-cell office:value="0.8424384535190277" office:value-type="float"/>
          <table:table-cell office:value="0.5574125348414973" office:value-type="float"/>
          <table:table-cell office:value="0.5866565560059046" office:value-type="float"/>
          <table:table-cell office:value="0.5993114114193739" office:value-type="float"/>
          <table:table-cell office:value="0.6161327802314656" office:value-type="float"/>
          <table:table-cell office:value="0.6591968065607442" office:value-type="float"/>
          <table:table-cell office:value="0.43693690250614725" office:value-type="float"/>
          <table:table-cell office:value="0.47713400780858806" office:value-type="float"/>
          <table:table-cell office:value="0.49386928045750034" office:value-type="float"/>
          <table:table-cell office:value="0.5073865958733143" office:value-type="float"/>
          <table:table-cell office:value="0.574112302362538" office:value-type="float"/>
          <table:table-cell office:value="0.5807665810364959" office:value-type="float"/>
          <table:table-cell office:value="0.6121718125541735" office:value-type="float"/>
          <table:table-cell office:value="0.6257906256389709" office:value-type="float"/>
          <table:table-cell office:value="0.6580400534513956" office:value-type="float"/>
          <table:table-cell office:value="0.691735211686491" office:value-type="float"/>
          <table:table-cell office:value="0.4544294772687982" office:value-type="float"/>
          <table:table-cell office:value="0.4908716314584628" office:value-type="float"/>
          <table:table-cell office:value="0.5148172522219434" office:value-type="float"/>
          <table:table-cell office:value="0.5229758003781274" office:value-type="float"/>
          <table:table-cell office:value="0.566374813141767" office:value-type="float"/>
        </table:table-row>
        <table:table-row>
          <table:table-cell office:value-type="string">
            <text:p>atom__vim-mode</text:p>
          </table:table-cell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emacs-helm__helm</text:p>
          </table:table-cell>
          <table:table-cell office:value="0.6940872495844714" office:value-type="float"/>
          <table:table-cell office:value="0.7746676600995996" office:value-type="float"/>
          <table:table-cell office:value="0.7944701830453369" office:value-type="float"/>
          <table:table-cell office:value="0.8080727566454202" office:value-type="float"/>
          <table:table-cell office:value="0.8440224555856295" office:value-type="float"/>
          <table:table-cell office:value="0.5171275030022864" office:value-type="float"/>
          <table:table-cell office:value="0.5844571783636784" office:value-type="float"/>
          <table:table-cell office:value="0.6035801593866791" office:value-type="float"/>
          <table:table-cell office:value="0.6180794523638796" office:value-type="float"/>
          <table:table-cell office:value="0.6639250443059307" office:value-type="float"/>
          <table:table-cell office:value="0.3773613785286791" office:value-type="float"/>
          <table:table-cell office:value="0.45306084211592945" office:value-type="float"/>
          <table:table-cell office:value="0.47306240355571794" office:value-type="float"/>
          <table:table-cell office:value="0.4877973704481503" office:value-type="float"/>
          <table:table-cell office:value="0.5452135334279197" office:value-type="float"/>
          <table:table-cell office:value="0.5543057705528873" office:value-type="float"/>
          <table:table-cell office:value="0.6361659091174802" office:value-type="float"/>
          <table:table-cell office:value="0.6564599822894363" office:value-type="float"/>
          <table:table-cell office:value="0.6807052798389837" office:value-type="float"/>
          <table:table-cell office:value="0.7529746706306901" office:value-type="float"/>
          <table:table-cell office:value="0.42410523155179614" office:value-type="float"/>
          <table:table-cell office:value="0.4896390854900984" office:value-type="float"/>
          <table:table-cell office:value="0.5102447018870206" office:value-type="float"/>
          <table:table-cell office:value="0.5293096116954568" office:value-type="float"/>
          <table:table-cell office:value="0.5819774613004064" office:value-type="float"/>
        </table:table-row>
        <table:table-row>
          <table:table-cell office:value-type="string">
            <text:p>apiaryio__dredd</text:p>
          </table:table-cell>
          <table:table-cell office:value="0.7142244958032457" office:value-type="float"/>
          <table:table-cell office:value="0.7791157930843636" office:value-type="float"/>
          <table:table-cell office:value="0.8124445775781386" office:value-type="float"/>
          <table:table-cell office:value="0.8224056505982817" office:value-type="float"/>
          <table:table-cell office:value="0.8477269964112439" office:value-type="float"/>
          <table:table-cell office:value="0.5304152968854441" office:value-type="float"/>
          <table:table-cell office:value="0.5740952696102503" office:value-type="float"/>
          <table:table-cell office:value="0.5969545746137473" office:value-type="float"/>
          <table:table-cell office:value="0.6123493917386333" office:value-type="float"/>
          <table:table-cell office:value="0.6578310729686627" office:value-type="float"/>
          <table:table-cell office:value="0.40116721654224113" office:value-type="float"/>
          <table:table-cell office:value="0.45681576078500885" office:value-type="float"/>
          <table:table-cell office:value="0.479014004816987" office:value-type="float"/>
          <table:table-cell office:value="0.5133588226897468" office:value-type="float"/>
          <table:table-cell office:value="0.5648885917868915" office:value-type="float"/>
          <table:table-cell office:value="0.5506781476579481" office:value-type="float"/>
          <table:table-cell office:value="0.621039801986894" office:value-type="float"/>
          <table:table-cell office:value="0.6416010714244675" office:value-type="float"/>
          <table:table-cell office:value="0.6623369292421146" office:value-type="float"/>
          <table:table-cell office:value="0.7076941255110878" office:value-type="float"/>
          <table:table-cell office:value="0.35565060815490485" office:value-type="float"/>
          <table:table-cell office:value="0.47597896321176636" office:value-type="float"/>
          <table:table-cell office:value="0.4951236499215567" office:value-type="float"/>
          <table:table-cell office:value="0.5155760875178667" office:value-type="float"/>
          <table:table-cell office:value="0.5782606941212802" office:value-type="float"/>
        </table:table-row>
        <table:table-row>
          <table:table-cell office:value-type="string">
            <text:p>n1nj4sec__pupy</text:p>
          </table:table-cell>
          <table:table-cell office:value="0.6842307877969256" office:value-type="float"/>
          <table:table-cell office:value="0.7443194022364885" office:value-type="float"/>
          <table:table-cell office:value="0.7684652538798985" office:value-type="float"/>
          <table:table-cell office:value="0.7995216275930487" office:value-type="float"/>
          <table:table-cell office:value="0.835240859780986" office:value-type="float"/>
          <table:table-cell office:value="0.548691459228615" office:value-type="float"/>
          <table:table-cell office:value="0.5832696815077798" office:value-type="float"/>
          <table:table-cell office:value="0.6009450917297132" office:value-type="float"/>
          <table:table-cell office:value="0.6138468432895959" office:value-type="float"/>
          <table:table-cell office:value="0.6600312074539983" office:value-type="float"/>
          <table:table-cell office:value="0.4280797046422853" office:value-type="float"/>
          <table:table-cell office:value="0.4553785391502837" office:value-type="float"/>
          <table:table-cell office:value="0.475761758528713" office:value-type="float"/>
          <table:table-cell office:value="0.4900233095118082" office:value-type="float"/>
          <table:table-cell office:value="0.5137885500532257" office:value-type="float"/>
          <table:table-cell office:value="0.5850563239284775" office:value-type="float"/>
          <table:table-cell office:value="0.611131070703003" office:value-type="float"/>
          <table:table-cell office:value="0.6282643662800796" office:value-type="float"/>
          <table:table-cell office:value="0.645937687217139" office:value-type="float"/>
          <table:table-cell office:value="0.7136427297191447" office:value-type="float"/>
          <table:table-cell office:value="0.4209215135303499" office:value-type="float"/>
          <table:table-cell office:value="0.47402990522516064" office:value-type="float"/>
          <table:table-cell office:value="0.5102013152826299" office:value-type="float"/>
          <table:table-cell office:value="0.5474483937168049" office:value-type="float"/>
          <table:table-cell office:value="0.5871492536904687" office:value-type="float"/>
        </table:table-row>
        <table:table-row>
          <table:table-cell office:value-type="string">
            <text:p>ben-manes__caffeine</text:p>
          </table:table-cell>
          <table:table-cell office:value="0.7091946444304167" office:value-type="float"/>
          <table:table-cell office:value="0.794015031769554" office:value-type="float"/>
          <table:table-cell office:value="0.8069892208235245" office:value-type="float"/>
          <table:table-cell office:value="0.8202106207852679" office:value-type="float"/>
          <table:table-cell office:value="0.8450890867538607" office:value-type="float"/>
          <table:table-cell office:value="0.5146957950971032" office:value-type="float"/>
          <table:table-cell office:value="0.5790961458449997" office:value-type="float"/>
          <table:table-cell office:value="0.5964854522551845" office:value-type="float"/>
          <table:table-cell office:value="0.6126179854752031" office:value-type="float"/>
          <table:table-cell office:value="0.6580508530815831" office:value-type="float"/>
          <table:table-cell office:value="0.4120555894327111" office:value-type="float"/>
          <table:table-cell office:value="0.45832208790169526" office:value-type="float"/>
          <table:table-cell office:value="0.47492216837346" office:value-type="float"/>
          <table:table-cell office:value="0.4887740548038747" office:value-type="float"/>
          <table:table-cell office:value="0.5505217567287928" office:value-type="float"/>
          <table:table-cell office:value="0.5713057797361077" office:value-type="float"/>
          <table:table-cell office:value="0.6172742639236259" office:value-type="float"/>
          <table:table-cell office:value="0.6369839194511475" office:value-type="float"/>
          <table:table-cell office:value="0.6526198053763639" office:value-type="float"/>
          <table:table-cell office:value="0.7121867068476898" office:value-type="float"/>
          <table:table-cell office:value="0.44848465026455075" office:value-type="float"/>
          <table:table-cell office:value="0.47690742235924855" office:value-type="float"/>
          <table:table-cell office:value="0.499773457841233" office:value-type="float"/>
          <table:table-cell office:value="0.5189044532606591" office:value-type="float"/>
          <table:table-cell office:value="0.561127160732971" office:value-type="float"/>
        </table:table-row>
        <table:table-row>
          <table:table-cell office:value-type="string">
            <text:p>mozilla-mobile__firefox-ios</text:p>
          </table:table-cell>
          <table:table-cell office:value="0.7039038305682042" office:value-type="float"/>
          <table:table-cell office:value="0.7926610416204322" office:value-type="float"/>
          <table:table-cell office:value="0.8067782161840078" office:value-type="float"/>
          <table:table-cell office:value="0.8172357896728133" office:value-type="float"/>
          <table:table-cell office:value="0.8554087753487684" office:value-type="float"/>
          <table:table-cell office:value="0.547827380595881" office:value-type="float"/>
          <table:table-cell office:value="0.5963422217734009" office:value-type="float"/>
          <table:table-cell office:value="0.6094075744779455" office:value-type="float"/>
          <table:table-cell office:value="0.6249746478886999" office:value-type="float"/>
          <table:table-cell office:value="0.6583621593126252" office:value-type="float"/>
          <table:table-cell office:value="0.39246661158725055" office:value-type="float"/>
          <table:table-cell office:value="0.4554291640353257" office:value-type="float"/>
          <table:table-cell office:value="0.4680841170428214" office:value-type="float"/>
          <table:table-cell office:value="0.4831881246222446" office:value-type="float"/>
          <table:table-cell office:value="0.5610784078977301" office:value-type="float"/>
          <table:table-cell office:value="0.575861239541243" office:value-type="float"/>
          <table:table-cell office:value="0.625332631366576" office:value-type="float"/>
          <table:table-cell office:value="0.6430501885037894" office:value-type="float"/>
          <table:table-cell office:value="0.6571490583634797" office:value-type="float"/>
          <table:table-cell office:value="0.7150647013718887" office:value-type="float"/>
          <table:table-cell office:value="0.43712386652095986" office:value-type="float"/>
          <table:table-cell office:value="0.5018865136146511" office:value-type="float"/>
          <table:table-cell office:value="0.5149620347893958" office:value-type="float"/>
          <table:table-cell office:value="0.5346646345821569" office:value-type="float"/>
          <table:table-cell office:value="0.6348706248533044" office:value-type="float"/>
        </table:table-row>
        <table:table-row>
          <table:table-cell office:value-type="string">
            <text:p>Khan__khan-exercises</text:p>
          </table:table-cell>
          <table:table-cell office:value="0.7358807355969892" office:value-type="float"/>
          <table:table-cell office:value="0.8016434432224128" office:value-type="float"/>
          <table:table-cell office:value="0.8186473631929323" office:value-type="float"/>
          <table:table-cell office:value="0.8313113048119305" office:value-type="float"/>
          <table:table-cell office:value="0.8893654767170898" office:value-type="float"/>
          <table:table-cell office:value="0.5035266752393399" office:value-type="float"/>
          <table:table-cell office:value="0.5797745451929831" office:value-type="float"/>
          <table:table-cell office:value="0.6009753738663406" office:value-type="float"/>
          <table:table-cell office:value="0.6247580233146928" office:value-type="float"/>
          <table:table-cell office:value="0.7254994661912532" office:value-type="float"/>
          <table:table-cell office:value="0.37882452911391873" office:value-type="float"/>
          <table:table-cell office:value="0.4573929640770318" office:value-type="float"/>
          <table:table-cell office:value="0.4782647784036215" office:value-type="float"/>
          <table:table-cell office:value="0.4958698866702247" office:value-type="float"/>
          <table:table-cell office:value="0.5552228497712434" office:value-type="float"/>
          <table:table-cell office:value="0.5752191266125366" office:value-type="float"/>
          <table:table-cell office:value="0.6205308310350549" office:value-type="float"/>
          <table:table-cell office:value="0.6452974385897629" office:value-type="float"/>
          <table:table-cell office:value="0.66577241233489" office:value-type="float"/>
          <table:table-cell office:value="0.8178604629206716" office:value-type="float"/>
          <table:table-cell office:value="0.39238961578916076" office:value-type="float"/>
          <table:table-cell office:value="0.4883441702606619" office:value-type="float"/>
          <table:table-cell office:value="0.504677237299304" office:value-type="float"/>
          <table:table-cell office:value="0.5251795369699153" office:value-type="float"/>
          <table:table-cell office:value="0.5809092641970245" office:value-type="float"/>
        </table:table-row>
        <table:table-row>
          <table:table-cell office:value-type="string">
            <text:p>arturadib__strapdown</text:p>
          </table:table-cell>
          <table:table-cell office:value="0.8185562556607041" office:value-type="float"/>
          <table:table-cell office:value="0.8251338361172021" office:value-type="float"/>
          <table:table-cell office:value="0.8413586333081977" office:value-type="float"/>
          <table:table-cell office:value="0.8552177173075843" office:value-type="float"/>
          <table:table-cell office:value="0.8552177173075843" office:value-type="float"/>
          <table:table-cell office:value="0.6104389392174447" office:value-type="float"/>
          <table:table-cell office:value="0.6207530085739623" office:value-type="float"/>
          <table:table-cell office:value="0.6278495290107015" office:value-type="float"/>
          <table:table-cell office:value="0.6513930554834738" office:value-type="float"/>
          <table:table-cell office:value="0.6513930554834738" office:value-type="float"/>
          <table:table-cell office:value="0.4895792118300074" office:value-type="float"/>
          <table:table-cell office:value="0.5184126060505962" office:value-type="float"/>
          <table:table-cell office:value="0.5210337689839522" office:value-type="float"/>
          <table:table-cell office:value="0.5527708991773876" office:value-type="float"/>
          <table:table-cell office:value="0.5527708991773876" office:value-type="float"/>
          <table:table-cell office:value="0.6107267257417404" office:value-type="float"/>
          <table:table-cell office:value="0.6623193686834368" office:value-type="float"/>
          <table:table-cell office:value="0.6736720321385288" office:value-type="float"/>
          <table:table-cell office:value="0.7076655657177019" office:value-type="float"/>
          <table:table-cell office:value="0.7076655657177019" office:value-type="float"/>
          <table:table-cell office:value="0.5323460714222277" office:value-type="float"/>
          <table:table-cell office:value="0.5335379245182651" office:value-type="float"/>
          <table:table-cell office:value="0.5339514192715822" office:value-type="float"/>
          <table:table-cell office:value="0.5348848064672366" office:value-type="float"/>
          <table:table-cell office:value="0.5348848064672366" office:value-type="float"/>
        </table:table-row>
        <table:table-row>
          <table:table-cell office:value-type="string">
            <text:p>hpneo__gmaps</text:p>
          </table:table-cell>
          <table:table-cell office:value="0.7249521111515095" office:value-type="float"/>
          <table:table-cell office:value="0.7700775383935536" office:value-type="float"/>
          <table:table-cell office:value="0.7973113317212002" office:value-type="float"/>
          <table:table-cell office:value="0.8193654512375174" office:value-type="float"/>
          <table:table-cell office:value="0.8611303089998945" office:value-type="float"/>
          <table:table-cell office:value="0.5287190250587624" office:value-type="float"/>
          <table:table-cell office:value="0.5950258081608257" office:value-type="float"/>
          <table:table-cell office:value="0.6039843444618744" office:value-type="float"/>
          <table:table-cell office:value="0.6179306134253205" office:value-type="float"/>
          <table:table-cell office:value="0.6370159814721277" office:value-type="float"/>
          <table:table-cell office:value="0.4054688641376167" office:value-type="float"/>
          <table:table-cell office:value="0.48069582559618096" office:value-type="float"/>
          <table:table-cell office:value="0.49672749631325447" office:value-type="float"/>
          <table:table-cell office:value="0.5225474260816944" office:value-type="float"/>
          <table:table-cell office:value="0.5741149389565678" office:value-type="float"/>
          <table:table-cell office:value="0.5764488083045463" office:value-type="float"/>
          <table:table-cell office:value="0.632348257219868" office:value-type="float"/>
          <table:table-cell office:value="0.6521345302421963" office:value-type="float"/>
          <table:table-cell office:value="0.6909958587854587" office:value-type="float"/>
          <table:table-cell office:value="0.7673174454297488" office:value-type="float"/>
          <table:table-cell office:value="0.4160112477369599" office:value-type="float"/>
          <table:table-cell office:value="0.47784995121065305" office:value-type="float"/>
          <table:table-cell office:value="0.5122165207334016" office:value-type="float"/>
          <table:table-cell office:value="0.5382275946190965" office:value-type="float"/>
          <table:table-cell office:value="0.573438291931324" office:value-type="float"/>
        </table:table-row>
        <table:table-row>
          <table:table-cell office:value-type="string">
            <text:p>ryanoasis__nerd-fonts</text:p>
          </table:table-cell>
          <table:table-cell office:value="0.744148765030648" office:value-type="float"/>
          <table:table-cell office:value="0.8142078989173609" office:value-type="float"/>
          <table:table-cell office:value="0.8270145351439925" office:value-type="float"/>
          <table:table-cell office:value="0.834361359778584" office:value-type="float"/>
          <table:table-cell office:value="0.8609151380229259" office:value-type="float"/>
          <table:table-cell office:value="0.5433824907024462" office:value-type="float"/>
          <table:table-cell office:value="0.5628159072223312" office:value-type="float"/>
          <table:table-cell office:value="0.5799767432312888" office:value-type="float"/>
          <table:table-cell office:value="0.6009350733434431" office:value-type="float"/>
          <table:table-cell office:value="0.6252081650979461" office:value-type="float"/>
          <table:table-cell office:value="0.39359014087412314" office:value-type="float"/>
          <table:table-cell office:value="0.4570274378367097" office:value-type="float"/>
          <table:table-cell office:value="0.4809458644557571" office:value-type="float"/>
          <table:table-cell office:value="0.4986031746165026" office:value-type="float"/>
          <table:table-cell office:value="0.5489946984139965" office:value-type="float"/>
          <table:table-cell office:value="0.5616206393222627" office:value-type="float"/>
          <table:table-cell office:value="0.6043006972076274" office:value-type="float"/>
          <table:table-cell office:value="0.6275252022703945" office:value-type="float"/>
          <table:table-cell office:value="0.6478368130371122" office:value-type="float"/>
          <table:table-cell office:value="0.708005780445579" office:value-type="float"/>
          <table:table-cell office:value="0.4199228647040826" office:value-type="float"/>
          <table:table-cell office:value="0.48048397698389556" office:value-type="float"/>
          <table:table-cell office:value="0.4994095936147237" office:value-type="float"/>
          <table:table-cell office:value="0.5079909683523153" office:value-type="float"/>
          <table:table-cell office:value="0.5531125151947842" office:value-type="float"/>
        </table:table-row>
        <table:table-row>
          <table:table-cell office:value-type="string">
            <text:p>haifengl__smile</text:p>
          </table:table-cell>
          <table:table-cell office:value="0.7202993672851614" office:value-type="float"/>
          <table:table-cell office:value="0.7803919293773228" office:value-type="float"/>
          <table:table-cell office:value="0.8050432907218765" office:value-type="float"/>
          <table:table-cell office:value="0.8241579820797184" office:value-type="float"/>
          <table:table-cell office:value="0.8473539046550983" office:value-type="float"/>
          <table:table-cell office:value="0.5655934134954956" office:value-type="float"/>
          <table:table-cell office:value="0.59271595991646" office:value-type="float"/>
          <table:table-cell office:value="0.6109261458247044" office:value-type="float"/>
          <table:table-cell office:value="0.6300515059439324" office:value-type="float"/>
          <table:table-cell office:value="0.673379901433458" office:value-type="float"/>
          <table:table-cell office:value="0.43775338462573243" office:value-type="float"/>
          <table:table-cell office:value="0.4718418625563259" office:value-type="float"/>
          <table:table-cell office:value="0.4901819455264446" office:value-type="float"/>
          <table:table-cell office:value="0.5055377217586692" office:value-type="float"/>
          <table:table-cell office:value="0.6078102709407951" office:value-type="float"/>
          <table:table-cell office:value="0.5938136074360436" office:value-type="float"/>
          <table:table-cell office:value="0.6207437001395544" office:value-type="float"/>
          <table:table-cell office:value="0.6394563355614467" office:value-type="float"/>
          <table:table-cell office:value="0.6674050451229334" office:value-type="float"/>
          <table:table-cell office:value="0.7334174969926051" office:value-type="float"/>
          <table:table-cell office:value="0.416863541086454" office:value-type="float"/>
          <table:table-cell office:value="0.4698524089714647" office:value-type="float"/>
          <table:table-cell office:value="0.4947953825221334" office:value-type="float"/>
          <table:table-cell office:value="0.5225461945442625" office:value-type="float"/>
          <table:table-cell office:value="0.572463570619234" office:value-type="float"/>
        </table:table-row>
        <table:table-row>
          <table:table-cell office:value-type="string">
            <text:p>qTox__qTox</text:p>
          </table:table-cell>
          <table:table-cell office:value="0.6918224993675288" office:value-type="float"/>
          <table:table-cell office:value="0.772530390492666" office:value-type="float"/>
          <table:table-cell office:value="0.7907551828201103" office:value-type="float"/>
          <table:table-cell office:value="0.8103226609654164" office:value-type="float"/>
          <table:table-cell office:value="0.853007922628372" office:value-type="float"/>
          <table:table-cell office:value="0.4969300964958441" office:value-type="float"/>
          <table:table-cell office:value="0.5715346290481741" office:value-type="float"/>
          <table:table-cell office:value="0.5875949243809214" office:value-type="float"/>
          <table:table-cell office:value="0.6049112522608048" office:value-type="float"/>
          <table:table-cell office:value="0.6826379824269296" office:value-type="float"/>
          <table:table-cell office:value="0.36745224717049974" office:value-type="float"/>
          <table:table-cell office:value="0.4475043653428948" office:value-type="float"/>
          <table:table-cell office:value="0.4670987407622137" office:value-type="float"/>
          <table:table-cell office:value="0.48916375976752646" office:value-type="float"/>
          <table:table-cell office:value="0.5799662329358152" office:value-type="float"/>
          <table:table-cell office:value="0.560395394104381" office:value-type="float"/>
          <table:table-cell office:value="0.609395243683108" office:value-type="float"/>
          <table:table-cell office:value="0.6337899918549803" office:value-type="float"/>
          <table:table-cell office:value="0.655231179464765" office:value-type="float"/>
          <table:table-cell office:value="0.7766802068634155" office:value-type="float"/>
          <table:table-cell office:value="0.3593446553046192" office:value-type="float"/>
          <table:table-cell office:value="0.46253315790000005" office:value-type="float"/>
          <table:table-cell office:value="0.48738121460922346" office:value-type="float"/>
          <table:table-cell office:value="0.5070915098530845" office:value-type="float"/>
          <table:table-cell office:value="0.5802157085845792" office:value-type="float"/>
        </table:table-row>
        <table:table-row>
          <table:table-cell office:value-type="string">
            <text:p>bshaffer__oauth2-server-php</text:p>
          </table:table-cell>
          <table:table-cell office:value="0.7423611843389673" office:value-type="float"/>
          <table:table-cell office:value="0.7882928438801095" office:value-type="float"/>
          <table:table-cell office:value="0.8067232073175313" office:value-type="float"/>
          <table:table-cell office:value="0.8228585907739971" office:value-type="float"/>
          <table:table-cell office:value="0.8469746824703275" office:value-type="float"/>
          <table:table-cell office:value="0.5177651084952991" office:value-type="float"/>
          <table:table-cell office:value="0.5887393750222315" office:value-type="float"/>
          <table:table-cell office:value="0.6072604391753369" office:value-type="float"/>
          <table:table-cell office:value="0.6233118164897014" office:value-type="float"/>
          <table:table-cell office:value="0.6720630497055156" office:value-type="float"/>
          <table:table-cell office:value="0.43159812364577566" office:value-type="float"/>
          <table:table-cell office:value="0.48336555550937255" office:value-type="float"/>
          <table:table-cell office:value="0.4980380708348845" office:value-type="float"/>
          <table:table-cell office:value="0.5163029365939776" office:value-type="float"/>
          <table:table-cell office:value="0.5859332297818345" office:value-type="float"/>
          <table:table-cell office:value="0.5894535310684983" office:value-type="float"/>
          <table:table-cell office:value="0.6121762153295457" office:value-type="float"/>
          <table:table-cell office:value="0.6365378171879321" office:value-type="float"/>
          <table:table-cell office:value="0.6522231562505303" office:value-type="float"/>
          <table:table-cell office:value="0.6967334857845681" office:value-type="float"/>
          <table:table-cell office:value="0.41589272634683777" office:value-type="float"/>
          <table:table-cell office:value="0.5023184601736029" office:value-type="float"/>
          <table:table-cell office:value="0.541537535087832" office:value-type="float"/>
          <table:table-cell office:value="0.5614992989732068" office:value-type="float"/>
          <table:table-cell office:value="0.5899940028125319" office:value-type="float"/>
        </table:table-row>
        <table:table-row>
          <table:table-cell office:value-type="string">
            <text:p>coleifer__huey</text:p>
          </table:table-cell>
          <table:table-cell office:value="0.7435870400195267" office:value-type="float"/>
          <table:table-cell office:value="0.7815091140543768" office:value-type="float"/>
          <table:table-cell office:value="0.7967168140035916" office:value-type="float"/>
          <table:table-cell office:value="0.8100847861426769" office:value-type="float"/>
          <table:table-cell office:value="0.8317789714399979" office:value-type="float"/>
          <table:table-cell office:value="0.5540969624448345" office:value-type="float"/>
          <table:table-cell office:value="0.5922629157208611" office:value-type="float"/>
          <table:table-cell office:value="0.6072250757043731" office:value-type="float"/>
          <table:table-cell office:value="0.622576452209215" office:value-type="float"/>
          <table:table-cell office:value="0.6633400331691796" office:value-type="float"/>
          <table:table-cell office:value="0.4060551028356854" office:value-type="float"/>
          <table:table-cell office:value="0.45111179035945836" office:value-type="float"/>
          <table:table-cell office:value="0.4800020056446962" office:value-type="float"/>
          <table:table-cell office:value="0.4962262675235523" office:value-type="float"/>
          <table:table-cell office:value="0.5413296453463816" office:value-type="float"/>
          <table:table-cell office:value="0.5962602449280301" office:value-type="float"/>
          <table:table-cell office:value="0.6209276900968115" office:value-type="float"/>
          <table:table-cell office:value="0.6452960784187823" office:value-type="float"/>
          <table:table-cell office:value="0.6608475838809912" office:value-type="float"/>
          <table:table-cell office:value="0.7099593910062868" office:value-type="float"/>
          <table:table-cell office:value="0.44463917320512203" office:value-type="float"/>
          <table:table-cell office:value="0.483978442194241" office:value-type="float"/>
          <table:table-cell office:value="0.5113206995443952" office:value-type="float"/>
          <table:table-cell office:value="0.5279084527525275" office:value-type="float"/>
          <table:table-cell office:value="0.5602652605933538" office:value-type="float"/>
        </table:table-row>
        <table:table-row>
          <table:table-cell office:value-type="string">
            <text:p>jflesch__paperwork</text:p>
          </table:table-cell>
          <table:table-cell office:value="0.6958752052035309" office:value-type="float"/>
          <table:table-cell office:value="0.7666395113686889" office:value-type="float"/>
          <table:table-cell office:value="0.7872715949323872" office:value-type="float"/>
          <table:table-cell office:value="0.8101779608932587" office:value-type="float"/>
          <table:table-cell office:value="0.8566595176290039" office:value-type="float"/>
          <table:table-cell office:value="0.5544079741918052" office:value-type="float"/>
          <table:table-cell office:value="0.6045902549217606" office:value-type="float"/>
          <table:table-cell office:value="0.6126006847795016" office:value-type="float"/>
          <table:table-cell office:value="0.6226310620612354" office:value-type="float"/>
          <table:table-cell office:value="0.6658187890666283" office:value-type="float"/>
          <table:table-cell office:value="0.3925730230078287" office:value-type="float"/>
          <table:table-cell office:value="0.4450211528665724" office:value-type="float"/>
          <table:table-cell office:value="0.46034835233635196" office:value-type="float"/>
          <table:table-cell office:value="0.47823264604469695" office:value-type="float"/>
          <table:table-cell office:value="0.5755186292959888" office:value-type="float"/>
          <table:table-cell office:value="0.5903893103368932" office:value-type="float"/>
          <table:table-cell office:value="0.6262417212424886" office:value-type="float"/>
          <table:table-cell office:value="0.649790885894949" office:value-type="float"/>
          <table:table-cell office:value="0.6661387455680896" office:value-type="float"/>
          <table:table-cell office:value="0.695732837908609" office:value-type="float"/>
          <table:table-cell office:value="0.3857506849798" office:value-type="float"/>
          <table:table-cell office:value="0.4423758039309047" office:value-type="float"/>
          <table:table-cell office:value="0.48582989083900285" office:value-type="float"/>
          <table:table-cell office:value="0.5082097630198814" office:value-type="float"/>
          <table:table-cell office:value="0.5671460254234924" office:value-type="float"/>
        </table:table-row>
        <table:table-row>
          <table:table-cell office:value-type="string">
            <text:p>bfirsh__jsnes</text:p>
          </table:table-cell>
          <table:table-cell office:value="0.7831368694134048" office:value-type="float"/>
          <table:table-cell office:value="0.7902503971595392" office:value-type="float"/>
          <table:table-cell office:value="0.7997941829456626" office:value-type="float"/>
          <table:table-cell office:value="0.8030095214120945" office:value-type="float"/>
          <table:table-cell office:value="0.8400073106081221" office:value-type="float"/>
          <table:table-cell office:value="0.5222511807617691" office:value-type="float"/>
          <table:table-cell office:value="0.5572436720525702" office:value-type="float"/>
          <table:table-cell office:value="0.5949340181108035" office:value-type="float"/>
          <table:table-cell office:value="0.6167107510047828" office:value-type="float"/>
          <table:table-cell office:value="0.670260903639862" office:value-type="float"/>
          <table:table-cell office:value="0.4381164636707412" office:value-type="float"/>
          <table:table-cell office:value="0.44907435369691284" office:value-type="float"/>
          <table:table-cell office:value="0.46883229822175876" office:value-type="float"/>
          <table:table-cell office:value="0.4769237285749409" office:value-type="float"/>
          <table:table-cell office:value="0.5053851710657941" office:value-type="float"/>
          <table:table-cell office:value="0.597338382433471" office:value-type="float"/>
          <table:table-cell office:value="0.6319643452435484" office:value-type="float"/>
          <table:table-cell office:value="0.6372403975490644" office:value-type="float"/>
          <table:table-cell office:value="0.6806907531640425" office:value-type="float"/>
          <table:table-cell office:value="0.7623941672207348" office:value-type="float"/>
          <table:table-cell office:value="0.45925123416916036" office:value-type="float"/>
          <table:table-cell office:value="0.4731444975872315" office:value-type="float"/>
          <table:table-cell office:value="0.5135901736475593" office:value-type="float"/>
          <table:table-cell office:value="0.5174128143633058" office:value-type="float"/>
          <table:table-cell office:value="0.5511974232778293" office:value-type="float"/>
        </table:table-row>
        <table:table-row>
          <table:table-cell office:value-type="string">
            <text:p>nanomsg__nanomsg</text:p>
          </table:table-cell>
          <table:table-cell office:value="0.6695861747421584" office:value-type="float"/>
          <table:table-cell office:value="0.7533396069374795" office:value-type="float"/>
          <table:table-cell office:value="0.78535889309044" office:value-type="float"/>
          <table:table-cell office:value="0.806127765597769" office:value-type="float"/>
          <table:table-cell office:value="0.8424979813359689" office:value-type="float"/>
          <table:table-cell office:value="0.5472959345017057" office:value-type="float"/>
          <table:table-cell office:value="0.5983086351195188" office:value-type="float"/>
          <table:table-cell office:value="0.6136833391184127" office:value-type="float"/>
          <table:table-cell office:value="0.628812776664067" office:value-type="float"/>
          <table:table-cell office:value="0.6708890776958583" office:value-type="float"/>
          <table:table-cell office:value="0.40115114636728066" office:value-type="float"/>
          <table:table-cell office:value="0.4581860500541904" office:value-type="float"/>
          <table:table-cell office:value="0.47845437211344655" office:value-type="float"/>
          <table:table-cell office:value="0.496670103517602" office:value-type="float"/>
          <table:table-cell office:value="0.565434966515779" office:value-type="float"/>
          <table:table-cell office:value="0.5825362155922693" office:value-type="float"/>
          <table:table-cell office:value="0.632896902372474" office:value-type="float"/>
          <table:table-cell office:value="0.648435335350844" office:value-type="float"/>
          <table:table-cell office:value="0.6703216720061029" office:value-type="float"/>
          <table:table-cell office:value="0.7339332955981797" office:value-type="float"/>
          <table:table-cell office:value="0.40351596262987655" office:value-type="float"/>
          <table:table-cell office:value="0.4799000887332099" office:value-type="float"/>
          <table:table-cell office:value="0.4987517118177631" office:value-type="float"/>
          <table:table-cell office:value="0.5202832534082718" office:value-type="float"/>
          <table:table-cell office:value="0.5767377010547952" office:value-type="float"/>
        </table:table-row>
        <table:table-row>
          <table:table-cell office:value-type="string">
            <text:p>twitter-archive__kestrel</text:p>
          </table:table-cell>
          <table:table-cell office:value="0.7062482786863229" office:value-type="float"/>
          <table:table-cell office:value="0.7949063670867096" office:value-type="float"/>
          <table:table-cell office:value="0.8096683661894516" office:value-type="float"/>
          <table:table-cell office:value="0.8211367928374896" office:value-type="float"/>
          <table:table-cell office:value="0.824919408692242" office:value-type="float"/>
          <table:table-cell office:value="0.5242154189694779" office:value-type="float"/>
          <table:table-cell office:value="0.5741945657367584" office:value-type="float"/>
          <table:table-cell office:value="0.5776028448358755" office:value-type="float"/>
          <table:table-cell office:value="0.6023885525876768" office:value-type="float"/>
          <table:table-cell office:value="0.6291657531443812" office:value-type="float"/>
          <table:table-cell office:value="0.40340593900547866" office:value-type="float"/>
          <table:table-cell office:value="0.44894634047068394" office:value-type="float"/>
          <table:table-cell office:value="0.4636897283180739" office:value-type="float"/>
          <table:table-cell office:value="0.4697617892647525" office:value-type="float"/>
          <table:table-cell office:value="0.5152178451812596" office:value-type="float"/>
          <table:table-cell office:value="0.5979268812850425" office:value-type="float"/>
          <table:table-cell office:value="0.6328023573681565" office:value-type="float"/>
          <table:table-cell office:value="0.6465375133118079" office:value-type="float"/>
          <table:table-cell office:value="0.6641726716474071" office:value-type="float"/>
          <table:table-cell office:value="0.6808160310678366" office:value-type="float"/>
          <table:table-cell office:value="0.3937223217242387" office:value-type="float"/>
          <table:table-cell office:value="0.46724754315058803" office:value-type="float"/>
          <table:table-cell office:value="0.4915144668724247" office:value-type="float"/>
          <table:table-cell office:value="0.5005101650959576" office:value-type="float"/>
          <table:table-cell office:value="0.5441808543571254" office:value-type="float"/>
        </table:table-row>
        <table:table-row>
          <table:table-cell office:value-type="string">
            <text:p>App-vNext__Polly</text:p>
          </table:table-cell>
          <table:table-cell office:value="0.763121834105887" office:value-type="float"/>
          <table:table-cell office:value="0.7985328498788653" office:value-type="float"/>
          <table:table-cell office:value="0.8159329057058605" office:value-type="float"/>
          <table:table-cell office:value="0.8256894244278893" office:value-type="float"/>
          <table:table-cell office:value="0.856944377376982" office:value-type="float"/>
          <table:table-cell office:value="0.5509964309994464" office:value-type="float"/>
          <table:table-cell office:value="0.5871307456094739" office:value-type="float"/>
          <table:table-cell office:value="0.6094931970939543" office:value-type="float"/>
          <table:table-cell office:value="0.6269842185264874" office:value-type="float"/>
          <table:table-cell office:value="0.6750111388725696" office:value-type="float"/>
          <table:table-cell office:value="0.4072536331574747" office:value-type="float"/>
          <table:table-cell office:value="0.4668683264631734" office:value-type="float"/>
          <table:table-cell office:value="0.4872916404091912" office:value-type="float"/>
          <table:table-cell office:value="0.5084592769525668" office:value-type="float"/>
          <table:table-cell office:value="0.5763725121123459" office:value-type="float"/>
          <table:table-cell office:value="0.5733982594884823" office:value-type="float"/>
          <table:table-cell office:value="0.630124158584022" office:value-type="float"/>
          <table:table-cell office:value="0.6549725611543671" office:value-type="float"/>
          <table:table-cell office:value="0.6642667624961244" office:value-type="float"/>
          <table:table-cell office:value="0.7408998926343886" office:value-type="float"/>
          <table:table-cell office:value="0.3868477391357091" office:value-type="float"/>
          <table:table-cell office:value="0.4693040524666633" office:value-type="float"/>
          <table:table-cell office:value="0.49871833028412377" office:value-type="float"/>
          <table:table-cell office:value="0.5121336423690255" office:value-type="float"/>
          <table:table-cell office:value="0.5847184997288821" office:value-type="float"/>
        </table:table-row>
        <table:table-row>
          <table:table-cell office:value-type="string">
            <text:p>ethereum__go-ethereum</text:p>
          </table:table-cell>
          <table:table-cell office:value="0.6772498952283992" office:value-type="float"/>
          <table:table-cell office:value="0.7292602066855526" office:value-type="float"/>
          <table:table-cell office:value="0.76832194670089" office:value-type="float"/>
          <table:table-cell office:value="0.7964290430324009" office:value-type="float"/>
          <table:table-cell office:value="0.8626000045973474" office:value-type="float"/>
          <table:table-cell office:value="0.523940462128295" office:value-type="float"/>
          <table:table-cell office:value="0.589400020132578" office:value-type="float"/>
          <table:table-cell office:value="0.6080203616206548" office:value-type="float"/>
          <table:table-cell office:value="0.623027861612628" office:value-type="float"/>
          <table:table-cell office:value="0.7179031114387442" office:value-type="float"/>
          <table:table-cell office:value="0.378483575958556" office:value-type="float"/>
          <table:table-cell office:value="0.45240585904933905" office:value-type="float"/>
          <table:table-cell office:value="0.4716985491278235" office:value-type="float"/>
          <table:table-cell office:value="0.4936641815358357" office:value-type="float"/>
          <table:table-cell office:value="0.6065417461278974" office:value-type="float"/>
          <table:table-cell office:value="0.5265699806163768" office:value-type="float"/>
          <table:table-cell office:value="0.6212037384378459" office:value-type="float"/>
          <table:table-cell office:value="0.6441068169740889" office:value-type="float"/>
          <table:table-cell office:value="0.672279001544842" office:value-type="float"/>
          <table:table-cell office:value="0.7696353147575419" office:value-type="float"/>
          <table:table-cell office:value="0.3333964180439482" office:value-type="float"/>
          <table:table-cell office:value="0.4699081627531436" office:value-type="float"/>
          <table:table-cell office:value="0.49422667327250397" office:value-type="float"/>
          <table:table-cell office:value="0.5191476981493186" office:value-type="float"/>
          <table:table-cell office:value="0.6222844830772758" office:value-type="float"/>
        </table:table-row>
        <table:table-row>
          <table:table-cell office:value-type="string">
            <text:p>qutebrowser__qutebrowser</text:p>
          </table:table-cell>
          <table:table-cell office:value="0.6874926404167986" office:value-type="float"/>
          <table:table-cell office:value="0.7770246328537074" office:value-type="float"/>
          <table:table-cell office:value="0.7975664448418447" office:value-type="float"/>
          <table:table-cell office:value="0.814198447295885" office:value-type="float"/>
          <table:table-cell office:value="0.8531531518030248" office:value-type="float"/>
          <table:table-cell office:value="0.5144380086647932" office:value-type="float"/>
          <table:table-cell office:value="0.5753493769067296" office:value-type="float"/>
          <table:table-cell office:value="0.5885734025310453" office:value-type="float"/>
          <table:table-cell office:value="0.6073478790997898" office:value-type="float"/>
          <table:table-cell office:value="0.6693172130398514" office:value-type="float"/>
          <table:table-cell office:value="0.379928557651523" office:value-type="float"/>
          <table:table-cell office:value="0.4470506149546817" office:value-type="float"/>
          <table:table-cell office:value="0.462846201754435" office:value-type="float"/>
          <table:table-cell office:value="0.48291413022695057" office:value-type="float"/>
          <table:table-cell office:value="0.5763604829225727" office:value-type="float"/>
          <table:table-cell office:value="0.5431562342975053" office:value-type="float"/>
          <table:table-cell office:value="0.6153087661424721" office:value-type="float"/>
          <table:table-cell office:value="0.6366398931676743" office:value-type="float"/>
          <table:table-cell office:value="0.661548094640071" office:value-type="float"/>
          <table:table-cell office:value="0.719541403805808" office:value-type="float"/>
          <table:table-cell office:value="0.34233732638943504" office:value-type="float"/>
          <table:table-cell office:value="0.47331061857929" office:value-type="float"/>
          <table:table-cell office:value="0.49657929073964924" office:value-type="float"/>
          <table:table-cell office:value="0.5164499661084477" office:value-type="float"/>
          <table:table-cell office:value="0.5850558882987718" office:value-type="float"/>
        </table:table-row>
        <table:table-row>
          <table:table-cell office:value-type="string">
            <text:p>burke__zeus</text:p>
          </table:table-cell>
          <table:table-cell office:value="0.6915484181492153" office:value-type="float"/>
          <table:table-cell office:value="0.7738101184832173" office:value-type="float"/>
          <table:table-cell office:value="0.7917702003869618" office:value-type="float"/>
          <table:table-cell office:value="0.8096579153599188" office:value-type="float"/>
          <table:table-cell office:value="0.8672377446955416" office:value-type="float"/>
          <table:table-cell office:value="0.5074985160512289" office:value-type="float"/>
          <table:table-cell office:value="0.5775161299267133" office:value-type="float"/>
          <table:table-cell office:value="0.6035514384963663" office:value-type="float"/>
          <table:table-cell office:value="0.6143270087971197" office:value-type="float"/>
          <table:table-cell office:value="0.6383267624466143" office:value-type="float"/>
          <table:table-cell office:value="0.3732849616262469" office:value-type="float"/>
          <table:table-cell office:value="0.4421234772256374" office:value-type="float"/>
          <table:table-cell office:value="0.47022780508297723" office:value-type="float"/>
          <table:table-cell office:value="0.515281161256151" office:value-type="float"/>
          <table:table-cell office:value="0.559021402360898" office:value-type="float"/>
          <table:table-cell office:value="0.5424023590379674" office:value-type="float"/>
          <table:table-cell office:value="0.5939189342273032" office:value-type="float"/>
          <table:table-cell office:value="0.6277674966218947" office:value-type="float"/>
          <table:table-cell office:value="0.66572705206245" office:value-type="float"/>
          <table:table-cell office:value="0.7248115037121614" office:value-type="float"/>
          <table:table-cell office:value="0.4231627731417589" office:value-type="float"/>
          <table:table-cell office:value="0.4889497005733602" office:value-type="float"/>
          <table:table-cell office:value="0.5101578289361886" office:value-type="float"/>
          <table:table-cell office:value="0.5333422832717363" office:value-type="float"/>
          <table:table-cell office:value="0.599500702642521" office:value-type="float"/>
        </table:table-row>
        <table:table-row>
          <table:table-cell office:value-type="string">
            <text:p>JustArchi__ArchiSteamFarm</text:p>
          </table:table-cell>
          <table:table-cell office:value="0.7053931684844341" office:value-type="float"/>
          <table:table-cell office:value="0.7693137071059425" office:value-type="float"/>
          <table:table-cell office:value="0.7897804820664723" office:value-type="float"/>
          <table:table-cell office:value="0.8084897693501584" office:value-type="float"/>
          <table:table-cell office:value="0.8725888926987004" office:value-type="float"/>
          <table:table-cell office:value="0.5239596926614932" office:value-type="float"/>
          <table:table-cell office:value="0.560535864841121" office:value-type="float"/>
          <table:table-cell office:value="0.5801103296561413" office:value-type="float"/>
          <table:table-cell office:value="0.5979634349286185" office:value-type="float"/>
          <table:table-cell office:value="0.644711601004059" office:value-type="float"/>
          <table:table-cell office:value="0.38851572702393555" office:value-type="float"/>
          <table:table-cell office:value="0.43684072718185696" office:value-type="float"/>
          <table:table-cell office:value="0.45048080500548526" office:value-type="float"/>
          <table:table-cell office:value="0.4664419560412032" office:value-type="float"/>
          <table:table-cell office:value="0.5381429715335706" office:value-type="float"/>
          <table:table-cell office:value="0.5803770412928552" office:value-type="float"/>
          <table:table-cell office:value="0.618901207417988" office:value-type="float"/>
          <table:table-cell office:value="0.6404845135244026" office:value-type="float"/>
          <table:table-cell office:value="0.6623823799329767" office:value-type="float"/>
          <table:table-cell office:value="0.6944937516152053" office:value-type="float"/>
          <table:table-cell office:value="0.2455304155235864" office:value-type="float"/>
          <table:table-cell office:value="0.44667258408348287" office:value-type="float"/>
          <table:table-cell office:value="0.491335997152064" office:value-type="float"/>
          <table:table-cell office:value="0.5182892784788988" office:value-type="float"/>
          <table:table-cell office:value="0.5589969462844148" office:value-type="float"/>
        </table:table-row>
        <table:table-row>
          <table:table-cell office:value-type="string">
            <text:p>neon-bindings__neon</text:p>
          </table:table-cell>
          <table:table-cell office:value="0.6857979362635653" office:value-type="float"/>
          <table:table-cell office:value="0.7349676216370251" office:value-type="float"/>
          <table:table-cell office:value="0.7836406518851642" office:value-type="float"/>
          <table:table-cell office:value="0.7998603289853891" office:value-type="float"/>
          <table:table-cell office:value="0.824486392059279" office:value-type="float"/>
          <table:table-cell office:value="0.5037642135735255" office:value-type="float"/>
          <table:table-cell office:value="0.5789091809866498" office:value-type="float"/>
          <table:table-cell office:value="0.597778907261575" office:value-type="float"/>
          <table:table-cell office:value="0.6120347367168844" office:value-type="float"/>
          <table:table-cell office:value="0.6793277065975348" office:value-type="float"/>
          <table:table-cell office:value="0.40021025552585066" office:value-type="float"/>
          <table:table-cell office:value="0.4401894769951204" office:value-type="float"/>
          <table:table-cell office:value="0.44932862706609256" office:value-type="float"/>
          <table:table-cell office:value="0.4603471994197059" office:value-type="float"/>
          <table:table-cell office:value="0.5183025034500697" office:value-type="float"/>
          <table:table-cell office:value="0.59766701711424" office:value-type="float"/>
          <table:table-cell office:value="0.6159479425191454" office:value-type="float"/>
          <table:table-cell office:value="0.6346980822606001" office:value-type="float"/>
          <table:table-cell office:value="0.6434774161794516" office:value-type="float"/>
          <table:table-cell office:value="0.6876206887449035" office:value-type="float"/>
          <table:table-cell office:value="0.43114824460903833" office:value-type="float"/>
          <table:table-cell office:value="0.46055076742067586" office:value-type="float"/>
          <table:table-cell office:value="0.4799631311380368" office:value-type="float"/>
          <table:table-cell office:value="0.49640367420810316" office:value-type="float"/>
          <table:table-cell office:value="0.5296038750982726" office:value-type="float"/>
        </table:table-row>
        <table:table-row>
          <table:table-cell office:value-type="string">
            <text:p>cwRichardKim__RKNotificationHub</text:p>
          </table:table-cell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188967004466294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28018949868684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5010911761710024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700108661329480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242570403605669" office:value-type="float"/>
        </table:table-row>
        <table:table-row>
          <table:table-cell office:value-type="string">
            <text:p>cakephp__cakephp</text:p>
          </table:table-cell>
          <table:table-cell office:value="0.6960902663698798" office:value-type="float"/>
          <table:table-cell office:value="0.7981974748936285" office:value-type="float"/>
          <table:table-cell office:value="0.815133108686935" office:value-type="float"/>
          <table:table-cell office:value="0.8253125348271838" office:value-type="float"/>
          <table:table-cell office:value="0.8727023674384566" office:value-type="float"/>
          <table:table-cell office:value="0.5283876213201982" office:value-type="float"/>
          <table:table-cell office:value="0.5877833743114838" office:value-type="float"/>
          <table:table-cell office:value="0.6007678586940868" office:value-type="float"/>
          <table:table-cell office:value="0.6143157606369851" office:value-type="float"/>
          <table:table-cell office:value="0.6947523476566311" office:value-type="float"/>
          <table:table-cell office:value="0.3763935447832729" office:value-type="float"/>
          <table:table-cell office:value="0.473131038381871" office:value-type="float"/>
          <table:table-cell office:value="0.49352155571722234" office:value-type="float"/>
          <table:table-cell office:value="0.5134283653439903" office:value-type="float"/>
          <table:table-cell office:value="0.6084136807458103" office:value-type="float"/>
          <table:table-cell office:value="0.5669985632014665" office:value-type="float"/>
          <table:table-cell office:value="0.6214783080838917" office:value-type="float"/>
          <table:table-cell office:value="0.6400266572503973" office:value-type="float"/>
          <table:table-cell office:value="0.658641809526713" office:value-type="float"/>
          <table:table-cell office:value="0.7698833831683716" office:value-type="float"/>
          <table:table-cell office:value="0.34337961396047706" office:value-type="float"/>
          <table:table-cell office:value="0.49675333688435425" office:value-type="float"/>
          <table:table-cell office:value="0.5160618459703556" office:value-type="float"/>
          <table:table-cell office:value="0.5313932838429282" office:value-type="float"/>
          <table:table-cell office:value="0.6128623586946669" office:value-type="float"/>
        </table:table-row>
        <table:table-row>
          <table:table-cell office:value-type="string">
            <text:p>fommil__netlib-java</text:p>
          </table:table-cell>
          <table:table-cell office:value="0.7226549284227022" office:value-type="float"/>
          <table:table-cell office:value="0.7367068270078063" office:value-type="float"/>
          <table:table-cell office:value="0.7894583500181221" office:value-type="float"/>
          <table:table-cell office:value="0.794835730997905" office:value-type="float"/>
          <table:table-cell office:value="0.8135863602381453" office:value-type="float"/>
          <table:table-cell office:value="0.5369873717393454" office:value-type="float"/>
          <table:table-cell office:value="0.559230535686805" office:value-type="float"/>
          <table:table-cell office:value="0.5717908144322664" office:value-type="float"/>
          <table:table-cell office:value="0.5743450077877396" office:value-type="float"/>
          <table:table-cell office:value="0.6125554462110546" office:value-type="float"/>
          <table:table-cell office:value="0.4502667645334273" office:value-type="float"/>
          <table:table-cell office:value="0.47577646106596644" office:value-type="float"/>
          <table:table-cell office:value="0.4820129783560922" office:value-type="float"/>
          <table:table-cell office:value="0.496459431311643" office:value-type="float"/>
          <table:table-cell office:value="0.5313944510325649" office:value-type="float"/>
          <table:table-cell office:value="0.5536116187432933" office:value-type="float"/>
          <table:table-cell office:value="0.6124439067310026" office:value-type="float"/>
          <table:table-cell office:value="0.6226054481293499" office:value-type="float"/>
          <table:table-cell office:value="0.629908741641533" office:value-type="float"/>
          <table:table-cell office:value="0.6972136429293885" office:value-type="float"/>
          <table:table-cell office:value="0.414655689667539" office:value-type="float"/>
          <table:table-cell office:value="0.4543448202887028" office:value-type="float"/>
          <table:table-cell office:value="0.46629051525988624" office:value-type="float"/>
          <table:table-cell office:value="0.4873145290919797" office:value-type="float"/>
          <table:table-cell office:value="0.5103537164233314" office:value-type="float"/>
        </table:table-row>
        <table:table-row>
          <table:table-cell office:value-type="string">
            <text:p>picocms__Pico</text:p>
          </table:table-cell>
          <table:table-cell office:value="0.754066381693989" office:value-type="float"/>
          <table:table-cell office:value="0.8039241619087345" office:value-type="float"/>
          <table:table-cell office:value="0.8238929441125593" office:value-type="float"/>
          <table:table-cell office:value="0.8335778498843833" office:value-type="float"/>
          <table:table-cell office:value="0.8733802638960741" office:value-type="float"/>
          <table:table-cell office:value="0.5628631406673373" office:value-type="float"/>
          <table:table-cell office:value="0.595236574887319" office:value-type="float"/>
          <table:table-cell office:value="0.6056069701803566" office:value-type="float"/>
          <table:table-cell office:value="0.6223141335292852" office:value-type="float"/>
          <table:table-cell office:value="0.6732227290195654" office:value-type="float"/>
          <table:table-cell office:value="0.42143550992346557" office:value-type="float"/>
          <table:table-cell office:value="0.4693088427967921" office:value-type="float"/>
          <table:table-cell office:value="0.49267625643304414" office:value-type="float"/>
          <table:table-cell office:value="0.5121772183493678" office:value-type="float"/>
          <table:table-cell office:value="0.5668364368141798" office:value-type="float"/>
          <table:table-cell office:value="0.5778146475796933" office:value-type="float"/>
          <table:table-cell office:value="0.6221270501891603" office:value-type="float"/>
          <table:table-cell office:value="0.644175493096761" office:value-type="float"/>
          <table:table-cell office:value="0.6701714191382062" office:value-type="float"/>
          <table:table-cell office:value="0.7044322606246425" office:value-type="float"/>
          <table:table-cell office:value="0.43831117275675124" office:value-type="float"/>
          <table:table-cell office:value="0.5021869069454133" office:value-type="float"/>
          <table:table-cell office:value="0.5186541619469631" office:value-type="float"/>
          <table:table-cell office:value="0.5386805040583448" office:value-type="float"/>
          <table:table-cell office:value="0.5874489825321995" office:value-type="float"/>
        </table:table-row>
        <table:table-row>
          <table:table-cell office:value-type="string">
            <text:p>espressif__esptool</text:p>
          </table:table-cell>
          <table:table-cell office:value="0.7089963035908119" office:value-type="float"/>
          <table:table-cell office:value="0.7537484764396735" office:value-type="float"/>
          <table:table-cell office:value="0.7839714298839129" office:value-type="float"/>
          <table:table-cell office:value="0.8002718702632636" office:value-type="float"/>
          <table:table-cell office:value="0.8355334559304236" office:value-type="float"/>
          <table:table-cell office:value="0.529575615441243" office:value-type="float"/>
          <table:table-cell office:value="0.5826587989964374" office:value-type="float"/>
          <table:table-cell office:value="0.5968671568949035" office:value-type="float"/>
          <table:table-cell office:value="0.6111069001621074" office:value-type="float"/>
          <table:table-cell office:value="0.6810799741909348" office:value-type="float"/>
          <table:table-cell office:value="0.3486023501734422" office:value-type="float"/>
          <table:table-cell office:value="0.441048750310743" office:value-type="float"/>
          <table:table-cell office:value="0.4585125383174583" office:value-type="float"/>
          <table:table-cell office:value="0.4760635739227001" office:value-type="float"/>
          <table:table-cell office:value="0.5453830893713654" office:value-type="float"/>
          <table:table-cell office:value="0.555847594809203" office:value-type="float"/>
          <table:table-cell office:value="0.6097946967739452" office:value-type="float"/>
          <table:table-cell office:value="0.6230448407187116" office:value-type="float"/>
          <table:table-cell office:value="0.6558908594416605" office:value-type="float"/>
          <table:table-cell office:value="0.7188284515232738" office:value-type="float"/>
          <table:table-cell office:value="0.4199806381926314" office:value-type="float"/>
          <table:table-cell office:value="0.4724200062988455" office:value-type="float"/>
          <table:table-cell office:value="0.4945781040637377" office:value-type="float"/>
          <table:table-cell office:value="0.5116399626138759" office:value-type="float"/>
          <table:table-cell office:value="0.5751832317070518" office:value-type="float"/>
        </table:table-row>
        <table:table-row>
          <table:table-cell office:value-type="string">
            <text:p>adamzap__landslide</text:p>
          </table:table-cell>
          <table:table-cell office:value="0.7294877302099486" office:value-type="float"/>
          <table:table-cell office:value="0.7742631285908281" office:value-type="float"/>
          <table:table-cell office:value="0.8143946997736486" office:value-type="float"/>
          <table:table-cell office:value="0.8195900910732388" office:value-type="float"/>
          <table:table-cell office:value="0.8541558897543844" office:value-type="float"/>
          <table:table-cell office:value="0.5492755488370445" office:value-type="float"/>
          <table:table-cell office:value="0.5846533891463528" office:value-type="float"/>
          <table:table-cell office:value="0.600840040959995" office:value-type="float"/>
          <table:table-cell office:value="0.6251718041539915" office:value-type="float"/>
          <table:table-cell office:value="0.6655001172585302" office:value-type="float"/>
          <table:table-cell office:value="0.40211312121266196" office:value-type="float"/>
          <table:table-cell office:value="0.4525458261348435" office:value-type="float"/>
          <table:table-cell office:value="0.4791302392325126" office:value-type="float"/>
          <table:table-cell office:value="0.49952169920241707" office:value-type="float"/>
          <table:table-cell office:value="0.5157609921927215" office:value-type="float"/>
          <table:table-cell office:value="0.582878263073801" office:value-type="float"/>
          <table:table-cell office:value="0.6287983712709577" office:value-type="float"/>
          <table:table-cell office:value="0.649994708861944" office:value-type="float"/>
          <table:table-cell office:value="0.6694743747525482" office:value-type="float"/>
          <table:table-cell office:value="0.708385316806361" office:value-type="float"/>
          <table:table-cell office:value="0.4120566280834754" office:value-type="float"/>
          <table:table-cell office:value="0.4799579250097494" office:value-type="float"/>
          <table:table-cell office:value="0.5122300446305148" office:value-type="float"/>
          <table:table-cell office:value="0.5353572714495083" office:value-type="float"/>
          <table:table-cell office:value="0.5762631611518455" office:value-type="float"/>
        </table:table-row>
        <table:table-row>
          <table:table-cell office:value-type="string">
            <text:p>getsentry__sentry</text:p>
          </table:table-cell>
          <table:table-cell office:value="0.7083628054729538" office:value-type="float"/>
          <table:table-cell office:value="0.7616746006666804" office:value-type="float"/>
          <table:table-cell office:value="0.7918070636649049" office:value-type="float"/>
          <table:table-cell office:value="0.8121931113623354" office:value-type="float"/>
          <table:table-cell office:value="0.8609108345729395" office:value-type="float"/>
          <table:table-cell office:value="0.5113073480688123" office:value-type="float"/>
          <table:table-cell office:value="0.5827979015875029" office:value-type="float"/>
          <table:table-cell office:value="0.5955781906975419" office:value-type="float"/>
          <table:table-cell office:value="0.6058585521323899" office:value-type="float"/>
          <table:table-cell office:value="0.6598973089695361" office:value-type="float"/>
          <table:table-cell office:value="0.38691280535981376" office:value-type="float"/>
          <table:table-cell office:value="0.4666274989164573" office:value-type="float"/>
          <table:table-cell office:value="0.4870790708190339" office:value-type="float"/>
          <table:table-cell office:value="0.5059438000705653" office:value-type="float"/>
          <table:table-cell office:value="0.5698819582451592" office:value-type="float"/>
          <table:table-cell office:value="0.5704667609448457" office:value-type="float"/>
          <table:table-cell office:value="0.6256526487670421" office:value-type="float"/>
          <table:table-cell office:value="0.6474584440932085" office:value-type="float"/>
          <table:table-cell office:value="0.6709467946103762" office:value-type="float"/>
          <table:table-cell office:value="0.7275252733858835" office:value-type="float"/>
          <table:table-cell office:value="0.3637409141760823" office:value-type="float"/>
          <table:table-cell office:value="0.48373699479908144" office:value-type="float"/>
          <table:table-cell office:value="0.5001341470379123" office:value-type="float"/>
          <table:table-cell office:value="0.515896701409281" office:value-type="float"/>
          <table:table-cell office:value="0.60047493346162" office:value-type="float"/>
        </table:table-row>
        <table:table-row>
          <table:table-cell office:value-type="string">
            <text:p>jedireza__drywall</text:p>
          </table:table-cell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334396395034491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6410363402809041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241823915589161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900360713444762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383151962304125" office:value-type="float"/>
        </table:table-row>
        <table:table-row>
          <table:table-cell office:value-type="string">
            <text:p>Shopify__Timber</text:p>
          </table:table-cell>
          <table:table-cell office:value="0.7399527548927576" office:value-type="float"/>
          <table:table-cell office:value="0.7962807245559873" office:value-type="float"/>
          <table:table-cell office:value="0.8207623953360967" office:value-type="float"/>
          <table:table-cell office:value="0.8268843737888278" office:value-type="float"/>
          <table:table-cell office:value="0.844931208291994" office:value-type="float"/>
          <table:table-cell office:value="0.5197555791866242" office:value-type="float"/>
          <table:table-cell office:value="0.5888840086207798" office:value-type="float"/>
          <table:table-cell office:value="0.6027375518273935" office:value-type="float"/>
          <table:table-cell office:value="0.6139563886229918" office:value-type="float"/>
          <table:table-cell office:value="0.6344439210320655" office:value-type="float"/>
          <table:table-cell office:value="0.44977400982713334" office:value-type="float"/>
          <table:table-cell office:value="0.49872467229916106" office:value-type="float"/>
          <table:table-cell office:value="0.5092710994699088" office:value-type="float"/>
          <table:table-cell office:value="0.5221860656414774" office:value-type="float"/>
          <table:table-cell office:value="0.5811214384165335" office:value-type="float"/>
          <table:table-cell office:value="0.5713996739140659" office:value-type="float"/>
          <table:table-cell office:value="0.6198861354669614" office:value-type="float"/>
          <table:table-cell office:value="0.6273491757483405" office:value-type="float"/>
          <table:table-cell office:value="0.6440505856271198" office:value-type="float"/>
          <table:table-cell office:value="0.6771165769515893" office:value-type="float"/>
          <table:table-cell office:value="0.46490410829856144" office:value-type="float"/>
          <table:table-cell office:value="0.5141825855792751" office:value-type="float"/>
          <table:table-cell office:value="0.5245299195810909" office:value-type="float"/>
          <table:table-cell office:value="0.536067137256035" office:value-type="float"/>
          <table:table-cell office:value="0.5867268718027867" office:value-type="float"/>
        </table:table-row>
        <table:table-row>
          <table:table-cell office:value-type="string">
            <text:p>direnv__direnv</text:p>
          </table:table-cell>
          <table:table-cell office:value="0.7111955054416691" office:value-type="float"/>
          <table:table-cell office:value="0.7765862206380256" office:value-type="float"/>
          <table:table-cell office:value="0.7967848046672343" office:value-type="float"/>
          <table:table-cell office:value="0.8190602787979325" office:value-type="float"/>
          <table:table-cell office:value="0.8601118172105481" office:value-type="float"/>
          <table:table-cell office:value="0.5388090923781007" office:value-type="float"/>
          <table:table-cell office:value="0.5717297956635142" office:value-type="float"/>
          <table:table-cell office:value="0.5865003136066911" office:value-type="float"/>
          <table:table-cell office:value="0.6085693715049965" office:value-type="float"/>
          <table:table-cell office:value="0.640355110557198" office:value-type="float"/>
          <table:table-cell office:value="0.3619889225100873" office:value-type="float"/>
          <table:table-cell office:value="0.44878869024038004" office:value-type="float"/>
          <table:table-cell office:value="0.46373777103430686" office:value-type="float"/>
          <table:table-cell office:value="0.4863210498720082" office:value-type="float"/>
          <table:table-cell office:value="0.5750530068567572" office:value-type="float"/>
          <table:table-cell office:value="0.5646628775009697" office:value-type="float"/>
          <table:table-cell office:value="0.6025562711466748" office:value-type="float"/>
          <table:table-cell office:value="0.6324833942059465" office:value-type="float"/>
          <table:table-cell office:value="0.6461402379677958" office:value-type="float"/>
          <table:table-cell office:value="0.683528345064363" office:value-type="float"/>
          <table:table-cell office:value="0.4248570589228571" office:value-type="float"/>
          <table:table-cell office:value="0.47882536338434345" office:value-type="float"/>
          <table:table-cell office:value="0.49779328590694827" office:value-type="float"/>
          <table:table-cell office:value="0.5255027534242184" office:value-type="float"/>
          <table:table-cell office:value="0.5490802380481157" office:value-type="float"/>
        </table:table-row>
        <table:table-row>
          <table:table-cell office:value-type="string">
            <text:p>owncloud__android</text:p>
          </table:table-cell>
          <table:table-cell office:value="0.7113108766578395" office:value-type="float"/>
          <table:table-cell office:value="0.7648128091559612" office:value-type="float"/>
          <table:table-cell office:value="0.7904664096488102" office:value-type="float"/>
          <table:table-cell office:value="0.8095770696003473" office:value-type="float"/>
          <table:table-cell office:value="0.8685667688824541" office:value-type="float"/>
          <table:table-cell office:value="0.5442579475199433" office:value-type="float"/>
          <table:table-cell office:value="0.5921602076485211" office:value-type="float"/>
          <table:table-cell office:value="0.6104786728292596" office:value-type="float"/>
          <table:table-cell office:value="0.6264899161055868" office:value-type="float"/>
          <table:table-cell office:value="0.7529911586996186" office:value-type="float"/>
          <table:table-cell office:value="0.34358465167893837" office:value-type="float"/>
          <table:table-cell office:value="0.4426502900377526" office:value-type="float"/>
          <table:table-cell office:value="0.4602239499043764" office:value-type="float"/>
          <table:table-cell office:value="0.48008169881367835" office:value-type="float"/>
          <table:table-cell office:value="0.5792172112704116" office:value-type="float"/>
          <table:table-cell office:value="0.5614443366346953" office:value-type="float"/>
          <table:table-cell office:value="0.6109255728010915" office:value-type="float"/>
          <table:table-cell office:value="0.629515869177245" office:value-type="float"/>
          <table:table-cell office:value="0.6492285927225548" office:value-type="float"/>
          <table:table-cell office:value="0.782293030600373" office:value-type="float"/>
          <table:table-cell office:value="0.38878800517232914" office:value-type="float"/>
          <table:table-cell office:value="0.508249590084405" office:value-type="float"/>
          <table:table-cell office:value="0.527070312881611" office:value-type="float"/>
          <table:table-cell office:value="0.5449647240991056" office:value-type="float"/>
          <table:table-cell office:value="0.6309055800026659" office:value-type="float"/>
        </table:table-row>
        <table:table-row>
          <table:table-cell office:value-type="string">
            <text:p>codeclimate__codeclimate</text:p>
          </table:table-cell>
          <table:table-cell office:value="0.7129788772930904" office:value-type="float"/>
          <table:table-cell office:value="0.7674661558812012" office:value-type="float"/>
          <table:table-cell office:value="0.8074557963855065" office:value-type="float"/>
          <table:table-cell office:value="0.8196974343067811" office:value-type="float"/>
          <table:table-cell office:value="0.8472391943031803" office:value-type="float"/>
          <table:table-cell office:value="0.5341931954656346" office:value-type="float"/>
          <table:table-cell office:value="0.5918230047844535" office:value-type="float"/>
          <table:table-cell office:value="0.6114020594656894" office:value-type="float"/>
          <table:table-cell office:value="0.6181355156946874" office:value-type="float"/>
          <table:table-cell office:value="0.737277588246132" office:value-type="float"/>
          <table:table-cell office:value="0.4300390666313367" office:value-type="float"/>
          <table:table-cell office:value="0.4658099061785564" office:value-type="float"/>
          <table:table-cell office:value="0.489250155925008" office:value-type="float"/>
          <table:table-cell office:value="0.5058162983848792" office:value-type="float"/>
          <table:table-cell office:value="0.5299052540885437" office:value-type="float"/>
          <table:table-cell office:value="0.5814144056847035" office:value-type="float"/>
          <table:table-cell office:value="0.6358455843287663" office:value-type="float"/>
          <table:table-cell office:value="0.6477256236688577" office:value-type="float"/>
          <table:table-cell office:value="0.6644989684663101" office:value-type="float"/>
          <table:table-cell office:value="0.7346110346857603" office:value-type="float"/>
          <table:table-cell office:value="0.43453659543237094" office:value-type="float"/>
          <table:table-cell office:value="0.49116250322664157" office:value-type="float"/>
          <table:table-cell office:value="0.5105294826111212" office:value-type="float"/>
          <table:table-cell office:value="0.524317025327838" office:value-type="float"/>
          <table:table-cell office:value="0.5878939558916684" office:value-type="float"/>
        </table:table-row>
        <table:table-row>
          <table:table-cell office:value-type="string">
            <text:p>SoftEtherVPN__SoftEtherVPN</text:p>
          </table:table-cell>
          <table:table-cell office:value="0.6773211396888679" office:value-type="float"/>
          <table:table-cell office:value="0.76162358071307" office:value-type="float"/>
          <table:table-cell office:value="0.7809372045996471" office:value-type="float"/>
          <table:table-cell office:value="0.7949975755098193" office:value-type="float"/>
          <table:table-cell office:value="0.8433158814652418" office:value-type="float"/>
          <table:table-cell office:value="0.5549722337896716" office:value-type="float"/>
          <table:table-cell office:value="0.5915212412138416" office:value-type="float"/>
          <table:table-cell office:value="0.605077811447904" office:value-type="float"/>
          <table:table-cell office:value="0.6229961931125996" office:value-type="float"/>
          <table:table-cell office:value="0.646064482894504" office:value-type="float"/>
          <table:table-cell office:value="0.41417250061278055" office:value-type="float"/>
          <table:table-cell office:value="0.4697625504632081" office:value-type="float"/>
          <table:table-cell office:value="0.4869101399967899" office:value-type="float"/>
          <table:table-cell office:value="0.508076789745649" office:value-type="float"/>
          <table:table-cell office:value="0.556665915366717" office:value-type="float"/>
          <table:table-cell office:value="0.5441015812315928" office:value-type="float"/>
          <table:table-cell office:value="0.6047553644377677" office:value-type="float"/>
          <table:table-cell office:value="0.6225837211359153" office:value-type="float"/>
          <table:table-cell office:value="0.6498212260314773" office:value-type="float"/>
          <table:table-cell office:value="0.7184100275151657" office:value-type="float"/>
          <table:table-cell office:value="0.36600281642735844" office:value-type="float"/>
          <table:table-cell office:value="0.503375017884913" office:value-type="float"/>
          <table:table-cell office:value="0.5255472536973538" office:value-type="float"/>
          <table:table-cell office:value="0.5505030892122432" office:value-type="float"/>
          <table:table-cell office:value="0.6078837953531232" office:value-type="float"/>
        </table:table-row>
        <table:table-row>
          <table:table-cell office:value-type="string">
            <text:p>jeromegn__Backbone.localStorage</text:p>
          </table:table-cell>
          <table:table-cell office:value="0.7975537141296175" office:value-type="float"/>
          <table:table-cell office:value="0.8110863714314656" office:value-type="float"/>
          <table:table-cell office:value="0.8240008824509168" office:value-type="float"/>
          <table:table-cell office:value="0.8339983286909552" office:value-type="float"/>
          <table:table-cell office:value="0.8383158170467262" office:value-type="float"/>
          <table:table-cell office:value="0.581548193082089" office:value-type="float"/>
          <table:table-cell office:value="0.6095316406130036" office:value-type="float"/>
          <table:table-cell office:value="0.6206063338136079" office:value-type="float"/>
          <table:table-cell office:value="0.6373006945798584" office:value-type="float"/>
          <table:table-cell office:value="0.6405807082104793" office:value-type="float"/>
          <table:table-cell office:value="0.4748889817526457" office:value-type="float"/>
          <table:table-cell office:value="0.49244907679117694" office:value-type="float"/>
          <table:table-cell office:value="0.523094658093354" office:value-type="float"/>
          <table:table-cell office:value="0.529598347534445" office:value-type="float"/>
          <table:table-cell office:value="0.5309841326654537" office:value-type="float"/>
          <table:table-cell office:value="0.6223315943599654" office:value-type="float"/>
          <table:table-cell office:value="0.6308469173348332" office:value-type="float"/>
          <table:table-cell office:value="0.6544158241157496" office:value-type="float"/>
          <table:table-cell office:value="0.6592908466611844" office:value-type="float"/>
          <table:table-cell office:value="0.7093771843606905" office:value-type="float"/>
          <table:table-cell office:value="0.4839039646178606" office:value-type="float"/>
          <table:table-cell office:value="0.5064711302330515" office:value-type="float"/>
          <table:table-cell office:value="0.5250405162972358" office:value-type="float"/>
          <table:table-cell office:value="0.5564261142084914" office:value-type="float"/>
          <table:table-cell office:value="0.5721396870699405" office:value-type="float"/>
        </table:table-row>
        <table:table-row>
          <table:table-cell office:value-type="string">
            <text:p>cloudhead__node-static</text:p>
          </table:table-cell>
          <table:table-cell office:value="0.7369953678570424" office:value-type="float"/>
          <table:table-cell office:value="0.7856432540945346" office:value-type="float"/>
          <table:table-cell office:value="0.798814155406667" office:value-type="float"/>
          <table:table-cell office:value="0.8164126190718565" office:value-type="float"/>
          <table:table-cell office:value="0.8646594916247612" office:value-type="float"/>
          <table:table-cell office:value="0.535755764531233" office:value-type="float"/>
          <table:table-cell office:value="0.5696519945575088" office:value-type="float"/>
          <table:table-cell office:value="0.5954805302403579" office:value-type="float"/>
          <table:table-cell office:value="0.6187922576241401" office:value-type="float"/>
          <table:table-cell office:value="0.6466189346352448" office:value-type="float"/>
          <table:table-cell office:value="0.4014510919490555" office:value-type="float"/>
          <table:table-cell office:value="0.4573461339040872" office:value-type="float"/>
          <table:table-cell office:value="0.47489621220602773" office:value-type="float"/>
          <table:table-cell office:value="0.49240679156761513" office:value-type="float"/>
          <table:table-cell office:value="0.5429648769918414" office:value-type="float"/>
          <table:table-cell office:value="0.6124339124513251" office:value-type="float"/>
          <table:table-cell office:value="0.6280851236124017" office:value-type="float"/>
          <table:table-cell office:value="0.6413825145382559" office:value-type="float"/>
          <table:table-cell office:value="0.6591319112477678" office:value-type="float"/>
          <table:table-cell office:value="0.7468990084898149" office:value-type="float"/>
          <table:table-cell office:value="0.4011218165563415" office:value-type="float"/>
          <table:table-cell office:value="0.4784482635689954" office:value-type="float"/>
          <table:table-cell office:value="0.5063873572304356" office:value-type="float"/>
          <table:table-cell office:value="0.5296172787517499" office:value-type="float"/>
          <table:table-cell office:value="0.5738850305272434" office:value-type="float"/>
        </table:table-row>
        <table:table-row>
          <table:table-cell office:value-type="string">
            <text:p>18F__web-design-standards</text:p>
          </table:table-cell>
          <table:table-cell office:value="0.728692744640143" office:value-type="float"/>
          <table:table-cell office:value="0.822296423006014" office:value-type="float"/>
          <table:table-cell office:value="0.8315046419395986" office:value-type="float"/>
          <table:table-cell office:value="0.8417796036723894" office:value-type="float"/>
          <table:table-cell office:value="0.8794113397374286" office:value-type="float"/>
          <table:table-cell office:value="0.5584127305791547" office:value-type="float"/>
          <table:table-cell office:value="0.6102565832848753" office:value-type="float"/>
          <table:table-cell office:value="0.6234060862509839" office:value-type="float"/>
          <table:table-cell office:value="0.6470526562988864" office:value-type="float"/>
          <table:table-cell office:value="0.716187964023955" office:value-type="float"/>
          <table:table-cell office:value="0.44870632620109335" office:value-type="float"/>
          <table:table-cell office:value="0.4971819005979917" office:value-type="float"/>
          <table:table-cell office:value="0.5173394637631747" office:value-type="float"/>
          <table:table-cell office:value="0.5334156183848872" office:value-type="float"/>
          <table:table-cell office:value="0.5990190219155266" office:value-type="float"/>
          <table:table-cell office:value="0.5987268727848498" office:value-type="float"/>
          <table:table-cell office:value="0.6286812346542161" office:value-type="float"/>
          <table:table-cell office:value="0.6515515728008818" office:value-type="float"/>
          <table:table-cell office:value="0.6695454924487234" office:value-type="float"/>
          <table:table-cell office:value="0.7241178336662852" office:value-type="float"/>
          <table:table-cell office:value="0.4249204996010729" office:value-type="float"/>
          <table:table-cell office:value="0.5091755738725683" office:value-type="float"/>
          <table:table-cell office:value="0.5178600244416123" office:value-type="float"/>
          <table:table-cell office:value="0.5367927046914884" office:value-type="float"/>
          <table:table-cell office:value="0.6142276452205304" office:value-type="float"/>
        </table:table-row>
        <table:table-row>
          <table:table-cell office:value-type="string">
            <text:p>ylechelle__OpenUDID</text:p>
          </table:table-cell>
          <table:table-cell office:value="0.7539745115180494" office:value-type="float"/>
          <table:table-cell office:value="0.7843116576094828" office:value-type="float"/>
          <table:table-cell office:value="0.8035635941243373" office:value-type="float"/>
          <table:table-cell office:value="0.8258291476624818" office:value-type="float"/>
          <table:table-cell office:value="0.8447635641901385" office:value-type="float"/>
          <table:table-cell office:value="0.5553496857119781" office:value-type="float"/>
          <table:table-cell office:value="0.5798340310828234" office:value-type="float"/>
          <table:table-cell office:value="0.6124989677868504" office:value-type="float"/>
          <table:table-cell office:value="0.6205651415502951" office:value-type="float"/>
          <table:table-cell office:value="0.6659369784720723" office:value-type="float"/>
          <table:table-cell office:value="0.4522435007839598" office:value-type="float"/>
          <table:table-cell office:value="0.4612913509622544" office:value-type="float"/>
          <table:table-cell office:value="0.48833723944166246" office:value-type="float"/>
          <table:table-cell office:value="0.49048961222165866" office:value-type="float"/>
          <table:table-cell office:value="0.5035635759227497" office:value-type="float"/>
          <table:table-cell office:value="0.6144494017908351" office:value-type="float"/>
          <table:table-cell office:value="0.6305900287247352" office:value-type="float"/>
          <table:table-cell office:value="0.6386385114950428" office:value-type="float"/>
          <table:table-cell office:value="0.6558838616258067" office:value-type="float"/>
          <table:table-cell office:value="0.6996368677942185" office:value-type="float"/>
          <table:table-cell office:value="0.41065959359954174" office:value-type="float"/>
          <table:table-cell office:value="0.479719906932496" office:value-type="float"/>
          <table:table-cell office:value="0.52881339508537" office:value-type="float"/>
          <table:table-cell office:value="0.5467401842366354" office:value-type="float"/>
          <table:table-cell office:value="0.5771728815143142" office:value-type="float"/>
        </table:table-row>
        <table:table-row>
          <table:table-cell office:value-type="string">
            <text:p>GoogleCloudPlatform__google-cloud-node</text:p>
          </table:table-cell>
          <table:table-cell office:value="0.7031269029135212" office:value-type="float"/>
          <table:table-cell office:value="0.7740619399910632" office:value-type="float"/>
          <table:table-cell office:value="0.7979559845912231" office:value-type="float"/>
          <table:table-cell office:value="0.815462011989183" office:value-type="float"/>
          <table:table-cell office:value="0.8570704053801707" office:value-type="float"/>
          <table:table-cell office:value="0.5070141289305725" office:value-type="float"/>
          <table:table-cell office:value="0.5795605979633041" office:value-type="float"/>
          <table:table-cell office:value="0.5950016845466706" office:value-type="float"/>
          <table:table-cell office:value="0.6185507218861939" office:value-type="float"/>
          <table:table-cell office:value="0.702760023589646" office:value-type="float"/>
          <table:table-cell office:value="0.39959219990810557" office:value-type="float"/>
          <table:table-cell office:value="0.45364881569702875" office:value-type="float"/>
          <table:table-cell office:value="0.47387538875993124" office:value-type="float"/>
          <table:table-cell office:value="0.49398792668924496" office:value-type="float"/>
          <table:table-cell office:value="0.5786384873252685" office:value-type="float"/>
          <table:table-cell office:value="0.5700837537437201" office:value-type="float"/>
          <table:table-cell office:value="0.6267684442470544" office:value-type="float"/>
          <table:table-cell office:value="0.6420051618291409" office:value-type="float"/>
          <table:table-cell office:value="0.6588884928718453" office:value-type="float"/>
          <table:table-cell office:value="0.7667755024867888" office:value-type="float"/>
          <table:table-cell office:value="0.3469002667125582" office:value-type="float"/>
          <table:table-cell office:value="0.4743409193072188" office:value-type="float"/>
          <table:table-cell office:value="0.4985321470091225" office:value-type="float"/>
          <table:table-cell office:value="0.5312740798565827" office:value-type="float"/>
          <table:table-cell office:value="0.5999599005089203" office:value-type="float"/>
        </table:table-row>
        <table:table-row>
          <table:table-cell office:value-type="string">
            <text:p>reactjs__react-docgen</text:p>
          </table:table-cell>
          <table:table-cell office:value="0.754652259252433" office:value-type="float"/>
          <table:table-cell office:value="0.798389329073757" office:value-type="float"/>
          <table:table-cell office:value="0.8214161796786372" office:value-type="float"/>
          <table:table-cell office:value="0.8414909204455365" office:value-type="float"/>
          <table:table-cell office:value="0.8663818405548722" office:value-type="float"/>
          <table:table-cell office:value="0.4986351409819275" office:value-type="float"/>
          <table:table-cell office:value="0.5481853781060525" office:value-type="float"/>
          <table:table-cell office:value="0.5689530109381096" office:value-type="float"/>
          <table:table-cell office:value="0.5998572483286836" office:value-type="float"/>
          <table:table-cell office:value="0.6201409404942513" office:value-type="float"/>
          <table:table-cell office:value="0.37649944039952965" office:value-type="float"/>
          <table:table-cell office:value="0.46127315390120244" office:value-type="float"/>
          <table:table-cell office:value="0.48120135047440216" office:value-type="float"/>
          <table:table-cell office:value="0.5155089766862845" office:value-type="float"/>
          <table:table-cell office:value="0.5473109174024385" office:value-type="float"/>
          <table:table-cell office:value="0.5930674741340558" office:value-type="float"/>
          <table:table-cell office:value="0.6188855069390906" office:value-type="float"/>
          <table:table-cell office:value="0.6346460822376035" office:value-type="float"/>
          <table:table-cell office:value="0.6500043613047083" office:value-type="float"/>
          <table:table-cell office:value="0.6851517349075037" office:value-type="float"/>
          <table:table-cell office:value="0.40652586566644316" office:value-type="float"/>
          <table:table-cell office:value="0.457064568152152" office:value-type="float"/>
          <table:table-cell office:value="0.46970936237761984" office:value-type="float"/>
          <table:table-cell office:value="0.48746207298022615" office:value-type="float"/>
          <table:table-cell office:value="0.5189250418914697" office:value-type="float"/>
        </table:table-row>
        <table:table-row>
          <table:table-cell office:value-type="string">
            <text:p>jpillora__chisel</text:p>
          </table:table-cell>
          <table:table-cell office:value="0.7520824467669648" office:value-type="float"/>
          <table:table-cell office:value="0.779883178633332" office:value-type="float"/>
          <table:table-cell office:value="0.780755780695673" office:value-type="float"/>
          <table:table-cell office:value="0.7993902239217338" office:value-type="float"/>
          <table:table-cell office:value="0.7993902239217338" office:value-type="float"/>
          <table:table-cell office:value="0.603974991836948" office:value-type="float"/>
          <table:table-cell office:value="0.6045900736459168" office:value-type="float"/>
          <table:table-cell office:value="0.6090839114985763" office:value-type="float"/>
          <table:table-cell office:value="0.641529709383236" office:value-type="float"/>
          <table:table-cell office:value="0.641529709383236" office:value-type="float"/>
          <table:table-cell office:value="0.4985150268655056" office:value-type="float"/>
          <table:table-cell office:value="0.519186588662915" office:value-type="float"/>
          <table:table-cell office:value="0.5222596231121688" office:value-type="float"/>
          <table:table-cell office:value="0.5832132264341798" office:value-type="float"/>
          <table:table-cell office:value="0.5832132264341798" office:value-type="float"/>
          <table:table-cell office:value="0.6338759289067994" office:value-type="float"/>
          <table:table-cell office:value="0.6410239572362597" office:value-type="float"/>
          <table:table-cell office:value="0.641098404584324" office:value-type="float"/>
          <table:table-cell office:value="0.6518019571847092" office:value-type="float"/>
          <table:table-cell office:value="0.6518019571847092" office:value-type="float"/>
          <table:table-cell office:value="0.5345102084035207" office:value-type="float"/>
          <table:table-cell office:value="0.534671184824669" office:value-type="float"/>
          <table:table-cell office:value="0.5962146619303942" office:value-type="float"/>
          <table:table-cell office:value="0.6157826737442638" office:value-type="float"/>
          <table:table-cell office:value="0.6157826737442638" office:value-type="float"/>
        </table:table-row>
        <table:table-row>
          <table:table-cell office:value-type="string">
            <text:p>FormidableLabs__spectacle</text:p>
          </table:table-cell>
          <table:table-cell office:value="0.7589021455291481" office:value-type="float"/>
          <table:table-cell office:value="0.7999621161456028" office:value-type="float"/>
          <table:table-cell office:value="0.8127097207551748" office:value-type="float"/>
          <table:table-cell office:value="0.8215944273355569" office:value-type="float"/>
          <table:table-cell office:value="0.8391763444412715" office:value-type="float"/>
          <table:table-cell office:value="0.5069814654229632" office:value-type="float"/>
          <table:table-cell office:value="0.5766362885664053" office:value-type="float"/>
          <table:table-cell office:value="0.5947192519565342" office:value-type="float"/>
          <table:table-cell office:value="0.618295229969196" office:value-type="float"/>
          <table:table-cell office:value="0.6599151571589381" office:value-type="float"/>
          <table:table-cell office:value="0.4076088285770124" office:value-type="float"/>
          <table:table-cell office:value="0.46162264990315327" office:value-type="float"/>
          <table:table-cell office:value="0.48527011758533967" office:value-type="float"/>
          <table:table-cell office:value="0.5068983752906885" office:value-type="float"/>
          <table:table-cell office:value="0.5337843140673288" office:value-type="float"/>
          <table:table-cell office:value="0.5790730814470766" office:value-type="float"/>
          <table:table-cell office:value="0.6131574268485904" office:value-type="float"/>
          <table:table-cell office:value="0.6380539868691386" office:value-type="float"/>
          <table:table-cell office:value="0.6560877620839979" office:value-type="float"/>
          <table:table-cell office:value="0.7308040123416409" office:value-type="float"/>
          <table:table-cell office:value="0.41605994165110427" office:value-type="float"/>
          <table:table-cell office:value="0.46778302458949433" office:value-type="float"/>
          <table:table-cell office:value="0.49554234455929136" office:value-type="float"/>
          <table:table-cell office:value="0.5077650535775641" office:value-type="float"/>
          <table:table-cell office:value="0.5505661758037567" office:value-type="float"/>
        </table:table-row>
        <table:table-row>
          <table:table-cell office:value-type="string">
            <text:p>dlew__joda-time-android</text:p>
          </table:table-cell>
          <table:table-cell office:value="0.6964675549843301" office:value-type="float"/>
          <table:table-cell office:value="0.7658654626688031" office:value-type="float"/>
          <table:table-cell office:value="0.7890228636739349" office:value-type="float"/>
          <table:table-cell office:value="0.7995410568988103" office:value-type="float"/>
          <table:table-cell office:value="0.8158274481359812" office:value-type="float"/>
          <table:table-cell office:value="0.5554610984780518" office:value-type="float"/>
          <table:table-cell office:value="0.576291982586982" office:value-type="float"/>
          <table:table-cell office:value="0.5803876443824143" office:value-type="float"/>
          <table:table-cell office:value="0.5814447384565921" office:value-type="float"/>
          <table:table-cell office:value="0.6344981510561746" office:value-type="float"/>
          <table:table-cell office:value="0.42715071628254453" office:value-type="float"/>
          <table:table-cell office:value="0.4490523774126304" office:value-type="float"/>
          <table:table-cell office:value="0.4522235074645842" office:value-type="float"/>
          <table:table-cell office:value="0.45961831964963806" office:value-type="float"/>
          <table:table-cell office:value="0.49389787921968387" office:value-type="float"/>
          <table:table-cell office:value="0.5963870894551495" office:value-type="float"/>
          <table:table-cell office:value="0.6095319146986156" office:value-type="float"/>
          <table:table-cell office:value="0.6119126758346052" office:value-type="float"/>
          <table:table-cell office:value="0.6212428555942615" office:value-type="float"/>
          <table:table-cell office:value="0.6762477420996296" office:value-type="float"/>
          <table:table-cell office:value="0.4603133383940467" office:value-type="float"/>
          <table:table-cell office:value="0.4726585604632575" office:value-type="float"/>
          <table:table-cell office:value="0.5075317099058" office:value-type="float"/>
          <table:table-cell office:value="0.5135976487418981" office:value-type="float"/>
          <table:table-cell office:value="0.5253070578542518" office:value-type="float"/>
        </table:table-row>
        <table:table-row>
          <table:table-cell office:value-type="string">
            <text:p>gotev__android-upload-service</text:p>
          </table:table-cell>
          <table:table-cell office:value="0.6866135518509203" office:value-type="float"/>
          <table:table-cell office:value="0.7433690471189952" office:value-type="float"/>
          <table:table-cell office:value="0.7716511485795244" office:value-type="float"/>
          <table:table-cell office:value="0.7953251935185486" office:value-type="float"/>
          <table:table-cell office:value="0.8324257952968732" office:value-type="float"/>
          <table:table-cell office:value="0.5334410222215401" office:value-type="float"/>
          <table:table-cell office:value="0.5778944020445321" office:value-type="float"/>
          <table:table-cell office:value="0.5870195083916208" office:value-type="float"/>
          <table:table-cell office:value="0.6059964166703058" office:value-type="float"/>
          <table:table-cell office:value="0.6461752105574733" office:value-type="float"/>
          <table:table-cell office:value="0.3901098344389634" office:value-type="float"/>
          <table:table-cell office:value="0.4490676237340098" office:value-type="float"/>
          <table:table-cell office:value="0.46977735430224576" office:value-type="float"/>
          <table:table-cell office:value="0.48215898034772553" office:value-type="float"/>
          <table:table-cell office:value="0.5528343387274899" office:value-type="float"/>
          <table:table-cell office:value="0.5838709483518586" office:value-type="float"/>
          <table:table-cell office:value="0.6213223671221895" office:value-type="float"/>
          <table:table-cell office:value="0.6455882496104273" office:value-type="float"/>
          <table:table-cell office:value="0.655210932147086" office:value-type="float"/>
          <table:table-cell office:value="0.7148469503351743" office:value-type="float"/>
          <table:table-cell office:value="0.3719805468405031" office:value-type="float"/>
          <table:table-cell office:value="0.4477701262294139" office:value-type="float"/>
          <table:table-cell office:value="0.49405864016999157" office:value-type="float"/>
          <table:table-cell office:value="0.5082009728329876" office:value-type="float"/>
          <table:table-cell office:value="0.5680041418045871" office:value-type="float"/>
        </table:table-row>
        <table:table-row>
          <table:table-cell office:value-type="string">
            <text:p>nicinabox__superslides</text:p>
          </table:table-cell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rabbitmq__rabbitmq-server</text:p>
          </table:table-cell>
          <table:table-cell office:value="0.694468731731907" office:value-type="float"/>
          <table:table-cell office:value="0.7587439405917126" office:value-type="float"/>
          <table:table-cell office:value="0.7903736098883088" office:value-type="float"/>
          <table:table-cell office:value="0.8062845825800773" office:value-type="float"/>
          <table:table-cell office:value="0.8362239462221611" office:value-type="float"/>
          <table:table-cell office:value="0.5294033141994532" office:value-type="float"/>
          <table:table-cell office:value="0.5878898456694652" office:value-type="float"/>
          <table:table-cell office:value="0.6002831193964437" office:value-type="float"/>
          <table:table-cell office:value="0.6116810209766397" office:value-type="float"/>
          <table:table-cell office:value="0.6715815961229281" office:value-type="float"/>
          <table:table-cell office:value="0.43096562272602856" office:value-type="float"/>
          <table:table-cell office:value="0.4667000616278041" office:value-type="float"/>
          <table:table-cell office:value="0.48450295487748446" office:value-type="float"/>
          <table:table-cell office:value="0.4974372273621045" office:value-type="float"/>
          <table:table-cell office:value="0.6067768543003179" office:value-type="float"/>
          <table:table-cell office:value="0.5583393030033805" office:value-type="float"/>
          <table:table-cell office:value="0.6173295834305199" office:value-type="float"/>
          <table:table-cell office:value="0.6416675668100977" office:value-type="float"/>
          <table:table-cell office:value="0.6628327520088166" office:value-type="float"/>
          <table:table-cell office:value="0.7456723902387324" office:value-type="float"/>
          <table:table-cell office:value="0.3183638440626404" office:value-type="float"/>
          <table:table-cell office:value="0.4713855445311459" office:value-type="float"/>
          <table:table-cell office:value="0.49097970222824716" office:value-type="float"/>
          <table:table-cell office:value="0.510672750264901" office:value-type="float"/>
          <table:table-cell office:value="0.552482102702831" office:value-type="float"/>
        </table:table-row>
        <table:table-row>
          <table:table-cell office:value-type="string">
            <text:p>kickstarter__android-oss</text:p>
          </table:table-cell>
          <table:table-cell office:value="0.7665807550853515" office:value-type="float"/>
          <table:table-cell office:value="0.7912320018739987" office:value-type="float"/>
          <table:table-cell office:value="0.8029659662332851" office:value-type="float"/>
          <table:table-cell office:value="0.8061117384049489" office:value-type="float"/>
          <table:table-cell office:value="0.8272875026978183" office:value-type="float"/>
          <table:table-cell office:value="0.5955594783270505" office:value-type="float"/>
          <table:table-cell office:value="0.607877853975951" office:value-type="float"/>
          <table:table-cell office:value="0.6240000429548272" office:value-type="float"/>
          <table:table-cell office:value="0.6355086956203334" office:value-type="float"/>
          <table:table-cell office:value="0.6533325849186035" office:value-type="float"/>
          <table:table-cell office:value="0.47563429109706523" office:value-type="float"/>
          <table:table-cell office:value="0.47987765694277174" office:value-type="float"/>
          <table:table-cell office:value="0.48832484349925287" office:value-type="float"/>
          <table:table-cell office:value="0.49331831617242416" office:value-type="float"/>
          <table:table-cell office:value="0.5554506719309136" office:value-type="float"/>
          <table:table-cell office:value="0.6224646721129377" office:value-type="float"/>
          <table:table-cell office:value="0.6348972885590012" office:value-type="float"/>
          <table:table-cell office:value="0.646958913579668" office:value-type="float"/>
          <table:table-cell office:value="0.6545104057702977" office:value-type="float"/>
          <table:table-cell office:value="0.7003692062070475" office:value-type="float"/>
          <table:table-cell office:value="0.48787573237240767" office:value-type="float"/>
          <table:table-cell office:value="0.49992452400134474" office:value-type="float"/>
          <table:table-cell office:value="0.5137578024572311" office:value-type="float"/>
          <table:table-cell office:value="0.5202325105666258" office:value-type="float"/>
          <table:table-cell office:value="0.5702733353360099" office:value-type="float"/>
        </table:table-row>
        <table:table-row>
          <table:table-cell office:value-type="string">
            <text:p>FreeRDP__FreeRDP</text:p>
          </table:table-cell>
          <table:table-cell office:value="0.6730773720405973" office:value-type="float"/>
          <table:table-cell office:value="0.767335730708382" office:value-type="float"/>
          <table:table-cell office:value="0.7878838413990623" office:value-type="float"/>
          <table:table-cell office:value="0.8106768087329995" office:value-type="float"/>
          <table:table-cell office:value="0.8396036597693345" office:value-type="float"/>
          <table:table-cell office:value="0.539809442544009" office:value-type="float"/>
          <table:table-cell office:value="0.5783598226545265" office:value-type="float"/>
          <table:table-cell office:value="0.5988101988159051" office:value-type="float"/>
          <table:table-cell office:value="0.6111591128008733" office:value-type="float"/>
          <table:table-cell office:value="0.6619337953726998" office:value-type="float"/>
          <table:table-cell office:value="0.42460084659755853" office:value-type="float"/>
          <table:table-cell office:value="0.4475561510931878" office:value-type="float"/>
          <table:table-cell office:value="0.46607463556382556" office:value-type="float"/>
          <table:table-cell office:value="0.47981112157634825" office:value-type="float"/>
          <table:table-cell office:value="0.5414062357313909" office:value-type="float"/>
          <table:table-cell office:value="0.5462977018416538" office:value-type="float"/>
          <table:table-cell office:value="0.5979721744912331" office:value-type="float"/>
          <table:table-cell office:value="0.62076060235803" office:value-type="float"/>
          <table:table-cell office:value="0.6392510518405605" office:value-type="float"/>
          <table:table-cell office:value="0.7235481611903334" office:value-type="float"/>
          <table:table-cell office:value="0.3496170242503097" office:value-type="float"/>
          <table:table-cell office:value="0.47147597385810547" office:value-type="float"/>
          <table:table-cell office:value="0.5041101979808815" office:value-type="float"/>
          <table:table-cell office:value="0.5261800980399602" office:value-type="float"/>
          <table:table-cell office:value="0.5649578195812037" office:value-type="float"/>
        </table:table-row>
        <table:table-row>
          <table:table-cell office:value-type="string">
            <text:p>vitaly-t__pg-promise</text:p>
          </table:table-cell>
          <table:table-cell office:value="0.7175042994631093" office:value-type="float"/>
          <table:table-cell office:value="0.7912481954071651" office:value-type="float"/>
          <table:table-cell office:value="0.8080736220809678" office:value-type="float"/>
          <table:table-cell office:value="0.8200511023121151" office:value-type="float"/>
          <table:table-cell office:value="0.8491149677288093" office:value-type="float"/>
          <table:table-cell office:value="0.5396933257272722" office:value-type="float"/>
          <table:table-cell office:value="0.5778576537748829" office:value-type="float"/>
          <table:table-cell office:value="0.5985759912825088" office:value-type="float"/>
          <table:table-cell office:value="0.6133507218763886" office:value-type="float"/>
          <table:table-cell office:value="0.6738870135359172" office:value-type="float"/>
          <table:table-cell office:value="0.42002030960195874" office:value-type="float"/>
          <table:table-cell office:value="0.48578801647873493" office:value-type="float"/>
          <table:table-cell office:value="0.49844091057639" office:value-type="float"/>
          <table:table-cell office:value="0.5082149236009432" office:value-type="float"/>
          <table:table-cell office:value="0.5886362679110434" office:value-type="float"/>
          <table:table-cell office:value="0.5722022756130806" office:value-type="float"/>
          <table:table-cell office:value="0.6291703812653306" office:value-type="float"/>
          <table:table-cell office:value="0.6434616555359958" office:value-type="float"/>
          <table:table-cell office:value="0.6627307848644619" office:value-type="float"/>
          <table:table-cell office:value="0.8154298570116103" office:value-type="float"/>
          <table:table-cell office:value="0.45271152541491333" office:value-type="float"/>
          <table:table-cell office:value="0.5020604521167127" office:value-type="float"/>
          <table:table-cell office:value="0.5239776641158737" office:value-type="float"/>
          <table:table-cell office:value="0.5396752467213056" office:value-type="float"/>
          <table:table-cell office:value="0.6028413440514084" office:value-type="float"/>
        </table:table-row>
        <table:table-row>
          <table:table-cell office:value-type="string">
            <text:p>laradock__laradock</text:p>
          </table:table-cell>
          <table:table-cell office:value="0.6954077581392548" office:value-type="float"/>
          <table:table-cell office:value="0.7547499956114248" office:value-type="float"/>
          <table:table-cell office:value="0.7711386916575187" office:value-type="float"/>
          <table:table-cell office:value="0.7920625140729044" office:value-type="float"/>
          <table:table-cell office:value="0.8195924525507492" office:value-type="float"/>
          <table:table-cell office:value="0.514680321025842" office:value-type="float"/>
          <table:table-cell office:value="0.5744486631268587" office:value-type="float"/>
          <table:table-cell office:value="0.5891677047225378" office:value-type="float"/>
          <table:table-cell office:value="0.6007605074193714" office:value-type="float"/>
          <table:table-cell office:value="0.6557043830678352" office:value-type="float"/>
          <table:table-cell office:value="0.3730244978765611" office:value-type="float"/>
          <table:table-cell office:value="0.45052832718416136" office:value-type="float"/>
          <table:table-cell office:value="0.4723024234303541" office:value-type="float"/>
          <table:table-cell office:value="0.4950741505195083" office:value-type="float"/>
          <table:table-cell office:value="0.5538146224680409" office:value-type="float"/>
          <table:table-cell office:value="0.5600473825653718" office:value-type="float"/>
          <table:table-cell office:value="0.5972200100490312" office:value-type="float"/>
          <table:table-cell office:value="0.6144165088233053" office:value-type="float"/>
          <table:table-cell office:value="0.6370950909609286" office:value-type="float"/>
          <table:table-cell office:value="0.6988568602427002" office:value-type="float"/>
          <table:table-cell office:value="0.39153046293515636" office:value-type="float"/>
          <table:table-cell office:value="0.48334637909557526" office:value-type="float"/>
          <table:table-cell office:value="0.5090390559047688" office:value-type="float"/>
          <table:table-cell office:value="0.5239084653283104" office:value-type="float"/>
          <table:table-cell office:value="0.5897712425415114" office:value-type="float"/>
        </table:table-row>
        <table:table-row>
          <table:table-cell office:value-type="string">
            <text:p>erikras__redux-form</text:p>
          </table:table-cell>
          <table:table-cell office:value="0.7350285762883675" office:value-type="float"/>
          <table:table-cell office:value="0.8002335605738853" office:value-type="float"/>
          <table:table-cell office:value="0.8168097779954113" office:value-type="float"/>
          <table:table-cell office:value="0.8296225922973702" office:value-type="float"/>
          <table:table-cell office:value="0.8824076825879985" office:value-type="float"/>
          <table:table-cell office:value="0.4982668466507729" office:value-type="float"/>
          <table:table-cell office:value="0.5653542246337682" office:value-type="float"/>
          <table:table-cell office:value="0.5858630140027492" office:value-type="float"/>
          <table:table-cell office:value="0.6055160180638759" office:value-type="float"/>
          <table:table-cell office:value="0.6625567847584722" office:value-type="float"/>
          <table:table-cell office:value="0.39815456697605756" office:value-type="float"/>
          <table:table-cell office:value="0.4645193635471354" office:value-type="float"/>
          <table:table-cell office:value="0.4848675558252006" office:value-type="float"/>
          <table:table-cell office:value="0.5050319877273397" office:value-type="float"/>
          <table:table-cell office:value="0.5935090178532686" office:value-type="float"/>
          <table:table-cell office:value="0.5642473555900316" office:value-type="float"/>
          <table:table-cell office:value="0.6143122834249041" office:value-type="float"/>
          <table:table-cell office:value="0.6347853556590999" office:value-type="float"/>
          <table:table-cell office:value="0.6526951000880905" office:value-type="float"/>
          <table:table-cell office:value="0.7390552960162236" office:value-type="float"/>
          <table:table-cell office:value="0.36672135552758395" office:value-type="float"/>
          <table:table-cell office:value="0.4710421193947093" office:value-type="float"/>
          <table:table-cell office:value="0.49848559122123526" office:value-type="float"/>
          <table:table-cell office:value="0.5184238558954042" office:value-type="float"/>
          <table:table-cell office:value="0.5972455336895777" office:value-type="float"/>
        </table:table-row>
        <table:table-row>
          <table:table-cell office:value-type="string">
            <text:p>devxoul__Then</text:p>
          </table:table-cell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8269240294847185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1563307923492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5180418964236682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7367926869971451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5118768279200261" office:value-type="float"/>
        </table:table-row>
        <table:table-row>
          <table:table-cell office:value-type="string">
            <text:p>sebastianbergmann__money</text:p>
          </table:table-cell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5983455026944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138243387338478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519106034326274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7010267904283601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320711927698489" office:value-type="float"/>
        </table:table-row>
        <table:table-row>
          <table:table-cell office:value-type="string">
            <text:p>honestbleeps__Reddit-Enhancement-Suite</text:p>
          </table:table-cell>
          <table:table-cell office:value="0.759528354291667" office:value-type="float"/>
          <table:table-cell office:value="0.7988893807069851" office:value-type="float"/>
          <table:table-cell office:value="0.8074790915488665" office:value-type="float"/>
          <table:table-cell office:value="0.8208541632319512" office:value-type="float"/>
          <table:table-cell office:value="0.8383146150915217" office:value-type="float"/>
          <table:table-cell office:value="0.5273638345904703" office:value-type="float"/>
          <table:table-cell office:value="0.574441723026225" office:value-type="float"/>
          <table:table-cell office:value="0.589714520405006" office:value-type="float"/>
          <table:table-cell office:value="0.6054998038940934" office:value-type="float"/>
          <table:table-cell office:value="0.6760088178182755" office:value-type="float"/>
          <table:table-cell office:value="0.38130214990011163" office:value-type="float"/>
          <table:table-cell office:value="0.43884569416219227" office:value-type="float"/>
          <table:table-cell office:value="0.4617352544347056" office:value-type="float"/>
          <table:table-cell office:value="0.48414269720166636" office:value-type="float"/>
          <table:table-cell office:value="0.5566219786288372" office:value-type="float"/>
          <table:table-cell office:value="0.5690817577541086" office:value-type="float"/>
          <table:table-cell office:value="0.6139334633058505" office:value-type="float"/>
          <table:table-cell office:value="0.6356764601183553" office:value-type="float"/>
          <table:table-cell office:value="0.663271183871589" office:value-type="float"/>
          <table:table-cell office:value="0.7287790464131186" office:value-type="float"/>
          <table:table-cell office:value="0.4036920543456136" office:value-type="float"/>
          <table:table-cell office:value="0.4884469807286603" office:value-type="float"/>
          <table:table-cell office:value="0.5078540996931905" office:value-type="float"/>
          <table:table-cell office:value="0.5251592897645186" office:value-type="float"/>
          <table:table-cell office:value="0.5736978883830521" office:value-type="float"/>
        </table:table-row>
        <table:table-row>
          <table:table-cell office:value-type="string">
            <text:p>lxc__lxd</text:p>
          </table:table-cell>
          <table:table-cell office:value="0.6765377056940547" office:value-type="float"/>
          <table:table-cell office:value="0.732440339712742" office:value-type="float"/>
          <table:table-cell office:value="0.7508080319808084" office:value-type="float"/>
          <table:table-cell office:value="0.7782506585786063" office:value-type="float"/>
          <table:table-cell office:value="0.8504381350372835" office:value-type="float"/>
          <table:table-cell office:value="0.5183872894542013" office:value-type="float"/>
          <table:table-cell office:value="0.5831961471442195" office:value-type="float"/>
          <table:table-cell office:value="0.600291287386952" office:value-type="float"/>
          <table:table-cell office:value="0.615057542514381" office:value-type="float"/>
          <table:table-cell office:value="0.6816781466127646" office:value-type="float"/>
          <table:table-cell office:value="0.3854808940766813" office:value-type="float"/>
          <table:table-cell office:value="0.44956372632519626" office:value-type="float"/>
          <table:table-cell office:value="0.46902932295510386" office:value-type="float"/>
          <table:table-cell office:value="0.48620985052188737" office:value-type="float"/>
          <table:table-cell office:value="0.6051045001796977" office:value-type="float"/>
          <table:table-cell office:value="0.54726881671993" office:value-type="float"/>
          <table:table-cell office:value="0.6159787202010198" office:value-type="float"/>
          <table:table-cell office:value="0.6379826426811637" office:value-type="float"/>
          <table:table-cell office:value="0.6618618416606105" office:value-type="float"/>
          <table:table-cell office:value="0.724235418059405" office:value-type="float"/>
          <table:table-cell office:value="0.35191631907060844" office:value-type="float"/>
          <table:table-cell office:value="0.4494145355391512" office:value-type="float"/>
          <table:table-cell office:value="0.4760874113934657" office:value-type="float"/>
          <table:table-cell office:value="0.5024021166814969" office:value-type="float"/>
          <table:table-cell office:value="0.5854173304231665" office:value-type="float"/>
        </table:table-row>
        <table:table-row>
          <table:table-cell office:value-type="string">
            <text:p>guardianproject__ChatSecureAndroid</text:p>
          </table:table-cell>
          <table:table-cell office:value="0.6965621934971495" office:value-type="float"/>
          <table:table-cell office:value="0.7668057523015482" office:value-type="float"/>
          <table:table-cell office:value="0.786634353130049" office:value-type="float"/>
          <table:table-cell office:value="0.7973026215651807" office:value-type="float"/>
          <table:table-cell office:value="0.8236184827538375" office:value-type="float"/>
          <table:table-cell office:value="0.533262161708421" office:value-type="float"/>
          <table:table-cell office:value="0.5776375720970799" office:value-type="float"/>
          <table:table-cell office:value="0.5937217361878037" office:value-type="float"/>
          <table:table-cell office:value="0.6005265669735971" office:value-type="float"/>
          <table:table-cell office:value="0.6465331579274932" office:value-type="float"/>
          <table:table-cell office:value="0.39267074238897537" office:value-type="float"/>
          <table:table-cell office:value="0.44605865140462175" office:value-type="float"/>
          <table:table-cell office:value="0.4829158849062928" office:value-type="float"/>
          <table:table-cell office:value="0.4996563876418958" office:value-type="float"/>
          <table:table-cell office:value="0.5357045877008232" office:value-type="float"/>
          <table:table-cell office:value="0.5849567309186812" office:value-type="float"/>
          <table:table-cell office:value="0.6209997381718577" office:value-type="float"/>
          <table:table-cell office:value="0.6361066952109984" office:value-type="float"/>
          <table:table-cell office:value="0.6450202141776198" office:value-type="float"/>
          <table:table-cell office:value="0.689746406021062" office:value-type="float"/>
          <table:table-cell office:value="0.3715918691146062" office:value-type="float"/>
          <table:table-cell office:value="0.475600916249001" office:value-type="float"/>
          <table:table-cell office:value="0.4954405321915358" office:value-type="float"/>
          <table:table-cell office:value="0.5182027860658142" office:value-type="float"/>
          <table:table-cell office:value="0.5563620482420097" office:value-type="float"/>
        </table:table-row>
        <table:table-row>
          <table:table-cell office:value-type="string">
            <text:p>alignedleft__d3-book</text:p>
          </table:table-cell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8421069308400275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843696780782293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9400807321013357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920393407446028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465211590212459" office:value-type="float"/>
        </table:table-row>
        <table:table-row>
          <table:table-cell office:value-type="string">
            <text:p>laravel__framework</text:p>
          </table:table-cell>
          <table:table-cell office:value="0.7028797579024753" office:value-type="float"/>
          <table:table-cell office:value="0.7995442159663122" office:value-type="float"/>
          <table:table-cell office:value="0.8144025631513455" office:value-type="float"/>
          <table:table-cell office:value="0.8267978870446581" office:value-type="float"/>
          <table:table-cell office:value="0.8831687499027673" office:value-type="float"/>
          <table:table-cell office:value="0.513899828433742" office:value-type="float"/>
          <table:table-cell office:value="0.5788722845593806" office:value-type="float"/>
          <table:table-cell office:value="0.59445334418379" office:value-type="float"/>
          <table:table-cell office:value="0.6122031821354527" office:value-type="float"/>
          <table:table-cell office:value="0.6777344191297369" office:value-type="float"/>
          <table:table-cell office:value="0.40814838760626454" office:value-type="float"/>
          <table:table-cell office:value="0.4766729000419325" office:value-type="float"/>
          <table:table-cell office:value="0.4944655101460147" office:value-type="float"/>
          <table:table-cell office:value="0.5131392886956897" office:value-type="float"/>
          <table:table-cell office:value="0.6263425092932385" office:value-type="float"/>
          <table:table-cell office:value="0.5652041398335912" office:value-type="float"/>
          <table:table-cell office:value="0.6210166115581202" office:value-type="float"/>
          <table:table-cell office:value="0.6386859773600897" office:value-type="float"/>
          <table:table-cell office:value="0.6578320423844869" office:value-type="float"/>
          <table:table-cell office:value="0.7410692262045602" office:value-type="float"/>
          <table:table-cell office:value="0.4017334815534469" office:value-type="float"/>
          <table:table-cell office:value="0.49098918096876476" office:value-type="float"/>
          <table:table-cell office:value="0.5132357925945685" office:value-type="float"/>
          <table:table-cell office:value="0.5311593636814167" office:value-type="float"/>
          <table:table-cell office:value="0.6227669897518968" office:value-type="float"/>
        </table:table-row>
        <table:table-row>
          <table:table-cell office:value-type="string">
            <text:p>isaacs__node-glob</text:p>
          </table:table-cell>
          <table:table-cell office:value="0.7164538696080619" office:value-type="float"/>
          <table:table-cell office:value="0.7782225275837323" office:value-type="float"/>
          <table:table-cell office:value="0.791127095698877" office:value-type="float"/>
          <table:table-cell office:value="0.8208091353369195" office:value-type="float"/>
          <table:table-cell office:value="0.8795808979658486" office:value-type="float"/>
          <table:table-cell office:value="0.512607912979708" office:value-type="float"/>
          <table:table-cell office:value="0.5701251273340449" office:value-type="float"/>
          <table:table-cell office:value="0.587061012185442" office:value-type="float"/>
          <table:table-cell office:value="0.6115396381559557" office:value-type="float"/>
          <table:table-cell office:value="0.6572671639323482" office:value-type="float"/>
          <table:table-cell office:value="0.33383417396693854" office:value-type="float"/>
          <table:table-cell office:value="0.44264338248046897" office:value-type="float"/>
          <table:table-cell office:value="0.4562615279976545" office:value-type="float"/>
          <table:table-cell office:value="0.4776013558154095" office:value-type="float"/>
          <table:table-cell office:value="0.5222438006129404" office:value-type="float"/>
          <table:table-cell office:value="0.5679550536570981" office:value-type="float"/>
          <table:table-cell office:value="0.6152261818630761" office:value-type="float"/>
          <table:table-cell office:value="0.6406119313635192" office:value-type="float"/>
          <table:table-cell office:value="0.6662836547768534" office:value-type="float"/>
          <table:table-cell office:value="0.6994581972152393" office:value-type="float"/>
          <table:table-cell office:value="0.3865678499432049" office:value-type="float"/>
          <table:table-cell office:value="0.44938513784029366" office:value-type="float"/>
          <table:table-cell office:value="0.4717553166309144" office:value-type="float"/>
          <table:table-cell office:value="0.5078679180552879" office:value-type="float"/>
          <table:table-cell office:value="0.5696491006858859" office:value-type="float"/>
        </table:table-row>
        <table:table-row>
          <table:table-cell office:value-type="string">
            <text:p>filamentgroup__tablesaw</text:p>
          </table:table-cell>
          <table:table-cell office:value="0.726892358572508" office:value-type="float"/>
          <table:table-cell office:value="0.7370005958916835" office:value-type="float"/>
          <table:table-cell office:value="0.7911483896861333" office:value-type="float"/>
          <table:table-cell office:value="0.8153929966281456" office:value-type="float"/>
          <table:table-cell office:value="0.8549865949821085" office:value-type="float"/>
          <table:table-cell office:value="0.571553946452142" office:value-type="float"/>
          <table:table-cell office:value="0.5953900482062012" office:value-type="float"/>
          <table:table-cell office:value="0.6162605663268954" office:value-type="float"/>
          <table:table-cell office:value="0.6407622622467118" office:value-type="float"/>
          <table:table-cell office:value="0.6655166892316672" office:value-type="float"/>
          <table:table-cell office:value="0.4429336310043044" office:value-type="float"/>
          <table:table-cell office:value="0.46186857496262124" office:value-type="float"/>
          <table:table-cell office:value="0.49833436275701354" office:value-type="float"/>
          <table:table-cell office:value="0.5163591959606733" office:value-type="float"/>
          <table:table-cell office:value="0.539879324480088" office:value-type="float"/>
          <table:table-cell office:value="0.568160657865141" office:value-type="float"/>
          <table:table-cell office:value="0.6099540512560291" office:value-type="float"/>
          <table:table-cell office:value="0.6615665601226572" office:value-type="float"/>
          <table:table-cell office:value="0.6800377270873017" office:value-type="float"/>
          <table:table-cell office:value="0.7048036060167464" office:value-type="float"/>
          <table:table-cell office:value="0.432978723567874" office:value-type="float"/>
          <table:table-cell office:value="0.49126900338162427" office:value-type="float"/>
          <table:table-cell office:value="0.52219599434761" office:value-type="float"/>
          <table:table-cell office:value="0.5412172233006817" office:value-type="float"/>
          <table:table-cell office:value="0.5739975971039257" office:value-type="float"/>
        </table:table-row>
        <table:table-row>
          <table:table-cell office:value-type="string">
            <text:p>HazyResearch__deepdive</text:p>
          </table:table-cell>
          <table:table-cell office:value="0.7142334954874685" office:value-type="float"/>
          <table:table-cell office:value="0.7654881076812435" office:value-type="float"/>
          <table:table-cell office:value="0.7956984157939583" office:value-type="float"/>
          <table:table-cell office:value="0.8070301652894445" office:value-type="float"/>
          <table:table-cell office:value="0.8469462209738414" office:value-type="float"/>
          <table:table-cell office:value="0.5456890198598776" office:value-type="float"/>
          <table:table-cell office:value="0.5960396888964286" office:value-type="float"/>
          <table:table-cell office:value="0.6034835260851872" office:value-type="float"/>
          <table:table-cell office:value="0.6248593086488647" office:value-type="float"/>
          <table:table-cell office:value="0.6394799088947555" office:value-type="float"/>
          <table:table-cell office:value="0.4291143090485454" office:value-type="float"/>
          <table:table-cell office:value="0.4665736767108633" office:value-type="float"/>
          <table:table-cell office:value="0.4777394847590357" office:value-type="float"/>
          <table:table-cell office:value="0.49857571914464727" office:value-type="float"/>
          <table:table-cell office:value="0.5465797039941422" office:value-type="float"/>
          <table:table-cell office:value="0.5986455823279452" office:value-type="float"/>
          <table:table-cell office:value="0.6253966929280764" office:value-type="float"/>
          <table:table-cell office:value="0.6382397958114612" office:value-type="float"/>
          <table:table-cell office:value="0.6576366380423724" office:value-type="float"/>
          <table:table-cell office:value="0.7080910224395107" office:value-type="float"/>
          <table:table-cell office:value="0.3975696836684326" office:value-type="float"/>
          <table:table-cell office:value="0.48248059545582467" office:value-type="float"/>
          <table:table-cell office:value="0.49966026937377067" office:value-type="float"/>
          <table:table-cell office:value="0.5240652511562729" office:value-type="float"/>
          <table:table-cell office:value="0.5628586594463969" office:value-type="float"/>
        </table:table-row>
        <table:table-row>
          <table:table-cell office:value-type="string">
            <text:p>yahoo__mojito</text:p>
          </table:table-cell>
          <table:table-cell office:value="0.7476985198621688" office:value-type="float"/>
          <table:table-cell office:value="0.8034038332842645" office:value-type="float"/>
          <table:table-cell office:value="0.8154506232968579" office:value-type="float"/>
          <table:table-cell office:value="0.8260912886678057" office:value-type="float"/>
          <table:table-cell office:value="0.8486583700261938" office:value-type="float"/>
          <table:table-cell office:value="0.5821817408535233" office:value-type="float"/>
          <table:table-cell office:value="0.6115357775992252" office:value-type="float"/>
          <table:table-cell office:value="0.6301511606099328" office:value-type="float"/>
          <table:table-cell office:value="0.6454157509836805" office:value-type="float"/>
          <table:table-cell office:value="0.6595795408461085" office:value-type="float"/>
          <table:table-cell office:value="0.4392185663635629" office:value-type="float"/>
          <table:table-cell office:value="0.4810419641523228" office:value-type="float"/>
          <table:table-cell office:value="0.4929173552720858" office:value-type="float"/>
          <table:table-cell office:value="0.5150519019582596" office:value-type="float"/>
          <table:table-cell office:value="0.5595130735298974" office:value-type="float"/>
          <table:table-cell office:value="0.599154953126122" office:value-type="float"/>
          <table:table-cell office:value="0.6180747747000206" office:value-type="float"/>
          <table:table-cell office:value="0.6266526459119137" office:value-type="float"/>
          <table:table-cell office:value="0.6409617831143011" office:value-type="float"/>
          <table:table-cell office:value="0.7228579606190078" office:value-type="float"/>
          <table:table-cell office:value="0.4759626584119126" office:value-type="float"/>
          <table:table-cell office:value="0.5056543073286638" office:value-type="float"/>
          <table:table-cell office:value="0.5190402975092618" office:value-type="float"/>
          <table:table-cell office:value="0.5388534752702769" office:value-type="float"/>
          <table:table-cell office:value="0.566672386119542" office:value-type="float"/>
        </table:table-row>
        <table:table-row>
          <table:table-cell office:value-type="string">
            <text:p>shogun-toolbox__shogun</text:p>
          </table:table-cell>
          <table:table-cell office:value="0.714511110200692" office:value-type="float"/>
          <table:table-cell office:value="0.7863739617973355" office:value-type="float"/>
          <table:table-cell office:value="0.8064274543797202" office:value-type="float"/>
          <table:table-cell office:value="0.8145132585950083" office:value-type="float"/>
          <table:table-cell office:value="0.8394095229185169" office:value-type="float"/>
          <table:table-cell office:value="0.5286385665369899" office:value-type="float"/>
          <table:table-cell office:value="0.5910995496111147" office:value-type="float"/>
          <table:table-cell office:value="0.6026316256557974" office:value-type="float"/>
          <table:table-cell office:value="0.6248950081843259" office:value-type="float"/>
          <table:table-cell office:value="0.6812182059123969" office:value-type="float"/>
          <table:table-cell office:value="0.408472430754119" office:value-type="float"/>
          <table:table-cell office:value="0.440594547675665" office:value-type="float"/>
          <table:table-cell office:value="0.45907775318011335" office:value-type="float"/>
          <table:table-cell office:value="0.47986204764167084" office:value-type="float"/>
          <table:table-cell office:value="0.5329660726139135" office:value-type="float"/>
          <table:table-cell office:value="0.57159778197708" office:value-type="float"/>
          <table:table-cell office:value="0.6160644179750012" office:value-type="float"/>
          <table:table-cell office:value="0.6352171404061487" office:value-type="float"/>
          <table:table-cell office:value="0.6507832738479941" office:value-type="float"/>
          <table:table-cell office:value="0.7075711811244563" office:value-type="float"/>
          <table:table-cell office:value="0.3687645384127477" office:value-type="float"/>
          <table:table-cell office:value="0.4706559603638203" office:value-type="float"/>
          <table:table-cell office:value="0.4864938195287609" office:value-type="float"/>
          <table:table-cell office:value="0.4999554689906609" office:value-type="float"/>
          <table:table-cell office:value="0.5674917324003799" office:value-type="float"/>
        </table:table-row>
        <table:table-row>
          <table:table-cell office:value-type="string">
            <text:p>lanayotech__vagrant-manager</text:p>
          </table:table-cell>
          <table:table-cell office:value="0.7287506225641398" office:value-type="float"/>
          <table:table-cell office:value="0.7489300044151439" office:value-type="float"/>
          <table:table-cell office:value="0.7529507131128641" office:value-type="float"/>
          <table:table-cell office:value="0.8171937828668995" office:value-type="float"/>
          <table:table-cell office:value="0.8194284230007204" office:value-type="float"/>
          <table:table-cell office:value="0.5463666557938779" office:value-type="float"/>
          <table:table-cell office:value="0.5742229860127682" office:value-type="float"/>
          <table:table-cell office:value="0.5925351237824718" office:value-type="float"/>
          <table:table-cell office:value="0.6293873500847663" office:value-type="float"/>
          <table:table-cell office:value="0.6495946288104268" office:value-type="float"/>
          <table:table-cell office:value="0.43329750008229007" office:value-type="float"/>
          <table:table-cell office:value="0.46680259549460756" office:value-type="float"/>
          <table:table-cell office:value="0.4705917313052639" office:value-type="float"/>
          <table:table-cell office:value="0.47860277421287795" office:value-type="float"/>
          <table:table-cell office:value="0.49484107633508234" office:value-type="float"/>
          <table:table-cell office:value="0.5810782507132998" office:value-type="float"/>
          <table:table-cell office:value="0.595595625861856" office:value-type="float"/>
          <table:table-cell office:value="0.6433013804204815" office:value-type="float"/>
          <table:table-cell office:value="0.6487639816217832" office:value-type="float"/>
          <table:table-cell office:value="0.6628998141967971" office:value-type="float"/>
          <table:table-cell office:value="0.37953010952262867" office:value-type="float"/>
          <table:table-cell office:value="0.40068239676479456" office:value-type="float"/>
          <table:table-cell office:value="0.4906891874061119" office:value-type="float"/>
          <table:table-cell office:value="0.5371154419188373" office:value-type="float"/>
          <table:table-cell office:value="0.5429594765060058" office:value-type="float"/>
        </table:table-row>
        <table:table-row>
          <table:table-cell office:value-type="string">
            <text:p>NodeBB__NodeBB</text:p>
          </table:table-cell>
          <table:table-cell office:value="0.6687831393980418" office:value-type="float"/>
          <table:table-cell office:value="0.7580196618280153" office:value-type="float"/>
          <table:table-cell office:value="0.793183430596753" office:value-type="float"/>
          <table:table-cell office:value="0.8115400957929286" office:value-type="float"/>
          <table:table-cell office:value="0.8496074042080473" office:value-type="float"/>
          <table:table-cell office:value="0.5325127179506781" office:value-type="float"/>
          <table:table-cell office:value="0.5760450053350403" office:value-type="float"/>
          <table:table-cell office:value="0.5912273689159971" office:value-type="float"/>
          <table:table-cell office:value="0.6040642912586701" office:value-type="float"/>
          <table:table-cell office:value="0.7497295955937824" office:value-type="float"/>
          <table:table-cell office:value="0.39088077418749195" office:value-type="float"/>
          <table:table-cell office:value="0.45639994620105495" office:value-type="float"/>
          <table:table-cell office:value="0.474760077768972" office:value-type="float"/>
          <table:table-cell office:value="0.4967673559891137" office:value-type="float"/>
          <table:table-cell office:value="0.5938596982579115" office:value-type="float"/>
          <table:table-cell office:value="0.5506751755875654" office:value-type="float"/>
          <table:table-cell office:value="0.6189185661449919" office:value-type="float"/>
          <table:table-cell office:value="0.6324345134851245" office:value-type="float"/>
          <table:table-cell office:value="0.6583301194061638" office:value-type="float"/>
          <table:table-cell office:value="0.7567563443785825" office:value-type="float"/>
          <table:table-cell office:value="0.3735868461720777" office:value-type="float"/>
          <table:table-cell office:value="0.48005958214992506" office:value-type="float"/>
          <table:table-cell office:value="0.5053385233445933" office:value-type="float"/>
          <table:table-cell office:value="0.525122252995119" office:value-type="float"/>
          <table:table-cell office:value="0.6332178220978347" office:value-type="float"/>
        </table:table-row>
        <table:table-row>
          <table:table-cell office:value-type="string">
            <text:p>Automattic__expect.js</text:p>
          </table:table-cell>
          <table:table-cell office:value="0.7970319528702249" office:value-type="float"/>
          <table:table-cell office:value="0.8056260784868108" office:value-type="float"/>
          <table:table-cell office:value="0.8107577592035097" office:value-type="float"/>
          <table:table-cell office:value="0.8310832405750548" office:value-type="float"/>
          <table:table-cell office:value="0.8310832405750548" office:value-type="float"/>
          <table:table-cell office:value="0.5670374544791401" office:value-type="float"/>
          <table:table-cell office:value="0.58289717828768" office:value-type="float"/>
          <table:table-cell office:value="0.5952748718207" office:value-type="float"/>
          <table:table-cell office:value="0.6474955630403028" office:value-type="float"/>
          <table:table-cell office:value="0.6474955630403028" office:value-type="float"/>
          <table:table-cell office:value="0.45675783525821023" office:value-type="float"/>
          <table:table-cell office:value="0.4636011525883851" office:value-type="float"/>
          <table:table-cell office:value="0.4637853276994578" office:value-type="float"/>
          <table:table-cell office:value="0.46966864185638" office:value-type="float"/>
          <table:table-cell office:value="0.46966864185638" office:value-type="float"/>
          <table:table-cell office:value="0.6393851726992509" office:value-type="float"/>
          <table:table-cell office:value="0.6460754869963129" office:value-type="float"/>
          <table:table-cell office:value="0.6606189470389734" office:value-type="float"/>
          <table:table-cell office:value="0.6730737881735385" office:value-type="float"/>
          <table:table-cell office:value="0.6730737881735385" office:value-type="float"/>
          <table:table-cell office:value="0.4753079173512009" office:value-type="float"/>
          <table:table-cell office:value="0.48879739493187735" office:value-type="float"/>
          <table:table-cell office:value="0.5029715303689545" office:value-type="float"/>
          <table:table-cell office:value="0.5095979430751462" office:value-type="float"/>
          <table:table-cell office:value="0.5095979430751462" office:value-type="float"/>
        </table:table-row>
        <table:table-row>
          <table:table-cell office:value-type="string">
            <text:p>pkyeck__socket.IO-objc</text:p>
          </table:table-cell>
          <table:table-cell office:value="0.7406254676947817" office:value-type="float"/>
          <table:table-cell office:value="0.775927345918288" office:value-type="float"/>
          <table:table-cell office:value="0.7787516825503904" office:value-type="float"/>
          <table:table-cell office:value="0.7972159029056445" office:value-type="float"/>
          <table:table-cell office:value="0.8193386698244927" office:value-type="float"/>
          <table:table-cell office:value="0.5357223831075721" office:value-type="float"/>
          <table:table-cell office:value="0.575170575919418" office:value-type="float"/>
          <table:table-cell office:value="0.5844004161742847" office:value-type="float"/>
          <table:table-cell office:value="0.6100541834815867" office:value-type="float"/>
          <table:table-cell office:value="0.6325984314212273" office:value-type="float"/>
          <table:table-cell office:value="0.4041627468217684" office:value-type="float"/>
          <table:table-cell office:value="0.4518866160738697" office:value-type="float"/>
          <table:table-cell office:value="0.47624464589121845" office:value-type="float"/>
          <table:table-cell office:value="0.4971969069681907" office:value-type="float"/>
          <table:table-cell office:value="0.516865482120779" office:value-type="float"/>
          <table:table-cell office:value="0.5890138833525345" office:value-type="float"/>
          <table:table-cell office:value="0.603277239358184" office:value-type="float"/>
          <table:table-cell office:value="0.6138458557503059" office:value-type="float"/>
          <table:table-cell office:value="0.6360199985825177" office:value-type="float"/>
          <table:table-cell office:value="0.677439387996837" office:value-type="float"/>
          <table:table-cell office:value="0.42769969099400507" office:value-type="float"/>
          <table:table-cell office:value="0.4873161910376941" office:value-type="float"/>
          <table:table-cell office:value="0.5039575932606174" office:value-type="float"/>
          <table:table-cell office:value="0.5171630793811032" office:value-type="float"/>
          <table:table-cell office:value="0.595192034250805" office:value-type="float"/>
        </table:table-row>
        <table:table-row>
          <table:table-cell office:value-type="string">
            <text:p>PrismJS__prism</text:p>
          </table:table-cell>
          <table:table-cell office:value="0.7436991586161352" office:value-type="float"/>
          <table:table-cell office:value="0.814502210709302" office:value-type="float"/>
          <table:table-cell office:value="0.8249737756612835" office:value-type="float"/>
          <table:table-cell office:value="0.8348761850633615" office:value-type="float"/>
          <table:table-cell office:value="0.8627041385772445" office:value-type="float"/>
          <table:table-cell office:value="0.5315631832287837" office:value-type="float"/>
          <table:table-cell office:value="0.581744281141264" office:value-type="float"/>
          <table:table-cell office:value="0.5967001705377489" office:value-type="float"/>
          <table:table-cell office:value="0.6163213404258703" office:value-type="float"/>
          <table:table-cell office:value="0.6608325080893428" office:value-type="float"/>
          <table:table-cell office:value="0.3882338330284889" office:value-type="float"/>
          <table:table-cell office:value="0.4580660380509919" office:value-type="float"/>
          <table:table-cell office:value="0.4754506243589669" office:value-type="float"/>
          <table:table-cell office:value="0.4935340592891795" office:value-type="float"/>
          <table:table-cell office:value="0.5645988631561142" office:value-type="float"/>
          <table:table-cell office:value="0.573464271962685" office:value-type="float"/>
          <table:table-cell office:value="0.621621757292482" office:value-type="float"/>
          <table:table-cell office:value="0.6413740010448292" office:value-type="float"/>
          <table:table-cell office:value="0.6555243297486977" office:value-type="float"/>
          <table:table-cell office:value="0.7188490136533082" office:value-type="float"/>
          <table:table-cell office:value="0.4280462713085358" office:value-type="float"/>
          <table:table-cell office:value="0.49100184113886003" office:value-type="float"/>
          <table:table-cell office:value="0.5173625702737661" office:value-type="float"/>
          <table:table-cell office:value="0.5367237842976054" office:value-type="float"/>
          <table:table-cell office:value="0.5929050336477417" office:value-type="float"/>
        </table:table-row>
        <table:table-row>
          <table:table-cell office:value-type="string">
            <text:p>rbgirshick__rcnn</text:p>
          </table:table-cell>
          <table:table-cell office:value="0.6910911767756064" office:value-type="float"/>
          <table:table-cell office:value="0.7379723450824799" office:value-type="float"/>
          <table:table-cell office:value="0.7692508616094907" office:value-type="float"/>
          <table:table-cell office:value="0.8028972229478804" office:value-type="float"/>
          <table:table-cell office:value="0.8196144607328562" office:value-type="float"/>
          <table:table-cell office:value="0.558836216878491" office:value-type="float"/>
          <table:table-cell office:value="0.580685488047079" office:value-type="float"/>
          <table:table-cell office:value="0.5952456978544585" office:value-type="float"/>
          <table:table-cell office:value="0.6080095855645127" office:value-type="float"/>
          <table:table-cell office:value="0.6328450199780805" office:value-type="float"/>
          <table:table-cell office:value="0.41269928421911894" office:value-type="float"/>
          <table:table-cell office:value="0.45743427004542614" office:value-type="float"/>
          <table:table-cell office:value="0.481530736289409" office:value-type="float"/>
          <table:table-cell office:value="0.49815083620644274" office:value-type="float"/>
          <table:table-cell office:value="0.5541035550105116" office:value-type="float"/>
          <table:table-cell office:value="0.6066856581510132" office:value-type="float"/>
          <table:table-cell office:value="0.6274881985149225" office:value-type="float"/>
          <table:table-cell office:value="0.636006597019711" office:value-type="float"/>
          <table:table-cell office:value="0.6588814427093951" office:value-type="float"/>
          <table:table-cell office:value="0.7078587389254917" office:value-type="float"/>
          <table:table-cell office:value="0.3867206505477775" office:value-type="float"/>
          <table:table-cell office:value="0.42307810808682855" office:value-type="float"/>
          <table:table-cell office:value="0.4738450666752919" office:value-type="float"/>
          <table:table-cell office:value="0.5090630674736255" office:value-type="float"/>
          <table:table-cell office:value="0.5385449328002566" office:value-type="float"/>
        </table:table-row>
        <table:table-row>
          <table:table-cell office:value-type="string">
            <text:p>skynetservices__skynet-archive</text:p>
          </table:table-cell>
          <table:table-cell office:value="0.78748984477042" office:value-type="float"/>
          <table:table-cell office:value="0.7984741107059671" office:value-type="float"/>
          <table:table-cell office:value="0.802274006012422" office:value-type="float"/>
          <table:table-cell office:value="0.810567259960958" office:value-type="float"/>
          <table:table-cell office:value="0.820252610698053" office:value-type="float"/>
          <table:table-cell office:value="0.5742775648374033" office:value-type="float"/>
          <table:table-cell office:value="0.5897543695385113" office:value-type="float"/>
          <table:table-cell office:value="0.6133088859790725" office:value-type="float"/>
          <table:table-cell office:value="0.6238466125449638" office:value-type="float"/>
          <table:table-cell office:value="0.6257876260619136" office:value-type="float"/>
          <table:table-cell office:value="0.4675886353711511" office:value-type="float"/>
          <table:table-cell office:value="0.47542746207760345" office:value-type="float"/>
          <table:table-cell office:value="0.500988754867919" office:value-type="float"/>
          <table:table-cell office:value="0.51430843530382" office:value-type="float"/>
          <table:table-cell office:value="0.5172374678788472" office:value-type="float"/>
          <table:table-cell office:value="0.6175404470886192" office:value-type="float"/>
          <table:table-cell office:value="0.6319030250025954" office:value-type="float"/>
          <table:table-cell office:value="0.632821456253307" office:value-type="float"/>
          <table:table-cell office:value="0.6502083858035774" office:value-type="float"/>
          <table:table-cell office:value="0.6630863061050687" office:value-type="float"/>
          <table:table-cell office:value="0.4732811217737203" office:value-type="float"/>
          <table:table-cell office:value="0.5049091847014844" office:value-type="float"/>
          <table:table-cell office:value="0.5282477981871473" office:value-type="float"/>
          <table:table-cell office:value="0.5490496672081715" office:value-type="float"/>
          <table:table-cell office:value="0.552522298832519" office:value-type="float"/>
        </table:table-row>
        <table:table-row>
          <table:table-cell office:value-type="string">
            <text:p>quil__quil</text:p>
          </table:table-cell>
          <table:table-cell office:value="0.7016596926105991" office:value-type="float"/>
          <table:table-cell office:value="0.7868437689875384" office:value-type="float"/>
          <table:table-cell office:value="0.8056371122408817" office:value-type="float"/>
          <table:table-cell office:value="0.8137042535931376" office:value-type="float"/>
          <table:table-cell office:value="0.8687055107744648" office:value-type="float"/>
          <table:table-cell office:value="0.5394778787195025" office:value-type="float"/>
          <table:table-cell office:value="0.5759437295977702" office:value-type="float"/>
          <table:table-cell office:value="0.5940093982361494" office:value-type="float"/>
          <table:table-cell office:value="0.6090419711836308" office:value-type="float"/>
          <table:table-cell office:value="0.6508486659086304" office:value-type="float"/>
          <table:table-cell office:value="0.39340986975914727" office:value-type="float"/>
          <table:table-cell office:value="0.42715756046537556" office:value-type="float"/>
          <table:table-cell office:value="0.4613763412494093" office:value-type="float"/>
          <table:table-cell office:value="0.4779219136596432" office:value-type="float"/>
          <table:table-cell office:value="0.5442248386410324" office:value-type="float"/>
          <table:table-cell office:value="0.5879283212827132" office:value-type="float"/>
          <table:table-cell office:value="0.6111139448930782" office:value-type="float"/>
          <table:table-cell office:value="0.6359626864670643" office:value-type="float"/>
          <table:table-cell office:value="0.6486943509564707" office:value-type="float"/>
          <table:table-cell office:value="0.7604966107044935" office:value-type="float"/>
          <table:table-cell office:value="0.40522859726840355" office:value-type="float"/>
          <table:table-cell office:value="0.4607430543391857" office:value-type="float"/>
          <table:table-cell office:value="0.47452711258552915" office:value-type="float"/>
          <table:table-cell office:value="0.4986614978378433" office:value-type="float"/>
          <table:table-cell office:value="0.5506701967889862" office:value-type="float"/>
        </table:table-row>
        <table:table-row>
          <table:table-cell office:value-type="string">
            <text:p>NorthwoodsSoftware__GoJS</text:p>
          </table:table-cell>
          <table:table-cell office:value="0.7855382659514234" office:value-type="float"/>
          <table:table-cell office:value="0.812058713851148" office:value-type="float"/>
          <table:table-cell office:value="0.8238861363300467" office:value-type="float"/>
          <table:table-cell office:value="0.8347534564208625" office:value-type="float"/>
          <table:table-cell office:value="0.8393689188762294" office:value-type="float"/>
          <table:table-cell office:value="0.5687299628298712" office:value-type="float"/>
          <table:table-cell office:value="0.5956736658364674" office:value-type="float"/>
          <table:table-cell office:value="0.6092440538017612" office:value-type="float"/>
          <table:table-cell office:value="0.6397622621556125" office:value-type="float"/>
          <table:table-cell office:value="0.6615055359768172" office:value-type="float"/>
          <table:table-cell office:value="0.45673466552220365" office:value-type="float"/>
          <table:table-cell office:value="0.4885318600892302" office:value-type="float"/>
          <table:table-cell office:value="0.4898970364443691" office:value-type="float"/>
          <table:table-cell office:value="0.4912302030031962" office:value-type="float"/>
          <table:table-cell office:value="0.4987158719595032" office:value-type="float"/>
          <table:table-cell office:value="0.6052148394826934" office:value-type="float"/>
          <table:table-cell office:value="0.6072883476012845" office:value-type="float"/>
          <table:table-cell office:value="0.6197720197282655" office:value-type="float"/>
          <table:table-cell office:value="0.6311574323018007" office:value-type="float"/>
          <table:table-cell office:value="0.6518673102361145" office:value-type="float"/>
          <table:table-cell office:value="0.47719271281110354" office:value-type="float"/>
          <table:table-cell office:value="0.5139045739113512" office:value-type="float"/>
          <table:table-cell office:value="0.5158508140163598" office:value-type="float"/>
          <table:table-cell office:value="0.5351997024867284" office:value-type="float"/>
          <table:table-cell office:value="0.538571500126808" office:value-type="float"/>
        </table:table-row>
        <table:table-row>
          <table:table-cell office:value-type="string">
            <text:p>daneden__Toast</text:p>
          </table:table-cell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8154560251080626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473378345657357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52714692677446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770965335651941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834749596653878" office:value-type="float"/>
        </table:table-row>
        <table:table-row>
          <table:table-cell office:value-type="string">
            <text:p>deanoemcke__thegreatsuspender</text:p>
          </table:table-cell>
          <table:table-cell office:value="0.7374588903750494" office:value-type="float"/>
          <table:table-cell office:value="0.7905903506757039" office:value-type="float"/>
          <table:table-cell office:value="0.8001461461363946" office:value-type="float"/>
          <table:table-cell office:value="0.8150230768821939" office:value-type="float"/>
          <table:table-cell office:value="0.8409856431618763" office:value-type="float"/>
          <table:table-cell office:value="0.5077293655726516" office:value-type="float"/>
          <table:table-cell office:value="0.5783696842751848" office:value-type="float"/>
          <table:table-cell office:value="0.6038721576636934" office:value-type="float"/>
          <table:table-cell office:value="0.6249123245419892" office:value-type="float"/>
          <table:table-cell office:value="0.6777595240067551" office:value-type="float"/>
          <table:table-cell office:value="0.3623280977661008" office:value-type="float"/>
          <table:table-cell office:value="0.4227705293240568" office:value-type="float"/>
          <table:table-cell office:value="0.45456041115268614" office:value-type="float"/>
          <table:table-cell office:value="0.4740711803193897" office:value-type="float"/>
          <table:table-cell office:value="0.5327667297115325" office:value-type="float"/>
          <table:table-cell office:value="0.5371724342248857" office:value-type="float"/>
          <table:table-cell office:value="0.608409190199686" office:value-type="float"/>
          <table:table-cell office:value="0.6270971778100457" office:value-type="float"/>
          <table:table-cell office:value="0.6503185074544524" office:value-type="float"/>
          <table:table-cell office:value="0.7262904237372854" office:value-type="float"/>
          <table:table-cell office:value="0.2990391938426519" office:value-type="float"/>
          <table:table-cell office:value="0.5043733709509333" office:value-type="float"/>
          <table:table-cell office:value="0.5210394503566742" office:value-type="float"/>
          <table:table-cell office:value="0.542581515214195" office:value-type="float"/>
          <table:table-cell office:value="0.6058344108719804" office:value-type="float"/>
        </table:table-row>
        <table:table-row>
          <table:table-cell office:value-type="string">
            <text:p>crosswalk-project__crosswalk</text:p>
          </table:table-cell>
          <table:table-cell office:value="0.7106418098802711" office:value-type="float"/>
          <table:table-cell office:value="0.7835146426270673" office:value-type="float"/>
          <table:table-cell office:value="0.7940305793127816" office:value-type="float"/>
          <table:table-cell office:value="0.8026012399555337" office:value-type="float"/>
          <table:table-cell office:value="0.8475931308608253" office:value-type="float"/>
          <table:table-cell office:value="0.5125059086781367" office:value-type="float"/>
          <table:table-cell office:value="0.5982600390680226" office:value-type="float"/>
          <table:table-cell office:value="0.6152340976883584" office:value-type="float"/>
          <table:table-cell office:value="0.63330677144078" office:value-type="float"/>
          <table:table-cell office:value="0.6853358095844626" office:value-type="float"/>
          <table:table-cell office:value="0.3726646420792379" office:value-type="float"/>
          <table:table-cell office:value="0.4522403794313754" office:value-type="float"/>
          <table:table-cell office:value="0.4655412771458456" office:value-type="float"/>
          <table:table-cell office:value="0.482502663117663" office:value-type="float"/>
          <table:table-cell office:value="0.5679785306244602" office:value-type="float"/>
          <table:table-cell office:value="0.5839682271920544" office:value-type="float"/>
          <table:table-cell office:value="0.615838129064592" office:value-type="float"/>
          <table:table-cell office:value="0.637072581265424" office:value-type="float"/>
          <table:table-cell office:value="0.6600879799352479" office:value-type="float"/>
          <table:table-cell office:value="0.7664404965024398" office:value-type="float"/>
          <table:table-cell office:value="0.39549975611974364" office:value-type="float"/>
          <table:table-cell office:value="0.4769340868367651" office:value-type="float"/>
          <table:table-cell office:value="0.5044007520205317" office:value-type="float"/>
          <table:table-cell office:value="0.5181549376623438" office:value-type="float"/>
          <table:table-cell office:value="0.5754120200407008" office:value-type="float"/>
        </table:table-row>
        <table:table-row>
          <table:table-cell office:value-type="string">
            <text:p>fzaninotto__screenshot-as-a-service</text:p>
          </table:table-cell>
          <table:table-cell office:value="0.7404539032467863" office:value-type="float"/>
          <table:table-cell office:value="0.7555463734464283" office:value-type="float"/>
          <table:table-cell office:value="0.812796306684595" office:value-type="float"/>
          <table:table-cell office:value="0.8163343116815289" office:value-type="float"/>
          <table:table-cell office:value="0.8207112489098666" office:value-type="float"/>
          <table:table-cell office:value="0.5827414196702273" office:value-type="float"/>
          <table:table-cell office:value="0.5866786501514062" office:value-type="float"/>
          <table:table-cell office:value="0.6043933894958458" office:value-type="float"/>
          <table:table-cell office:value="0.6265932974700469" office:value-type="float"/>
          <table:table-cell office:value="0.6534427339452156" office:value-type="float"/>
          <table:table-cell office:value="0.4393877998851876" office:value-type="float"/>
          <table:table-cell office:value="0.4571221550646579" office:value-type="float"/>
          <table:table-cell office:value="0.46252523163099185" office:value-type="float"/>
          <table:table-cell office:value="0.47216347336287867" office:value-type="float"/>
          <table:table-cell office:value="0.48369616201650595" office:value-type="float"/>
          <table:table-cell office:value="0.6083078442312558" office:value-type="float"/>
          <table:table-cell office:value="0.6117668248387835" office:value-type="float"/>
          <table:table-cell office:value="0.6167931478303805" office:value-type="float"/>
          <table:table-cell office:value="0.6324347124387757" office:value-type="float"/>
          <table:table-cell office:value="0.6736571802681811" office:value-type="float"/>
          <table:table-cell office:value="0.4751773846950926" office:value-type="float"/>
          <table:table-cell office:value="0.502810792804407" office:value-type="float"/>
          <table:table-cell office:value="0.5141506159105507" office:value-type="float"/>
          <table:table-cell office:value="0.5561638928562644" office:value-type="float"/>
          <table:table-cell office:value="0.5782853780991049" office:value-type="float"/>
        </table:table-row>
        <table:table-row>
          <table:table-cell office:value-type="string">
            <text:p>yuku-t__jquery-textcomplete</text:p>
          </table:table-cell>
          <table:table-cell office:value="0.7930292945558095" office:value-type="float"/>
          <table:table-cell office:value="0.796403900412147" office:value-type="float"/>
          <table:table-cell office:value="0.8026467332268935" office:value-type="float"/>
          <table:table-cell office:value="0.8120463288086638" office:value-type="float"/>
          <table:table-cell office:value="0.821439383981835" office:value-type="float"/>
          <table:table-cell office:value="0.5834031643078649" office:value-type="float"/>
          <table:table-cell office:value="0.5967837149387142" office:value-type="float"/>
          <table:table-cell office:value="0.6061834226463543" office:value-type="float"/>
          <table:table-cell office:value="0.6168305560067969" office:value-type="float"/>
          <table:table-cell office:value="0.6715496948024893" office:value-type="float"/>
          <table:table-cell office:value="0.4368500484878161" office:value-type="float"/>
          <table:table-cell office:value="0.4849963145003531" office:value-type="float"/>
          <table:table-cell office:value="0.5066258782581186" office:value-type="float"/>
          <table:table-cell office:value="0.5148426744854324" office:value-type="float"/>
          <table:table-cell office:value="0.5180846156031838" office:value-type="float"/>
          <table:table-cell office:value="0.6472577859173245" office:value-type="float"/>
          <table:table-cell office:value="0.6696619728322575" office:value-type="float"/>
          <table:table-cell office:value="0.6804434214269101" office:value-type="float"/>
          <table:table-cell office:value="0.6915072674544704" office:value-type="float"/>
          <table:table-cell office:value="0.7224834396394875" office:value-type="float"/>
          <table:table-cell office:value="0.48552630366874083" office:value-type="float"/>
          <table:table-cell office:value="0.4898381629631534" office:value-type="float"/>
          <table:table-cell office:value="0.5222333028360815" office:value-type="float"/>
          <table:table-cell office:value="0.5510044626629167" office:value-type="float"/>
          <table:table-cell office:value="0.5601372501653353" office:value-type="float"/>
        </table:table-row>
        <table:table-row>
          <table:table-cell office:value-type="string">
            <text:p>hkellaway__Gloss</text:p>
          </table:table-cell>
          <table:table-cell office:value="0.7859915825862966" office:value-type="float"/>
          <table:table-cell office:value="0.8001546061628815" office:value-type="float"/>
          <table:table-cell office:value="0.8092021874704399" office:value-type="float"/>
          <table:table-cell office:value="0.8175514363975162" office:value-type="float"/>
          <table:table-cell office:value="0.8406661703719627" office:value-type="float"/>
          <table:table-cell office:value="0.5520165100390036" office:value-type="float"/>
          <table:table-cell office:value="0.5714591029213519" office:value-type="float"/>
          <table:table-cell office:value="0.5812242312230181" office:value-type="float"/>
          <table:table-cell office:value="0.5983301960032521" office:value-type="float"/>
          <table:table-cell office:value="0.6391667294834984" office:value-type="float"/>
          <table:table-cell office:value="0.4653477163379507" office:value-type="float"/>
          <table:table-cell office:value="0.48981008328409653" office:value-type="float"/>
          <table:table-cell office:value="0.5036412569663817" office:value-type="float"/>
          <table:table-cell office:value="0.5047155767799036" office:value-type="float"/>
          <table:table-cell office:value="0.5457562149176781" office:value-type="float"/>
          <table:table-cell office:value="0.6343435988643087" office:value-type="float"/>
          <table:table-cell office:value="0.6456837658281884" office:value-type="float"/>
          <table:table-cell office:value="0.6673693982470734" office:value-type="float"/>
          <table:table-cell office:value="0.6760441950777236" office:value-type="float"/>
          <table:table-cell office:value="0.7117509903657273" office:value-type="float"/>
          <table:table-cell office:value="0.4435930846014455" office:value-type="float"/>
          <table:table-cell office:value="0.4694206457161503" office:value-type="float"/>
          <table:table-cell office:value="0.4781334183759698" office:value-type="float"/>
          <table:table-cell office:value="0.4884704267943723" office:value-type="float"/>
          <table:table-cell office:value="0.5269562821132128" office:value-type="float"/>
        </table:table-row>
        <table:table-row>
          <table:table-cell office:value-type="string">
            <text:p>laravel__homestead</text:p>
          </table:table-cell>
          <table:table-cell office:value="0.7044887683787882" office:value-type="float"/>
          <table:table-cell office:value="0.7556566328694534" office:value-type="float"/>
          <table:table-cell office:value="0.7843564903436417" office:value-type="float"/>
          <table:table-cell office:value="0.7993396233274165" office:value-type="float"/>
          <table:table-cell office:value="0.8364609716484818" office:value-type="float"/>
          <table:table-cell office:value="0.5522899007692561" office:value-type="float"/>
          <table:table-cell office:value="0.5817520733953726" office:value-type="float"/>
          <table:table-cell office:value="0.5983399815177717" office:value-type="float"/>
          <table:table-cell office:value="0.6098851899940726" office:value-type="float"/>
          <table:table-cell office:value="0.6626376655897176" office:value-type="float"/>
          <table:table-cell office:value="0.4034342106673453" office:value-type="float"/>
          <table:table-cell office:value="0.4494684792508207" office:value-type="float"/>
          <table:table-cell office:value="0.4704519554842343" office:value-type="float"/>
          <table:table-cell office:value="0.4851710663367875" office:value-type="float"/>
          <table:table-cell office:value="0.6245817576724038" office:value-type="float"/>
          <table:table-cell office:value="0.5585981623157" office:value-type="float"/>
          <table:table-cell office:value="0.5980022859878612" office:value-type="float"/>
          <table:table-cell office:value="0.6227091676601214" office:value-type="float"/>
          <table:table-cell office:value="0.6449032800826839" office:value-type="float"/>
          <table:table-cell office:value="0.740743303595899" office:value-type="float"/>
          <table:table-cell office:value="0.3832046282584621" office:value-type="float"/>
          <table:table-cell office:value="0.4816902706298967" office:value-type="float"/>
          <table:table-cell office:value="0.5131263269047852" office:value-type="float"/>
          <table:table-cell office:value="0.5284691303498672" office:value-type="float"/>
          <table:table-cell office:value="0.5870614998265662" office:value-type="float"/>
        </table:table-row>
        <table:table-row>
          <table:table-cell office:value-type="string">
            <text:p>pwittchen__ReactiveNetwork</text:p>
          </table:table-cell>
          <table:table-cell office:value="0.7272250157961774" office:value-type="float"/>
          <table:table-cell office:value="0.7802888707073101" office:value-type="float"/>
          <table:table-cell office:value="0.7948598278732366" office:value-type="float"/>
          <table:table-cell office:value="0.8034503243918619" office:value-type="float"/>
          <table:table-cell office:value="0.8133266826430885" office:value-type="float"/>
          <table:table-cell office:value="0.5557566378153458" office:value-type="float"/>
          <table:table-cell office:value="0.5696277006369177" office:value-type="float"/>
          <table:table-cell office:value="0.5821820083378746" office:value-type="float"/>
          <table:table-cell office:value="0.5905551934637516" office:value-type="float"/>
          <table:table-cell office:value="0.6317366293245475" office:value-type="float"/>
          <table:table-cell office:value="0.46060501871397325" office:value-type="float"/>
          <table:table-cell office:value="0.47700843427571826" office:value-type="float"/>
          <table:table-cell office:value="0.493586480650644" office:value-type="float"/>
          <table:table-cell office:value="0.49731248277655454" office:value-type="float"/>
          <table:table-cell office:value="0.518507422919287" office:value-type="float"/>
          <table:table-cell office:value="0.6057491293070472" office:value-type="float"/>
          <table:table-cell office:value="0.6262977736612372" office:value-type="float"/>
          <table:table-cell office:value="0.6474641786009341" office:value-type="float"/>
          <table:table-cell office:value="0.6604948545751881" office:value-type="float"/>
          <table:table-cell office:value="0.7319697323364793" office:value-type="float"/>
          <table:table-cell office:value="0.4268904788371935" office:value-type="float"/>
          <table:table-cell office:value="0.474101245921724" office:value-type="float"/>
          <table:table-cell office:value="0.5035989323485328" office:value-type="float"/>
          <table:table-cell office:value="0.5156383332528854" office:value-type="float"/>
          <table:table-cell office:value="0.54677022194601" office:value-type="float"/>
        </table:table-row>
        <table:table-row>
          <table:table-cell office:value-type="string">
            <text:p>JakeWharton__sdk-manager-plugin</text:p>
          </table:table-cell>
          <table:table-cell office:value="0.7037629089027031" office:value-type="float"/>
          <table:table-cell office:value="0.732320901643484" office:value-type="float"/>
          <table:table-cell office:value="0.760814800785513" office:value-type="float"/>
          <table:table-cell office:value="0.781993706976854" office:value-type="float"/>
          <table:table-cell office:value="0.812950239066839" office:value-type="float"/>
          <table:table-cell office:value="0.555929559689736" office:value-type="float"/>
          <table:table-cell office:value="0.5783170623733879" office:value-type="float"/>
          <table:table-cell office:value="0.5939741596739452" office:value-type="float"/>
          <table:table-cell office:value="0.6052157823981638" office:value-type="float"/>
          <table:table-cell office:value="0.6347975115392616" office:value-type="float"/>
          <table:table-cell office:value="0.3844515636300184" office:value-type="float"/>
          <table:table-cell office:value="0.431570865064583" office:value-type="float"/>
          <table:table-cell office:value="0.4474945841596922" office:value-type="float"/>
          <table:table-cell office:value="0.46695051128235604" office:value-type="float"/>
          <table:table-cell office:value="0.5063993179600802" office:value-type="float"/>
          <table:table-cell office:value="0.5557708429182104" office:value-type="float"/>
          <table:table-cell office:value="0.6142040152550357" office:value-type="float"/>
          <table:table-cell office:value="0.6294424805029969" office:value-type="float"/>
          <table:table-cell office:value="0.6706711505135368" office:value-type="float"/>
          <table:table-cell office:value="0.710141240652793" office:value-type="float"/>
          <table:table-cell office:value="0.37995866986723464" office:value-type="float"/>
          <table:table-cell office:value="0.47759569194342666" office:value-type="float"/>
          <table:table-cell office:value="0.5205947755123403" office:value-type="float"/>
          <table:table-cell office:value="0.5547946714066504" office:value-type="float"/>
          <table:table-cell office:value="0.5871863975010918" office:value-type="float"/>
        </table:table-row>
        <table:table-row>
          <table:table-cell office:value-type="string">
            <text:p>YorickPeterse__oga</text:p>
          </table:table-cell>
          <table:table-cell office:value="0.76250918652972" office:value-type="float"/>
          <table:table-cell office:value="0.7956571938908753" office:value-type="float"/>
          <table:table-cell office:value="0.8081144802092234" office:value-type="float"/>
          <table:table-cell office:value="0.8261723050836298" office:value-type="float"/>
          <table:table-cell office:value="0.8592786862783155" office:value-type="float"/>
          <table:table-cell office:value="0.5394582371465462" office:value-type="float"/>
          <table:table-cell office:value="0.5737079809108526" office:value-type="float"/>
          <table:table-cell office:value="0.5888520963840154" office:value-type="float"/>
          <table:table-cell office:value="0.5961814442439243" office:value-type="float"/>
          <table:table-cell office:value="0.6273729994938386" office:value-type="float"/>
          <table:table-cell office:value="0.41611201276114573" office:value-type="float"/>
          <table:table-cell office:value="0.46004231247493044" office:value-type="float"/>
          <table:table-cell office:value="0.4884313776750844" office:value-type="float"/>
          <table:table-cell office:value="0.5020088694688254" office:value-type="float"/>
          <table:table-cell office:value="0.5591516734486747" office:value-type="float"/>
          <table:table-cell office:value="0.5705723486646079" office:value-type="float"/>
          <table:table-cell office:value="0.6262748961363968" office:value-type="float"/>
          <table:table-cell office:value="0.6382003714708521" office:value-type="float"/>
          <table:table-cell office:value="0.646939795261276" office:value-type="float"/>
          <table:table-cell office:value="0.6970574797364585" office:value-type="float"/>
          <table:table-cell office:value="0.4284037512965634" office:value-type="float"/>
          <table:table-cell office:value="0.4857170817455469" office:value-type="float"/>
          <table:table-cell office:value="0.4993062903220633" office:value-type="float"/>
          <table:table-cell office:value="0.522491288243464" office:value-type="float"/>
          <table:table-cell office:value="0.5555737624067545" office:value-type="float"/>
        </table:table-row>
        <table:table-row>
          <table:table-cell office:value-type="string">
            <text:p>Masterminds__glide</text:p>
          </table:table-cell>
          <table:table-cell office:value="0.6745063830808379" office:value-type="float"/>
          <table:table-cell office:value="0.7552285433875973" office:value-type="float"/>
          <table:table-cell office:value="0.7925541656810445" office:value-type="float"/>
          <table:table-cell office:value="0.8111729252896999" office:value-type="float"/>
          <table:table-cell office:value="0.8529873999476162" office:value-type="float"/>
          <table:table-cell office:value="0.5561804649005088" office:value-type="float"/>
          <table:table-cell office:value="0.592455307175342" office:value-type="float"/>
          <table:table-cell office:value="0.6077806345486528" office:value-type="float"/>
          <table:table-cell office:value="0.6204376310515787" office:value-type="float"/>
          <table:table-cell office:value="0.6742671195962805" office:value-type="float"/>
          <table:table-cell office:value="0.4063590250363226" office:value-type="float"/>
          <table:table-cell office:value="0.46463461124864025" office:value-type="float"/>
          <table:table-cell office:value="0.4803388613240531" office:value-type="float"/>
          <table:table-cell office:value="0.4984478324311951" office:value-type="float"/>
          <table:table-cell office:value="0.5633701004412288" office:value-type="float"/>
          <table:table-cell office:value="0.5662039763266403" office:value-type="float"/>
          <table:table-cell office:value="0.6091725112375336" office:value-type="float"/>
          <table:table-cell office:value="0.6227473558566803" office:value-type="float"/>
          <table:table-cell office:value="0.6424378321056929" office:value-type="float"/>
          <table:table-cell office:value="0.7096378742527054" office:value-type="float"/>
          <table:table-cell office:value="0.4352581555205416" office:value-type="float"/>
          <table:table-cell office:value="0.492118748323401" office:value-type="float"/>
          <table:table-cell office:value="0.5123635782907188" office:value-type="float"/>
          <table:table-cell office:value="0.5390186915198858" office:value-type="float"/>
          <table:table-cell office:value="0.5922167710271801" office:value-type="float"/>
        </table:table-row>
        <table:table-row>
          <table:table-cell office:value-type="string">
            <text:p>facebookarchive__three20</text:p>
          </table:table-cell>
          <table:table-cell office:value="0.755741767944165" office:value-type="float"/>
          <table:table-cell office:value="0.8043221687123192" office:value-type="float"/>
          <table:table-cell office:value="0.8164278437139465" office:value-type="float"/>
          <table:table-cell office:value="0.8271443368548478" office:value-type="float"/>
          <table:table-cell office:value="0.8481394594388161" office:value-type="float"/>
          <table:table-cell office:value="0.55296627725082" office:value-type="float"/>
          <table:table-cell office:value="0.5840610505058967" office:value-type="float"/>
          <table:table-cell office:value="0.6081297953032906" office:value-type="float"/>
          <table:table-cell office:value="0.6441789904688369" office:value-type="float"/>
          <table:table-cell office:value="0.6679789477778857" office:value-type="float"/>
          <table:table-cell office:value="0.44101452021937604" office:value-type="float"/>
          <table:table-cell office:value="0.45694034590730465" office:value-type="float"/>
          <table:table-cell office:value="0.4848590334203487" office:value-type="float"/>
          <table:table-cell office:value="0.49387297952658593" office:value-type="float"/>
          <table:table-cell office:value="0.5712184598825034" office:value-type="float"/>
          <table:table-cell office:value="0.5993053525794649" office:value-type="float"/>
          <table:table-cell office:value="0.6239471909294871" office:value-type="float"/>
          <table:table-cell office:value="0.6442544551964278" office:value-type="float"/>
          <table:table-cell office:value="0.6640108273497194" office:value-type="float"/>
          <table:table-cell office:value="0.7390647340292202" office:value-type="float"/>
          <table:table-cell office:value="0.4135749591739645" office:value-type="float"/>
          <table:table-cell office:value="0.4970686751123635" office:value-type="float"/>
          <table:table-cell office:value="0.508125208595848" office:value-type="float"/>
          <table:table-cell office:value="0.5290195845965391" office:value-type="float"/>
          <table:table-cell office:value="0.5640192994358446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0.7454276125729214" office:value-type="float"/>
          <table:table-cell office:value="0.788847646322864" office:value-type="float"/>
          <table:table-cell office:value="0.8000553112161559" office:value-type="float"/>
          <table:table-cell office:value="0.8170595541686101" office:value-type="float"/>
          <table:table-cell office:value="0.8251486758335286" office:value-type="float"/>
          <table:table-cell office:value="0.5318707814521898" office:value-type="float"/>
          <table:table-cell office:value="0.5622862969914686" office:value-type="float"/>
          <table:table-cell office:value="0.5772838104361772" office:value-type="float"/>
          <table:table-cell office:value="0.6134352237539857" office:value-type="float"/>
          <table:table-cell office:value="0.6582871392636209" office:value-type="float"/>
          <table:table-cell office:value="0.4653660032399031" office:value-type="float"/>
          <table:table-cell office:value="0.4760514723358123" office:value-type="float"/>
          <table:table-cell office:value="0.48993210782771823" office:value-type="float"/>
          <table:table-cell office:value="0.5370370567720233" office:value-type="float"/>
          <table:table-cell office:value="0.5533021174884059" office:value-type="float"/>
          <table:table-cell office:value="0.5942997075414593" office:value-type="float"/>
          <table:table-cell office:value="0.6193551534029782" office:value-type="float"/>
          <table:table-cell office:value="0.6553897722279747" office:value-type="float"/>
          <table:table-cell office:value="0.697273763183526" office:value-type="float"/>
          <table:table-cell office:value="0.6991456614645406" office:value-type="float"/>
          <table:table-cell office:value="0.37206190122479055" office:value-type="float"/>
          <table:table-cell office:value="0.4308179347677378" office:value-type="float"/>
          <table:table-cell office:value="0.4769920866071941" office:value-type="float"/>
          <table:table-cell office:value="0.5271779946123619" office:value-type="float"/>
          <table:table-cell office:value="0.570869891563981" office:value-type="float"/>
        </table:table-row>
        <table:table-row>
          <table:table-cell office:value-type="string">
            <text:p>Financial-Times__polyfill-service</text:p>
          </table:table-cell>
          <table:table-cell office:value="0.7216429471045273" office:value-type="float"/>
          <table:table-cell office:value="0.7899008509867855" office:value-type="float"/>
          <table:table-cell office:value="0.8032064520386106" office:value-type="float"/>
          <table:table-cell office:value="0.8223257238925052" office:value-type="float"/>
          <table:table-cell office:value="0.8526747399813662" office:value-type="float"/>
          <table:table-cell office:value="0.544659091622989" office:value-type="float"/>
          <table:table-cell office:value="0.575678816023891" office:value-type="float"/>
          <table:table-cell office:value="0.5956235247093782" office:value-type="float"/>
          <table:table-cell office:value="0.6123554082661344" office:value-type="float"/>
          <table:table-cell office:value="0.7210893812244419" office:value-type="float"/>
          <table:table-cell office:value="0.3869999929691106" office:value-type="float"/>
          <table:table-cell office:value="0.4356129735102062" office:value-type="float"/>
          <table:table-cell office:value="0.4519522939094212" office:value-type="float"/>
          <table:table-cell office:value="0.46573576584149323" office:value-type="float"/>
          <table:table-cell office:value="0.5325411349481407" office:value-type="float"/>
          <table:table-cell office:value="0.5581397942034063" office:value-type="float"/>
          <table:table-cell office:value="0.6094158776810313" office:value-type="float"/>
          <table:table-cell office:value="0.6228144914770237" office:value-type="float"/>
          <table:table-cell office:value="0.6471867651724575" office:value-type="float"/>
          <table:table-cell office:value="0.7253774333867808" office:value-type="float"/>
          <table:table-cell office:value="0.4167362585767086" office:value-type="float"/>
          <table:table-cell office:value="0.4862448557999507" office:value-type="float"/>
          <table:table-cell office:value="0.5064020053059364" office:value-type="float"/>
          <table:table-cell office:value="0.5197728282793553" office:value-type="float"/>
          <table:table-cell office:value="0.5722877198109413" office:value-type="float"/>
        </table:table-row>
        <table:table-row>
          <table:table-cell office:value-type="string">
            <text:p>Rich-Harris__ramjet</text:p>
          </table:table-cell>
          <table:table-cell office:value="0.7983931227049227" office:value-type="float"/>
          <table:table-cell office:value="0.8082107519489244" office:value-type="float"/>
          <table:table-cell office:value="0.8135453260000628" office:value-type="float"/>
          <table:table-cell office:value="0.8149742354076474" office:value-type="float"/>
          <table:table-cell office:value="0.8349970485222258" office:value-type="float"/>
          <table:table-cell office:value="0.5789140585138225" office:value-type="float"/>
          <table:table-cell office:value="0.5797360982245108" office:value-type="float"/>
          <table:table-cell office:value="0.6043487081909859" office:value-type="float"/>
          <table:table-cell office:value="0.6133543782559735" office:value-type="float"/>
          <table:table-cell office:value="0.6225327647408473" office:value-type="float"/>
          <table:table-cell office:value="0.4440635458204104" office:value-type="float"/>
          <table:table-cell office:value="0.444703737107663" office:value-type="float"/>
          <table:table-cell office:value="0.46284018748055145" office:value-type="float"/>
          <table:table-cell office:value="0.4695099032014678" office:value-type="float"/>
          <table:table-cell office:value="0.5327764741787213" office:value-type="float"/>
          <table:table-cell office:value="0.6034708345859414" office:value-type="float"/>
          <table:table-cell office:value="0.618234942930759" office:value-type="float"/>
          <table:table-cell office:value="0.6269296327305665" office:value-type="float"/>
          <table:table-cell office:value="0.6310406436439087" office:value-type="float"/>
          <table:table-cell office:value="0.6401383124236402" office:value-type="float"/>
          <table:table-cell office:value="0.46031114706975745" office:value-type="float"/>
          <table:table-cell office:value="0.48906559097851876" office:value-type="float"/>
          <table:table-cell office:value="0.5117036225237411" office:value-type="float"/>
          <table:table-cell office:value="0.5165247041746925" office:value-type="float"/>
          <table:table-cell office:value="0.5222342744564228" office:value-type="float"/>
        </table:table-row>
        <table:table-row>
          <table:table-cell office:value-type="string">
            <text:p>roundcube__roundcubemail</text:p>
          </table:table-cell>
          <table:table-cell office:value="0.6520791697323574" office:value-type="float"/>
          <table:table-cell office:value="0.7510971957963538" office:value-type="float"/>
          <table:table-cell office:value="0.7862723684100329" office:value-type="float"/>
          <table:table-cell office:value="0.8160482343629926" office:value-type="float"/>
          <table:table-cell office:value="0.8522875811228028" office:value-type="float"/>
          <table:table-cell office:value="0.5347552083611044" office:value-type="float"/>
          <table:table-cell office:value="0.5791978261756062" office:value-type="float"/>
          <table:table-cell office:value="0.5991808297013251" office:value-type="float"/>
          <table:table-cell office:value="0.6151407788728982" office:value-type="float"/>
          <table:table-cell office:value="0.6643029957769723" office:value-type="float"/>
          <table:table-cell office:value="0.40220945591989543" office:value-type="float"/>
          <table:table-cell office:value="0.4487350528644396" office:value-type="float"/>
          <table:table-cell office:value="0.4772974412855667" office:value-type="float"/>
          <table:table-cell office:value="0.502540168793345" office:value-type="float"/>
          <table:table-cell office:value="0.5678293944775581" office:value-type="float"/>
          <table:table-cell office:value="0.584093799581727" office:value-type="float"/>
          <table:table-cell office:value="0.6114647029428291" office:value-type="float"/>
          <table:table-cell office:value="0.6349997961570117" office:value-type="float"/>
          <table:table-cell office:value="0.665925993410013" office:value-type="float"/>
          <table:table-cell office:value="0.7230559813980308" office:value-type="float"/>
          <table:table-cell office:value="0.3447683714279262" office:value-type="float"/>
          <table:table-cell office:value="0.4729714831402103" office:value-type="float"/>
          <table:table-cell office:value="0.4983937540789304" office:value-type="float"/>
          <table:table-cell office:value="0.5274029239674485" office:value-type="float"/>
          <table:table-cell office:value="0.5975094386740489" office:value-type="float"/>
        </table:table-row>
        <table:table-row>
          <table:table-cell office:value-type="string">
            <text:p>w3c__web-platform-tests</text:p>
          </table:table-cell>
          <table:table-cell office:value="0.7172072067560016" office:value-type="float"/>
          <table:table-cell office:value="0.7991014972783419" office:value-type="float"/>
          <table:table-cell office:value="0.8138392647414169" office:value-type="float"/>
          <table:table-cell office:value="0.8249340653334245" office:value-type="float"/>
          <table:table-cell office:value="0.8641507329538538" office:value-type="float"/>
          <table:table-cell office:value="0.5449719833886493" office:value-type="float"/>
          <table:table-cell office:value="0.6001091492389926" office:value-type="float"/>
          <table:table-cell office:value="0.616194506357167" office:value-type="float"/>
          <table:table-cell office:value="0.6313665688554168" office:value-type="float"/>
          <table:table-cell office:value="0.7419441531715121" office:value-type="float"/>
          <table:table-cell office:value="0.40202117615100685" office:value-type="float"/>
          <table:table-cell office:value="0.44114755753262824" office:value-type="float"/>
          <table:table-cell office:value="0.45834745938828064" office:value-type="float"/>
          <table:table-cell office:value="0.47751377660063593" office:value-type="float"/>
          <table:table-cell office:value="0.5933956520135337" office:value-type="float"/>
          <table:table-cell office:value="0.5554470397049383" office:value-type="float"/>
          <table:table-cell office:value="0.6041345044759643" office:value-type="float"/>
          <table:table-cell office:value="0.6206292176709993" office:value-type="float"/>
          <table:table-cell office:value="0.6425115857401147" office:value-type="float"/>
          <table:table-cell office:value="0.8467211893103999" office:value-type="float"/>
          <table:table-cell office:value="0.380652034994057" office:value-type="float"/>
          <table:table-cell office:value="0.4898612820635827" office:value-type="float"/>
          <table:table-cell office:value="0.502419600076851" office:value-type="float"/>
          <table:table-cell office:value="0.5198390460322369" office:value-type="float"/>
          <table:table-cell office:value="0.6177307262931064" office:value-type="float"/>
        </table:table-row>
        <table:table-row>
          <table:table-cell office:value-type="string">
            <text:p>Dogfalo__materialize</text:p>
          </table:table-cell>
          <table:table-cell office:value="0.6841847222780857" office:value-type="float"/>
          <table:table-cell office:value="0.7790187276835923" office:value-type="float"/>
          <table:table-cell office:value="0.7978013351441631" office:value-type="float"/>
          <table:table-cell office:value="0.8179026101585375" office:value-type="float"/>
          <table:table-cell office:value="0.8654868152678113" office:value-type="float"/>
          <table:table-cell office:value="0.5055796603789886" office:value-type="float"/>
          <table:table-cell office:value="0.5803208879338893" office:value-type="float"/>
          <table:table-cell office:value="0.6004604169508307" office:value-type="float"/>
          <table:table-cell office:value="0.6200833330114617" office:value-type="float"/>
          <table:table-cell office:value="0.6993495619685297" office:value-type="float"/>
          <table:table-cell office:value="0.37313779689433413" office:value-type="float"/>
          <table:table-cell office:value="0.4700401344215322" office:value-type="float"/>
          <table:table-cell office:value="0.4926067737177587" office:value-type="float"/>
          <table:table-cell office:value="0.5177861157904593" office:value-type="float"/>
          <table:table-cell office:value="0.6062100100886725" office:value-type="float"/>
          <table:table-cell office:value="0.535837579636202" office:value-type="float"/>
          <table:table-cell office:value="0.6096037255919619" office:value-type="float"/>
          <table:table-cell office:value="0.6330174301516927" office:value-type="float"/>
          <table:table-cell office:value="0.6572799602944983" office:value-type="float"/>
          <table:table-cell office:value="0.7673214399263928" office:value-type="float"/>
          <table:table-cell office:value="0.3758127225012843" office:value-type="float"/>
          <table:table-cell office:value="0.4827802973699249" office:value-type="float"/>
          <table:table-cell office:value="0.512331820152399" office:value-type="float"/>
          <table:table-cell office:value="0.5366374820195631" office:value-type="float"/>
          <table:table-cell office:value="0.5977786031520717" office:value-type="float"/>
        </table:table-row>
        <table:table-row>
          <table:table-cell office:value-type="string">
            <text:p>webonyx__graphql-php</text:p>
          </table:table-cell>
          <table:table-cell office:value="0.6831211788359299" office:value-type="float"/>
          <table:table-cell office:value="0.8022066805875846" office:value-type="float"/>
          <table:table-cell office:value="0.8183983566886741" office:value-type="float"/>
          <table:table-cell office:value="0.825218654775281" office:value-type="float"/>
          <table:table-cell office:value="0.8561039056120947" office:value-type="float"/>
          <table:table-cell office:value="0.5122092708041251" office:value-type="float"/>
          <table:table-cell office:value="0.5696710977509154" office:value-type="float"/>
          <table:table-cell office:value="0.5915960049389781" office:value-type="float"/>
          <table:table-cell office:value="0.6104232702999874" office:value-type="float"/>
          <table:table-cell office:value="0.6465292037395172" office:value-type="float"/>
          <table:table-cell office:value="0.4229684010215006" office:value-type="float"/>
          <table:table-cell office:value="0.48015763238936315" office:value-type="float"/>
          <table:table-cell office:value="0.4923239650950896" office:value-type="float"/>
          <table:table-cell office:value="0.5078841662716952" office:value-type="float"/>
          <table:table-cell office:value="0.5490789323572597" office:value-type="float"/>
          <table:table-cell office:value="0.5601709156025578" office:value-type="float"/>
          <table:table-cell office:value="0.6264190512885717" office:value-type="float"/>
          <table:table-cell office:value="0.644550792607429" office:value-type="float"/>
          <table:table-cell office:value="0.6576399834926319" office:value-type="float"/>
          <table:table-cell office:value="0.7047160440943278" office:value-type="float"/>
          <table:table-cell office:value="0.3722737048959563" office:value-type="float"/>
          <table:table-cell office:value="0.47665998116744956" office:value-type="float"/>
          <table:table-cell office:value="0.4899362210505853" office:value-type="float"/>
          <table:table-cell office:value="0.5074818505206138" office:value-type="float"/>
          <table:table-cell office:value="0.5760269396044746" office:value-type="float"/>
        </table:table-row>
        <table:table-row>
          <table:table-cell office:value-type="string">
            <text:p>christianalfoni__formsy-react</text:p>
          </table:table-cell>
          <table:table-cell office:value="0.7527779757392673" office:value-type="float"/>
          <table:table-cell office:value="0.7935898098002702" office:value-type="float"/>
          <table:table-cell office:value="0.8146829214002624" office:value-type="float"/>
          <table:table-cell office:value="0.827471753428288" office:value-type="float"/>
          <table:table-cell office:value="0.8734565811782056" office:value-type="float"/>
          <table:table-cell office:value="0.5352280423925488" office:value-type="float"/>
          <table:table-cell office:value="0.5674771062410637" office:value-type="float"/>
          <table:table-cell office:value="0.5870141304533711" office:value-type="float"/>
          <table:table-cell office:value="0.6043435806414058" office:value-type="float"/>
          <table:table-cell office:value="0.6868823307216412" office:value-type="float"/>
          <table:table-cell office:value="0.41259666865194466" office:value-type="float"/>
          <table:table-cell office:value="0.4590600934444403" office:value-type="float"/>
          <table:table-cell office:value="0.48470041184663026" office:value-type="float"/>
          <table:table-cell office:value="0.5072365471114834" office:value-type="float"/>
          <table:table-cell office:value="0.6003810106531224" office:value-type="float"/>
          <table:table-cell office:value="0.5788331064191163" office:value-type="float"/>
          <table:table-cell office:value="0.6215731996657543" office:value-type="float"/>
          <table:table-cell office:value="0.6362408386003894" office:value-type="float"/>
          <table:table-cell office:value="0.6633163247951406" office:value-type="float"/>
          <table:table-cell office:value="0.7251625962645454" office:value-type="float"/>
          <table:table-cell office:value="0.3662983354969602" office:value-type="float"/>
          <table:table-cell office:value="0.4618206452968769" office:value-type="float"/>
          <table:table-cell office:value="0.49608867994453365" office:value-type="float"/>
          <table:table-cell office:value="0.5140123072959378" office:value-type="float"/>
          <table:table-cell office:value="0.583041092130344" office:value-type="float"/>
        </table:table-row>
        <table:table-row>
          <table:table-cell office:value-type="string">
            <text:p>TykTechnologies__tyk</text:p>
          </table:table-cell>
          <table:table-cell office:value="0.6858496677477257" office:value-type="float"/>
          <table:table-cell office:value="0.7570025075524811" office:value-type="float"/>
          <table:table-cell office:value="0.7833985121757653" office:value-type="float"/>
          <table:table-cell office:value="0.8026533651177061" office:value-type="float"/>
          <table:table-cell office:value="0.8472530389756704" office:value-type="float"/>
          <table:table-cell office:value="0.5614569903095517" office:value-type="float"/>
          <table:table-cell office:value="0.5928797343050198" office:value-type="float"/>
          <table:table-cell office:value="0.6023955638435028" office:value-type="float"/>
          <table:table-cell office:value="0.614005717882263" office:value-type="float"/>
          <table:table-cell office:value="0.6892458553852814" office:value-type="float"/>
          <table:table-cell office:value="0.44465108495460404" office:value-type="float"/>
          <table:table-cell office:value="0.46785833771464685" office:value-type="float"/>
          <table:table-cell office:value="0.49365010580003194" office:value-type="float"/>
          <table:table-cell office:value="0.5175408986970406" office:value-type="float"/>
          <table:table-cell office:value="0.588354455638113" office:value-type="float"/>
          <table:table-cell office:value="0.5835418028282534" office:value-type="float"/>
          <table:table-cell office:value="0.6226134240390637" office:value-type="float"/>
          <table:table-cell office:value="0.6391777649523757" office:value-type="float"/>
          <table:table-cell office:value="0.6593437096869339" office:value-type="float"/>
          <table:table-cell office:value="0.7330183534392218" office:value-type="float"/>
          <table:table-cell office:value="0.4373117594615664" office:value-type="float"/>
          <table:table-cell office:value="0.49071802981377854" office:value-type="float"/>
          <table:table-cell office:value="0.5228426154893777" office:value-type="float"/>
          <table:table-cell office:value="0.5407289353536539" office:value-type="float"/>
          <table:table-cell office:value="0.5828009062739331" office:value-type="float"/>
        </table:table-row>
        <table:table-row>
          <table:table-cell office:value-type="string">
            <text:p>google__cadvisor</text:p>
          </table:table-cell>
          <table:table-cell office:value="0.6730339643640767" office:value-type="float"/>
          <table:table-cell office:value="0.7330572142595766" office:value-type="float"/>
          <table:table-cell office:value="0.768975380942997" office:value-type="float"/>
          <table:table-cell office:value="0.7984035143914292" office:value-type="float"/>
          <table:table-cell office:value="0.8625389188106692" office:value-type="float"/>
          <table:table-cell office:value="0.5304761950180041" office:value-type="float"/>
          <table:table-cell office:value="0.5871646006978755" office:value-type="float"/>
          <table:table-cell office:value="0.6073276564476989" office:value-type="float"/>
          <table:table-cell office:value="0.6206675457332743" office:value-type="float"/>
          <table:table-cell office:value="0.695891858886785" office:value-type="float"/>
          <table:table-cell office:value="0.38729108047258776" office:value-type="float"/>
          <table:table-cell office:value="0.4548212997542843" office:value-type="float"/>
          <table:table-cell office:value="0.4762590023000215" office:value-type="float"/>
          <table:table-cell office:value="0.49916805831263483" office:value-type="float"/>
          <table:table-cell office:value="0.5815027634663362" office:value-type="float"/>
          <table:table-cell office:value="0.5622526279977319" office:value-type="float"/>
          <table:table-cell office:value="0.6249992707937364" office:value-type="float"/>
          <table:table-cell office:value="0.6419033714038986" office:value-type="float"/>
          <table:table-cell office:value="0.6658788853691398" office:value-type="float"/>
          <table:table-cell office:value="0.7412848879653267" office:value-type="float"/>
          <table:table-cell office:value="0.3567725655336175" office:value-type="float"/>
          <table:table-cell office:value="0.4592509641596966" office:value-type="float"/>
          <table:table-cell office:value="0.48198643399871655" office:value-type="float"/>
          <table:table-cell office:value="0.5084052676278448" office:value-type="float"/>
          <table:table-cell office:value="0.6159984696649174" office:value-type="float"/>
        </table:table-row>
        <table:table-row>
          <table:table-cell office:value-type="string">
            <text:p>nelhage__reptyr</text:p>
          </table:table-cell>
          <table:table-cell office:value="0.7338826948419324" office:value-type="float"/>
          <table:table-cell office:value="0.7714546829992212" office:value-type="float"/>
          <table:table-cell office:value="0.7772094670554827" office:value-type="float"/>
          <table:table-cell office:value="0.8004717070245823" office:value-type="float"/>
          <table:table-cell office:value="0.8093561113454234" office:value-type="float"/>
          <table:table-cell office:value="0.5469218491758577" office:value-type="float"/>
          <table:table-cell office:value="0.5760272345247293" office:value-type="float"/>
          <table:table-cell office:value="0.5836642336712732" office:value-type="float"/>
          <table:table-cell office:value="0.5935894019153547" office:value-type="float"/>
          <table:table-cell office:value="0.5969127032958396" office:value-type="float"/>
          <table:table-cell office:value="0.42747322250123554" office:value-type="float"/>
          <table:table-cell office:value="0.43593971528969067" office:value-type="float"/>
          <table:table-cell office:value="0.44833987904405626" office:value-type="float"/>
          <table:table-cell office:value="0.511112803467112" office:value-type="float"/>
          <table:table-cell office:value="0.5140115602444496" office:value-type="float"/>
          <table:table-cell office:value="0.6034904063137734" office:value-type="float"/>
          <table:table-cell office:value="0.6189815004754396" office:value-type="float"/>
          <table:table-cell office:value="0.6380571265739595" office:value-type="float"/>
          <table:table-cell office:value="0.6594931916666331" office:value-type="float"/>
          <table:table-cell office:value="0.6869315818801096" office:value-type="float"/>
          <table:table-cell office:value="0.4729152474299625" office:value-type="float"/>
          <table:table-cell office:value="0.48141031166436277" office:value-type="float"/>
          <table:table-cell office:value="0.48481314720576585" office:value-type="float"/>
          <table:table-cell office:value="0.49866441569952696" office:value-type="float"/>
          <table:table-cell office:value="0.5125145484661031" office:value-type="float"/>
        </table:table-row>
        <table:table-row>
          <table:table-cell office:value-type="string">
            <text:p>JakeWharton__NineOldAndroids</text:p>
          </table:table-cell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boot2docker__boot2docker</text:p>
          </table:table-cell>
          <table:table-cell office:value="0.6833228562702715" office:value-type="float"/>
          <table:table-cell office:value="0.7424082020550594" office:value-type="float"/>
          <table:table-cell office:value="0.7690979346729543" office:value-type="float"/>
          <table:table-cell office:value="0.7919949514370596" office:value-type="float"/>
          <table:table-cell office:value="0.8345332755645085" office:value-type="float"/>
          <table:table-cell office:value="0.5138498195573681" office:value-type="float"/>
          <table:table-cell office:value="0.5699928882924068" office:value-type="float"/>
          <table:table-cell office:value="0.5880278812077235" office:value-type="float"/>
          <table:table-cell office:value="0.6058715853628441" office:value-type="float"/>
          <table:table-cell office:value="0.6472421234014001" office:value-type="float"/>
          <table:table-cell office:value="0.37681312688609225" office:value-type="float"/>
          <table:table-cell office:value="0.44430525606473614" office:value-type="float"/>
          <table:table-cell office:value="0.46604856464223277" office:value-type="float"/>
          <table:table-cell office:value="0.4828761854963931" office:value-type="float"/>
          <table:table-cell office:value="0.5930501748786764" office:value-type="float"/>
          <table:table-cell office:value="0.5472890201444597" office:value-type="float"/>
          <table:table-cell office:value="0.5932833303334383" office:value-type="float"/>
          <table:table-cell office:value="0.6160154153604604" office:value-type="float"/>
          <table:table-cell office:value="0.6390503914602762" office:value-type="float"/>
          <table:table-cell office:value="0.7414770147207261" office:value-type="float"/>
          <table:table-cell office:value="0.37548564139792917" office:value-type="float"/>
          <table:table-cell office:value="0.4801326018460742" office:value-type="float"/>
          <table:table-cell office:value="0.4976007124533012" office:value-type="float"/>
          <table:table-cell office:value="0.524243116757364" office:value-type="float"/>
          <table:table-cell office:value="0.599263289759683" office:value-type="float"/>
        </table:table-row>
        <table:table-row>
          <table:table-cell office:value-type="string">
            <text:p>noflo__noflo</text:p>
          </table:table-cell>
          <table:table-cell office:value="0.75117275483423" office:value-type="float"/>
          <table:table-cell office:value="0.7901543727458956" office:value-type="float"/>
          <table:table-cell office:value="0.8245028345141941" office:value-type="float"/>
          <table:table-cell office:value="0.8310960381717524" office:value-type="float"/>
          <table:table-cell office:value="0.8709165517128334" office:value-type="float"/>
          <table:table-cell office:value="0.5269035487226327" office:value-type="float"/>
          <table:table-cell office:value="0.575467627924489" office:value-type="float"/>
          <table:table-cell office:value="0.5922506417526915" office:value-type="float"/>
          <table:table-cell office:value="0.605903915180066" office:value-type="float"/>
          <table:table-cell office:value="0.6511078752168551" office:value-type="float"/>
          <table:table-cell office:value="0.38261258827199895" office:value-type="float"/>
          <table:table-cell office:value="0.48170777679583754" office:value-type="float"/>
          <table:table-cell office:value="0.4987778581901666" office:value-type="float"/>
          <table:table-cell office:value="0.5179178762626837" office:value-type="float"/>
          <table:table-cell office:value="0.5517029006063703" office:value-type="float"/>
          <table:table-cell office:value="0.5963248781284456" office:value-type="float"/>
          <table:table-cell office:value="0.611577366573695" office:value-type="float"/>
          <table:table-cell office:value="0.6228544927419191" office:value-type="float"/>
          <table:table-cell office:value="0.6324993233244426" office:value-type="float"/>
          <table:table-cell office:value="0.6976681729758691" office:value-type="float"/>
          <table:table-cell office:value="0.3786805412035027" office:value-type="float"/>
          <table:table-cell office:value="0.48435472507316835" office:value-type="float"/>
          <table:table-cell office:value="0.49261409652788013" office:value-type="float"/>
          <table:table-cell office:value="0.5106382390171712" office:value-type="float"/>
          <table:table-cell office:value="0.5956421316963589" office:value-type="float"/>
        </table:table-row>
        <table:table-row>
          <table:table-cell office:value-type="string">
            <text:p>reactjs__redux</text:p>
          </table:table-cell>
          <table:table-cell office:value="0.7188965536511231" office:value-type="float"/>
          <table:table-cell office:value="0.8096165253891301" office:value-type="float"/>
          <table:table-cell office:value="0.8249826304389617" office:value-type="float"/>
          <table:table-cell office:value="0.8373996218988581" office:value-type="float"/>
          <table:table-cell office:value="0.8716831246069496" office:value-type="float"/>
          <table:table-cell office:value="0.4967947571491874" office:value-type="float"/>
          <table:table-cell office:value="0.5758298385973947" office:value-type="float"/>
          <table:table-cell office:value="0.5949153213096005" office:value-type="float"/>
          <table:table-cell office:value="0.614608718757641" office:value-type="float"/>
          <table:table-cell office:value="0.7078062481408991" office:value-type="float"/>
          <table:table-cell office:value="0.382343470148239" office:value-type="float"/>
          <table:table-cell office:value="0.47751516293256024" office:value-type="float"/>
          <table:table-cell office:value="0.4940844255239316" office:value-type="float"/>
          <table:table-cell office:value="0.5092249350970423" office:value-type="float"/>
          <table:table-cell office:value="0.5982939225009178" office:value-type="float"/>
          <table:table-cell office:value="0.5731248614457329" office:value-type="float"/>
          <table:table-cell office:value="0.6285230902674968" office:value-type="float"/>
          <table:table-cell office:value="0.6457864052920597" office:value-type="float"/>
          <table:table-cell office:value="0.6641609699849691" office:value-type="float"/>
          <table:table-cell office:value="0.7421687767399707" office:value-type="float"/>
          <table:table-cell office:value="0.36845285107369863" office:value-type="float"/>
          <table:table-cell office:value="0.47520919268539563" office:value-type="float"/>
          <table:table-cell office:value="0.49511601410188416" office:value-type="float"/>
          <table:table-cell office:value="0.5142093930259639" office:value-type="float"/>
          <table:table-cell office:value="0.6002712104708925" office:value-type="float"/>
        </table:table-row>
        <table:table-row>
          <table:table-cell office:value-type="string">
            <text:p>fruux__Baikal</text:p>
          </table:table-cell>
          <table:table-cell office:value="0.6926726150372412" office:value-type="float"/>
          <table:table-cell office:value="0.7676359583624517" office:value-type="float"/>
          <table:table-cell office:value="0.7866363156100258" office:value-type="float"/>
          <table:table-cell office:value="0.7999926475467205" office:value-type="float"/>
          <table:table-cell office:value="0.8616983467337993" office:value-type="float"/>
          <table:table-cell office:value="0.5374967285852957" office:value-type="float"/>
          <table:table-cell office:value="0.583556511308555" office:value-type="float"/>
          <table:table-cell office:value="0.6025044211562068" office:value-type="float"/>
          <table:table-cell office:value="0.6172426609705741" office:value-type="float"/>
          <table:table-cell office:value="0.688374307067668" office:value-type="float"/>
          <table:table-cell office:value="0.35824974546215493" office:value-type="float"/>
          <table:table-cell office:value="0.4496653711867963" office:value-type="float"/>
          <table:table-cell office:value="0.4742369544043161" office:value-type="float"/>
          <table:table-cell office:value="0.49460497150296173" office:value-type="float"/>
          <table:table-cell office:value="0.6003909118424501" office:value-type="float"/>
          <table:table-cell office:value="0.5591670000311757" office:value-type="float"/>
          <table:table-cell office:value="0.6097748065523314" office:value-type="float"/>
          <table:table-cell office:value="0.6274928335846606" office:value-type="float"/>
          <table:table-cell office:value="0.6514396995754089" office:value-type="float"/>
          <table:table-cell office:value="0.79766073767671" office:value-type="float"/>
          <table:table-cell office:value="0.37077233982749974" office:value-type="float"/>
          <table:table-cell office:value="0.49645865904138653" office:value-type="float"/>
          <table:table-cell office:value="0.5249786073053763" office:value-type="float"/>
          <table:table-cell office:value="0.5490154473517027" office:value-type="float"/>
          <table:table-cell office:value="0.6189817920375754" office:value-type="float"/>
        </table:table-row>
        <table:table-row>
          <table:table-cell office:value-type="string">
            <text:p>fchollet__keras</text:p>
          </table:table-cell>
          <table:table-cell office:value="0.668489479549153" office:value-type="float"/>
          <table:table-cell office:value="0.7795550756147266" office:value-type="float"/>
          <table:table-cell office:value="0.8006250495672707" office:value-type="float"/>
          <table:table-cell office:value="0.8177273767718959" office:value-type="float"/>
          <table:table-cell office:value="0.873908723579679" office:value-type="float"/>
          <table:table-cell office:value="0.5196317137445712" office:value-type="float"/>
          <table:table-cell office:value="0.5907553174305767" office:value-type="float"/>
          <table:table-cell office:value="0.6066684976949461" office:value-type="float"/>
          <table:table-cell office:value="0.6225439229428607" office:value-type="float"/>
          <table:table-cell office:value="0.6995159971798545" office:value-type="float"/>
          <table:table-cell office:value="0.3904932641828646" office:value-type="float"/>
          <table:table-cell office:value="0.4785645209851549" office:value-type="float"/>
          <table:table-cell office:value="0.496723700570879" office:value-type="float"/>
          <table:table-cell office:value="0.5141955114217485" office:value-type="float"/>
          <table:table-cell office:value="0.6054088092610861" office:value-type="float"/>
          <table:table-cell office:value="0.5433394262923892" office:value-type="float"/>
          <table:table-cell office:value="0.6122283978570404" office:value-type="float"/>
          <table:table-cell office:value="0.6317753404338018" office:value-type="float"/>
          <table:table-cell office:value="0.6505239692991925" office:value-type="float"/>
          <table:table-cell office:value="0.7242849336627692" office:value-type="float"/>
          <table:table-cell office:value="0.36773681406969205" office:value-type="float"/>
          <table:table-cell office:value="0.4715321469188591" office:value-type="float"/>
          <table:table-cell office:value="0.49263093319110507" office:value-type="float"/>
          <table:table-cell office:value="0.5116873919005469" office:value-type="float"/>
          <table:table-cell office:value="0.5931216939554125" office:value-type="float"/>
        </table:table-row>
        <table:table-row>
          <table:table-cell office:value-type="string">
            <text:p>luin__ioredis</text:p>
          </table:table-cell>
          <table:table-cell office:value="0.6803178181403844" office:value-type="float"/>
          <table:table-cell office:value="0.7507707225189715" office:value-type="float"/>
          <table:table-cell office:value="0.7754566666998868" office:value-type="float"/>
          <table:table-cell office:value="0.8031691620602056" office:value-type="float"/>
          <table:table-cell office:value="0.8422707476251027" office:value-type="float"/>
          <table:table-cell office:value="0.5367964372678922" office:value-type="float"/>
          <table:table-cell office:value="0.5741866265962486" office:value-type="float"/>
          <table:table-cell office:value="0.5877765992445165" office:value-type="float"/>
          <table:table-cell office:value="0.6011485797477177" office:value-type="float"/>
          <table:table-cell office:value="0.6437371865214532" office:value-type="float"/>
          <table:table-cell office:value="0.4267027413067508" office:value-type="float"/>
          <table:table-cell office:value="0.468308600433544" office:value-type="float"/>
          <table:table-cell office:value="0.49124197159820876" office:value-type="float"/>
          <table:table-cell office:value="0.5091171256580235" office:value-type="float"/>
          <table:table-cell office:value="0.5620129818143085" office:value-type="float"/>
          <table:table-cell office:value="0.5778335097329426" office:value-type="float"/>
          <table:table-cell office:value="0.6190024450052314" office:value-type="float"/>
          <table:table-cell office:value="0.6436324760205174" office:value-type="float"/>
          <table:table-cell office:value="0.6655966116058393" office:value-type="float"/>
          <table:table-cell office:value="0.7374721582353818" office:value-type="float"/>
          <table:table-cell office:value="0.3378833741586251" office:value-type="float"/>
          <table:table-cell office:value="0.4478149017308865" office:value-type="float"/>
          <table:table-cell office:value="0.4802207470127887" office:value-type="float"/>
          <table:table-cell office:value="0.5045815275992229" office:value-type="float"/>
          <table:table-cell office:value="0.579980003900476" office:value-type="float"/>
        </table:table-row>
        <table:table-row>
          <table:table-cell office:value-type="string">
            <text:p>mattetti__googlecharts</text:p>
          </table:table-cell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8218441556265781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328095867034592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245097357800911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73139723166873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68424143904984" office:value-type="float"/>
        </table:table-row>
        <table:table-row>
          <table:table-cell office:value-type="string">
            <text:p>swagger-api__swagger-ui</text:p>
          </table:table-cell>
          <table:table-cell office:value="0.7090085270585077" office:value-type="float"/>
          <table:table-cell office:value="0.8046188878152298" office:value-type="float"/>
          <table:table-cell office:value="0.8242857972717093" office:value-type="float"/>
          <table:table-cell office:value="0.8395429427351909" office:value-type="float"/>
          <table:table-cell office:value="0.9046632133476538" office:value-type="float"/>
          <table:table-cell office:value="0.5019323620781186" office:value-type="float"/>
          <table:table-cell office:value="0.5717493767970202" office:value-type="float"/>
          <table:table-cell office:value="0.5863171658452024" office:value-type="float"/>
          <table:table-cell office:value="0.6021778672960489" office:value-type="float"/>
          <table:table-cell office:value="0.6789950181192311" office:value-type="float"/>
          <table:table-cell office:value="0.42575829339486493" office:value-type="float"/>
          <table:table-cell office:value="0.48502612898408004" office:value-type="float"/>
          <table:table-cell office:value="0.5071235703661591" office:value-type="float"/>
          <table:table-cell office:value="0.532399751486536" office:value-type="float"/>
          <table:table-cell office:value="0.593659088511631" office:value-type="float"/>
          <table:table-cell office:value="0.5676117541434291" office:value-type="float"/>
          <table:table-cell office:value="0.6216799229299068" office:value-type="float"/>
          <table:table-cell office:value="0.6407157231921128" office:value-type="float"/>
          <table:table-cell office:value="0.6633207590983463" office:value-type="float"/>
          <table:table-cell office:value="0.7327070202230912" office:value-type="float"/>
          <table:table-cell office:value="0.38990218643608787" office:value-type="float"/>
          <table:table-cell office:value="0.4849510114770196" office:value-type="float"/>
          <table:table-cell office:value="0.5107751494492124" office:value-type="float"/>
          <table:table-cell office:value="0.5315015273249235" office:value-type="float"/>
          <table:table-cell office:value="0.5947134772461911" office:value-type="float"/>
        </table:table-row>
        <table:table-row>
          <table:table-cell office:value-type="string">
            <text:p>npm__npm</text:p>
          </table:table-cell>
          <table:table-cell office:value="0.6785425941444152" office:value-type="float"/>
          <table:table-cell office:value="0.7423918040418092" office:value-type="float"/>
          <table:table-cell office:value="0.7658050738231812" office:value-type="float"/>
          <table:table-cell office:value="0.7982554211393711" office:value-type="float"/>
          <table:table-cell office:value="0.8632746857629153" office:value-type="float"/>
          <table:table-cell office:value="0.4323995891928297" office:value-type="float"/>
          <table:table-cell office:value="0.5695378803478752" office:value-type="float"/>
          <table:table-cell office:value="0.5846444609886049" office:value-type="float"/>
          <table:table-cell office:value="0.601509310140825" office:value-type="float"/>
          <table:table-cell office:value="0.7094732985211984" office:value-type="float"/>
          <table:table-cell office:value="0.371987969765167" office:value-type="float"/>
          <table:table-cell office:value="0.44151030399909186" office:value-type="float"/>
          <table:table-cell office:value="0.4635074194676171" office:value-type="float"/>
          <table:table-cell office:value="0.48302742190118364" office:value-type="float"/>
          <table:table-cell office:value="0.5639869079663403" office:value-type="float"/>
          <table:table-cell office:value="0.5499705679165727" office:value-type="float"/>
          <table:table-cell office:value="0.621795402664376" office:value-type="float"/>
          <table:table-cell office:value="0.6470612461446845" office:value-type="float"/>
          <table:table-cell office:value="0.6738562149956377" office:value-type="float"/>
          <table:table-cell office:value="0.8043887057731883" office:value-type="float"/>
          <table:table-cell office:value="0.3014497302564312" office:value-type="float"/>
          <table:table-cell office:value="0.4263997310619678" office:value-type="float"/>
          <table:table-cell office:value="0.46626633898594305" office:value-type="float"/>
          <table:table-cell office:value="0.4995874220466725" office:value-type="float"/>
          <table:table-cell office:value="0.6138142710435517" office:value-type="float"/>
        </table:table-row>
        <table:table-row>
          <table:table-cell office:value-type="string">
            <text:p>ubilabs__geocomplete</text:p>
          </table:table-cell>
          <table:table-cell office:value="0.7582734168720039" office:value-type="float"/>
          <table:table-cell office:value="0.7949881100654205" office:value-type="float"/>
          <table:table-cell office:value="0.8131346285545421" office:value-type="float"/>
          <table:table-cell office:value="0.8398370786183852" office:value-type="float"/>
          <table:table-cell office:value="0.8563301522852685" office:value-type="float"/>
          <table:table-cell office:value="0.5626242239364088" office:value-type="float"/>
          <table:table-cell office:value="0.5892066378179364" office:value-type="float"/>
          <table:table-cell office:value="0.6166979837421752" office:value-type="float"/>
          <table:table-cell office:value="0.6404344602226952" office:value-type="float"/>
          <table:table-cell office:value="0.6512864870361186" office:value-type="float"/>
          <table:table-cell office:value="0.43229294169536264" office:value-type="float"/>
          <table:table-cell office:value="0.48340516958113444" office:value-type="float"/>
          <table:table-cell office:value="0.5114720543746585" office:value-type="float"/>
          <table:table-cell office:value="0.5505493135285984" office:value-type="float"/>
          <table:table-cell office:value="0.5765165539655376" office:value-type="float"/>
          <table:table-cell office:value="0.6200084898200958" office:value-type="float"/>
          <table:table-cell office:value="0.6514402953393018" office:value-type="float"/>
          <table:table-cell office:value="0.6730268896618109" office:value-type="float"/>
          <table:table-cell office:value="0.6850860037427816" office:value-type="float"/>
          <table:table-cell office:value="0.6885930525167081" office:value-type="float"/>
          <table:table-cell office:value="0.4903781007850372" office:value-type="float"/>
          <table:table-cell office:value="0.507076431036233" office:value-type="float"/>
          <table:table-cell office:value="0.5326758427509066" office:value-type="float"/>
          <table:table-cell office:value="0.5691115504142561" office:value-type="float"/>
          <table:table-cell office:value="0.6000078822034737" office:value-type="float"/>
        </table:table-row>
        <table:table-row>
          <table:table-cell office:value-type="string">
            <text:p>mailgun__godebug</text:p>
          </table:table-cell>
          <table:table-cell office:value="0.7172872039756741" office:value-type="float"/>
          <table:table-cell office:value="0.7944491759283917" office:value-type="float"/>
          <table:table-cell office:value="0.796702767448406" office:value-type="float"/>
          <table:table-cell office:value="0.8112042915072732" office:value-type="float"/>
          <table:table-cell office:value="0.8255985957171604" office:value-type="float"/>
          <table:table-cell office:value="0.5669906210893841" office:value-type="float"/>
          <table:table-cell office:value="0.5910249774569435" office:value-type="float"/>
          <table:table-cell office:value="0.5987291641284016" office:value-type="float"/>
          <table:table-cell office:value="0.6245347576548593" office:value-type="float"/>
          <table:table-cell office:value="0.6581986996661872" office:value-type="float"/>
          <table:table-cell office:value="0.4596656232458867" office:value-type="float"/>
          <table:table-cell office:value="0.460943644503807" office:value-type="float"/>
          <table:table-cell office:value="0.4892399127084505" office:value-type="float"/>
          <table:table-cell office:value="0.5040723701441462" office:value-type="float"/>
          <table:table-cell office:value="0.5172498040883731" office:value-type="float"/>
          <table:table-cell office:value="0.5753662557148949" office:value-type="float"/>
          <table:table-cell office:value="0.627611196167324" office:value-type="float"/>
          <table:table-cell office:value="0.6489067296071" office:value-type="float"/>
          <table:table-cell office:value="0.6637214282279933" office:value-type="float"/>
          <table:table-cell office:value="0.7072247468352112" office:value-type="float"/>
          <table:table-cell office:value="0.4504294127289299" office:value-type="float"/>
          <table:table-cell office:value="0.49525614566448967" office:value-type="float"/>
          <table:table-cell office:value="0.51821675470809" office:value-type="float"/>
          <table:table-cell office:value="0.5388016163623415" office:value-type="float"/>
          <table:table-cell office:value="0.5454305363962241" office:value-type="float"/>
        </table:table-row>
        <table:table-row>
          <table:table-cell office:value-type="string">
            <text:p>ampproject__amphtml</text:p>
          </table:table-cell>
          <table:table-cell office:value="0.6990994044537308" office:value-type="float"/>
          <table:table-cell office:value="0.7974627365134216" office:value-type="float"/>
          <table:table-cell office:value="0.8112765335100858" office:value-type="float"/>
          <table:table-cell office:value="0.8220376674775697" office:value-type="float"/>
          <table:table-cell office:value="0.8621248938967695" office:value-type="float"/>
          <table:table-cell office:value="0.5371782002548305" office:value-type="float"/>
          <table:table-cell office:value="0.6045072118783333" office:value-type="float"/>
          <table:table-cell office:value="0.6242790694823097" office:value-type="float"/>
          <table:table-cell office:value="0.6420668561089922" office:value-type="float"/>
          <table:table-cell office:value="0.7548326787629244" office:value-type="float"/>
          <table:table-cell office:value="0.3828138573243973" office:value-type="float"/>
          <table:table-cell office:value="0.48008735225041665" office:value-type="float"/>
          <table:table-cell office:value="0.50545777076947" office:value-type="float"/>
          <table:table-cell office:value="0.5297863670310112" office:value-type="float"/>
          <table:table-cell office:value="0.6155934155722137" office:value-type="float"/>
          <table:table-cell office:value="0.5655674212612477" office:value-type="float"/>
          <table:table-cell office:value="0.631928717074765" office:value-type="float"/>
          <table:table-cell office:value="0.6507224959879001" office:value-type="float"/>
          <table:table-cell office:value="0.6705492002766362" office:value-type="float"/>
          <table:table-cell office:value="0.7699195292833731" office:value-type="float"/>
          <table:table-cell office:value="0.3452624116494899" office:value-type="float"/>
          <table:table-cell office:value="0.5071797401134525" office:value-type="float"/>
          <table:table-cell office:value="0.523867095935705" office:value-type="float"/>
          <table:table-cell office:value="0.5404234313884559" office:value-type="float"/>
          <table:table-cell office:value="0.6190613810902256" office:value-type="float"/>
        </table:table-row>
        <table:table-row>
          <table:table-cell office:value-type="string">
            <text:p>ARMmbed__mbed-os</text:p>
          </table:table-cell>
          <table:table-cell office:value="0.7045254813606243" office:value-type="float"/>
          <table:table-cell office:value="0.7697158664548678" office:value-type="float"/>
          <table:table-cell office:value="0.7946662947089539" office:value-type="float"/>
          <table:table-cell office:value="0.8096893619912258" office:value-type="float"/>
          <table:table-cell office:value="0.8555139369686703" office:value-type="float"/>
          <table:table-cell office:value="0.5235563961174002" office:value-type="float"/>
          <table:table-cell office:value="0.5998029793856248" office:value-type="float"/>
          <table:table-cell office:value="0.615929512303846" office:value-type="float"/>
          <table:table-cell office:value="0.6327311348970249" office:value-type="float"/>
          <table:table-cell office:value="0.6862111293277262" office:value-type="float"/>
          <table:table-cell office:value="0.3919458750567651" office:value-type="float"/>
          <table:table-cell office:value="0.4466747611572583" office:value-type="float"/>
          <table:table-cell office:value="0.4653771175993597" office:value-type="float"/>
          <table:table-cell office:value="0.4856218032360331" office:value-type="float"/>
          <table:table-cell office:value="0.5553587486767462" office:value-type="float"/>
          <table:table-cell office:value="0.5605262184023072" office:value-type="float"/>
          <table:table-cell office:value="0.607346575912621" office:value-type="float"/>
          <table:table-cell office:value="0.6218353722124349" office:value-type="float"/>
          <table:table-cell office:value="0.6431366294884568" office:value-type="float"/>
          <table:table-cell office:value="0.7320710089476204" office:value-type="float"/>
          <table:table-cell office:value="0.3855921225267783" office:value-type="float"/>
          <table:table-cell office:value="0.484943686462983" office:value-type="float"/>
          <table:table-cell office:value="0.505145107319876" office:value-type="float"/>
          <table:table-cell office:value="0.5228865974862508" office:value-type="float"/>
          <table:table-cell office:value="0.6036987266086878" office:value-type="float"/>
        </table:table-row>
        <table:table-row>
          <table:table-cell office:value-type="string">
            <text:p>Netflix__ribbon</text:p>
          </table:table-cell>
          <table:table-cell office:value="0.7710117730038556" office:value-type="float"/>
          <table:table-cell office:value="0.7953838197190831" office:value-type="float"/>
          <table:table-cell office:value="0.8160431965406583" office:value-type="float"/>
          <table:table-cell office:value="0.8265237723940634" office:value-type="float"/>
          <table:table-cell office:value="0.860583496844504" office:value-type="float"/>
          <table:table-cell office:value="0.5475780307404337" office:value-type="float"/>
          <table:table-cell office:value="0.5894843120133495" office:value-type="float"/>
          <table:table-cell office:value="0.603447371871535" office:value-type="float"/>
          <table:table-cell office:value="0.6176774020428648" office:value-type="float"/>
          <table:table-cell office:value="0.670506964130874" office:value-type="float"/>
          <table:table-cell office:value="0.4374770377263679" office:value-type="float"/>
          <table:table-cell office:value="0.47027728959725296" office:value-type="float"/>
          <table:table-cell office:value="0.49186354078570915" office:value-type="float"/>
          <table:table-cell office:value="0.4949209540160465" office:value-type="float"/>
          <table:table-cell office:value="0.5823555223996218" office:value-type="float"/>
          <table:table-cell office:value="0.5614386700145573" office:value-type="float"/>
          <table:table-cell office:value="0.619559418294058" office:value-type="float"/>
          <table:table-cell office:value="0.636010186422217" office:value-type="float"/>
          <table:table-cell office:value="0.6498372102880352" office:value-type="float"/>
          <table:table-cell office:value="0.7290604760098968" office:value-type="float"/>
          <table:table-cell office:value="0.4127351852008586" office:value-type="float"/>
          <table:table-cell office:value="0.48665088829401115" office:value-type="float"/>
          <table:table-cell office:value="0.5059579937024287" office:value-type="float"/>
          <table:table-cell office:value="0.5184129338157779" office:value-type="float"/>
          <table:table-cell office:value="0.575839809653647" office:value-type="float"/>
        </table:table-row>
        <table:table-row>
          <table:table-cell office:value-type="string">
            <text:p>sass__libsass</text:p>
          </table:table-cell>
          <table:table-cell office:value="0.7211083168397984" office:value-type="float"/>
          <table:table-cell office:value="0.7935630772977897" office:value-type="float"/>
          <table:table-cell office:value="0.8177958889495665" office:value-type="float"/>
          <table:table-cell office:value="0.8296946051407186" office:value-type="float"/>
          <table:table-cell office:value="0.8679796609855175" office:value-type="float"/>
          <table:table-cell office:value="0.5376406760364525" office:value-type="float"/>
          <table:table-cell office:value="0.5712195841932511" office:value-type="float"/>
          <table:table-cell office:value="0.5976066039882314" office:value-type="float"/>
          <table:table-cell office:value="0.6155467387787367" office:value-type="float"/>
          <table:table-cell office:value="0.6904560022119131" office:value-type="float"/>
          <table:table-cell office:value="0.417169078875649" office:value-type="float"/>
          <table:table-cell office:value="0.4671957560873596" office:value-type="float"/>
          <table:table-cell office:value="0.4912631481929586" office:value-type="float"/>
          <table:table-cell office:value="0.5101675823528153" office:value-type="float"/>
          <table:table-cell office:value="0.6015763449872026" office:value-type="float"/>
          <table:table-cell office:value="0.5751464536298584" office:value-type="float"/>
          <table:table-cell office:value="0.6111229280377153" office:value-type="float"/>
          <table:table-cell office:value="0.6363780684251887" office:value-type="float"/>
          <table:table-cell office:value="0.66228463243699" office:value-type="float"/>
          <table:table-cell office:value="0.737409819334197" office:value-type="float"/>
          <table:table-cell office:value="0.39569659113505573" office:value-type="float"/>
          <table:table-cell office:value="0.47660117584263695" office:value-type="float"/>
          <table:table-cell office:value="0.4975588972275971" office:value-type="float"/>
          <table:table-cell office:value="0.5167410662082064" office:value-type="float"/>
          <table:table-cell office:value="0.5644581767699214" office:value-type="float"/>
        </table:table-row>
        <table:table-row>
          <table:table-cell office:value-type="string">
            <text:p>graphql-python__graphene</text:p>
          </table:table-cell>
          <table:table-cell office:value="0.7141134903041979" office:value-type="float"/>
          <table:table-cell office:value="0.7929537047913321" office:value-type="float"/>
          <table:table-cell office:value="0.8103689779803102" office:value-type="float"/>
          <table:table-cell office:value="0.8241015420804644" office:value-type="float"/>
          <table:table-cell office:value="0.8496242600663528" office:value-type="float"/>
          <table:table-cell office:value="0.5051373777220903" office:value-type="float"/>
          <table:table-cell office:value="0.5617317358228834" office:value-type="float"/>
          <table:table-cell office:value="0.5825898097188627" office:value-type="float"/>
          <table:table-cell office:value="0.6005964644964337" office:value-type="float"/>
          <table:table-cell office:value="0.6493029054449199" office:value-type="float"/>
          <table:table-cell office:value="0.41002617862557045" office:value-type="float"/>
          <table:table-cell office:value="0.4892791109441249" office:value-type="float"/>
          <table:table-cell office:value="0.5063641819289727" office:value-type="float"/>
          <table:table-cell office:value="0.5188179313331054" office:value-type="float"/>
          <table:table-cell office:value="0.5676950035542809" office:value-type="float"/>
          <table:table-cell office:value="0.575138129259495" office:value-type="float"/>
          <table:table-cell office:value="0.6168867946390335" office:value-type="float"/>
          <table:table-cell office:value="0.6409359064197498" office:value-type="float"/>
          <table:table-cell office:value="0.6616206856547964" office:value-type="float"/>
          <table:table-cell office:value="0.72668803467314" office:value-type="float"/>
          <table:table-cell office:value="0.350842780469181" office:value-type="float"/>
          <table:table-cell office:value="0.46723269595819267" office:value-type="float"/>
          <table:table-cell office:value="0.4905198537901736" office:value-type="float"/>
          <table:table-cell office:value="0.5072435084798683" office:value-type="float"/>
          <table:table-cell office:value="0.6001152400859544" office:value-type="float"/>
        </table:table-row>
        <table:table-row>
          <table:table-cell office:value-type="string">
            <text:p>roots__bedrock</text:p>
          </table:table-cell>
          <table:table-cell office:value="0.7247962778461108" office:value-type="float"/>
          <table:table-cell office:value="0.8068356523101449" office:value-type="float"/>
          <table:table-cell office:value="0.816157749830877" office:value-type="float"/>
          <table:table-cell office:value="0.825157765681486" office:value-type="float"/>
          <table:table-cell office:value="0.8446214886444883" office:value-type="float"/>
          <table:table-cell office:value="0.5376102990809133" office:value-type="float"/>
          <table:table-cell office:value="0.5802898480113249" office:value-type="float"/>
          <table:table-cell office:value="0.5931945150427598" office:value-type="float"/>
          <table:table-cell office:value="0.6033193822846284" office:value-type="float"/>
          <table:table-cell office:value="0.6852715768326983" office:value-type="float"/>
          <table:table-cell office:value="0.4303697974002795" office:value-type="float"/>
          <table:table-cell office:value="0.4718853725637829" office:value-type="float"/>
          <table:table-cell office:value="0.4905016292115636" office:value-type="float"/>
          <table:table-cell office:value="0.5041342588052422" office:value-type="float"/>
          <table:table-cell office:value="0.5795398530790024" office:value-type="float"/>
          <table:table-cell office:value="0.5719423166349042" office:value-type="float"/>
          <table:table-cell office:value="0.618499483150349" office:value-type="float"/>
          <table:table-cell office:value="0.6280279729409807" office:value-type="float"/>
          <table:table-cell office:value="0.6459658407136388" office:value-type="float"/>
          <table:table-cell office:value="0.7679195625852597" office:value-type="float"/>
          <table:table-cell office:value="0.43361122370173133" office:value-type="float"/>
          <table:table-cell office:value="0.5021830149241107" office:value-type="float"/>
          <table:table-cell office:value="0.5171749534481946" office:value-type="float"/>
          <table:table-cell office:value="0.5442549082346025" office:value-type="float"/>
          <table:table-cell office:value="0.5827823163568264" office:value-type="float"/>
        </table:table-row>
        <table:table-row>
          <table:table-cell office:value-type="string">
            <text:p>jp9000__obs-studio</text:p>
          </table:table-cell>
          <table:table-cell office:value="0.7099203318782199" office:value-type="float"/>
          <table:table-cell office:value="0.7917210251037234" office:value-type="float"/>
          <table:table-cell office:value="0.8078232744353535" office:value-type="float"/>
          <table:table-cell office:value="0.8208692779678146" office:value-type="float"/>
          <table:table-cell office:value="0.8558516414645178" office:value-type="float"/>
          <table:table-cell office:value="0.5293042299412525" office:value-type="float"/>
          <table:table-cell office:value="0.578073478897555" office:value-type="float"/>
          <table:table-cell office:value="0.5947577641348079" office:value-type="float"/>
          <table:table-cell office:value="0.6160852960351708" office:value-type="float"/>
          <table:table-cell office:value="0.690990247358054" office:value-type="float"/>
          <table:table-cell office:value="0.40789680971671016" office:value-type="float"/>
          <table:table-cell office:value="0.450500987631364" office:value-type="float"/>
          <table:table-cell office:value="0.47243046796727695" office:value-type="float"/>
          <table:table-cell office:value="0.4873332368926805" office:value-type="float"/>
          <table:table-cell office:value="0.5641443972728333" office:value-type="float"/>
          <table:table-cell office:value="0.5681232413378478" office:value-type="float"/>
          <table:table-cell office:value="0.5969825894365001" office:value-type="float"/>
          <table:table-cell office:value="0.6261857020141748" office:value-type="float"/>
          <table:table-cell office:value="0.646584147888268" office:value-type="float"/>
          <table:table-cell office:value="0.7149233957213598" office:value-type="float"/>
          <table:table-cell office:value="0.4434818108213321" office:value-type="float"/>
          <table:table-cell office:value="0.49361434133876225" office:value-type="float"/>
          <table:table-cell office:value="0.5097986072052114" office:value-type="float"/>
          <table:table-cell office:value="0.5237506339308723" office:value-type="float"/>
          <table:table-cell office:value="0.5730918145099191" office:value-type="float"/>
        </table:table-row>
        <table:table-row>
          <table:table-cell office:value-type="string">
            <text:p>samratashok__nishang</text:p>
          </table:table-cell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8106330385794703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36863357784974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76492076387527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317452404241808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51395343751971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8096932949228828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6246361748860403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5494113654871483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7471320580703413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514127122853616" office:value-type="float"/>
        </table:table-row>
        <table:table-row>
          <table:table-cell office:value-type="string">
            <text:p>lampepfl__dotty</text:p>
          </table:table-cell>
          <table:table-cell office:value="0.6928624760000849" office:value-type="float"/>
          <table:table-cell office:value="0.7975142572487403" office:value-type="float"/>
          <table:table-cell office:value="0.82199584776306" office:value-type="float"/>
          <table:table-cell office:value="0.8345766861471844" office:value-type="float"/>
          <table:table-cell office:value="0.8667313930148591" office:value-type="float"/>
          <table:table-cell office:value="0.5134381785546808" office:value-type="float"/>
          <table:table-cell office:value="0.5714646257657772" office:value-type="float"/>
          <table:table-cell office:value="0.5857507294703536" office:value-type="float"/>
          <table:table-cell office:value="0.6057678977524198" office:value-type="float"/>
          <table:table-cell office:value="0.6558069821398967" office:value-type="float"/>
          <table:table-cell office:value="0.4238712410148673" office:value-type="float"/>
          <table:table-cell office:value="0.47737576777687696" office:value-type="float"/>
          <table:table-cell office:value="0.49198639588039894" office:value-type="float"/>
          <table:table-cell office:value="0.5073387076512093" office:value-type="float"/>
          <table:table-cell office:value="0.6056186768714813" office:value-type="float"/>
          <table:table-cell office:value="0.571422005227377" office:value-type="float"/>
          <table:table-cell office:value="0.6224728878871215" office:value-type="float"/>
          <table:table-cell office:value="0.6385655236400853" office:value-type="float"/>
          <table:table-cell office:value="0.6559215408706116" office:value-type="float"/>
          <table:table-cell office:value="0.7486499919005454" office:value-type="float"/>
          <table:table-cell office:value="0.36207018314562844" office:value-type="float"/>
          <table:table-cell office:value="0.45420861470807905" office:value-type="float"/>
          <table:table-cell office:value="0.48126542785054804" office:value-type="float"/>
          <table:table-cell office:value="0.49631558399124365" office:value-type="float"/>
          <table:table-cell office:value="0.5626012166353218" office:value-type="float"/>
        </table:table-row>
        <table:table-row>
          <table:table-cell office:value-type="string">
            <text:p>activemerchant__active_merchant</text:p>
          </table:table-cell>
          <table:table-cell office:value="0.7103780366834241" office:value-type="float"/>
          <table:table-cell office:value="0.7872844295403482" office:value-type="float"/>
          <table:table-cell office:value="0.8022332308331508" office:value-type="float"/>
          <table:table-cell office:value="0.8131458376135993" office:value-type="float"/>
          <table:table-cell office:value="0.8500382278245662" office:value-type="float"/>
          <table:table-cell office:value="0.5685853166157586" office:value-type="float"/>
          <table:table-cell office:value="0.6113946437322043" office:value-type="float"/>
          <table:table-cell office:value="0.6257552761705356" office:value-type="float"/>
          <table:table-cell office:value="0.6403142690497767" office:value-type="float"/>
          <table:table-cell office:value="0.7294074097848015" office:value-type="float"/>
          <table:table-cell office:value="0.4465435571079632" office:value-type="float"/>
          <table:table-cell office:value="0.48386080890382477" office:value-type="float"/>
          <table:table-cell office:value="0.504036914103725" office:value-type="float"/>
          <table:table-cell office:value="0.5236088957170045" office:value-type="float"/>
          <table:table-cell office:value="0.5811016677840544" office:value-type="float"/>
          <table:table-cell office:value="0.5820843713836769" office:value-type="float"/>
          <table:table-cell office:value="0.6352556420216959" office:value-type="float"/>
          <table:table-cell office:value="0.6542260907213464" office:value-type="float"/>
          <table:table-cell office:value="0.6702413674291454" office:value-type="float"/>
          <table:table-cell office:value="0.7799745570949335" office:value-type="float"/>
          <table:table-cell office:value="0.4573034430254811" office:value-type="float"/>
          <table:table-cell office:value="0.5179374417319444" office:value-type="float"/>
          <table:table-cell office:value="0.532938851820709" office:value-type="float"/>
          <table:table-cell office:value="0.5522944576505214" office:value-type="float"/>
          <table:table-cell office:value="0.6244315150971186" office:value-type="float"/>
        </table:table-row>
        <table:table-row>
          <table:table-cell office:value-type="string">
            <text:p>symfony__symfony</text:p>
          </table:table-cell>
          <table:table-cell office:value="0.6848221987947817" office:value-type="float"/>
          <table:table-cell office:value="0.8016039781995861" office:value-type="float"/>
          <table:table-cell office:value="0.8151579482265423" office:value-type="float"/>
          <table:table-cell office:value="0.827649573810984" office:value-type="float"/>
          <table:table-cell office:value="0.869830148934774" office:value-type="float"/>
          <table:table-cell office:value="0.524707327562863" office:value-type="float"/>
          <table:table-cell office:value="0.5814863618543352" office:value-type="float"/>
          <table:table-cell office:value="0.5989362753510209" office:value-type="float"/>
          <table:table-cell office:value="0.6122681510224063" office:value-type="float"/>
          <table:table-cell office:value="0.6704708096351775" office:value-type="float"/>
          <table:table-cell office:value="0.3865659953428202" office:value-type="float"/>
          <table:table-cell office:value="0.45744312631472767" office:value-type="float"/>
          <table:table-cell office:value="0.47584171300107786" office:value-type="float"/>
          <table:table-cell office:value="0.49384623988261833" office:value-type="float"/>
          <table:table-cell office:value="0.5820647158675316" office:value-type="float"/>
          <table:table-cell office:value="0.5569195977272616" office:value-type="float"/>
          <table:table-cell office:value="0.612534589066708" office:value-type="float"/>
          <table:table-cell office:value="0.6315607456637685" office:value-type="float"/>
          <table:table-cell office:value="0.6500787563772792" office:value-type="float"/>
          <table:table-cell office:value="0.785200050964404" office:value-type="float"/>
          <table:table-cell office:value="0.3539392996205598" office:value-type="float"/>
          <table:table-cell office:value="0.48711072683837203" office:value-type="float"/>
          <table:table-cell office:value="0.5073809073548219" office:value-type="float"/>
          <table:table-cell office:value="0.52339555006002" office:value-type="float"/>
          <table:table-cell office:value="0.6186535631162293" office:value-type="float"/>
        </table:table-row>
        <table:table-row>
          <table:table-cell office:value-type="string">
            <text:p>semantic-release__semantic-release</text:p>
          </table:table-cell>
          <table:table-cell office:value="0.6891688904135289" office:value-type="float"/>
          <table:table-cell office:value="0.7880444963338818" office:value-type="float"/>
          <table:table-cell office:value="0.8077348822727658" office:value-type="float"/>
          <table:table-cell office:value="0.8183217237557677" office:value-type="float"/>
          <table:table-cell office:value="0.85810966342075" office:value-type="float"/>
          <table:table-cell office:value="0.5421077237670856" office:value-type="float"/>
          <table:table-cell office:value="0.5957931292967766" office:value-type="float"/>
          <table:table-cell office:value="0.6089311499331698" office:value-type="float"/>
          <table:table-cell office:value="0.6225797326940867" office:value-type="float"/>
          <table:table-cell office:value="0.667694795763122" office:value-type="float"/>
          <table:table-cell office:value="0.3657841564185724" office:value-type="float"/>
          <table:table-cell office:value="0.4233403914210734" office:value-type="float"/>
          <table:table-cell office:value="0.45249343802491404" office:value-type="float"/>
          <table:table-cell office:value="0.4758461872753648" office:value-type="float"/>
          <table:table-cell office:value="0.5383680915386393" office:value-type="float"/>
          <table:table-cell office:value="0.5727465012633864" office:value-type="float"/>
          <table:table-cell office:value="0.6176343189813918" office:value-type="float"/>
          <table:table-cell office:value="0.630121463139492" office:value-type="float"/>
          <table:table-cell office:value="0.6448570575323878" office:value-type="float"/>
          <table:table-cell office:value="0.7540331556965656" office:value-type="float"/>
          <table:table-cell office:value="0.43976491927570416" office:value-type="float"/>
          <table:table-cell office:value="0.4872744939003536" office:value-type="float"/>
          <table:table-cell office:value="0.5113442489154164" office:value-type="float"/>
          <table:table-cell office:value="0.5314334074431563" office:value-type="float"/>
          <table:table-cell office:value="0.6283639340812178" office:value-type="float"/>
        </table:table-row>
        <table:table-row>
          <table:table-cell office:value-type="string">
            <text:p>OpenKinect__libfreenect</text:p>
          </table:table-cell>
          <table:table-cell office:value="0.6761650024855599" office:value-type="float"/>
          <table:table-cell office:value="0.7391212020856445" office:value-type="float"/>
          <table:table-cell office:value="0.756302666441188" office:value-type="float"/>
          <table:table-cell office:value="0.7925959283210771" office:value-type="float"/>
          <table:table-cell office:value="0.8345939250239485" office:value-type="float"/>
          <table:table-cell office:value="0.5238623803853963" office:value-type="float"/>
          <table:table-cell office:value="0.574016314991543" office:value-type="float"/>
          <table:table-cell office:value="0.5918362635753652" office:value-type="float"/>
          <table:table-cell office:value="0.6054227086022346" office:value-type="float"/>
          <table:table-cell office:value="0.6304714907667197" office:value-type="float"/>
          <table:table-cell office:value="0.3927437639184833" office:value-type="float"/>
          <table:table-cell office:value="0.4331143936835835" office:value-type="float"/>
          <table:table-cell office:value="0.45987052573428056" office:value-type="float"/>
          <table:table-cell office:value="0.4811462760148597" office:value-type="float"/>
          <table:table-cell office:value="0.5203095354257772" office:value-type="float"/>
          <table:table-cell office:value="0.5425702304906522" office:value-type="float"/>
          <table:table-cell office:value="0.6050629159834554" office:value-type="float"/>
          <table:table-cell office:value="0.6349424399337944" office:value-type="float"/>
          <table:table-cell office:value="0.6655071393355725" office:value-type="float"/>
          <table:table-cell office:value="0.6964022629979495" office:value-type="float"/>
          <table:table-cell office:value="0.39246011624558896" office:value-type="float"/>
          <table:table-cell office:value="0.461876326559761" office:value-type="float"/>
          <table:table-cell office:value="0.4886063193223993" office:value-type="float"/>
          <table:table-cell office:value="0.5130373969667219" office:value-type="float"/>
          <table:table-cell office:value="0.5481667072596995" office:value-type="float"/>
        </table:table-row>
        <table:table-row>
          <table:table-cell office:value-type="string">
            <text:p>Microsoft__vscode-react-native</text:p>
          </table:table-cell>
          <table:table-cell office:value="0.7155594393001985" office:value-type="float"/>
          <table:table-cell office:value="0.7539667345289787" office:value-type="float"/>
          <table:table-cell office:value="0.7832121459235878" office:value-type="float"/>
          <table:table-cell office:value="0.8070252736164352" office:value-type="float"/>
          <table:table-cell office:value="0.8500073629462652" office:value-type="float"/>
          <table:table-cell office:value="0.5279004865167354" office:value-type="float"/>
          <table:table-cell office:value="0.5640008729563246" office:value-type="float"/>
          <table:table-cell office:value="0.5878704857776866" office:value-type="float"/>
          <table:table-cell office:value="0.6102563436135524" office:value-type="float"/>
          <table:table-cell office:value="0.6582331545626721" office:value-type="float"/>
          <table:table-cell office:value="0.3927998809793486" office:value-type="float"/>
          <table:table-cell office:value="0.4419676114873129" office:value-type="float"/>
          <table:table-cell office:value="0.4625671801052348" office:value-type="float"/>
          <table:table-cell office:value="0.48086047078656424" office:value-type="float"/>
          <table:table-cell office:value="0.5723091728646141" office:value-type="float"/>
          <table:table-cell office:value="0.5522946173755128" office:value-type="float"/>
          <table:table-cell office:value="0.597924468714453" office:value-type="float"/>
          <table:table-cell office:value="0.6225882392059581" office:value-type="float"/>
          <table:table-cell office:value="0.6403735055855836" office:value-type="float"/>
          <table:table-cell office:value="0.7355966716801163" office:value-type="float"/>
          <table:table-cell office:value="0.41517903799236666" office:value-type="float"/>
          <table:table-cell office:value="0.4775491180798632" office:value-type="float"/>
          <table:table-cell office:value="0.5031795925562852" office:value-type="float"/>
          <table:table-cell office:value="0.53011997939597" office:value-type="float"/>
          <table:table-cell office:value="0.5818704185295611" office:value-type="float"/>
        </table:table-row>
        <table:table-row>
          <table:table-cell office:value-type="string">
            <text:p>rickyrauch__Balloons.IO</text:p>
          </table:table-cell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8064041212436697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688182883536249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518927688812617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8423866763448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584074918251628" office:value-type="float"/>
        </table:table-row>
        <table:table-row>
          <table:table-cell office:value-type="string">
            <text:p>curl__curl</text:p>
          </table:table-cell>
          <table:table-cell office:value="0.6885857213259592" office:value-type="float"/>
          <table:table-cell office:value="0.7592589266568788" office:value-type="float"/>
          <table:table-cell office:value="0.7896264109134237" office:value-type="float"/>
          <table:table-cell office:value="0.810368405207778" office:value-type="float"/>
          <table:table-cell office:value="0.8503918748427237" office:value-type="float"/>
          <table:table-cell office:value="0.5167206543493623" office:value-type="float"/>
          <table:table-cell office:value="0.57847354435435" office:value-type="float"/>
          <table:table-cell office:value="0.595720723455016" office:value-type="float"/>
          <table:table-cell office:value="0.6131884110260533" office:value-type="float"/>
          <table:table-cell office:value="0.7187867026276692" office:value-type="float"/>
          <table:table-cell office:value="0.3958394277544756" office:value-type="float"/>
          <table:table-cell office:value="0.45293770975045444" office:value-type="float"/>
          <table:table-cell office:value="0.47080687556000567" office:value-type="float"/>
          <table:table-cell office:value="0.49223880533179937" office:value-type="float"/>
          <table:table-cell office:value="0.5880344425885984" office:value-type="float"/>
          <table:table-cell office:value="0.5453464106652607" office:value-type="float"/>
          <table:table-cell office:value="0.6208720369425571" office:value-type="float"/>
          <table:table-cell office:value="0.6407730107168932" office:value-type="float"/>
          <table:table-cell office:value="0.6629572068725047" office:value-type="float"/>
          <table:table-cell office:value="0.7507271371973343" office:value-type="float"/>
          <table:table-cell office:value="0.36128820947875145" office:value-type="float"/>
          <table:table-cell office:value="0.4648378807137351" office:value-type="float"/>
          <table:table-cell office:value="0.4973896519215456" office:value-type="float"/>
          <table:table-cell office:value="0.5223651166747092" office:value-type="float"/>
          <table:table-cell office:value="0.5993383631844392" office:value-type="float"/>
        </table:table-row>
        <table:table-row>
          <table:table-cell office:value-type="string">
            <text:p>jazzband__pip-tools</text:p>
          </table:table-cell>
          <table:table-cell office:value="0.7248250804821145" office:value-type="float"/>
          <table:table-cell office:value="0.7776514614440554" office:value-type="float"/>
          <table:table-cell office:value="0.8037060734214002" office:value-type="float"/>
          <table:table-cell office:value="0.8258226875208374" office:value-type="float"/>
          <table:table-cell office:value="0.8563247402016285" office:value-type="float"/>
          <table:table-cell office:value="0.548330770273664" office:value-type="float"/>
          <table:table-cell office:value="0.592973205218524" office:value-type="float"/>
          <table:table-cell office:value="0.6101460409144643" office:value-type="float"/>
          <table:table-cell office:value="0.6260939680806026" office:value-type="float"/>
          <table:table-cell office:value="0.6627984782073846" office:value-type="float"/>
          <table:table-cell office:value="0.4233449193877725" office:value-type="float"/>
          <table:table-cell office:value="0.45603261913009974" office:value-type="float"/>
          <table:table-cell office:value="0.47144575221363005" office:value-type="float"/>
          <table:table-cell office:value="0.4856463860212421" office:value-type="float"/>
          <table:table-cell office:value="0.5267210291994001" office:value-type="float"/>
          <table:table-cell office:value="0.5613054540005021" office:value-type="float"/>
          <table:table-cell office:value="0.6199674597243577" office:value-type="float"/>
          <table:table-cell office:value="0.6373159781504429" office:value-type="float"/>
          <table:table-cell office:value="0.6555966647608229" office:value-type="float"/>
          <table:table-cell office:value="0.7171764887326066" office:value-type="float"/>
          <table:table-cell office:value="0.41828602148750404" office:value-type="float"/>
          <table:table-cell office:value="0.4900136639696025" office:value-type="float"/>
          <table:table-cell office:value="0.5114522890064607" office:value-type="float"/>
          <table:table-cell office:value="0.5293188750834724" office:value-type="float"/>
          <table:table-cell office:value="0.582105109609452" office:value-type="float"/>
        </table:table-row>
        <table:table-row>
          <table:table-cell office:value-type="string">
            <text:p>robb__Cartography</text:p>
          </table:table-cell>
          <table:table-cell office:value="0.763952586781279" office:value-type="float"/>
          <table:table-cell office:value="0.7758750110803045" office:value-type="float"/>
          <table:table-cell office:value="0.8147866679892232" office:value-type="float"/>
          <table:table-cell office:value="0.819091468837705" office:value-type="float"/>
          <table:table-cell office:value="0.8558519579983465" office:value-type="float"/>
          <table:table-cell office:value="0.5011198215148343" office:value-type="float"/>
          <table:table-cell office:value="0.546840933593205" office:value-type="float"/>
          <table:table-cell office:value="0.5598950119627465" office:value-type="float"/>
          <table:table-cell office:value="0.5796702077542367" office:value-type="float"/>
          <table:table-cell office:value="0.6521896644317116" office:value-type="float"/>
          <table:table-cell office:value="0.44129122594754533" office:value-type="float"/>
          <table:table-cell office:value="0.49271887147786997" office:value-type="float"/>
          <table:table-cell office:value="0.5075276452666655" office:value-type="float"/>
          <table:table-cell office:value="0.5336224539256521" office:value-type="float"/>
          <table:table-cell office:value="0.5960158296214567" office:value-type="float"/>
          <table:table-cell office:value="0.5966360857122632" office:value-type="float"/>
          <table:table-cell office:value="0.6231379508738528" office:value-type="float"/>
          <table:table-cell office:value="0.6345274498587115" office:value-type="float"/>
          <table:table-cell office:value="0.6523832937863812" office:value-type="float"/>
          <table:table-cell office:value="0.7262357019167418" office:value-type="float"/>
          <table:table-cell office:value="0.34070942488529277" office:value-type="float"/>
          <table:table-cell office:value="0.4307513936317136" office:value-type="float"/>
          <table:table-cell office:value="0.4772584240267107" office:value-type="float"/>
          <table:table-cell office:value="0.49260495996489406" office:value-type="float"/>
          <table:table-cell office:value="0.6008268198667004" office:value-type="float"/>
        </table:table-row>
        <table:table-row>
          <table:table-cell office:value-type="string">
            <text:p>harthur__brain</text:p>
          </table:table-cell>
          <table:table-cell office:value="0.7419892467759631" office:value-type="float"/>
          <table:table-cell office:value="0.7675441468756078" office:value-type="float"/>
          <table:table-cell office:value="0.7888909917072402" office:value-type="float"/>
          <table:table-cell office:value="0.8011357757393901" office:value-type="float"/>
          <table:table-cell office:value="0.8251597487557123" office:value-type="float"/>
          <table:table-cell office:value="0.5640957010958634" office:value-type="float"/>
          <table:table-cell office:value="0.5846377165711122" office:value-type="float"/>
          <table:table-cell office:value="0.6066830558823204" office:value-type="float"/>
          <table:table-cell office:value="0.6085137975186282" office:value-type="float"/>
          <table:table-cell office:value="0.6493318288892007" office:value-type="float"/>
          <table:table-cell office:value="0.4532970161849825" office:value-type="float"/>
          <table:table-cell office:value="0.4701849507111166" office:value-type="float"/>
          <table:table-cell office:value="0.4919138988052776" office:value-type="float"/>
          <table:table-cell office:value="0.5049464475970852" office:value-type="float"/>
          <table:table-cell office:value="0.5444511836066124" office:value-type="float"/>
          <table:table-cell office:value="0.5810595582602921" office:value-type="float"/>
          <table:table-cell office:value="0.6269818727048568" office:value-type="float"/>
          <table:table-cell office:value="0.6583595137323786" office:value-type="float"/>
          <table:table-cell office:value="0.6696767535462114" office:value-type="float"/>
          <table:table-cell office:value="0.72637169402585" office:value-type="float"/>
          <table:table-cell office:value="0.4217366687539734" office:value-type="float"/>
          <table:table-cell office:value="0.46172191872847124" office:value-type="float"/>
          <table:table-cell office:value="0.4743480522927996" office:value-type="float"/>
          <table:table-cell office:value="0.5011335813370761" office:value-type="float"/>
          <table:table-cell office:value="0.5382738762449931" office:value-type="float"/>
        </table:table-row>
        <table:table-row>
          <table:table-cell office:value-type="string">
            <text:p>influxdata__telegraf</text:p>
          </table:table-cell>
          <table:table-cell office:value="0.6747364058450677" office:value-type="float"/>
          <table:table-cell office:value="0.7586582779860683" office:value-type="float"/>
          <table:table-cell office:value="0.7904861625585253" office:value-type="float"/>
          <table:table-cell office:value="0.8110073624440619" office:value-type="float"/>
          <table:table-cell office:value="0.8733747074495408" office:value-type="float"/>
          <table:table-cell office:value="0.498602427014835" office:value-type="float"/>
          <table:table-cell office:value="0.582491897001064" office:value-type="float"/>
          <table:table-cell office:value="0.6016511728493962" office:value-type="float"/>
          <table:table-cell office:value="0.6187039599032594" office:value-type="float"/>
          <table:table-cell office:value="0.7068059279763133" office:value-type="float"/>
          <table:table-cell office:value="0.3936339411333414" office:value-type="float"/>
          <table:table-cell office:value="0.4675636887764574" office:value-type="float"/>
          <table:table-cell office:value="0.48848875317498525" office:value-type="float"/>
          <table:table-cell office:value="0.5087116403116009" office:value-type="float"/>
          <table:table-cell office:value="0.5701493731703547" office:value-type="float"/>
          <table:table-cell office:value="0.549844630728932" office:value-type="float"/>
          <table:table-cell office:value="0.6127531811148206" office:value-type="float"/>
          <table:table-cell office:value="0.6334914840709995" office:value-type="float"/>
          <table:table-cell office:value="0.654771486972102" office:value-type="float"/>
          <table:table-cell office:value="0.7559759203999011" office:value-type="float"/>
          <table:table-cell office:value="0.3543490678402572" office:value-type="float"/>
          <table:table-cell office:value="0.475287963865436" office:value-type="float"/>
          <table:table-cell office:value="0.5012785492899591" office:value-type="float"/>
          <table:table-cell office:value="0.5269502252291431" office:value-type="float"/>
          <table:table-cell office:value="0.5898900090043613" office:value-type="float"/>
        </table:table-row>
        <table:table-row>
          <table:table-cell office:value-type="string">
            <text:p>dompdf__dompdf</text:p>
          </table:table-cell>
          <table:table-cell office:value="0.6983501619703033" office:value-type="float"/>
          <table:table-cell office:value="0.781609935767339" office:value-type="float"/>
          <table:table-cell office:value="0.8104353239321557" office:value-type="float"/>
          <table:table-cell office:value="0.8232025798667073" office:value-type="float"/>
          <table:table-cell office:value="0.8656993238230878" office:value-type="float"/>
          <table:table-cell office:value="0.5305464711931867" office:value-type="float"/>
          <table:table-cell office:value="0.5888432267777948" office:value-type="float"/>
          <table:table-cell office:value="0.6059483527093354" office:value-type="float"/>
          <table:table-cell office:value="0.624181846264937" office:value-type="float"/>
          <table:table-cell office:value="0.6839194166236372" office:value-type="float"/>
          <table:table-cell office:value="0.41699046100033593" office:value-type="float"/>
          <table:table-cell office:value="0.4648409587383407" office:value-type="float"/>
          <table:table-cell office:value="0.4853996136171828" office:value-type="float"/>
          <table:table-cell office:value="0.5138132634497257" office:value-type="float"/>
          <table:table-cell office:value="0.5765006327536032" office:value-type="float"/>
          <table:table-cell office:value="0.5545542400469231" office:value-type="float"/>
          <table:table-cell office:value="0.6096700205434418" office:value-type="float"/>
          <table:table-cell office:value="0.6330060976495068" office:value-type="float"/>
          <table:table-cell office:value="0.6639273886353886" office:value-type="float"/>
          <table:table-cell office:value="0.7222431748675151" office:value-type="float"/>
          <table:table-cell office:value="0.28473213700741484" office:value-type="float"/>
          <table:table-cell office:value="0.4939007843090064" office:value-type="float"/>
          <table:table-cell office:value="0.5156004721967031" office:value-type="float"/>
          <table:table-cell office:value="0.5417452063021128" office:value-type="float"/>
          <table:table-cell office:value="0.6009688507727629" office:value-type="float"/>
        </table:table-row>
        <table:table-row>
          <table:table-cell office:value-type="string">
            <text:p>kenkeiter__skeuocard</text:p>
          </table:table-cell>
          <table:table-cell office:value="0.7407771495289203" office:value-type="float"/>
          <table:table-cell office:value="0.759812772605303" office:value-type="float"/>
          <table:table-cell office:value="0.7609392753543861" office:value-type="float"/>
          <table:table-cell office:value="0.7797648528521136" office:value-type="float"/>
          <table:table-cell office:value="0.8105368333028282" office:value-type="float"/>
          <table:table-cell office:value="0.5547698613295726" office:value-type="float"/>
          <table:table-cell office:value="0.5583916270747882" office:value-type="float"/>
          <table:table-cell office:value="0.5793825681471522" office:value-type="float"/>
          <table:table-cell office:value="0.5995431557415498" office:value-type="float"/>
          <table:table-cell office:value="0.6178222560159276" office:value-type="float"/>
          <table:table-cell office:value="0.43595022476864936" office:value-type="float"/>
          <table:table-cell office:value="0.45856997768494756" office:value-type="float"/>
          <table:table-cell office:value="0.4729457968871798" office:value-type="float"/>
          <table:table-cell office:value="0.49031352629176694" office:value-type="float"/>
          <table:table-cell office:value="0.5514628620990737" office:value-type="float"/>
          <table:table-cell office:value="0.5800991773040378" office:value-type="float"/>
          <table:table-cell office:value="0.5901818851270738" office:value-type="float"/>
          <table:table-cell office:value="0.6136866878111107" office:value-type="float"/>
          <table:table-cell office:value="0.6451810401556377" office:value-type="float"/>
          <table:table-cell office:value="0.66341290447197" office:value-type="float"/>
          <table:table-cell office:value="0.46284355100508134" office:value-type="float"/>
          <table:table-cell office:value="0.4634440926941018" office:value-type="float"/>
          <table:table-cell office:value="0.47364512365457645" office:value-type="float"/>
          <table:table-cell office:value="0.4882105377403706" office:value-type="float"/>
          <table:table-cell office:value="0.5630131829969354" office:value-type="float"/>
        </table:table-row>
        <table:table-row>
          <table:table-cell office:value-type="string">
            <text:p>goraft__raft</text:p>
          </table:table-cell>
          <table:table-cell office:value="0.7443454502487418" office:value-type="float"/>
          <table:table-cell office:value="0.7845980893318212" office:value-type="float"/>
          <table:table-cell office:value="0.804032726971043" office:value-type="float"/>
          <table:table-cell office:value="0.8112458985466172" office:value-type="float"/>
          <table:table-cell office:value="0.8339570079611819" office:value-type="float"/>
          <table:table-cell office:value="0.5577542325157211" office:value-type="float"/>
          <table:table-cell office:value="0.598380645385203" office:value-type="float"/>
          <table:table-cell office:value="0.6058623445088311" office:value-type="float"/>
          <table:table-cell office:value="0.615603027406504" office:value-type="float"/>
          <table:table-cell office:value="0.6502085014883004" office:value-type="float"/>
          <table:table-cell office:value="0.3913674171610031" office:value-type="float"/>
          <table:table-cell office:value="0.44802748921735824" office:value-type="float"/>
          <table:table-cell office:value="0.47674926686096114" office:value-type="float"/>
          <table:table-cell office:value="0.4891112716916377" office:value-type="float"/>
          <table:table-cell office:value="0.5547083637060214" office:value-type="float"/>
          <table:table-cell office:value="0.5876673942808912" office:value-type="float"/>
          <table:table-cell office:value="0.6342525537908474" office:value-type="float"/>
          <table:table-cell office:value="0.6410292194321587" office:value-type="float"/>
          <table:table-cell office:value="0.6587616779390817" office:value-type="float"/>
          <table:table-cell office:value="0.6999030162316249" office:value-type="float"/>
          <table:table-cell office:value="0.40197302367881715" office:value-type="float"/>
          <table:table-cell office:value="0.4727100280148214" office:value-type="float"/>
          <table:table-cell office:value="0.5033059406368607" office:value-type="float"/>
          <table:table-cell office:value="0.512413554989152" office:value-type="float"/>
          <table:table-cell office:value="0.5503176203960934" office:value-type="float"/>
        </table:table-row>
        <table:table-row>
          <table:table-cell office:value-type="string">
            <text:p>nbs-system__naxsi</text:p>
          </table:table-cell>
          <table:table-cell office:value="0.7103404991307931" office:value-type="float"/>
          <table:table-cell office:value="0.7506472870957028" office:value-type="float"/>
          <table:table-cell office:value="0.7673872313171543" office:value-type="float"/>
          <table:table-cell office:value="0.7917166932467593" office:value-type="float"/>
          <table:table-cell office:value="0.8407150043911604" office:value-type="float"/>
          <table:table-cell office:value="0.5655049405847862" office:value-type="float"/>
          <table:table-cell office:value="0.6020909771136874" office:value-type="float"/>
          <table:table-cell office:value="0.6105498477697362" office:value-type="float"/>
          <table:table-cell office:value="0.626128013837042" office:value-type="float"/>
          <table:table-cell office:value="0.6523234437841859" office:value-type="float"/>
          <table:table-cell office:value="0.4494011022392335" office:value-type="float"/>
          <table:table-cell office:value="0.4669481431869108" office:value-type="float"/>
          <table:table-cell office:value="0.48414767285179094" office:value-type="float"/>
          <table:table-cell office:value="0.49557023900137515" office:value-type="float"/>
          <table:table-cell office:value="0.5431571438642416" office:value-type="float"/>
          <table:table-cell office:value="0.5916511904007613" office:value-type="float"/>
          <table:table-cell office:value="0.6407478695050798" office:value-type="float"/>
          <table:table-cell office:value="0.6593140310478277" office:value-type="float"/>
          <table:table-cell office:value="0.6759506808476327" office:value-type="float"/>
          <table:table-cell office:value="0.7048034350847696" office:value-type="float"/>
          <table:table-cell office:value="0.39612322834126057" office:value-type="float"/>
          <table:table-cell office:value="0.4715762144216243" office:value-type="float"/>
          <table:table-cell office:value="0.505290287872884" office:value-type="float"/>
          <table:table-cell office:value="0.5336938441574091" office:value-type="float"/>
          <table:table-cell office:value="0.5595314024940716" office:value-type="float"/>
        </table:table-row>
        <table:table-row>
          <table:table-cell office:value-type="string">
            <text:p>AliasIO__Wappalyzer</text:p>
          </table:table-cell>
          <table:table-cell office:value="0.6900304795177254" office:value-type="float"/>
          <table:table-cell office:value="0.7879236683234199" office:value-type="float"/>
          <table:table-cell office:value="0.805892442940442" office:value-type="float"/>
          <table:table-cell office:value="0.8192030497570526" office:value-type="float"/>
          <table:table-cell office:value="0.8691492709855968" office:value-type="float"/>
          <table:table-cell office:value="0.5319478526005398" office:value-type="float"/>
          <table:table-cell office:value="0.5760159192010672" office:value-type="float"/>
          <table:table-cell office:value="0.5908272385714503" office:value-type="float"/>
          <table:table-cell office:value="0.6103270393828508" office:value-type="float"/>
          <table:table-cell office:value="0.6690269313672983" office:value-type="float"/>
          <table:table-cell office:value="0.3945119240549617" office:value-type="float"/>
          <table:table-cell office:value="0.4577040792613741" office:value-type="float"/>
          <table:table-cell office:value="0.47101105996494086" office:value-type="float"/>
          <table:table-cell office:value="0.49412852517849215" office:value-type="float"/>
          <table:table-cell office:value="0.5607608740593445" office:value-type="float"/>
          <table:table-cell office:value="0.5803190715133619" office:value-type="float"/>
          <table:table-cell office:value="0.6152030295152567" office:value-type="float"/>
          <table:table-cell office:value="0.6345630863435151" office:value-type="float"/>
          <table:table-cell office:value="0.6602018686160538" office:value-type="float"/>
          <table:table-cell office:value="0.7310994651803988" office:value-type="float"/>
          <table:table-cell office:value="0.38054537080973144" office:value-type="float"/>
          <table:table-cell office:value="0.49254732559559855" office:value-type="float"/>
          <table:table-cell office:value="0.5166987247706106" office:value-type="float"/>
          <table:table-cell office:value="0.5288375627951276" office:value-type="float"/>
          <table:table-cell office:value="0.6108209992167289" office:value-type="float"/>
        </table:table-row>
        <table:table-row>
          <table:table-cell office:value-type="string">
            <text:p>roboguice__roboguice</text:p>
          </table:table-cell>
          <table:table-cell office:value="0.7070160452963477" office:value-type="float"/>
          <table:table-cell office:value="0.732542455634918" office:value-type="float"/>
          <table:table-cell office:value="0.7702931604417581" office:value-type="float"/>
          <table:table-cell office:value="0.8018459222341898" office:value-type="float"/>
          <table:table-cell office:value="0.8315252007820535" office:value-type="float"/>
          <table:table-cell office:value="0.5543046422483326" office:value-type="float"/>
          <table:table-cell office:value="0.5820269952717085" office:value-type="float"/>
          <table:table-cell office:value="0.5907527288778541" office:value-type="float"/>
          <table:table-cell office:value="0.5937195068731952" office:value-type="float"/>
          <table:table-cell office:value="0.639379007199787" office:value-type="float"/>
          <table:table-cell office:value="0.3930387208963061" office:value-type="float"/>
          <table:table-cell office:value="0.44822540083581797" office:value-type="float"/>
          <table:table-cell office:value="0.4645604657228394" office:value-type="float"/>
          <table:table-cell office:value="0.48049275628659593" office:value-type="float"/>
          <table:table-cell office:value="0.5231258314330893" office:value-type="float"/>
          <table:table-cell office:value="0.575079991642117" office:value-type="float"/>
          <table:table-cell office:value="0.6189909190607459" office:value-type="float"/>
          <table:table-cell office:value="0.6287339126810514" office:value-type="float"/>
          <table:table-cell office:value="0.6523541472163557" office:value-type="float"/>
          <table:table-cell office:value="0.6927092847290365" office:value-type="float"/>
          <table:table-cell office:value="0.38370546363857017" office:value-type="float"/>
          <table:table-cell office:value="0.4549274884867679" office:value-type="float"/>
          <table:table-cell office:value="0.46822095461855684" office:value-type="float"/>
          <table:table-cell office:value="0.4970041496938216" office:value-type="float"/>
          <table:table-cell office:value="0.5351907203386939" office:value-type="float"/>
        </table:table-row>
        <table:table-row>
          <table:table-cell office:value-type="string">
            <text:p>alexk111__SVG-Morpheus</text:p>
          </table:table-cell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444125486267267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630782199482922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5123257348383371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689644980697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557430223948413" office:value-type="float"/>
        </table:table-row>
        <table:table-row>
          <table:table-cell office:value-type="string">
            <text:p>centrifugal__centrifugo</text:p>
          </table:table-cell>
          <table:table-cell office:value="0.7241990412609384" office:value-type="float"/>
          <table:table-cell office:value="0.7752240724345938" office:value-type="float"/>
          <table:table-cell office:value="0.7855417747521739" office:value-type="float"/>
          <table:table-cell office:value="0.8047359338699454" office:value-type="float"/>
          <table:table-cell office:value="0.827665149860382" office:value-type="float"/>
          <table:table-cell office:value="0.5676572103020545" office:value-type="float"/>
          <table:table-cell office:value="0.5986319224218172" office:value-type="float"/>
          <table:table-cell office:value="0.6028209728520115" office:value-type="float"/>
          <table:table-cell office:value="0.6069653605780483" office:value-type="float"/>
          <table:table-cell office:value="0.633036727034139" office:value-type="float"/>
          <table:table-cell office:value="0.44199525439552256" office:value-type="float"/>
          <table:table-cell office:value="0.4957029311501473" office:value-type="float"/>
          <table:table-cell office:value="0.5038067652404317" office:value-type="float"/>
          <table:table-cell office:value="0.5150112445905001" office:value-type="float"/>
          <table:table-cell office:value="0.5621466620867178" office:value-type="float"/>
          <table:table-cell office:value="0.6089587344876778" office:value-type="float"/>
          <table:table-cell office:value="0.6387370480247676" office:value-type="float"/>
          <table:table-cell office:value="0.6498488177492878" office:value-type="float"/>
          <table:table-cell office:value="0.6658921573834129" office:value-type="float"/>
          <table:table-cell office:value="0.7088188907178661" office:value-type="float"/>
          <table:table-cell office:value="0.428123529831238" office:value-type="float"/>
          <table:table-cell office:value="0.48928807602304436" office:value-type="float"/>
          <table:table-cell office:value="0.5040920557803114" office:value-type="float"/>
          <table:table-cell office:value="0.5293325016488533" office:value-type="float"/>
          <table:table-cell office:value="0.5486757870262378" office:value-type="float"/>
        </table:table-row>
        <table:table-row>
          <table:table-cell office:value-type="string">
            <text:p>keybase__client</text:p>
          </table:table-cell>
          <table:table-cell office:value="0.6874479432585635" office:value-type="float"/>
          <table:table-cell office:value="0.743437021162586" office:value-type="float"/>
          <table:table-cell office:value="0.7730165544758976" office:value-type="float"/>
          <table:table-cell office:value="0.797110186380542" office:value-type="float"/>
          <table:table-cell office:value="0.8535062338978141" office:value-type="float"/>
          <table:table-cell office:value="0.5299969544604776" office:value-type="float"/>
          <table:table-cell office:value="0.5803349386066725" office:value-type="float"/>
          <table:table-cell office:value="0.5989246447324661" office:value-type="float"/>
          <table:table-cell office:value="0.6152481327058249" office:value-type="float"/>
          <table:table-cell office:value="0.6903730738679335" office:value-type="float"/>
          <table:table-cell office:value="0.34670084960298586" office:value-type="float"/>
          <table:table-cell office:value="0.4409587103467783" office:value-type="float"/>
          <table:table-cell office:value="0.4631783034107536" office:value-type="float"/>
          <table:table-cell office:value="0.4921658164390431" office:value-type="float"/>
          <table:table-cell office:value="0.6233872756259511" office:value-type="float"/>
          <table:table-cell office:value="0.559268855637352" office:value-type="float"/>
          <table:table-cell office:value="0.6217773055467839" office:value-type="float"/>
          <table:table-cell office:value="0.6415980911675261" office:value-type="float"/>
          <table:table-cell office:value="0.672424034391524" office:value-type="float"/>
          <table:table-cell office:value="0.7321954681759208" office:value-type="float"/>
          <table:table-cell office:value="0.34515211127374745" office:value-type="float"/>
          <table:table-cell office:value="0.47100681191776983" office:value-type="float"/>
          <table:table-cell office:value="0.4989942666619523" office:value-type="float"/>
          <table:table-cell office:value="0.5247468259116594" office:value-type="float"/>
          <table:table-cell office:value="0.5911100041524732" office:value-type="float"/>
        </table:table-row>
        <table:table-row>
          <table:table-cell office:value-type="string">
            <text:p>facebook__nuclide</text:p>
          </table:table-cell>
          <table:table-cell office:value="0.6885568826099243" office:value-type="float"/>
          <table:table-cell office:value="0.7417810138544576" office:value-type="float"/>
          <table:table-cell office:value="0.7819224433421277" office:value-type="float"/>
          <table:table-cell office:value="0.8103224842436745" office:value-type="float"/>
          <table:table-cell office:value="0.8504187183632529" office:value-type="float"/>
          <table:table-cell office:value="0.5289465306182021" office:value-type="float"/>
          <table:table-cell office:value="0.5683403378603079" office:value-type="float"/>
          <table:table-cell office:value="0.5907705608552803" office:value-type="float"/>
          <table:table-cell office:value="0.6090700570043351" office:value-type="float"/>
          <table:table-cell office:value="0.6972645727673766" office:value-type="float"/>
          <table:table-cell office:value="0.38107304813820403" office:value-type="float"/>
          <table:table-cell office:value="0.44577865430376495" office:value-type="float"/>
          <table:table-cell office:value="0.46492261433142856" office:value-type="float"/>
          <table:table-cell office:value="0.48304881707716557" office:value-type="float"/>
          <table:table-cell office:value="0.5937262324789292" office:value-type="float"/>
          <table:table-cell office:value="0.5392426716284788" office:value-type="float"/>
          <table:table-cell office:value="0.6071402604447016" office:value-type="float"/>
          <table:table-cell office:value="0.6329814441962653" office:value-type="float"/>
          <table:table-cell office:value="0.6600276098124287" office:value-type="float"/>
          <table:table-cell office:value="0.7352955425858008" office:value-type="float"/>
          <table:table-cell office:value="0.37460356748076995" office:value-type="float"/>
          <table:table-cell office:value="0.4474057278956206" office:value-type="float"/>
          <table:table-cell office:value="0.4834699629974938" office:value-type="float"/>
          <table:table-cell office:value="0.5172109457778686" office:value-type="float"/>
          <table:table-cell office:value="0.5906690617212222" office:value-type="float"/>
        </table:table-row>
        <table:table-row>
          <table:table-cell office:value-type="string">
            <text:p>facebookarchive__facebook-php-sdk</text:p>
          </table:table-cell>
          <table:table-cell office:value="0.7807647605995627" office:value-type="float"/>
          <table:table-cell office:value="0.7949877422833824" office:value-type="float"/>
          <table:table-cell office:value="0.8036521679224746" office:value-type="float"/>
          <table:table-cell office:value="0.812539458228341" office:value-type="float"/>
          <table:table-cell office:value="0.8389505094694706" office:value-type="float"/>
          <table:table-cell office:value="0.5654088395247808" office:value-type="float"/>
          <table:table-cell office:value="0.604054738307069" office:value-type="float"/>
          <table:table-cell office:value="0.6498064085909131" office:value-type="float"/>
          <table:table-cell office:value="0.6732527758291813" office:value-type="float"/>
          <table:table-cell office:value="0.7093940690152238" office:value-type="float"/>
          <table:table-cell office:value="0.466308860858132" office:value-type="float"/>
          <table:table-cell office:value="0.48112666040665886" office:value-type="float"/>
          <table:table-cell office:value="0.4929841997057832" office:value-type="float"/>
          <table:table-cell office:value="0.4979585060641602" office:value-type="float"/>
          <table:table-cell office:value="0.5590431597949559" office:value-type="float"/>
          <table:table-cell office:value="0.6095714467161292" office:value-type="float"/>
          <table:table-cell office:value="0.6301302352458205" office:value-type="float"/>
          <table:table-cell office:value="0.6423048229930104" office:value-type="float"/>
          <table:table-cell office:value="0.6838678959255176" office:value-type="float"/>
          <table:table-cell office:value="0.7747669989471855" office:value-type="float"/>
          <table:table-cell office:value="0.486326490069388" office:value-type="float"/>
          <table:table-cell office:value="0.5152859273804175" office:value-type="float"/>
          <table:table-cell office:value="0.5488423907956301" office:value-type="float"/>
          <table:table-cell office:value="0.5631991652773036" office:value-type="float"/>
          <table:table-cell office:value="0.6028715081842846" office:value-type="float"/>
        </table:table-row>
        <table:table-row>
          <table:table-cell office:value-type="string">
            <text:p>robolectric__robolectric</text:p>
          </table:table-cell>
          <table:table-cell office:value="0.6924600928540959" office:value-type="float"/>
          <table:table-cell office:value="0.7224658105679376" office:value-type="float"/>
          <table:table-cell office:value="0.7685643892565006" office:value-type="float"/>
          <table:table-cell office:value="0.7997346288357194" office:value-type="float"/>
          <table:table-cell office:value="0.8383847617205001" office:value-type="float"/>
          <table:table-cell office:value="0.5286407098019816" office:value-type="float"/>
          <table:table-cell office:value="0.5612655610010436" office:value-type="float"/>
          <table:table-cell office:value="0.5785936828966234" office:value-type="float"/>
          <table:table-cell office:value="0.5997623890950086" office:value-type="float"/>
          <table:table-cell office:value="0.7017295549053008" office:value-type="float"/>
          <table:table-cell office:value="0.38514409229676594" office:value-type="float"/>
          <table:table-cell office:value="0.4502847150797846" office:value-type="float"/>
          <table:table-cell office:value="0.4641998153679115" office:value-type="float"/>
          <table:table-cell office:value="0.4782405574116659" office:value-type="float"/>
          <table:table-cell office:value="0.5504272913983435" office:value-type="float"/>
          <table:table-cell office:value="0.5515652397672502" office:value-type="float"/>
          <table:table-cell office:value="0.5990560388901172" office:value-type="float"/>
          <table:table-cell office:value="0.6278289916888571" office:value-type="float"/>
          <table:table-cell office:value="0.6579482176610599" office:value-type="float"/>
          <table:table-cell office:value="0.7735693376392017" office:value-type="float"/>
          <table:table-cell office:value="0.366247443586828" office:value-type="float"/>
          <table:table-cell office:value="0.43183679709774403" office:value-type="float"/>
          <table:table-cell office:value="0.4643187933030072" office:value-type="float"/>
          <table:table-cell office:value="0.49567745535858687" office:value-type="float"/>
          <table:table-cell office:value="0.5525099256261718" office:value-type="float"/>
        </table:table-row>
        <table:table-row>
          <table:table-cell office:value-type="string">
            <text:p>nodemailer__mailparser</text:p>
          </table:table-cell>
          <table:table-cell office:value="0.6895568497205262" office:value-type="float"/>
          <table:table-cell office:value="0.7514666472667607" office:value-type="float"/>
          <table:table-cell office:value="0.7845360731236007" office:value-type="float"/>
          <table:table-cell office:value="0.7933669581361621" office:value-type="float"/>
          <table:table-cell office:value="0.8143738871071704" office:value-type="float"/>
          <table:table-cell office:value="0.5185068985103113" office:value-type="float"/>
          <table:table-cell office:value="0.5778121413863736" office:value-type="float"/>
          <table:table-cell office:value="0.5923212378051542" office:value-type="float"/>
          <table:table-cell office:value="0.6186360406557329" office:value-type="float"/>
          <table:table-cell office:value="0.6247369300109512" office:value-type="float"/>
          <table:table-cell office:value="0.4454822048061179" office:value-type="float"/>
          <table:table-cell office:value="0.4759680441084235" office:value-type="float"/>
          <table:table-cell office:value="0.48715935459951965" office:value-type="float"/>
          <table:table-cell office:value="0.49676531368158094" office:value-type="float"/>
          <table:table-cell office:value="0.551052651286994" office:value-type="float"/>
          <table:table-cell office:value="0.5919597099817153" office:value-type="float"/>
          <table:table-cell office:value="0.6268074951506108" office:value-type="float"/>
          <table:table-cell office:value="0.6322955416570524" office:value-type="float"/>
          <table:table-cell office:value="0.6934051164151032" office:value-type="float"/>
          <table:table-cell office:value="0.7173594311388246" office:value-type="float"/>
          <table:table-cell office:value="0.4332163574804012" office:value-type="float"/>
          <table:table-cell office:value="0.44616407748261583" office:value-type="float"/>
          <table:table-cell office:value="0.4785184159845789" office:value-type="float"/>
          <table:table-cell office:value="0.49285603683467394" office:value-type="float"/>
          <table:table-cell office:value="0.538051530249971" office:value-type="float"/>
        </table:table-row>
        <table:table-row>
          <table:table-cell office:value-type="string">
            <text:p>philipwalton__html-inspector</text:p>
          </table:table-cell>
          <table:table-cell office:value="0.8039311939466213" office:value-type="float"/>
          <table:table-cell office:value="0.818356844902119" office:value-type="float"/>
          <table:table-cell office:value="0.8223648453681243" office:value-type="float"/>
          <table:table-cell office:value="0.8336201878829399" office:value-type="float"/>
          <table:table-cell office:value="0.8336201878829399" office:value-type="float"/>
          <table:table-cell office:value="0.5415596608024053" office:value-type="float"/>
          <table:table-cell office:value="0.6001922211276325" office:value-type="float"/>
          <table:table-cell office:value="0.6063227586405825" office:value-type="float"/>
          <table:table-cell office:value="0.6486971309705155" office:value-type="float"/>
          <table:table-cell office:value="0.6486971309705155" office:value-type="float"/>
          <table:table-cell office:value="0.4635030831121154" office:value-type="float"/>
          <table:table-cell office:value="0.4659026138832195" office:value-type="float"/>
          <table:table-cell office:value="0.49353846892898995" office:value-type="float"/>
          <table:table-cell office:value="0.5445611498478454" office:value-type="float"/>
          <table:table-cell office:value="0.5445611498478454" office:value-type="float"/>
          <table:table-cell office:value="0.5872846051388099" office:value-type="float"/>
          <table:table-cell office:value="0.6379070815902542" office:value-type="float"/>
          <table:table-cell office:value="0.6475067044392281" office:value-type="float"/>
          <table:table-cell office:value="0.7188117140273068" office:value-type="float"/>
          <table:table-cell office:value="0.7188117140273068" office:value-type="float"/>
          <table:table-cell office:value="0.5090694949376512" office:value-type="float"/>
          <table:table-cell office:value="0.526935561386286" office:value-type="float"/>
          <table:table-cell office:value="0.5409347202428607" office:value-type="float"/>
          <table:table-cell office:value="0.5725701781291247" office:value-type="float"/>
          <table:table-cell office:value="0.5725701781291247" office:value-type="float"/>
        </table:table-row>
        <table:table-row>
          <table:table-cell office:value-type="string">
            <text:p>lerna__lerna</text:p>
          </table:table-cell>
          <table:table-cell office:value="0.7120368938933733" office:value-type="float"/>
          <table:table-cell office:value="0.7901313607073304" office:value-type="float"/>
          <table:table-cell office:value="0.8079304412656012" office:value-type="float"/>
          <table:table-cell office:value="0.8231677035176599" office:value-type="float"/>
          <table:table-cell office:value="0.8917216831130843" office:value-type="float"/>
          <table:table-cell office:value="0.5127275580676638" office:value-type="float"/>
          <table:table-cell office:value="0.581997286715791" office:value-type="float"/>
          <table:table-cell office:value="0.5995030834499511" office:value-type="float"/>
          <table:table-cell office:value="0.6172379255702941" office:value-type="float"/>
          <table:table-cell office:value="0.6947807380699681" office:value-type="float"/>
          <table:table-cell office:value="0.38516822101630915" office:value-type="float"/>
          <table:table-cell office:value="0.44376726132010735" office:value-type="float"/>
          <table:table-cell office:value="0.46225380502034463" office:value-type="float"/>
          <table:table-cell office:value="0.4864532774362361" office:value-type="float"/>
          <table:table-cell office:value="0.5706978749359054" office:value-type="float"/>
          <table:table-cell office:value="0.552537707644678" office:value-type="float"/>
          <table:table-cell office:value="0.6179297840531802" office:value-type="float"/>
          <table:table-cell office:value="0.6342961210983952" office:value-type="float"/>
          <table:table-cell office:value="0.6555199910107434" office:value-type="float"/>
          <table:table-cell office:value="0.7241181287271844" office:value-type="float"/>
          <table:table-cell office:value="0.3384801679607776" office:value-type="float"/>
          <table:table-cell office:value="0.47061535962689655" office:value-type="float"/>
          <table:table-cell office:value="0.4942721968637661" office:value-type="float"/>
          <table:table-cell office:value="0.5151006940341779" office:value-type="float"/>
          <table:table-cell office:value="0.5833581386934322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0.6975677588663449" office:value-type="float"/>
          <table:table-cell office:value="0.7560699856288086" office:value-type="float"/>
          <table:table-cell office:value="0.7769298774183009" office:value-type="float"/>
          <table:table-cell office:value="0.7978476920633686" office:value-type="float"/>
          <table:table-cell office:value="0.8323750692293153" office:value-type="float"/>
          <table:table-cell office:value="0.5265620996184377" office:value-type="float"/>
          <table:table-cell office:value="0.586306699264475" office:value-type="float"/>
          <table:table-cell office:value="0.5988634538447362" office:value-type="float"/>
          <table:table-cell office:value="0.6119999206779113" office:value-type="float"/>
          <table:table-cell office:value="0.6569791451692419" office:value-type="float"/>
          <table:table-cell office:value="0.40220224060130144" office:value-type="float"/>
          <table:table-cell office:value="0.4613121080082329" office:value-type="float"/>
          <table:table-cell office:value="0.47990556961403913" office:value-type="float"/>
          <table:table-cell office:value="0.5021733351284898" office:value-type="float"/>
          <table:table-cell office:value="0.5589456887009064" office:value-type="float"/>
          <table:table-cell office:value="0.5648122317597721" office:value-type="float"/>
          <table:table-cell office:value="0.6251187906630398" office:value-type="float"/>
          <table:table-cell office:value="0.6421634858896714" office:value-type="float"/>
          <table:table-cell office:value="0.6609777085210253" office:value-type="float"/>
          <table:table-cell office:value="0.7261715078225882" office:value-type="float"/>
          <table:table-cell office:value="0.36662601010606133" office:value-type="float"/>
          <table:table-cell office:value="0.4595764708981321" office:value-type="float"/>
          <table:table-cell office:value="0.4921676451226748" office:value-type="float"/>
          <table:table-cell office:value="0.5204000339528521" office:value-type="float"/>
          <table:table-cell office:value="0.5766004730870578" office:value-type="float"/>
        </table:table-row>
        <table:table-row>
          <table:table-cell office:value-type="string">
            <text:p>RubyMoney__money</text:p>
          </table:table-cell>
          <table:table-cell office:value="0.7065890967818339" office:value-type="float"/>
          <table:table-cell office:value="0.7894699197785893" office:value-type="float"/>
          <table:table-cell office:value="0.8083017332906037" office:value-type="float"/>
          <table:table-cell office:value="0.8212635684596534" office:value-type="float"/>
          <table:table-cell office:value="0.8606783053531358" office:value-type="float"/>
          <table:table-cell office:value="0.5231136986678968" office:value-type="float"/>
          <table:table-cell office:value="0.5800446541432718" office:value-type="float"/>
          <table:table-cell office:value="0.5902643698197108" office:value-type="float"/>
          <table:table-cell office:value="0.6067425731030125" office:value-type="float"/>
          <table:table-cell office:value="0.6444640549435494" office:value-type="float"/>
          <table:table-cell office:value="0.4327312514270099" office:value-type="float"/>
          <table:table-cell office:value="0.4856997077909009" office:value-type="float"/>
          <table:table-cell office:value="0.5058972053619164" office:value-type="float"/>
          <table:table-cell office:value="0.5210740802230296" office:value-type="float"/>
          <table:table-cell office:value="0.5972862010816878" office:value-type="float"/>
          <table:table-cell office:value="0.6029307987517668" office:value-type="float"/>
          <table:table-cell office:value="0.6363192599162061" office:value-type="float"/>
          <table:table-cell office:value="0.6551506225035569" office:value-type="float"/>
          <table:table-cell office:value="0.6749038851638498" office:value-type="float"/>
          <table:table-cell office:value="0.736024813520871" office:value-type="float"/>
          <table:table-cell office:value="0.43804829234662396" office:value-type="float"/>
          <table:table-cell office:value="0.5041655500947295" office:value-type="float"/>
          <table:table-cell office:value="0.5227946088773031" office:value-type="float"/>
          <table:table-cell office:value="0.538764393182303" office:value-type="float"/>
          <table:table-cell office:value="0.5844337328899121" office:value-type="float"/>
        </table:table-row>
        <table:table-row>
          <table:table-cell office:value-type="string">
            <text:p>CorsixTH__CorsixTH</text:p>
          </table:table-cell>
          <table:table-cell office:value="0.6948224716334436" office:value-type="float"/>
          <table:table-cell office:value="0.7759696066771685" office:value-type="float"/>
          <table:table-cell office:value="0.7958367829350202" office:value-type="float"/>
          <table:table-cell office:value="0.8065877898167706" office:value-type="float"/>
          <table:table-cell office:value="0.8264676956979009" office:value-type="float"/>
          <table:table-cell office:value="0.5273287124185511" office:value-type="float"/>
          <table:table-cell office:value="0.5675636469447599" office:value-type="float"/>
          <table:table-cell office:value="0.5854095368955345" office:value-type="float"/>
          <table:table-cell office:value="0.6077765627765696" office:value-type="float"/>
          <table:table-cell office:value="0.6606138996299922" office:value-type="float"/>
          <table:table-cell office:value="0.38264869069577184" office:value-type="float"/>
          <table:table-cell office:value="0.44212561183814303" office:value-type="float"/>
          <table:table-cell office:value="0.4590622688658151" office:value-type="float"/>
          <table:table-cell office:value="0.4739634682739663" office:value-type="float"/>
          <table:table-cell office:value="0.5596521165170375" office:value-type="float"/>
          <table:table-cell office:value="0.5551545920331202" office:value-type="float"/>
          <table:table-cell office:value="0.6216509135754227" office:value-type="float"/>
          <table:table-cell office:value="0.6374404445931539" office:value-type="float"/>
          <table:table-cell office:value="0.6628770727030302" office:value-type="float"/>
          <table:table-cell office:value="0.7074274773630771" office:value-type="float"/>
          <table:table-cell office:value="0.4084391234827327" office:value-type="float"/>
          <table:table-cell office:value="0.4737779556384223" office:value-type="float"/>
          <table:table-cell office:value="0.4919776563887308" office:value-type="float"/>
          <table:table-cell office:value="0.5130213767126244" office:value-type="float"/>
          <table:table-cell office:value="0.5737699590167946" office:value-type="float"/>
        </table:table-row>
        <table:table-row>
          <table:table-cell office:value-type="string">
            <text:p>ai__visibilityjs</text:p>
          </table:table-cell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751460933173077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411859604195576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711839149104132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67667521931958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5543034054326668" office:value-type="float"/>
        </table:table-row>
        <table:table-row>
          <table:table-cell office:value-type="string">
            <text:p>select2__select2</text:p>
          </table:table-cell>
          <table:table-cell office:value="0.7020809363150871" office:value-type="float"/>
          <table:table-cell office:value="0.7934278815094988" office:value-type="float"/>
          <table:table-cell office:value="0.8146187169187915" office:value-type="float"/>
          <table:table-cell office:value="0.8292180215269151" office:value-type="float"/>
          <table:table-cell office:value="0.8758470375198365" office:value-type="float"/>
          <table:table-cell office:value="0.5127144841917883" office:value-type="float"/>
          <table:table-cell office:value="0.5941733795530084" office:value-type="float"/>
          <table:table-cell office:value="0.609926171200443" office:value-type="float"/>
          <table:table-cell office:value="0.6260010519935681" office:value-type="float"/>
          <table:table-cell office:value="0.6948696154397058" office:value-type="float"/>
          <table:table-cell office:value="0.3989495076022571" office:value-type="float"/>
          <table:table-cell office:value="0.4755135350193277" office:value-type="float"/>
          <table:table-cell office:value="0.4931605408171278" office:value-type="float"/>
          <table:table-cell office:value="0.5121478213016893" office:value-type="float"/>
          <table:table-cell office:value="0.6114741195261999" office:value-type="float"/>
          <table:table-cell office:value="0.5675635272309416" office:value-type="float"/>
          <table:table-cell office:value="0.6247803751124883" office:value-type="float"/>
          <table:table-cell office:value="0.6450209820627362" office:value-type="float"/>
          <table:table-cell office:value="0.6680746172009552" office:value-type="float"/>
          <table:table-cell office:value="0.7585239277209097" office:value-type="float"/>
          <table:table-cell office:value="0.4003802544057493" office:value-type="float"/>
          <table:table-cell office:value="0.5036021404161879" office:value-type="float"/>
          <table:table-cell office:value="0.525652281999555" office:value-type="float"/>
          <table:table-cell office:value="0.5479985264139339" office:value-type="float"/>
          <table:table-cell office:value="0.6338481492422731" office:value-type="float"/>
        </table:table-row>
        <table:table-row>
          <table:table-cell office:value-type="string">
            <text:p>pnpm__pnpm</text:p>
          </table:table-cell>
          <table:table-cell office:value="0.7073961718450875" office:value-type="float"/>
          <table:table-cell office:value="0.7604082697167461" office:value-type="float"/>
          <table:table-cell office:value="0.7874363031244423" office:value-type="float"/>
          <table:table-cell office:value="0.8051505370198412" office:value-type="float"/>
          <table:table-cell office:value="0.82870347927018" office:value-type="float"/>
          <table:table-cell office:value="0.521232353342649" office:value-type="float"/>
          <table:table-cell office:value="0.5676871651540697" office:value-type="float"/>
          <table:table-cell office:value="0.5897099693136245" office:value-type="float"/>
          <table:table-cell office:value="0.6098122126611426" office:value-type="float"/>
          <table:table-cell office:value="0.6885774039464699" office:value-type="float"/>
          <table:table-cell office:value="0.3624595779982299" office:value-type="float"/>
          <table:table-cell office:value="0.43361368039347126" office:value-type="float"/>
          <table:table-cell office:value="0.4487439780739726" office:value-type="float"/>
          <table:table-cell office:value="0.4681148243900075" office:value-type="float"/>
          <table:table-cell office:value="0.5190506117091176" office:value-type="float"/>
          <table:table-cell office:value="0.56882385755005" office:value-type="float"/>
          <table:table-cell office:value="0.6060362679868414" office:value-type="float"/>
          <table:table-cell office:value="0.622194960864186" office:value-type="float"/>
          <table:table-cell office:value="0.6493808846857893" office:value-type="float"/>
          <table:table-cell office:value="0.6950054567484206" office:value-type="float"/>
          <table:table-cell office:value="0.3471162506168306" office:value-type="float"/>
          <table:table-cell office:value="0.4548254427248267" office:value-type="float"/>
          <table:table-cell office:value="0.485149495054107" office:value-type="float"/>
          <table:table-cell office:value="0.5118346334646401" office:value-type="float"/>
          <table:table-cell office:value="0.5992977776165763" office:value-type="float"/>
        </table:table-row>
        <table:table-row>
          <table:table-cell office:value-type="string">
            <text:p>spatie__laravel-permission</text:p>
          </table:table-cell>
          <table:table-cell office:value="0.7342202214486911" office:value-type="float"/>
          <table:table-cell office:value="0.792502354264038" office:value-type="float"/>
          <table:table-cell office:value="0.8077680846553328" office:value-type="float"/>
          <table:table-cell office:value="0.8222812185182014" office:value-type="float"/>
          <table:table-cell office:value="0.8493014942446812" office:value-type="float"/>
          <table:table-cell office:value="0.5158514836755431" office:value-type="float"/>
          <table:table-cell office:value="0.5767090134865274" office:value-type="float"/>
          <table:table-cell office:value="0.5944997639974068" office:value-type="float"/>
          <table:table-cell office:value="0.6120286698144498" office:value-type="float"/>
          <table:table-cell office:value="0.6682957148673722" office:value-type="float"/>
          <table:table-cell office:value="0.4123636613155031" office:value-type="float"/>
          <table:table-cell office:value="0.4731829246467457" office:value-type="float"/>
          <table:table-cell office:value="0.5042690584243544" office:value-type="float"/>
          <table:table-cell office:value="0.5238700624685094" office:value-type="float"/>
          <table:table-cell office:value="0.5780578876153737" office:value-type="float"/>
          <table:table-cell office:value="0.5750217875843684" office:value-type="float"/>
          <table:table-cell office:value="0.6195093139439809" office:value-type="float"/>
          <table:table-cell office:value="0.6400444673327547" office:value-type="float"/>
          <table:table-cell office:value="0.6619919793084015" office:value-type="float"/>
          <table:table-cell office:value="0.7479553028845505" office:value-type="float"/>
          <table:table-cell office:value="0.4151080850584846" office:value-type="float"/>
          <table:table-cell office:value="0.492161049766334" office:value-type="float"/>
          <table:table-cell office:value="0.5150466311791227" office:value-type="float"/>
          <table:table-cell office:value="0.5383148142932589" office:value-type="float"/>
          <table:table-cell office:value="0.603281567780332" office:value-type="float"/>
        </table:table-row>
        <table:table-row>
          <table:table-cell office:value-type="string">
            <text:p>summerblue__phphub</text:p>
          </table:table-cell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846740174191809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6170445903559043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5302685831514315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889625237986264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5330774380185674" office:value-type="float"/>
        </table:table-row>
        <table:table-row>
          <table:table-cell office:value-type="string">
            <text:p>Maximus5__ConEmu</text:p>
          </table:table-cell>
          <table:table-cell office:value="0.6894154895317639" office:value-type="float"/>
          <table:table-cell office:value="0.7775288664084014" office:value-type="float"/>
          <table:table-cell office:value="0.7944128383976963" office:value-type="float"/>
          <table:table-cell office:value="0.8078080214580288" office:value-type="float"/>
          <table:table-cell office:value="0.8613660029396719" office:value-type="float"/>
          <table:table-cell office:value="0.5261275660206008" office:value-type="float"/>
          <table:table-cell office:value="0.5730948227607096" office:value-type="float"/>
          <table:table-cell office:value="0.5904921772807008" office:value-type="float"/>
          <table:table-cell office:value="0.6067566727068961" office:value-type="float"/>
          <table:table-cell office:value="0.6578692983615744" office:value-type="float"/>
          <table:table-cell office:value="0.36455561028189654" office:value-type="float"/>
          <table:table-cell office:value="0.4398348495327658" office:value-type="float"/>
          <table:table-cell office:value="0.4638776868620681" office:value-type="float"/>
          <table:table-cell office:value="0.48634282491017666" office:value-type="float"/>
          <table:table-cell office:value="0.5844471213905393" office:value-type="float"/>
          <table:table-cell office:value="0.5218791648295621" office:value-type="float"/>
          <table:table-cell office:value="0.5950719236690701" office:value-type="float"/>
          <table:table-cell office:value="0.6203340774647091" office:value-type="float"/>
          <table:table-cell office:value="0.6490280609070167" office:value-type="float"/>
          <table:table-cell office:value="0.7223870492422001" office:value-type="float"/>
          <table:table-cell office:value="0.34115535699984256" office:value-type="float"/>
          <table:table-cell office:value="0.4746273270219592" office:value-type="float"/>
          <table:table-cell office:value="0.497408660125264" office:value-type="float"/>
          <table:table-cell office:value="0.5155960199686025" office:value-type="float"/>
          <table:table-cell office:value="0.5822259808431628" office:value-type="float"/>
        </table:table-row>
        <table:table-row>
          <table:table-cell office:value-type="string">
            <text:p>xbmc__xbmc</text:p>
          </table:table-cell>
          <table:table-cell office:value="0.7291764722520996" office:value-type="float"/>
          <table:table-cell office:value="0.7927810038322318" office:value-type="float"/>
          <table:table-cell office:value="0.8032463048112173" office:value-type="float"/>
          <table:table-cell office:value="0.8122885403937218" office:value-type="float"/>
          <table:table-cell office:value="0.8351521391309865" office:value-type="float"/>
          <table:table-cell office:value="0.5197542657941332" office:value-type="float"/>
          <table:table-cell office:value="0.5825740326627947" office:value-type="float"/>
          <table:table-cell office:value="0.5936243479012482" office:value-type="float"/>
          <table:table-cell office:value="0.6097748847186719" office:value-type="float"/>
          <table:table-cell office:value="0.6608106157844906" office:value-type="float"/>
          <table:table-cell office:value="0.38212322737505755" office:value-type="float"/>
          <table:table-cell office:value="0.44350937766988363" office:value-type="float"/>
          <table:table-cell office:value="0.46263129028066885" office:value-type="float"/>
          <table:table-cell office:value="0.47771427761986474" office:value-type="float"/>
          <table:table-cell office:value="0.5477001974516619" office:value-type="float"/>
          <table:table-cell office:value="0.5670561348547685" office:value-type="float"/>
          <table:table-cell office:value="0.6083241369125272" office:value-type="float"/>
          <table:table-cell office:value="0.6211454848194506" office:value-type="float"/>
          <table:table-cell office:value="0.6407418239737805" office:value-type="float"/>
          <table:table-cell office:value="0.7023333804708753" office:value-type="float"/>
          <table:table-cell office:value="0.37607984161997055" office:value-type="float"/>
          <table:table-cell office:value="0.48229210945374834" office:value-type="float"/>
          <table:table-cell office:value="0.5004062718349376" office:value-type="float"/>
          <table:table-cell office:value="0.514719669726318" office:value-type="float"/>
          <table:table-cell office:value="0.561108884975938" office:value-type="float"/>
        </table:table-row>
        <table:table-row>
          <table:table-cell office:value-type="string">
            <text:p>facebook__react</text:p>
          </table:table-cell>
          <table:table-cell office:value="0.7528011131674901" office:value-type="float"/>
          <table:table-cell office:value="0.8097522976941587" office:value-type="float"/>
          <table:table-cell office:value="0.8224185233194322" office:value-type="float"/>
          <table:table-cell office:value="0.8311414049040139" office:value-type="float"/>
          <table:table-cell office:value="0.8606404866423886" office:value-type="float"/>
          <table:table-cell office:value="0.5275852650902267" office:value-type="float"/>
          <table:table-cell office:value="0.5648393422065559" office:value-type="float"/>
          <table:table-cell office:value="0.58627778342709" office:value-type="float"/>
          <table:table-cell office:value="0.6034034698466012" office:value-type="float"/>
          <table:table-cell office:value="0.695595406785796" office:value-type="float"/>
          <table:table-cell office:value="0.4062440684756655" office:value-type="float"/>
          <table:table-cell office:value="0.45358357405013405" office:value-type="float"/>
          <table:table-cell office:value="0.4657068776149219" office:value-type="float"/>
          <table:table-cell office:value="0.48877458667340035" office:value-type="float"/>
          <table:table-cell office:value="0.5412576494218706" office:value-type="float"/>
          <table:table-cell office:value="0.5695718348676235" office:value-type="float"/>
          <table:table-cell office:value="0.6238237371147975" office:value-type="float"/>
          <table:table-cell office:value="0.6398756484422462" office:value-type="float"/>
          <table:table-cell office:value="0.6581975913026633" office:value-type="float"/>
          <table:table-cell office:value="0.722206050400225" office:value-type="float"/>
          <table:table-cell office:value="0.3933296536993" office:value-type="float"/>
          <table:table-cell office:value="0.479948908252428" office:value-type="float"/>
          <table:table-cell office:value="0.4944727396859193" office:value-type="float"/>
          <table:table-cell office:value="0.5119800524745486" office:value-type="float"/>
          <table:table-cell office:value="0.5930587676378567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0.7003287307862166" office:value-type="float"/>
          <table:table-cell office:value="0.7619167501525654" office:value-type="float"/>
          <table:table-cell office:value="0.79883718817061" office:value-type="float"/>
          <table:table-cell office:value="0.8161463495337407" office:value-type="float"/>
          <table:table-cell office:value="0.8734576670027054" office:value-type="float"/>
          <table:table-cell office:value="0.51076864121628" office:value-type="float"/>
          <table:table-cell office:value="0.5661569654974601" office:value-type="float"/>
          <table:table-cell office:value="0.5827885905897625" office:value-type="float"/>
          <table:table-cell office:value="0.5985097841277798" office:value-type="float"/>
          <table:table-cell office:value="0.6423924382234328" office:value-type="float"/>
          <table:table-cell office:value="0.3909511516393438" office:value-type="float"/>
          <table:table-cell office:value="0.45877723296379824" office:value-type="float"/>
          <table:table-cell office:value="0.4820193225823789" office:value-type="float"/>
          <table:table-cell office:value="0.5009412029208515" office:value-type="float"/>
          <table:table-cell office:value="0.5681153391012206" office:value-type="float"/>
          <table:table-cell office:value="0.56235715728045" office:value-type="float"/>
          <table:table-cell office:value="0.6080436278281947" office:value-type="float"/>
          <table:table-cell office:value="0.6294578282321175" office:value-type="float"/>
          <table:table-cell office:value="0.6540205519835816" office:value-type="float"/>
          <table:table-cell office:value="0.7122090941401432" office:value-type="float"/>
          <table:table-cell office:value="0.35251402223083467" office:value-type="float"/>
          <table:table-cell office:value="0.45496839144641477" office:value-type="float"/>
          <table:table-cell office:value="0.4870796684614124" office:value-type="float"/>
          <table:table-cell office:value="0.504452067361694" office:value-type="float"/>
          <table:table-cell office:value="0.5902629523620071" office:value-type="float"/>
        </table:table-row>
        <table:table-row>
          <table:table-cell office:value-type="string">
            <text:p>openzipkin__zipkin</text:p>
          </table:table-cell>
          <table:table-cell office:value="0.6882626940193486" office:value-type="float"/>
          <table:table-cell office:value="0.7592449647438916" office:value-type="float"/>
          <table:table-cell office:value="0.8014971039133261" office:value-type="float"/>
          <table:table-cell office:value="0.8163795188399136" office:value-type="float"/>
          <table:table-cell office:value="0.8604614857598691" office:value-type="float"/>
          <table:table-cell office:value="0.5242625009378765" office:value-type="float"/>
          <table:table-cell office:value="0.584071153345362" office:value-type="float"/>
          <table:table-cell office:value="0.5990682830979035" office:value-type="float"/>
          <table:table-cell office:value="0.6134427559442225" office:value-type="float"/>
          <table:table-cell office:value="0.6713350619296665" office:value-type="float"/>
          <table:table-cell office:value="0.41977975798023925" office:value-type="float"/>
          <table:table-cell office:value="0.4762860317907157" office:value-type="float"/>
          <table:table-cell office:value="0.49265097915041145" office:value-type="float"/>
          <table:table-cell office:value="0.5086287719050046" office:value-type="float"/>
          <table:table-cell office:value="0.5675348860544832" office:value-type="float"/>
          <table:table-cell office:value="0.573983333373365" office:value-type="float"/>
          <table:table-cell office:value="0.6306781057179321" office:value-type="float"/>
          <table:table-cell office:value="0.6440860112433595" office:value-type="float"/>
          <table:table-cell office:value="0.6660334092963205" office:value-type="float"/>
          <table:table-cell office:value="0.7314742423309486" office:value-type="float"/>
          <table:table-cell office:value="0.3928632609496214" office:value-type="float"/>
          <table:table-cell office:value="0.4756451694959972" office:value-type="float"/>
          <table:table-cell office:value="0.4964673739404354" office:value-type="float"/>
          <table:table-cell office:value="0.5180875350756204" office:value-type="float"/>
          <table:table-cell office:value="0.5714803026596205" office:value-type="float"/>
        </table:table-row>
        <table:table-row>
          <table:table-cell office:value-type="string">
            <text:p>nabla-c0d3__sslyze</text:p>
          </table:table-cell>
          <table:table-cell office:value="0.7060142989214219" office:value-type="float"/>
          <table:table-cell office:value="0.7627435545012566" office:value-type="float"/>
          <table:table-cell office:value="0.7799614315091234" office:value-type="float"/>
          <table:table-cell office:value="0.7995059288176943" office:value-type="float"/>
          <table:table-cell office:value="0.839620591625836" office:value-type="float"/>
          <table:table-cell office:value="0.5595647515162249" office:value-type="float"/>
          <table:table-cell office:value="0.5817687234734006" office:value-type="float"/>
          <table:table-cell office:value="0.6025707220012485" office:value-type="float"/>
          <table:table-cell office:value="0.6202827230990253" office:value-type="float"/>
          <table:table-cell office:value="0.6710546747833936" office:value-type="float"/>
          <table:table-cell office:value="0.4079373146720271" office:value-type="float"/>
          <table:table-cell office:value="0.44393009135080985" office:value-type="float"/>
          <table:table-cell office:value="0.4665077710119033" office:value-type="float"/>
          <table:table-cell office:value="0.479407564173602" office:value-type="float"/>
          <table:table-cell office:value="0.5544344634748093" office:value-type="float"/>
          <table:table-cell office:value="0.586928619384264" office:value-type="float"/>
          <table:table-cell office:value="0.6099101462839052" office:value-type="float"/>
          <table:table-cell office:value="0.6301027364546558" office:value-type="float"/>
          <table:table-cell office:value="0.6407469287128389" office:value-type="float"/>
          <table:table-cell office:value="0.7143048463093642" office:value-type="float"/>
          <table:table-cell office:value="0.3078937282125306" office:value-type="float"/>
          <table:table-cell office:value="0.4803886648760724" office:value-type="float"/>
          <table:table-cell office:value="0.4915280390771638" office:value-type="float"/>
          <table:table-cell office:value="0.5201241772799152" office:value-type="float"/>
          <table:table-cell office:value="0.579878228599365" office:value-type="float"/>
        </table:table-row>
        <table:table-row>
          <table:table-cell office:value-type="string">
            <text:p>Behat__Behat</text:p>
          </table:table-cell>
          <table:table-cell office:value="0.7173663636150523" office:value-type="float"/>
          <table:table-cell office:value="0.7929831288584024" office:value-type="float"/>
          <table:table-cell office:value="0.8117480674919281" office:value-type="float"/>
          <table:table-cell office:value="0.8256599511356193" office:value-type="float"/>
          <table:table-cell office:value="0.8642631631216099" office:value-type="float"/>
          <table:table-cell office:value="0.5010724579405729" office:value-type="float"/>
          <table:table-cell office:value="0.5761263788702919" office:value-type="float"/>
          <table:table-cell office:value="0.5977635136932324" office:value-type="float"/>
          <table:table-cell office:value="0.6128792802669742" office:value-type="float"/>
          <table:table-cell office:value="0.6595783385145685" office:value-type="float"/>
          <table:table-cell office:value="0.35320903699363215" office:value-type="float"/>
          <table:table-cell office:value="0.4572944749050501" office:value-type="float"/>
          <table:table-cell office:value="0.4854459314668571" office:value-type="float"/>
          <table:table-cell office:value="0.506358084876809" office:value-type="float"/>
          <table:table-cell office:value="0.5510607360411676" office:value-type="float"/>
          <table:table-cell office:value="0.5792441678262772" office:value-type="float"/>
          <table:table-cell office:value="0.6140994318182381" office:value-type="float"/>
          <table:table-cell office:value="0.6329013961304008" office:value-type="float"/>
          <table:table-cell office:value="0.6471178526793019" office:value-type="float"/>
          <table:table-cell office:value="0.7033380373250007" office:value-type="float"/>
          <table:table-cell office:value="0.41208762673804833" office:value-type="float"/>
          <table:table-cell office:value="0.47502028624295717" office:value-type="float"/>
          <table:table-cell office:value="0.49710396172311444" office:value-type="float"/>
          <table:table-cell office:value="0.5202166228350282" office:value-type="float"/>
          <table:table-cell office:value="0.5735120091335137" office:value-type="float"/>
        </table:table-row>
        <table:table-row>
          <table:table-cell office:value-type="string">
            <text:p>FriendsOfPHP__PHP-CS-Fixer</text:p>
          </table:table-cell>
          <table:table-cell office:value="0.6981014569885597" office:value-type="float"/>
          <table:table-cell office:value="0.7896739953531116" office:value-type="float"/>
          <table:table-cell office:value="0.8049062082161543" office:value-type="float"/>
          <table:table-cell office:value="0.8194445494982294" office:value-type="float"/>
          <table:table-cell office:value="0.847228934235183" office:value-type="float"/>
          <table:table-cell office:value="0.44267830972492794" office:value-type="float"/>
          <table:table-cell office:value="0.5841949666786016" office:value-type="float"/>
          <table:table-cell office:value="0.600686841502985" office:value-type="float"/>
          <table:table-cell office:value="0.6148491595606318" office:value-type="float"/>
          <table:table-cell office:value="0.673822776230879" office:value-type="float"/>
          <table:table-cell office:value="0.3774689589055067" office:value-type="float"/>
          <table:table-cell office:value="0.43910140619291393" office:value-type="float"/>
          <table:table-cell office:value="0.45919064758871364" office:value-type="float"/>
          <table:table-cell office:value="0.4760719268917851" office:value-type="float"/>
          <table:table-cell office:value="0.5536023015170994" office:value-type="float"/>
          <table:table-cell office:value="0.5692143781291933" office:value-type="float"/>
          <table:table-cell office:value="0.6087788310828616" office:value-type="float"/>
          <table:table-cell office:value="0.6285989421238001" office:value-type="float"/>
          <table:table-cell office:value="0.6526201729331245" office:value-type="float"/>
          <table:table-cell office:value="0.7506571135585193" office:value-type="float"/>
          <table:table-cell office:value="0.3104355143713449" office:value-type="float"/>
          <table:table-cell office:value="0.4840584453785547" office:value-type="float"/>
          <table:table-cell office:value="0.5020388887432112" office:value-type="float"/>
          <table:table-cell office:value="0.5226138581814401" office:value-type="float"/>
          <table:table-cell office:value="0.5832689328077936" office:value-type="float"/>
        </table:table-row>
        <table:table-row>
          <table:table-cell office:value-type="string">
            <text:p>johannilsson__android-actionbar</text:p>
          </table:table-cell>
          <table:table-cell office:value="0.753432101188728" office:value-type="float"/>
          <table:table-cell office:value="0.792911764211687" office:value-type="float"/>
          <table:table-cell office:value="0.8171722751155721" office:value-type="float"/>
          <table:table-cell office:value="0.8316132396744955" office:value-type="float"/>
          <table:table-cell office:value="0.8411040400783617" office:value-type="float"/>
          <table:table-cell office:value="0.5679392061832319" office:value-type="float"/>
          <table:table-cell office:value="0.5885352872517896" office:value-type="float"/>
          <table:table-cell office:value="0.6235068738319383" office:value-type="float"/>
          <table:table-cell office:value="0.6325345433872324" office:value-type="float"/>
          <table:table-cell office:value="0.6757513295006556" office:value-type="float"/>
          <table:table-cell office:value="0.4092254449503382" office:value-type="float"/>
          <table:table-cell office:value="0.44139340258469395" office:value-type="float"/>
          <table:table-cell office:value="0.4838668451837503" office:value-type="float"/>
          <table:table-cell office:value="0.4957718498466913" office:value-type="float"/>
          <table:table-cell office:value="0.5634616660282334" office:value-type="float"/>
          <table:table-cell office:value="0.5813097856097088" office:value-type="float"/>
          <table:table-cell office:value="0.6209789342020307" office:value-type="float"/>
          <table:table-cell office:value="0.6411434496387381" office:value-type="float"/>
          <table:table-cell office:value="0.6574103838272322" office:value-type="float"/>
          <table:table-cell office:value="0.727504475682389" office:value-type="float"/>
          <table:table-cell office:value="0.42357831920597133" office:value-type="float"/>
          <table:table-cell office:value="0.4955379405584355" office:value-type="float"/>
          <table:table-cell office:value="0.5246507957111551" office:value-type="float"/>
          <table:table-cell office:value="0.5527817684389065" office:value-type="float"/>
          <table:table-cell office:value="0.598036217574558" office:value-type="float"/>
        </table:table-row>
        <table:table-row>
          <table:table-cell office:value-type="string">
            <text:p>dfcb__BigVideo.js</text:p>
          </table:table-cell>
          <table:table-cell office:value="0.6916195092663517" office:value-type="float"/>
          <table:table-cell office:value="0.7709705337486572" office:value-type="float"/>
          <table:table-cell office:value="0.7928528293709642" office:value-type="float"/>
          <table:table-cell office:value="0.8114723521812163" office:value-type="float"/>
          <table:table-cell office:value="0.8532486954654157" office:value-type="float"/>
          <table:table-cell office:value="0.5026322051244636" office:value-type="float"/>
          <table:table-cell office:value="0.5678502285422099" office:value-type="float"/>
          <table:table-cell office:value="0.5795917432147355" office:value-type="float"/>
          <table:table-cell office:value="0.5990331907160954" office:value-type="float"/>
          <table:table-cell office:value="0.6321355592843287" office:value-type="float"/>
          <table:table-cell office:value="0.3627987547825018" office:value-type="float"/>
          <table:table-cell office:value="0.44635760493741095" office:value-type="float"/>
          <table:table-cell office:value="0.46812947023637985" office:value-type="float"/>
          <table:table-cell office:value="0.49343760871733133" office:value-type="float"/>
          <table:table-cell office:value="0.5351058072072972" office:value-type="float"/>
          <table:table-cell office:value="0.557430145708705" office:value-type="float"/>
          <table:table-cell office:value="0.6057937519519299" office:value-type="float"/>
          <table:table-cell office:value="0.6326279554263152" office:value-type="float"/>
          <table:table-cell office:value="0.6649753305946842" office:value-type="float"/>
          <table:table-cell office:value="0.7151931059130646" office:value-type="float"/>
          <table:table-cell office:value="0.39031699962215227" office:value-type="float"/>
          <table:table-cell office:value="0.48541659022295225" office:value-type="float"/>
          <table:table-cell office:value="0.5085708518702834" office:value-type="float"/>
          <table:table-cell office:value="0.5390365199709938" office:value-type="float"/>
          <table:table-cell office:value="0.5637254763121021" office:value-type="float"/>
        </table:table-row>
        <table:table-row>
          <table:table-cell office:value-type="string">
            <text:p>nvbn__thefuck</text:p>
          </table:table-cell>
          <table:table-cell office:value="0.7019445049887261" office:value-type="float"/>
          <table:table-cell office:value="0.7528787477297689" office:value-type="float"/>
          <table:table-cell office:value="0.7712480301395622" office:value-type="float"/>
          <table:table-cell office:value="0.8044431930122066" office:value-type="float"/>
          <table:table-cell office:value="0.8489867971805494" office:value-type="float"/>
          <table:table-cell office:value="0.5631046260983318" office:value-type="float"/>
          <table:table-cell office:value="0.5949207614429004" office:value-type="float"/>
          <table:table-cell office:value="0.6083412062769558" office:value-type="float"/>
          <table:table-cell office:value="0.6200379285163222" office:value-type="float"/>
          <table:table-cell office:value="0.6659073822656714" office:value-type="float"/>
          <table:table-cell office:value="0.4184101512586538" office:value-type="float"/>
          <table:table-cell office:value="0.4569983775453734" office:value-type="float"/>
          <table:table-cell office:value="0.47357464981504616" office:value-type="float"/>
          <table:table-cell office:value="0.49422064470458515" office:value-type="float"/>
          <table:table-cell office:value="0.5302307755796382" office:value-type="float"/>
          <table:table-cell office:value="0.5689599826108281" office:value-type="float"/>
          <table:table-cell office:value="0.6211584438637381" office:value-type="float"/>
          <table:table-cell office:value="0.6397745938901807" office:value-type="float"/>
          <table:table-cell office:value="0.6590754932598493" office:value-type="float"/>
          <table:table-cell office:value="0.7088712919493403" office:value-type="float"/>
          <table:table-cell office:value="0.43909231594033393" office:value-type="float"/>
          <table:table-cell office:value="0.4816464181051315" office:value-type="float"/>
          <table:table-cell office:value="0.4954232114749811" office:value-type="float"/>
          <table:table-cell office:value="0.5237797314094956" office:value-type="float"/>
          <table:table-cell office:value="0.5743896055664438" office:value-type="float"/>
        </table:table-row>
        <table:table-row>
          <table:table-cell office:value-type="string">
            <text:p>ruslanskorb__RSKImageCropper</text:p>
          </table:table-cell>
          <table:table-cell office:value="0.7544084759664271" office:value-type="float"/>
          <table:table-cell office:value="0.7611387528398247" office:value-type="float"/>
          <table:table-cell office:value="0.7791484187129281" office:value-type="float"/>
          <table:table-cell office:value="0.7808797039417872" office:value-type="float"/>
          <table:table-cell office:value="0.807174318519749" office:value-type="float"/>
          <table:table-cell office:value="0.553665910998058" office:value-type="float"/>
          <table:table-cell office:value="0.5656112370030077" office:value-type="float"/>
          <table:table-cell office:value="0.5868031866185927" office:value-type="float"/>
          <table:table-cell office:value="0.5878116354914942" office:value-type="float"/>
          <table:table-cell office:value="0.6309903104484421" office:value-type="float"/>
          <table:table-cell office:value="0.4279903988575138" office:value-type="float"/>
          <table:table-cell office:value="0.4811114349840257" office:value-type="float"/>
          <table:table-cell office:value="0.4931111521238622" office:value-type="float"/>
          <table:table-cell office:value="0.4931989849795696" office:value-type="float"/>
          <table:table-cell office:value="0.5238280101636946" office:value-type="float"/>
          <table:table-cell office:value="0.6365240554935667" office:value-type="float"/>
          <table:table-cell office:value="0.6404146138321996" office:value-type="float"/>
          <table:table-cell office:value="0.6560884687136779" office:value-type="float"/>
          <table:table-cell office:value="0.6574011536353069" office:value-type="float"/>
          <table:table-cell office:value="0.712673481513856" office:value-type="float"/>
          <table:table-cell office:value="0.33476686507037656" office:value-type="float"/>
          <table:table-cell office:value="0.42491436387915094" office:value-type="float"/>
          <table:table-cell office:value="0.4255404618266424" office:value-type="float"/>
          <table:table-cell office:value="0.450745443336911" office:value-type="float"/>
          <table:table-cell office:value="0.5334063870576745" office:value-type="float"/>
        </table:table-row>
        <table:table-row>
          <table:table-cell office:value-type="string">
            <text:p>rtfeldman__seamless-immutable</text:p>
          </table:table-cell>
          <table:table-cell office:value="0.7162184565696958" office:value-type="float"/>
          <table:table-cell office:value="0.7982078264243716" office:value-type="float"/>
          <table:table-cell office:value="0.8181404835500949" office:value-type="float"/>
          <table:table-cell office:value="0.8296491409584412" office:value-type="float"/>
          <table:table-cell office:value="0.8502919394096189" office:value-type="float"/>
          <table:table-cell office:value="0.5359492828465793" office:value-type="float"/>
          <table:table-cell office:value="0.5552988197795571" office:value-type="float"/>
          <table:table-cell office:value="0.5727306731950484" office:value-type="float"/>
          <table:table-cell office:value="0.5856060890870166" office:value-type="float"/>
          <table:table-cell office:value="0.6390087214135028" office:value-type="float"/>
          <table:table-cell office:value="0.4098987608016006" office:value-type="float"/>
          <table:table-cell office:value="0.4484866824304239" office:value-type="float"/>
          <table:table-cell office:value="0.4667767042308118" office:value-type="float"/>
          <table:table-cell office:value="0.4874739823803544" office:value-type="float"/>
          <table:table-cell office:value="0.5337041809026218" office:value-type="float"/>
          <table:table-cell office:value="0.5749400572848868" office:value-type="float"/>
          <table:table-cell office:value="0.6066450731827495" office:value-type="float"/>
          <table:table-cell office:value="0.629492262121713" office:value-type="float"/>
          <table:table-cell office:value="0.6415288772045626" office:value-type="float"/>
          <table:table-cell office:value="0.7031029870157341" office:value-type="float"/>
          <table:table-cell office:value="0.3965804930787983" office:value-type="float"/>
          <table:table-cell office:value="0.4657721984043501" office:value-type="float"/>
          <table:table-cell office:value="0.48489427481837805" office:value-type="float"/>
          <table:table-cell office:value="0.49825111641862574" office:value-type="float"/>
          <table:table-cell office:value="0.5665003480509281" office:value-type="float"/>
        </table:table-row>
        <table:table-row>
          <table:table-cell office:value-type="string">
            <text:p>clappr__clappr</text:p>
          </table:table-cell>
          <table:table-cell office:value="0.6897154712812114" office:value-type="float"/>
          <table:table-cell office:value="0.7586497348530662" office:value-type="float"/>
          <table:table-cell office:value="0.7887860216250184" office:value-type="float"/>
          <table:table-cell office:value="0.7969249887004022" office:value-type="float"/>
          <table:table-cell office:value="0.8452069038208609" office:value-type="float"/>
          <table:table-cell office:value="0.48598928396280516" office:value-type="float"/>
          <table:table-cell office:value="0.5656878573363634" office:value-type="float"/>
          <table:table-cell office:value="0.5784963136601287" office:value-type="float"/>
          <table:table-cell office:value="0.5944458145042755" office:value-type="float"/>
          <table:table-cell office:value="0.6626369478890394" office:value-type="float"/>
          <table:table-cell office:value="0.3608361124031239" office:value-type="float"/>
          <table:table-cell office:value="0.4409430369433277" office:value-type="float"/>
          <table:table-cell office:value="0.4549690535618478" office:value-type="float"/>
          <table:table-cell office:value="0.47585185486615184" office:value-type="float"/>
          <table:table-cell office:value="0.5931345249144646" office:value-type="float"/>
          <table:table-cell office:value="0.5508857639067198" office:value-type="float"/>
          <table:table-cell office:value="0.5895886762799036" office:value-type="float"/>
          <table:table-cell office:value="0.6157920966921947" office:value-type="float"/>
          <table:table-cell office:value="0.6447956565807502" office:value-type="float"/>
          <table:table-cell office:value="0.7098366924709796" office:value-type="float"/>
          <table:table-cell office:value="0.3233854947931176" office:value-type="float"/>
          <table:table-cell office:value="0.47978832277416567" office:value-type="float"/>
          <table:table-cell office:value="0.510175976357382" office:value-type="float"/>
          <table:table-cell office:value="0.5258258904153508" office:value-type="float"/>
          <table:table-cell office:value="0.5857696167757773" office:value-type="float"/>
        </table:table-row>
        <table:table-row>
          <table:table-cell office:value-type="string">
            <text:p>dropwizard__metrics</text:p>
          </table:table-cell>
          <table:table-cell office:value="0.7379971317645045" office:value-type="float"/>
          <table:table-cell office:value="0.7939922221146556" office:value-type="float"/>
          <table:table-cell office:value="0.8082608425470755" office:value-type="float"/>
          <table:table-cell office:value="0.8257824266362973" office:value-type="float"/>
          <table:table-cell office:value="0.8572210517005986" office:value-type="float"/>
          <table:table-cell office:value="0.5231905639297155" office:value-type="float"/>
          <table:table-cell office:value="0.5897749326594924" office:value-type="float"/>
          <table:table-cell office:value="0.6039641457185377" office:value-type="float"/>
          <table:table-cell office:value="0.6268602336854003" office:value-type="float"/>
          <table:table-cell office:value="0.671950860739573" office:value-type="float"/>
          <table:table-cell office:value="0.4142907011729263" office:value-type="float"/>
          <table:table-cell office:value="0.4922483802312265" office:value-type="float"/>
          <table:table-cell office:value="0.5041952862242614" office:value-type="float"/>
          <table:table-cell office:value="0.5224311366317409" office:value-type="float"/>
          <table:table-cell office:value="0.5621445761962938" office:value-type="float"/>
          <table:table-cell office:value="0.5831251543843754" office:value-type="float"/>
          <table:table-cell office:value="0.6251591775744912" office:value-type="float"/>
          <table:table-cell office:value="0.6423424115294629" office:value-type="float"/>
          <table:table-cell office:value="0.6613865830679041" office:value-type="float"/>
          <table:table-cell office:value="0.6967377866716423" office:value-type="float"/>
          <table:table-cell office:value="0.40652978465677664" office:value-type="float"/>
          <table:table-cell office:value="0.49107973775156166" office:value-type="float"/>
          <table:table-cell office:value="0.5070644080371621" office:value-type="float"/>
          <table:table-cell office:value="0.5310790732324674" office:value-type="float"/>
          <table:table-cell office:value="0.5794519944350415" office:value-type="float"/>
        </table:table-row>
        <table:table-row>
          <table:table-cell office:value-type="string">
            <text:p>metabase__metabase</text:p>
          </table:table-cell>
          <table:table-cell office:value="0.6959347710317414" office:value-type="float"/>
          <table:table-cell office:value="0.7663163059571704" office:value-type="float"/>
          <table:table-cell office:value="0.8018879026013368" office:value-type="float"/>
          <table:table-cell office:value="0.8183159092133775" office:value-type="float"/>
          <table:table-cell office:value="0.8668962780338627" office:value-type="float"/>
          <table:table-cell office:value="0.5391732409735622" office:value-type="float"/>
          <table:table-cell office:value="0.5821113084891668" office:value-type="float"/>
          <table:table-cell office:value="0.5982832882398014" office:value-type="float"/>
          <table:table-cell office:value="0.6152206901275995" office:value-type="float"/>
          <table:table-cell office:value="0.6693793624294339" office:value-type="float"/>
          <table:table-cell office:value="0.3835883246806425" office:value-type="float"/>
          <table:table-cell office:value="0.47114208642170163" office:value-type="float"/>
          <table:table-cell office:value="0.4892287728850645" office:value-type="float"/>
          <table:table-cell office:value="0.5120480461560183" office:value-type="float"/>
          <table:table-cell office:value="0.6012994094560294" office:value-type="float"/>
          <table:table-cell office:value="0.5576020913335935" office:value-type="float"/>
          <table:table-cell office:value="0.6198888281314888" office:value-type="float"/>
          <table:table-cell office:value="0.6351757374124078" office:value-type="float"/>
          <table:table-cell office:value="0.6572496653364359" office:value-type="float"/>
          <table:table-cell office:value="0.7277482611364952" office:value-type="float"/>
          <table:table-cell office:value="0.35968239412416037" office:value-type="float"/>
          <table:table-cell office:value="0.4877519446704695" office:value-type="float"/>
          <table:table-cell office:value="0.513953428026779" office:value-type="float"/>
          <table:table-cell office:value="0.5315271138807809" office:value-type="float"/>
          <table:table-cell office:value="0.5897113601158144" office:value-type="float"/>
        </table:table-row>
        <table:table-row>
          <table:table-cell office:value-type="string">
            <text:p>mikechambers__as3corelib</text:p>
          </table:table-cell>
          <table:table-cell office:value="0.7863528461212189" office:value-type="float"/>
          <table:table-cell office:value="0.799840324832271" office:value-type="float"/>
          <table:table-cell office:value="0.816405904584045" office:value-type="float"/>
          <table:table-cell office:value="0.838529085708753" office:value-type="float"/>
          <table:table-cell office:value="0.8422251624697998" office:value-type="float"/>
          <table:table-cell office:value="0.5739252859611855" office:value-type="float"/>
          <table:table-cell office:value="0.6164797149594683" office:value-type="float"/>
          <table:table-cell office:value="0.6187905007446146" office:value-type="float"/>
          <table:table-cell office:value="0.6439487886999398" office:value-type="float"/>
          <table:table-cell office:value="0.6564244261892754" office:value-type="float"/>
          <table:table-cell office:value="0.43964226679927965" office:value-type="float"/>
          <table:table-cell office:value="0.4624844499911228" office:value-type="float"/>
          <table:table-cell office:value="0.5022721445443347" office:value-type="float"/>
          <table:table-cell office:value="0.5072497330696983" office:value-type="float"/>
          <table:table-cell office:value="0.5278794811254743" office:value-type="float"/>
          <table:table-cell office:value="0.592214428052558" office:value-type="float"/>
          <table:table-cell office:value="0.6194359374936929" office:value-type="float"/>
          <table:table-cell office:value="0.6483005920091504" office:value-type="float"/>
          <table:table-cell office:value="0.6707160406803386" office:value-type="float"/>
          <table:table-cell office:value="0.6918668277739679" office:value-type="float"/>
          <table:table-cell office:value="0.4797419089524684" office:value-type="float"/>
          <table:table-cell office:value="0.4898548384939083" office:value-type="float"/>
          <table:table-cell office:value="0.4931598325940696" office:value-type="float"/>
          <table:table-cell office:value="0.5286443925639894" office:value-type="float"/>
          <table:table-cell office:value="0.5421151873780912" office:value-type="float"/>
        </table:table-row>
        <table:table-row>
          <table:table-cell office:value-type="string">
            <text:p>ppwwyyxx__tensorpack</text:p>
          </table:table-cell>
          <table:table-cell office:value="0.6846519210660611" office:value-type="float"/>
          <table:table-cell office:value="0.7547512037965863" office:value-type="float"/>
          <table:table-cell office:value="0.7749973214653361" office:value-type="float"/>
          <table:table-cell office:value="0.7969934441553748" office:value-type="float"/>
          <table:table-cell office:value="0.8570541709011061" office:value-type="float"/>
          <table:table-cell office:value="0.5362717779648664" office:value-type="float"/>
          <table:table-cell office:value="0.5857348659658799" office:value-type="float"/>
          <table:table-cell office:value="0.5937273993298029" office:value-type="float"/>
          <table:table-cell office:value="0.6110214921844829" office:value-type="float"/>
          <table:table-cell office:value="0.6703395252237538" office:value-type="float"/>
          <table:table-cell office:value="0.4296257260897412" office:value-type="float"/>
          <table:table-cell office:value="0.4708514969768299" office:value-type="float"/>
          <table:table-cell office:value="0.4888477090011776" office:value-type="float"/>
          <table:table-cell office:value="0.5118842708865736" office:value-type="float"/>
          <table:table-cell office:value="0.5685928023325055" office:value-type="float"/>
          <table:table-cell office:value="0.5606202522361008" office:value-type="float"/>
          <table:table-cell office:value="0.6132135324129057" office:value-type="float"/>
          <table:table-cell office:value="0.6297397914751823" office:value-type="float"/>
          <table:table-cell office:value="0.652992791769128" office:value-type="float"/>
          <table:table-cell office:value="0.718818721696549" office:value-type="float"/>
          <table:table-cell office:value="0.3471624388574183" office:value-type="float"/>
          <table:table-cell office:value="0.45984202221737397" office:value-type="float"/>
          <table:table-cell office:value="0.48434008212142055" office:value-type="float"/>
          <table:table-cell office:value="0.5017115216980401" office:value-type="float"/>
          <table:table-cell office:value="0.568925909807534" office:value-type="float"/>
        </table:table-row>
        <table:table-row>
          <table:table-cell office:value-type="string">
            <text:p>omab__python-social-auth</text:p>
          </table:table-cell>
          <table:table-cell office:value="0.733614449502584" office:value-type="float"/>
          <table:table-cell office:value="0.7674825415666079" office:value-type="float"/>
          <table:table-cell office:value="0.7874030130258081" office:value-type="float"/>
          <table:table-cell office:value="0.8093614863845625" office:value-type="float"/>
          <table:table-cell office:value="0.8557850014806425" office:value-type="float"/>
          <table:table-cell office:value="0.5320574397892481" office:value-type="float"/>
          <table:table-cell office:value="0.5842481736117106" office:value-type="float"/>
          <table:table-cell office:value="0.6005928229679105" office:value-type="float"/>
          <table:table-cell office:value="0.6181104119204498" office:value-type="float"/>
          <table:table-cell office:value="0.6664524493410243" office:value-type="float"/>
          <table:table-cell office:value="0.38751417175537306" office:value-type="float"/>
          <table:table-cell office:value="0.48572297140820375" office:value-type="float"/>
          <table:table-cell office:value="0.5099912388424135" office:value-type="float"/>
          <table:table-cell office:value="0.5239145427266167" office:value-type="float"/>
          <table:table-cell office:value="0.5880717844030885" office:value-type="float"/>
          <table:table-cell office:value="0.5836477564960136" office:value-type="float"/>
          <table:table-cell office:value="0.6300842957369914" office:value-type="float"/>
          <table:table-cell office:value="0.6524081382577905" office:value-type="float"/>
          <table:table-cell office:value="0.6744802717353933" office:value-type="float"/>
          <table:table-cell office:value="0.747902792338426" office:value-type="float"/>
          <table:table-cell office:value="0.3978149213578487" office:value-type="float"/>
          <table:table-cell office:value="0.4961990495623273" office:value-type="float"/>
          <table:table-cell office:value="0.5191178408063002" office:value-type="float"/>
          <table:table-cell office:value="0.5387702423839889" office:value-type="float"/>
          <table:table-cell office:value="0.6091989638533424" office:value-type="float"/>
        </table:table-row>
        <table:table-row>
          <table:table-cell office:value-type="string">
            <text:p>joomla__joomla-platform</text:p>
          </table:table-cell>
          <table:table-cell office:value="0.767806716891242" office:value-type="float"/>
          <table:table-cell office:value="0.8034456515846694" office:value-type="float"/>
          <table:table-cell office:value="0.8134897980895869" office:value-type="float"/>
          <table:table-cell office:value="0.8314029059986873" office:value-type="float"/>
          <table:table-cell office:value="0.8491929691310404" office:value-type="float"/>
          <table:table-cell office:value="0.5485430243438292" office:value-type="float"/>
          <table:table-cell office:value="0.5899731094657985" office:value-type="float"/>
          <table:table-cell office:value="0.6016713299783305" office:value-type="float"/>
          <table:table-cell office:value="0.6249020055143298" office:value-type="float"/>
          <table:table-cell office:value="0.6887573192638954" office:value-type="float"/>
          <table:table-cell office:value="0.41967025809272107" office:value-type="float"/>
          <table:table-cell office:value="0.465792333349014" office:value-type="float"/>
          <table:table-cell office:value="0.4816614475983112" office:value-type="float"/>
          <table:table-cell office:value="0.5065422390821295" office:value-type="float"/>
          <table:table-cell office:value="0.5916217118178622" office:value-type="float"/>
          <table:table-cell office:value="0.5736602670677209" office:value-type="float"/>
          <table:table-cell office:value="0.6162175677312485" office:value-type="float"/>
          <table:table-cell office:value="0.6336521591466169" office:value-type="float"/>
          <table:table-cell office:value="0.6504116672253697" office:value-type="float"/>
          <table:table-cell office:value="0.7248434630497158" office:value-type="float"/>
          <table:table-cell office:value="0.4153541456081775" office:value-type="float"/>
          <table:table-cell office:value="0.5040084850819312" office:value-type="float"/>
          <table:table-cell office:value="0.5247479129545344" office:value-type="float"/>
          <table:table-cell office:value="0.5365446422719141" office:value-type="float"/>
          <table:table-cell office:value="0.6078357217140402" office:value-type="float"/>
        </table:table-row>
        <table:table-row>
          <table:table-cell office:value-type="string">
            <text:p>jhollingworth__bootstrap-wysihtml5</text:p>
          </table:table-cell>
          <table:table-cell office:value="0.7029978287441019" office:value-type="float"/>
          <table:table-cell office:value="0.770808930220554" office:value-type="float"/>
          <table:table-cell office:value="0.7966805689425065" office:value-type="float"/>
          <table:table-cell office:value="0.8212002001425772" office:value-type="float"/>
          <table:table-cell office:value="0.8418714411161299" office:value-type="float"/>
          <table:table-cell office:value="0.5570339688857363" office:value-type="float"/>
          <table:table-cell office:value="0.5771657460813956" office:value-type="float"/>
          <table:table-cell office:value="0.5915000394304151" office:value-type="float"/>
          <table:table-cell office:value="0.5935710071349275" office:value-type="float"/>
          <table:table-cell office:value="0.6623182292597123" office:value-type="float"/>
          <table:table-cell office:value="0.43514671459260723" office:value-type="float"/>
          <table:table-cell office:value="0.493994770938501" office:value-type="float"/>
          <table:table-cell office:value="0.5018684372847131" office:value-type="float"/>
          <table:table-cell office:value="0.5083288530765374" office:value-type="float"/>
          <table:table-cell office:value="0.5345125695961765" office:value-type="float"/>
          <table:table-cell office:value="0.6181922743006258" office:value-type="float"/>
          <table:table-cell office:value="0.6374458001968867" office:value-type="float"/>
          <table:table-cell office:value="0.6524849707263867" office:value-type="float"/>
          <table:table-cell office:value="0.6696808187309748" office:value-type="float"/>
          <table:table-cell office:value="0.7510313207510031" office:value-type="float"/>
          <table:table-cell office:value="0.44508663557761596" office:value-type="float"/>
          <table:table-cell office:value="0.47254449637157836" office:value-type="float"/>
          <table:table-cell office:value="0.49326879219128095" office:value-type="float"/>
          <table:table-cell office:value="0.5101831983330111" office:value-type="float"/>
          <table:table-cell office:value="0.5510878169620659" office:value-type="float"/>
        </table:table-row>
        <table:table-row>
          <table:table-cell office:value-type="string">
            <text:p>oakes__play-clj</text:p>
          </table:table-cell>
          <table:table-cell office:value="0.7279922069370358" office:value-type="float"/>
          <table:table-cell office:value="0.7860730597060178" office:value-type="float"/>
          <table:table-cell office:value="0.8182881094050877" office:value-type="float"/>
          <table:table-cell office:value="0.8216656608095597" office:value-type="float"/>
          <table:table-cell office:value="0.8639325619335855" office:value-type="float"/>
          <table:table-cell office:value="0.5445493916239199" office:value-type="float"/>
          <table:table-cell office:value="0.5520426205838335" office:value-type="float"/>
          <table:table-cell office:value="0.5646380953517125" office:value-type="float"/>
          <table:table-cell office:value="0.6005522835004994" office:value-type="float"/>
          <table:table-cell office:value="0.642082240499682" office:value-type="float"/>
          <table:table-cell office:value="0.4293984368324335" office:value-type="float"/>
          <table:table-cell office:value="0.4522355096287993" office:value-type="float"/>
          <table:table-cell office:value="0.45620287473784105" office:value-type="float"/>
          <table:table-cell office:value="0.4731652577522096" office:value-type="float"/>
          <table:table-cell office:value="0.537775175656438" office:value-type="float"/>
          <table:table-cell office:value="0.5911937486109374" office:value-type="float"/>
          <table:table-cell office:value="0.611472593037294" office:value-type="float"/>
          <table:table-cell office:value="0.6271580611939505" office:value-type="float"/>
          <table:table-cell office:value="0.6378074282819992" office:value-type="float"/>
          <table:table-cell office:value="0.69440625763068" office:value-type="float"/>
          <table:table-cell office:value="0.4087734953464254" office:value-type="float"/>
          <table:table-cell office:value="0.458830971834122" office:value-type="float"/>
          <table:table-cell office:value="0.4682468414342906" office:value-type="float"/>
          <table:table-cell office:value="0.49275326713502116" office:value-type="float"/>
          <table:table-cell office:value="0.5504762850834775" office:value-type="float"/>
        </table:table-row>
        <table:table-row>
          <table:table-cell office:value-type="string">
            <text:p>google__flatbuffers</text:p>
          </table:table-cell>
          <table:table-cell office:value="0.7004653048315255" office:value-type="float"/>
          <table:table-cell office:value="0.8000013534035224" office:value-type="float"/>
          <table:table-cell office:value="0.8128123506422948" office:value-type="float"/>
          <table:table-cell office:value="0.8256356741958882" office:value-type="float"/>
          <table:table-cell office:value="0.866043044137275" office:value-type="float"/>
          <table:table-cell office:value="0.5248066460192284" office:value-type="float"/>
          <table:table-cell office:value="0.580608137817086" office:value-type="float"/>
          <table:table-cell office:value="0.5984787451399027" office:value-type="float"/>
          <table:table-cell office:value="0.6119552478543749" office:value-type="float"/>
          <table:table-cell office:value="0.6982111321883004" office:value-type="float"/>
          <table:table-cell office:value="0.4092576383179144" office:value-type="float"/>
          <table:table-cell office:value="0.45662408065242394" office:value-type="float"/>
          <table:table-cell office:value="0.4739828277115188" office:value-type="float"/>
          <table:table-cell office:value="0.49171351711433214" office:value-type="float"/>
          <table:table-cell office:value="0.5745194104573543" office:value-type="float"/>
          <table:table-cell office:value="0.5513632480946313" office:value-type="float"/>
          <table:table-cell office:value="0.6097401242790352" office:value-type="float"/>
          <table:table-cell office:value="0.628162002623643" office:value-type="float"/>
          <table:table-cell office:value="0.6496141727911624" office:value-type="float"/>
          <table:table-cell office:value="0.7290280825037803" office:value-type="float"/>
          <table:table-cell office:value="0.26323831851914303" office:value-type="float"/>
          <table:table-cell office:value="0.48608914429749595" office:value-type="float"/>
          <table:table-cell office:value="0.5041840685181735" office:value-type="float"/>
          <table:table-cell office:value="0.5252558042617355" office:value-type="float"/>
          <table:table-cell office:value="0.617122508676653" office:value-type="float"/>
        </table:table-row>
        <table:table-row>
          <table:table-cell office:value-type="string">
            <text:p>deis__deis</text:p>
          </table:table-cell>
          <table:table-cell office:value="0.685088448673569" office:value-type="float"/>
          <table:table-cell office:value="0.7332866506768454" office:value-type="float"/>
          <table:table-cell office:value="0.7702478397839396" office:value-type="float"/>
          <table:table-cell office:value="0.7969329614709122" office:value-type="float"/>
          <table:table-cell office:value="0.8467498402753452" office:value-type="float"/>
          <table:table-cell office:value="0.5237175623323518" office:value-type="float"/>
          <table:table-cell office:value="0.5857267879953436" office:value-type="float"/>
          <table:table-cell office:value="0.6013204443140209" office:value-type="float"/>
          <table:table-cell office:value="0.615800978151946" office:value-type="float"/>
          <table:table-cell office:value="0.7214230474839559" office:value-type="float"/>
          <table:table-cell office:value="0.38603222753309735" office:value-type="float"/>
          <table:table-cell office:value="0.4483944810481447" office:value-type="float"/>
          <table:table-cell office:value="0.4678628951920867" office:value-type="float"/>
          <table:table-cell office:value="0.4879890581136547" office:value-type="float"/>
          <table:table-cell office:value="0.5822262157081537" office:value-type="float"/>
          <table:table-cell office:value="0.5444818433284565" office:value-type="float"/>
          <table:table-cell office:value="0.617524850760525" office:value-type="float"/>
          <table:table-cell office:value="0.6370194433978486" office:value-type="float"/>
          <table:table-cell office:value="0.6629746985861502" office:value-type="float"/>
          <table:table-cell office:value="0.7559208617397104" office:value-type="float"/>
          <table:table-cell office:value="0.36062539088332113" office:value-type="float"/>
          <table:table-cell office:value="0.47542200085146696" office:value-type="float"/>
          <table:table-cell office:value="0.5009241009631276" office:value-type="float"/>
          <table:table-cell office:value="0.5208362430460274" office:value-type="float"/>
          <table:table-cell office:value="0.6356058607476434" office:value-type="float"/>
        </table:table-row>
        <table:table-row>
          <table:table-cell office:value-type="string">
            <text:p>rap2hpoutre__laravel-log-viewer</text:p>
          </table:table-cell>
          <table:table-cell office:value="0.7532833581170466" office:value-type="float"/>
          <table:table-cell office:value="0.797673107027877" office:value-type="float"/>
          <table:table-cell office:value="0.8138981568665854" office:value-type="float"/>
          <table:table-cell office:value="0.825356073813109" office:value-type="float"/>
          <table:table-cell office:value="0.8420773731321661" office:value-type="float"/>
          <table:table-cell office:value="0.5761136615918295" office:value-type="float"/>
          <table:table-cell office:value="0.6152306776183195" office:value-type="float"/>
          <table:table-cell office:value="0.6375476825250286" office:value-type="float"/>
          <table:table-cell office:value="0.6637030167693757" office:value-type="float"/>
          <table:table-cell office:value="0.6662216671300207" office:value-type="float"/>
          <table:table-cell office:value="0.4161738872055806" office:value-type="float"/>
          <table:table-cell office:value="0.49770702834192626" office:value-type="float"/>
          <table:table-cell office:value="0.5010775019011098" office:value-type="float"/>
          <table:table-cell office:value="0.5165188009935282" office:value-type="float"/>
          <table:table-cell office:value="0.5180545295285492" office:value-type="float"/>
          <table:table-cell office:value="0.6047399014788059" office:value-type="float"/>
          <table:table-cell office:value="0.6426733315243941" office:value-type="float"/>
          <table:table-cell office:value="0.6517272454715554" office:value-type="float"/>
          <table:table-cell office:value="0.7012691908281092" office:value-type="float"/>
          <table:table-cell office:value="0.7196953325344935" office:value-type="float"/>
          <table:table-cell office:value="0.48926314509756474" office:value-type="float"/>
          <table:table-cell office:value="0.5359741850244999" office:value-type="float"/>
          <table:table-cell office:value="0.5416714652518435" office:value-type="float"/>
          <table:table-cell office:value="0.5603911377697953" office:value-type="float"/>
          <table:table-cell office:value="0.5708436343641614" office:value-type="float"/>
        </table:table-row>
        <table:table-row>
          <table:table-cell office:value-type="string">
            <text:p>apereo__cas</text:p>
          </table:table-cell>
          <table:table-cell office:value="0.7021526746853197" office:value-type="float"/>
          <table:table-cell office:value="0.7820357705946809" office:value-type="float"/>
          <table:table-cell office:value="0.8008354995647136" office:value-type="float"/>
          <table:table-cell office:value="0.8170968287294633" office:value-type="float"/>
          <table:table-cell office:value="0.8541047843946207" office:value-type="float"/>
          <table:table-cell office:value="0.5178877082115911" office:value-type="float"/>
          <table:table-cell office:value="0.5816617727641972" office:value-type="float"/>
          <table:table-cell office:value="0.6036622749470587" office:value-type="float"/>
          <table:table-cell office:value="0.6206600870607171" office:value-type="float"/>
          <table:table-cell office:value="0.7449350299127036" office:value-type="float"/>
          <table:table-cell office:value="0.3984072975386392" office:value-type="float"/>
          <table:table-cell office:value="0.4694805924410606" office:value-type="float"/>
          <table:table-cell office:value="0.4893052456681717" office:value-type="float"/>
          <table:table-cell office:value="0.5075815322123074" office:value-type="float"/>
          <table:table-cell office:value="0.6351388640323393" office:value-type="float"/>
          <table:table-cell office:value="0.5652141405230904" office:value-type="float"/>
          <table:table-cell office:value="0.6255965193965174" office:value-type="float"/>
          <table:table-cell office:value="0.6458532205361616" office:value-type="float"/>
          <table:table-cell office:value="0.6634270684031647" office:value-type="float"/>
          <table:table-cell office:value="0.8052320357243512" office:value-type="float"/>
          <table:table-cell office:value="0.38801090492679446" office:value-type="float"/>
          <table:table-cell office:value="0.48368060629830034" office:value-type="float"/>
          <table:table-cell office:value="0.5080036611179164" office:value-type="float"/>
          <table:table-cell office:value="0.5234165806604153" office:value-type="float"/>
          <table:table-cell office:value="0.6344298586172759" office:value-type="float"/>
        </table:table-row>
        <table:table-row>
          <table:table-cell office:value-type="string">
            <text:p>facebook__flow</text:p>
          </table:table-cell>
          <table:table-cell office:value="0.705368518259425" office:value-type="float"/>
          <table:table-cell office:value="0.8041196848959367" office:value-type="float"/>
          <table:table-cell office:value="0.8198259490464008" office:value-type="float"/>
          <table:table-cell office:value="0.8340449211029393" office:value-type="float"/>
          <table:table-cell office:value="0.8862606573670945" office:value-type="float"/>
          <table:table-cell office:value="0.4949182142140943" office:value-type="float"/>
          <table:table-cell office:value="0.556060128533648" office:value-type="float"/>
          <table:table-cell office:value="0.574979326435473" office:value-type="float"/>
          <table:table-cell office:value="0.5951846689651954" office:value-type="float"/>
          <table:table-cell office:value="0.7188151428516512" office:value-type="float"/>
          <table:table-cell office:value="0.3898555477352036" office:value-type="float"/>
          <table:table-cell office:value="0.4722145985900349" office:value-type="float"/>
          <table:table-cell office:value="0.489407729225052" office:value-type="float"/>
          <table:table-cell office:value="0.506395096692807" office:value-type="float"/>
          <table:table-cell office:value="0.603254586959552" office:value-type="float"/>
          <table:table-cell office:value="0.551147561375191" office:value-type="float"/>
          <table:table-cell office:value="0.6190651710947435" office:value-type="float"/>
          <table:table-cell office:value="0.6367065867042383" office:value-type="float"/>
          <table:table-cell office:value="0.6547589711905482" office:value-type="float"/>
          <table:table-cell office:value="0.7487260135468513" office:value-type="float"/>
          <table:table-cell office:value="0.3854706389126743" office:value-type="float"/>
          <table:table-cell office:value="0.46786271174581306" office:value-type="float"/>
          <table:table-cell office:value="0.48865489382588256" office:value-type="float"/>
          <table:table-cell office:value="0.5087037083912748" office:value-type="float"/>
          <table:table-cell office:value="0.6226663319679727" office:value-type="float"/>
        </table:table-row>
        <table:table-row>
          <table:table-cell office:value-type="string">
            <text:p>jiahaog__nativefier</text:p>
          </table:table-cell>
          <table:table-cell office:value="0.7089962512097938" office:value-type="float"/>
          <table:table-cell office:value="0.7605313343299877" office:value-type="float"/>
          <table:table-cell office:value="0.79164163476984" office:value-type="float"/>
          <table:table-cell office:value="0.8107551238618262" office:value-type="float"/>
          <table:table-cell office:value="0.8371572601780666" office:value-type="float"/>
          <table:table-cell office:value="0.5144457106423999" office:value-type="float"/>
          <table:table-cell office:value="0.5808489766181525" office:value-type="float"/>
          <table:table-cell office:value="0.5953200843033382" office:value-type="float"/>
          <table:table-cell office:value="0.6130483383083063" office:value-type="float"/>
          <table:table-cell office:value="0.6457967077119933" office:value-type="float"/>
          <table:table-cell office:value="0.3975546706182077" office:value-type="float"/>
          <table:table-cell office:value="0.437643262366166" office:value-type="float"/>
          <table:table-cell office:value="0.4621970013348893" office:value-type="float"/>
          <table:table-cell office:value="0.49470690954535157" office:value-type="float"/>
          <table:table-cell office:value="0.5398727668765881" office:value-type="float"/>
          <table:table-cell office:value="0.5827324196096494" office:value-type="float"/>
          <table:table-cell office:value="0.6094349535033787" office:value-type="float"/>
          <table:table-cell office:value="0.6315786146256479" office:value-type="float"/>
          <table:table-cell office:value="0.6475439997159785" office:value-type="float"/>
          <table:table-cell office:value="0.6940480328062272" office:value-type="float"/>
          <table:table-cell office:value="0.38148712539969803" office:value-type="float"/>
          <table:table-cell office:value="0.48618437243706364" office:value-type="float"/>
          <table:table-cell office:value="0.5223573731584135" office:value-type="float"/>
          <table:table-cell office:value="0.5446091869732106" office:value-type="float"/>
          <table:table-cell office:value="0.601118243452927" office:value-type="float"/>
        </table:table-row>
        <table:table-row>
          <table:table-cell office:value-type="string">
            <text:p>sehmaschine__django-grappelli</text:p>
          </table:table-cell>
          <table:table-cell office:value="0.7485033638780467" office:value-type="float"/>
          <table:table-cell office:value="0.8018462690213373" office:value-type="float"/>
          <table:table-cell office:value="0.8230796293348082" office:value-type="float"/>
          <table:table-cell office:value="0.8364118579145381" office:value-type="float"/>
          <table:table-cell office:value="0.8703488815597111" office:value-type="float"/>
          <table:table-cell office:value="0.5197082955660253" office:value-type="float"/>
          <table:table-cell office:value="0.5709858632150326" office:value-type="float"/>
          <table:table-cell office:value="0.5908435824702049" office:value-type="float"/>
          <table:table-cell office:value="0.6109582226271973" office:value-type="float"/>
          <table:table-cell office:value="0.6408009414902648" office:value-type="float"/>
          <table:table-cell office:value="0.4004618190274054" office:value-type="float"/>
          <table:table-cell office:value="0.4702611841290528" office:value-type="float"/>
          <table:table-cell office:value="0.4891545967052453" office:value-type="float"/>
          <table:table-cell office:value="0.5083421749248525" office:value-type="float"/>
          <table:table-cell office:value="0.5863574368453397" office:value-type="float"/>
          <table:table-cell office:value="0.5699730367797124" office:value-type="float"/>
          <table:table-cell office:value="0.6165452474664559" office:value-type="float"/>
          <table:table-cell office:value="0.6281465356663833" office:value-type="float"/>
          <table:table-cell office:value="0.6589233332822704" office:value-type="float"/>
          <table:table-cell office:value="0.7188388416381022" office:value-type="float"/>
          <table:table-cell office:value="0.42480429988041013" office:value-type="float"/>
          <table:table-cell office:value="0.4878862276710172" office:value-type="float"/>
          <table:table-cell office:value="0.5173745375657304" office:value-type="float"/>
          <table:table-cell office:value="0.5380225977215329" office:value-type="float"/>
          <table:table-cell office:value="0.5811162771364543" office:value-type="float"/>
        </table:table-row>
        <table:table-row>
          <table:table-cell office:value-type="string">
            <text:p>facebookarchive__origami</text:p>
          </table:table-cell>
          <table:table-cell office:value="0.7921278498100848" office:value-type="float"/>
          <table:table-cell office:value="0.7995324012618705" office:value-type="float"/>
          <table:table-cell office:value="0.8008252990069478" office:value-type="float"/>
          <table:table-cell office:value="0.8254788167804337" office:value-type="float"/>
          <table:table-cell office:value="0.8314143919142237" office:value-type="float"/>
          <table:table-cell office:value="0.5818163991285371" office:value-type="float"/>
          <table:table-cell office:value="0.6326408314491181" office:value-type="float"/>
          <table:table-cell office:value="0.6413719878951101" office:value-type="float"/>
          <table:table-cell office:value="0.6522172093315747" office:value-type="float"/>
          <table:table-cell office:value="0.6963101308278935" office:value-type="float"/>
          <table:table-cell office:value="0.38344425656047676" office:value-type="float"/>
          <table:table-cell office:value="0.45385864794803177" office:value-type="float"/>
          <table:table-cell office:value="0.4932476488773112" office:value-type="float"/>
          <table:table-cell office:value="0.5244876935508123" office:value-type="float"/>
          <table:table-cell office:value="0.5563466502970655" office:value-type="float"/>
          <table:table-cell office:value="0.5793929138866146" office:value-type="float"/>
          <table:table-cell office:value="0.6044740056683147" office:value-type="float"/>
          <table:table-cell office:value="0.6638260265960179" office:value-type="float"/>
          <table:table-cell office:value="0.6926399201509837" office:value-type="float"/>
          <table:table-cell office:value="0.7488030213624167" office:value-type="float"/>
          <table:table-cell office:value="0.4811607663196392" office:value-type="float"/>
          <table:table-cell office:value="0.5178290337568967" office:value-type="float"/>
          <table:table-cell office:value="0.5483839955802121" office:value-type="float"/>
          <table:table-cell office:value="0.5509550389319737" office:value-type="float"/>
          <table:table-cell office:value="0.6168777960103808" office:value-type="float"/>
        </table:table-row>
        <table:table-row>
          <table:table-cell office:value-type="string">
            <text:p>facebook__chisel</text:p>
          </table:table-cell>
          <table:table-cell office:value="0.7875396807849833" office:value-type="float"/>
          <table:table-cell office:value="0.8054230028488072" office:value-type="float"/>
          <table:table-cell office:value="0.8179693342001246" office:value-type="float"/>
          <table:table-cell office:value="0.8260367606000906" office:value-type="float"/>
          <table:table-cell office:value="0.8319973891012872" office:value-type="float"/>
          <table:table-cell office:value="0.5271788413925654" office:value-type="float"/>
          <table:table-cell office:value="0.5997004048545422" office:value-type="float"/>
          <table:table-cell office:value="0.6125974085297635" office:value-type="float"/>
          <table:table-cell office:value="0.6480661887442045" office:value-type="float"/>
          <table:table-cell office:value="0.6963101308278942" office:value-type="float"/>
          <table:table-cell office:value="0.427266217420586" office:value-type="float"/>
          <table:table-cell office:value="0.4664288110628151" office:value-type="float"/>
          <table:table-cell office:value="0.48974540293848046" office:value-type="float"/>
          <table:table-cell office:value="0.5056559631900829" office:value-type="float"/>
          <table:table-cell office:value="0.5563466502970653" office:value-type="float"/>
          <table:table-cell office:value="0.6017270898761364" office:value-type="float"/>
          <table:table-cell office:value="0.6328523116392171" office:value-type="float"/>
          <table:table-cell office:value="0.6431850218551731" office:value-type="float"/>
          <table:table-cell office:value="0.6863262934834007" office:value-type="float"/>
          <table:table-cell office:value="0.7488030213624168" office:value-type="float"/>
          <table:table-cell office:value="0.390398115640908" office:value-type="float"/>
          <table:table-cell office:value="0.5074480222457438" office:value-type="float"/>
          <table:table-cell office:value="0.5199466336060667" office:value-type="float"/>
          <table:table-cell office:value="0.5527513054942561" office:value-type="float"/>
          <table:table-cell office:value="0.616877796010382" office:value-type="float"/>
        </table:table-row>
        <table:table-row>
          <table:table-cell office:value-type="string">
            <text:p>wp-cli__wp-cli</text:p>
          </table:table-cell>
          <table:table-cell office:value="0.7159691664800558" office:value-type="float"/>
          <table:table-cell office:value="0.7778167086773322" office:value-type="float"/>
          <table:table-cell office:value="0.8016949258895149" office:value-type="float"/>
          <table:table-cell office:value="0.8137934310958325" office:value-type="float"/>
          <table:table-cell office:value="0.8641901859894576" office:value-type="float"/>
          <table:table-cell office:value="0.5497621180085808" office:value-type="float"/>
          <table:table-cell office:value="0.5814948677058355" office:value-type="float"/>
          <table:table-cell office:value="0.5914645615101495" office:value-type="float"/>
          <table:table-cell office:value="0.6064235864974173" office:value-type="float"/>
          <table:table-cell office:value="0.660660497037183" office:value-type="float"/>
          <table:table-cell office:value="0.37300115835304165" office:value-type="float"/>
          <table:table-cell office:value="0.461418233065527" office:value-type="float"/>
          <table:table-cell office:value="0.47773319674865156" office:value-type="float"/>
          <table:table-cell office:value="0.5002842464765584" office:value-type="float"/>
          <table:table-cell office:value="0.5795342888012049" office:value-type="float"/>
          <table:table-cell office:value="0.5574474641061435" office:value-type="float"/>
          <table:table-cell office:value="0.6059020377895582" office:value-type="float"/>
          <table:table-cell office:value="0.6228387699574944" office:value-type="float"/>
          <table:table-cell office:value="0.6410173748750458" office:value-type="float"/>
          <table:table-cell office:value="0.7287356168039487" office:value-type="float"/>
          <table:table-cell office:value="0.4367842725066362" office:value-type="float"/>
          <table:table-cell office:value="0.5238042387698194" office:value-type="float"/>
          <table:table-cell office:value="0.5384073134521379" office:value-type="float"/>
          <table:table-cell office:value="0.5525810881897874" office:value-type="float"/>
          <table:table-cell office:value="0.6125759642203842" office:value-type="float"/>
        </table:table-row>
        <table:table-row>
          <table:table-cell office:value-type="string">
            <text:p>showdownjs__showdown</text:p>
          </table:table-cell>
          <table:table-cell office:value="0.7516591124492634" office:value-type="float"/>
          <table:table-cell office:value="0.8038701748489356" office:value-type="float"/>
          <table:table-cell office:value="0.8157937916963688" office:value-type="float"/>
          <table:table-cell office:value="0.8233039643243472" office:value-type="float"/>
          <table:table-cell office:value="0.8519646612592209" office:value-type="float"/>
          <table:table-cell office:value="0.5715325512987666" office:value-type="float"/>
          <table:table-cell office:value="0.5899435416478539" office:value-type="float"/>
          <table:table-cell office:value="0.6195876766433219" office:value-type="float"/>
          <table:table-cell office:value="0.630447626527369" office:value-type="float"/>
          <table:table-cell office:value="0.6398836116203994" office:value-type="float"/>
          <table:table-cell office:value="0.395097744304096" office:value-type="float"/>
          <table:table-cell office:value="0.466524013661802" office:value-type="float"/>
          <table:table-cell office:value="0.49394155924803723" office:value-type="float"/>
          <table:table-cell office:value="0.5046581896486316" office:value-type="float"/>
          <table:table-cell office:value="0.5284406691551271" office:value-type="float"/>
          <table:table-cell office:value="0.5859213218902197" office:value-type="float"/>
          <table:table-cell office:value="0.6338058880522296" office:value-type="float"/>
          <table:table-cell office:value="0.6585114067088762" office:value-type="float"/>
          <table:table-cell office:value="0.6688677072286227" office:value-type="float"/>
          <table:table-cell office:value="0.7449419247147852" office:value-type="float"/>
          <table:table-cell office:value="0.4458202873929356" office:value-type="float"/>
          <table:table-cell office:value="0.5069523164526526" office:value-type="float"/>
          <table:table-cell office:value="0.5299120376329124" office:value-type="float"/>
          <table:table-cell office:value="0.5472515034064183" office:value-type="float"/>
          <table:table-cell office:value="0.5856977429631841" office:value-type="float"/>
        </table:table-row>
        <table:table-row>
          <table:table-cell office:value-type="string">
            <text:p>socketio__engine.io</text:p>
          </table:table-cell>
          <table:table-cell office:value="0.7288384547041804" office:value-type="float"/>
          <table:table-cell office:value="0.7897526014020922" office:value-type="float"/>
          <table:table-cell office:value="0.804670741338562" office:value-type="float"/>
          <table:table-cell office:value="0.8125337343474156" office:value-type="float"/>
          <table:table-cell office:value="0.8322603944728232" office:value-type="float"/>
          <table:table-cell office:value="0.5590663603867906" office:value-type="float"/>
          <table:table-cell office:value="0.5747523519489798" office:value-type="float"/>
          <table:table-cell office:value="0.6045590253509979" office:value-type="float"/>
          <table:table-cell office:value="0.6178359133188922" office:value-type="float"/>
          <table:table-cell office:value="0.6476367174588278" office:value-type="float"/>
          <table:table-cell office:value="0.42189034555350946" office:value-type="float"/>
          <table:table-cell office:value="0.453362949498719" office:value-type="float"/>
          <table:table-cell office:value="0.4978357817920487" office:value-type="float"/>
          <table:table-cell office:value="0.5148272758160627" office:value-type="float"/>
          <table:table-cell office:value="0.5808360896265106" office:value-type="float"/>
          <table:table-cell office:value="0.595757327244099" office:value-type="float"/>
          <table:table-cell office:value="0.6260097223411218" office:value-type="float"/>
          <table:table-cell office:value="0.6487748856020581" office:value-type="float"/>
          <table:table-cell office:value="0.6720277723421215" office:value-type="float"/>
          <table:table-cell office:value="0.7289040821621364" office:value-type="float"/>
          <table:table-cell office:value="0.4230564693165826" office:value-type="float"/>
          <table:table-cell office:value="0.491337521905778" office:value-type="float"/>
          <table:table-cell office:value="0.5126844503388943" office:value-type="float"/>
          <table:table-cell office:value="0.5304325229287132" office:value-type="float"/>
          <table:table-cell office:value="0.565317939170543" office:value-type="float"/>
        </table:table-row>
        <table:table-row>
          <table:table-cell office:value-type="string">
            <text:p>sj26__mailcatcher</text:p>
          </table:table-cell>
          <table:table-cell office:value="0.7042414143484989" office:value-type="float"/>
          <table:table-cell office:value="0.7579429650052608" office:value-type="float"/>
          <table:table-cell office:value="0.7794794200106788" office:value-type="float"/>
          <table:table-cell office:value="0.8000532455589175" office:value-type="float"/>
          <table:table-cell office:value="0.8571065874050832" office:value-type="float"/>
          <table:table-cell office:value="0.5359317929557862" office:value-type="float"/>
          <table:table-cell office:value="0.5897829565040449" office:value-type="float"/>
          <table:table-cell office:value="0.6038733894000602" office:value-type="float"/>
          <table:table-cell office:value="0.6193955306491227" office:value-type="float"/>
          <table:table-cell office:value="0.6613229058679709" office:value-type="float"/>
          <table:table-cell office:value="0.3688421090509914" office:value-type="float"/>
          <table:table-cell office:value="0.4918071994573685" office:value-type="float"/>
          <table:table-cell office:value="0.5228150809650952" office:value-type="float"/>
          <table:table-cell office:value="0.5445207308612646" office:value-type="float"/>
          <table:table-cell office:value="0.5840817636135655" office:value-type="float"/>
          <table:table-cell office:value="0.570028559273716" office:value-type="float"/>
          <table:table-cell office:value="0.6401698786147993" office:value-type="float"/>
          <table:table-cell office:value="0.6940829891570848" office:value-type="float"/>
          <table:table-cell office:value="0.7221415389354291" office:value-type="float"/>
          <table:table-cell office:value="0.7360834621034675" office:value-type="float"/>
          <table:table-cell office:value="0.3864783078518357" office:value-type="float"/>
          <table:table-cell office:value="0.4944968555367151" office:value-type="float"/>
          <table:table-cell office:value="0.5040241798525356" office:value-type="float"/>
          <table:table-cell office:value="0.5348045053163859" office:value-type="float"/>
          <table:table-cell office:value="0.5688037539998934" office:value-type="float"/>
        </table:table-row>
        <table:table-row>
          <table:table-cell office:value-type="string">
            <text:p>Skyscanner__SkyFloatingLabelTextField</text:p>
          </table:table-cell>
          <table:table-cell office:value="0.7864126366561109" office:value-type="float"/>
          <table:table-cell office:value="0.7988599928132236" office:value-type="float"/>
          <table:table-cell office:value="0.8136226893446085" office:value-type="float"/>
          <table:table-cell office:value="0.8146272514102938" office:value-type="float"/>
          <table:table-cell office:value="0.8217201471215994" office:value-type="float"/>
          <table:table-cell office:value="0.5221975883238756" office:value-type="float"/>
          <table:table-cell office:value="0.608210608721835" office:value-type="float"/>
          <table:table-cell office:value="0.6203359461007226" office:value-type="float"/>
          <table:table-cell office:value="0.6409590356639121" office:value-type="float"/>
          <table:table-cell office:value="0.651236673151509" office:value-type="float"/>
          <table:table-cell office:value="0.4607119417292655" office:value-type="float"/>
          <table:table-cell office:value="0.4828504424814186" office:value-type="float"/>
          <table:table-cell office:value="0.4952996418465052" office:value-type="float"/>
          <table:table-cell office:value="0.5176820805097408" office:value-type="float"/>
          <table:table-cell office:value="0.5317546461459443" office:value-type="float"/>
          <table:table-cell office:value="0.6105011299818841" office:value-type="float"/>
          <table:table-cell office:value="0.6237509346355865" office:value-type="float"/>
          <table:table-cell office:value="0.6407937136893208" office:value-type="float"/>
          <table:table-cell office:value="0.6722769364703853" office:value-type="float"/>
          <table:table-cell office:value="0.6989792576072513" office:value-type="float"/>
          <table:table-cell office:value="0.3505466433346233" office:value-type="float"/>
          <table:table-cell office:value="0.509537986691457" office:value-type="float"/>
          <table:table-cell office:value="0.5134124663207654" office:value-type="float"/>
          <table:table-cell office:value="0.537445463818657" office:value-type="float"/>
          <table:table-cell office:value="0.5420002176727159" office:value-type="float"/>
        </table:table-row>
        <table:table-row>
          <table:table-cell office:value-type="string">
            <text:p>mamedev__mame</text:p>
          </table:table-cell>
          <table:table-cell office:value="0.7017616497786605" office:value-type="float"/>
          <table:table-cell office:value="0.7879038135994336" office:value-type="float"/>
          <table:table-cell office:value="0.8085987194387776" office:value-type="float"/>
          <table:table-cell office:value="0.821168370926375" office:value-type="float"/>
          <table:table-cell office:value="0.8515263155598873" office:value-type="float"/>
          <table:table-cell office:value="0.517449204202082" office:value-type="float"/>
          <table:table-cell office:value="0.580162108175845" office:value-type="float"/>
          <table:table-cell office:value="0.5952667632247826" office:value-type="float"/>
          <table:table-cell office:value="0.6115742770129586" office:value-type="float"/>
          <table:table-cell office:value="0.6762052168512673" office:value-type="float"/>
          <table:table-cell office:value="0.41631477607412815" office:value-type="float"/>
          <table:table-cell office:value="0.4553940496633557" office:value-type="float"/>
          <table:table-cell office:value="0.475314606634075" office:value-type="float"/>
          <table:table-cell office:value="0.4914506198745109" office:value-type="float"/>
          <table:table-cell office:value="0.5841464509518578" office:value-type="float"/>
          <table:table-cell office:value="0.5718785016748529" office:value-type="float"/>
          <table:table-cell office:value="0.6095785436285557" office:value-type="float"/>
          <table:table-cell office:value="0.6238560740232835" office:value-type="float"/>
          <table:table-cell office:value="0.6485966439530495" office:value-type="float"/>
          <table:table-cell office:value="0.764876927505895" office:value-type="float"/>
          <table:table-cell office:value="0.36881184044910503" office:value-type="float"/>
          <table:table-cell office:value="0.4911607424166423" office:value-type="float"/>
          <table:table-cell office:value="0.5052161345838223" office:value-type="float"/>
          <table:table-cell office:value="0.5171659764426935" office:value-type="float"/>
          <table:table-cell office:value="0.5733787396273821" office:value-type="float"/>
        </table:table-row>
        <table:table-row>
          <table:table-cell office:value-type="string">
            <text:p>IdentityServer__IdentityServer2</text:p>
          </table:table-cell>
          <table:table-cell office:value="0.7023352336576197" office:value-type="float"/>
          <table:table-cell office:value="0.7847324437016445" office:value-type="float"/>
          <table:table-cell office:value="0.7979564707981105" office:value-type="float"/>
          <table:table-cell office:value="0.8112322471250202" office:value-type="float"/>
          <table:table-cell office:value="0.8501423667685588" office:value-type="float"/>
          <table:table-cell office:value="0.5312505704343679" office:value-type="float"/>
          <table:table-cell office:value="0.5806759856309032" office:value-type="float"/>
          <table:table-cell office:value="0.5976683712206425" office:value-type="float"/>
          <table:table-cell office:value="0.6173493289646993" office:value-type="float"/>
          <table:table-cell office:value="0.724973082788974" office:value-type="float"/>
          <table:table-cell office:value="0.3865332484093913" office:value-type="float"/>
          <table:table-cell office:value="0.47054412791568967" office:value-type="float"/>
          <table:table-cell office:value="0.4829913646702554" office:value-type="float"/>
          <table:table-cell office:value="0.5012211991102764" office:value-type="float"/>
          <table:table-cell office:value="0.5718756162061989" office:value-type="float"/>
          <table:table-cell office:value="0.5618280353443674" office:value-type="float"/>
          <table:table-cell office:value="0.6114536000300688" office:value-type="float"/>
          <table:table-cell office:value="0.6294354056032339" office:value-type="float"/>
          <table:table-cell office:value="0.6466463016427432" office:value-type="float"/>
          <table:table-cell office:value="0.7953920686459436" office:value-type="float"/>
          <table:table-cell office:value="0.3506594175388562" office:value-type="float"/>
          <table:table-cell office:value="0.49760763224042603" office:value-type="float"/>
          <table:table-cell office:value="0.5182517364970869" office:value-type="float"/>
          <table:table-cell office:value="0.5368363707330861" office:value-type="float"/>
          <table:table-cell office:value="0.6047918328422961" office:value-type="float"/>
        </table:table-row>
        <table:table-row>
          <table:table-cell office:value-type="string">
            <text:p>kangax__fabric.js</text:p>
          </table:table-cell>
          <table:table-cell office:value="0.695523870536661" office:value-type="float"/>
          <table:table-cell office:value="0.806515243581363" office:value-type="float"/>
          <table:table-cell office:value="0.8230963279477816" office:value-type="float"/>
          <table:table-cell office:value="0.8356840563245718" office:value-type="float"/>
          <table:table-cell office:value="0.887196097623612" office:value-type="float"/>
          <table:table-cell office:value="0.511167077577733" office:value-type="float"/>
          <table:table-cell office:value="0.5868035260770924" office:value-type="float"/>
          <table:table-cell office:value="0.6045331209225699" office:value-type="float"/>
          <table:table-cell office:value="0.6193612006280015" office:value-type="float"/>
          <table:table-cell office:value="0.7163902704190414" office:value-type="float"/>
          <table:table-cell office:value="0.3991631994945667" office:value-type="float"/>
          <table:table-cell office:value="0.46806187249509346" office:value-type="float"/>
          <table:table-cell office:value="0.48915722085234864" office:value-type="float"/>
          <table:table-cell office:value="0.5076980574426092" office:value-type="float"/>
          <table:table-cell office:value="0.5977965779074481" office:value-type="float"/>
          <table:table-cell office:value="0.5651546542450504" office:value-type="float"/>
          <table:table-cell office:value="0.6222192382761577" office:value-type="float"/>
          <table:table-cell office:value="0.6421513407765552" office:value-type="float"/>
          <table:table-cell office:value="0.670425362588468" office:value-type="float"/>
          <table:table-cell office:value="0.7734328534727564" office:value-type="float"/>
          <table:table-cell office:value="0.33039369797455803" office:value-type="float"/>
          <table:table-cell office:value="0.4672808547177717" office:value-type="float"/>
          <table:table-cell office:value="0.4900630891666078" office:value-type="float"/>
          <table:table-cell office:value="0.5154772021610214" office:value-type="float"/>
          <table:table-cell office:value="0.5815815400044047" office:value-type="float"/>
        </table:table-row>
        <table:table-row>
          <table:table-cell office:value-type="string">
            <text:p>AlexBarinov__UIBubbleTableView</text:p>
          </table:table-cell>
          <table:table-cell office:value="0.7554874934101876" office:value-type="float"/>
          <table:table-cell office:value="0.7707694507488022" office:value-type="float"/>
          <table:table-cell office:value="0.8085035712491259" office:value-type="float"/>
          <table:table-cell office:value="0.813503045090561" office:value-type="float"/>
          <table:table-cell office:value="0.8151516359375537" office:value-type="float"/>
          <table:table-cell office:value="0.5519262765211486" office:value-type="float"/>
          <table:table-cell office:value="0.5599545825597432" office:value-type="float"/>
          <table:table-cell office:value="0.5690321402718199" office:value-type="float"/>
          <table:table-cell office:value="0.5988154053183287" office:value-type="float"/>
          <table:table-cell office:value="0.6190452777049902" office:value-type="float"/>
          <table:table-cell office:value="0.4836972854823264" office:value-type="float"/>
          <table:table-cell office:value="0.5152116442628031" office:value-type="float"/>
          <table:table-cell office:value="0.5263572219833077" office:value-type="float"/>
          <table:table-cell office:value="0.5356354619692102" office:value-type="float"/>
          <table:table-cell office:value="0.5367248182247709" office:value-type="float"/>
          <table:table-cell office:value="0.6465823651575664" office:value-type="float"/>
          <table:table-cell office:value="0.6521067831972731" office:value-type="float"/>
          <table:table-cell office:value="0.6547722346670093" office:value-type="float"/>
          <table:table-cell office:value="0.6915746612056111" office:value-type="float"/>
          <table:table-cell office:value="0.7072443624652633" office:value-type="float"/>
          <table:table-cell office:value="0.394036318507728" office:value-type="float"/>
          <table:table-cell office:value="0.4082255628916288" office:value-type="float"/>
          <table:table-cell office:value="0.4105315618144802" office:value-type="float"/>
          <table:table-cell office:value="0.48478261739954487" office:value-type="float"/>
          <table:table-cell office:value="0.5200530384623784" office:value-type="float"/>
        </table:table-row>
        <table:table-row>
          <table:table-cell office:value-type="string">
            <text:p>square__otto</text:p>
          </table:table-cell>
          <table:table-cell office:value="0.7214946407049379" office:value-type="float"/>
          <table:table-cell office:value="0.7974888372075877" office:value-type="float"/>
          <table:table-cell office:value="0.8072592714512266" office:value-type="float"/>
          <table:table-cell office:value="0.8188380704187952" office:value-type="float"/>
          <table:table-cell office:value="0.8426904101669284" office:value-type="float"/>
          <table:table-cell office:value="0.5453642249823734" office:value-type="float"/>
          <table:table-cell office:value="0.5749947491369798" office:value-type="float"/>
          <table:table-cell office:value="0.5887176301841169" office:value-type="float"/>
          <table:table-cell office:value="0.5967175786776922" office:value-type="float"/>
          <table:table-cell office:value="0.6604545385302266" office:value-type="float"/>
          <table:table-cell office:value="0.4416652674645967" office:value-type="float"/>
          <table:table-cell office:value="0.4865470923699641" office:value-type="float"/>
          <table:table-cell office:value="0.49567696118251114" office:value-type="float"/>
          <table:table-cell office:value="0.5154574067221257" office:value-type="float"/>
          <table:table-cell office:value="0.5298027610938371" office:value-type="float"/>
          <table:table-cell office:value="0.6146754216464623" office:value-type="float"/>
          <table:table-cell office:value="0.6360382923494333" office:value-type="float"/>
          <table:table-cell office:value="0.6389149673117296" office:value-type="float"/>
          <table:table-cell office:value="0.6415396626311611" office:value-type="float"/>
          <table:table-cell office:value="0.7098940870161763" office:value-type="float"/>
          <table:table-cell office:value="0.41903436283701845" office:value-type="float"/>
          <table:table-cell office:value="0.4717966720346023" office:value-type="float"/>
          <table:table-cell office:value="0.503256188858054" office:value-type="float"/>
          <table:table-cell office:value="0.5065095824700075" office:value-type="float"/>
          <table:table-cell office:value="0.5544836494168056" office:value-type="float"/>
        </table:table-row>
        <table:table-row>
          <table:table-cell office:value-type="string">
            <text:p>ionic-team__ionic-native</text:p>
          </table:table-cell>
          <table:table-cell office:value="0.7166758894032674" office:value-type="float"/>
          <table:table-cell office:value="0.7607257566686596" office:value-type="float"/>
          <table:table-cell office:value="0.7835320816276646" office:value-type="float"/>
          <table:table-cell office:value="0.8057112098103153" office:value-type="float"/>
          <table:table-cell office:value="0.8397994346546421" office:value-type="float"/>
          <table:table-cell office:value="0.5164632050875404" office:value-type="float"/>
          <table:table-cell office:value="0.5743079034280817" office:value-type="float"/>
          <table:table-cell office:value="0.5904345888652478" office:value-type="float"/>
          <table:table-cell office:value="0.6075959507980423" office:value-type="float"/>
          <table:table-cell office:value="0.6708387647178605" office:value-type="float"/>
          <table:table-cell office:value="0.4090184542316784" office:value-type="float"/>
          <table:table-cell office:value="0.4507268632410611" office:value-type="float"/>
          <table:table-cell office:value="0.47201388801482447" office:value-type="float"/>
          <table:table-cell office:value="0.4868553607541799" office:value-type="float"/>
          <table:table-cell office:value="0.5686864318814513" office:value-type="float"/>
          <table:table-cell office:value="0.5531684787451339" office:value-type="float"/>
          <table:table-cell office:value="0.5995284757855744" office:value-type="float"/>
          <table:table-cell office:value="0.6213703076699351" office:value-type="float"/>
          <table:table-cell office:value="0.6463476233600451" office:value-type="float"/>
          <table:table-cell office:value="0.763641732889891" office:value-type="float"/>
          <table:table-cell office:value="0.3758363922490866" office:value-type="float"/>
          <table:table-cell office:value="0.47435876519608844" office:value-type="float"/>
          <table:table-cell office:value="0.5118175413962223" office:value-type="float"/>
          <table:table-cell office:value="0.5295135207804106" office:value-type="float"/>
          <table:table-cell office:value="0.6168664451481289" office:value-type="float"/>
        </table:table-row>
        <table:table-row>
          <table:table-cell office:value-type="string">
            <text:p>jonathanslenders__pyvim</text:p>
          </table:table-cell>
          <table:table-cell office:value="0.7778254454000075" office:value-type="float"/>
          <table:table-cell office:value="0.7858896333879274" office:value-type="float"/>
          <table:table-cell office:value="0.7957722998987035" office:value-type="float"/>
          <table:table-cell office:value="0.8137342770659854" office:value-type="float"/>
          <table:table-cell office:value="0.8309503257537886" office:value-type="float"/>
          <table:table-cell office:value="0.5151218800051363" office:value-type="float"/>
          <table:table-cell office:value="0.5683334479666877" office:value-type="float"/>
          <table:table-cell office:value="0.5891832348331867" office:value-type="float"/>
          <table:table-cell office:value="0.6192462876381106" office:value-type="float"/>
          <table:table-cell office:value="0.6274297136770004" office:value-type="float"/>
          <table:table-cell office:value="0.44367029470112485" office:value-type="float"/>
          <table:table-cell office:value="0.44818659909893155" office:value-type="float"/>
          <table:table-cell office:value="0.49464589348923094" office:value-type="float"/>
          <table:table-cell office:value="0.5253638882268202" office:value-type="float"/>
          <table:table-cell office:value="0.5374018787824923" office:value-type="float"/>
          <table:table-cell office:value="0.6043764566537895" office:value-type="float"/>
          <table:table-cell office:value="0.6091958799168411" office:value-type="float"/>
          <table:table-cell office:value="0.6320724935386408" office:value-type="float"/>
          <table:table-cell office:value="0.6427996434630147" office:value-type="float"/>
          <table:table-cell office:value="0.6866851588605288" office:value-type="float"/>
          <table:table-cell office:value="0.43136237130495536" office:value-type="float"/>
          <table:table-cell office:value="0.47931282537692593" office:value-type="float"/>
          <table:table-cell office:value="0.5109795050220992" office:value-type="float"/>
          <table:table-cell office:value="0.5300710272088501" office:value-type="float"/>
          <table:table-cell office:value="0.5305987276690023" office:value-type="float"/>
        </table:table-row>
        <table:table-row>
          <table:table-cell office:value-type="string">
            <text:p>facebookarchive__huxley</text:p>
          </table:table-cell>
          <table:table-cell office:value="0.7338908645655515" office:value-type="float"/>
          <table:table-cell office:value="0.7437756018899624" office:value-type="float"/>
          <table:table-cell office:value="0.7633828271346649" office:value-type="float"/>
          <table:table-cell office:value="0.7771688629363069" office:value-type="float"/>
          <table:table-cell office:value="0.8383344207808806" office:value-type="float"/>
          <table:table-cell office:value="0.5807387178750268" office:value-type="float"/>
          <table:table-cell office:value="0.5826161646515526" office:value-type="float"/>
          <table:table-cell office:value="0.585106712989502" office:value-type="float"/>
          <table:table-cell office:value="0.5853958065976662" office:value-type="float"/>
          <table:table-cell office:value="0.6356112650341594" office:value-type="float"/>
          <table:table-cell office:value="0.39166333015892496" office:value-type="float"/>
          <table:table-cell office:value="0.4563108174413004" office:value-type="float"/>
          <table:table-cell office:value="0.45776268099764006" office:value-type="float"/>
          <table:table-cell office:value="0.4644161393791919" office:value-type="float"/>
          <table:table-cell office:value="0.48191926851472217" office:value-type="float"/>
          <table:table-cell office:value="0.5935928164585504" office:value-type="float"/>
          <table:table-cell office:value="0.6052338944949334" office:value-type="float"/>
          <table:table-cell office:value="0.6063529923193246" office:value-type="float"/>
          <table:table-cell office:value="0.6097825436440779" office:value-type="float"/>
          <table:table-cell office:value="0.6625444049330276" office:value-type="float"/>
          <table:table-cell office:value="0.4873957803599691" office:value-type="float"/>
          <table:table-cell office:value="0.49581373840338894" office:value-type="float"/>
          <table:table-cell office:value="0.5074660632598342" office:value-type="float"/>
          <table:table-cell office:value="0.5097629476122785" office:value-type="float"/>
          <table:table-cell office:value="0.5298714171157825" office:value-type="float"/>
        </table:table-row>
        <table:table-row>
          <table:table-cell office:value-type="string">
            <text:p>bazelbuild__bazel</text:p>
          </table:table-cell>
          <table:table-cell office:value="0.6871991478229437" office:value-type="float"/>
          <table:table-cell office:value="0.7505219194948245" office:value-type="float"/>
          <table:table-cell office:value="0.7858387018599335" office:value-type="float"/>
          <table:table-cell office:value="0.8080087596282025" office:value-type="float"/>
          <table:table-cell office:value="0.8558516414645192" office:value-type="float"/>
          <table:table-cell office:value="0.5036400413097988" office:value-type="float"/>
          <table:table-cell office:value="0.5847541406346249" office:value-type="float"/>
          <table:table-cell office:value="0.6006818364912632" office:value-type="float"/>
          <table:table-cell office:value="0.6156136569851928" office:value-type="float"/>
          <table:table-cell office:value="0.6922781676894733" office:value-type="float"/>
          <table:table-cell office:value="0.3486437547985776" office:value-type="float"/>
          <table:table-cell office:value="0.44954281523790585" office:value-type="float"/>
          <table:table-cell office:value="0.46452665334636023" office:value-type="float"/>
          <table:table-cell office:value="0.48314612315793315" office:value-type="float"/>
          <table:table-cell office:value="0.5610017381357045" office:value-type="float"/>
          <table:table-cell office:value="0.5397342559301731" office:value-type="float"/>
          <table:table-cell office:value="0.6076437246181993" office:value-type="float"/>
          <table:table-cell office:value="0.6259757507826671" office:value-type="float"/>
          <table:table-cell office:value="0.6488911983672533" office:value-type="float"/>
          <table:table-cell office:value="0.7323720341587696" office:value-type="float"/>
          <table:table-cell office:value="0.3400809888706726" office:value-type="float"/>
          <table:table-cell office:value="0.480335702314021" office:value-type="float"/>
          <table:table-cell office:value="0.500944667023826" office:value-type="float"/>
          <table:table-cell office:value="0.5211838669633689" office:value-type="float"/>
          <table:table-cell office:value="0.6116521386919698" office:value-type="float"/>
        </table:table-row>
        <table:table-row>
          <table:table-cell office:value-type="string">
            <text:p>realm__realm-cocoa</text:p>
          </table:table-cell>
          <table:table-cell office:value="0.687892868784781" office:value-type="float"/>
          <table:table-cell office:value="0.7757844239509091" office:value-type="float"/>
          <table:table-cell office:value="0.804264341416205" office:value-type="float"/>
          <table:table-cell office:value="0.8251761389890316" office:value-type="float"/>
          <table:table-cell office:value="0.8792837926547415" office:value-type="float"/>
          <table:table-cell office:value="0.4807196100541258" office:value-type="float"/>
          <table:table-cell office:value="0.5646647583053672" office:value-type="float"/>
          <table:table-cell office:value="0.5863114950009554" office:value-type="float"/>
          <table:table-cell office:value="0.6068682160670537" office:value-type="float"/>
          <table:table-cell office:value="0.7028256610335151" office:value-type="float"/>
          <table:table-cell office:value="0.31470342914732974" office:value-type="float"/>
          <table:table-cell office:value="0.43607930540434836" office:value-type="float"/>
          <table:table-cell office:value="0.45800675858249523" office:value-type="float"/>
          <table:table-cell office:value="0.48423509477821847" office:value-type="float"/>
          <table:table-cell office:value="0.5756218284944967" office:value-type="float"/>
          <table:table-cell office:value="0.550413394936336" office:value-type="float"/>
          <table:table-cell office:value="0.6183283457082748" office:value-type="float"/>
          <table:table-cell office:value="0.6408322219130576" office:value-type="float"/>
          <table:table-cell office:value="0.6666147746801929" office:value-type="float"/>
          <table:table-cell office:value="0.7951342153882773" office:value-type="float"/>
          <table:table-cell office:value="0.3072470262818515" office:value-type="float"/>
          <table:table-cell office:value="0.4326144537014691" office:value-type="float"/>
          <table:table-cell office:value="0.47827926220544725" office:value-type="float"/>
          <table:table-cell office:value="0.5034011218999389" office:value-type="float"/>
          <table:table-cell office:value="0.6142511753246397" office:value-type="float"/>
        </table:table-row>
        <table:table-row>
          <table:table-cell office:value-type="string">
            <text:p>morrisjs__morris.js</text:p>
          </table:table-cell>
          <table:table-cell office:value="0.6815770697408374" office:value-type="float"/>
          <table:table-cell office:value="0.7842035312594726" office:value-type="float"/>
          <table:table-cell office:value="0.7994204238676378" office:value-type="float"/>
          <table:table-cell office:value="0.8231585360156386" office:value-type="float"/>
          <table:table-cell office:value="0.8733073371780242" office:value-type="float"/>
          <table:table-cell office:value="0.510963296246423" office:value-type="float"/>
          <table:table-cell office:value="0.5845834569466848" office:value-type="float"/>
          <table:table-cell office:value="0.6036534355457162" office:value-type="float"/>
          <table:table-cell office:value="0.6126144374280573" office:value-type="float"/>
          <table:table-cell office:value="0.6614099135191469" office:value-type="float"/>
          <table:table-cell office:value="0.40929398408876183" office:value-type="float"/>
          <table:table-cell office:value="0.48419577202204755" office:value-type="float"/>
          <table:table-cell office:value="0.5125854933411843" office:value-type="float"/>
          <table:table-cell office:value="0.532604851434485" office:value-type="float"/>
          <table:table-cell office:value="0.5841368991493612" office:value-type="float"/>
          <table:table-cell office:value="0.5696888557890327" office:value-type="float"/>
          <table:table-cell office:value="0.6286334351670174" office:value-type="float"/>
          <table:table-cell office:value="0.6490351683608093" office:value-type="float"/>
          <table:table-cell office:value="0.6721618393130451" office:value-type="float"/>
          <table:table-cell office:value="0.7303460881316289" office:value-type="float"/>
          <table:table-cell office:value="0.3997855409725082" office:value-type="float"/>
          <table:table-cell office:value="0.4811858288772595" office:value-type="float"/>
          <table:table-cell office:value="0.5175984285812896" office:value-type="float"/>
          <table:table-cell office:value="0.5402974520895112" office:value-type="float"/>
          <table:table-cell office:value="0.5830370571663928" office:value-type="float"/>
        </table:table-row>
        <table:table-row>
          <table:table-cell office:value-type="string">
            <text:p>nicklockwood__FXBlurView</text:p>
          </table:table-cell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addyosmani__basket.js</text:p>
          </table:table-cell>
          <table:table-cell office:value="0.7600056687785965" office:value-type="float"/>
          <table:table-cell office:value="0.7933717616656101" office:value-type="float"/>
          <table:table-cell office:value="0.8088279112905742" office:value-type="float"/>
          <table:table-cell office:value="0.8131189783405034" office:value-type="float"/>
          <table:table-cell office:value="0.8442890413763808" office:value-type="float"/>
          <table:table-cell office:value="0.5392059468473195" office:value-type="float"/>
          <table:table-cell office:value="0.5861965003927829" office:value-type="float"/>
          <table:table-cell office:value="0.603714323386333" office:value-type="float"/>
          <table:table-cell office:value="0.6359998281570073" office:value-type="float"/>
          <table:table-cell office:value="0.6774368096154529" office:value-type="float"/>
          <table:table-cell office:value="0.4008737644868371" office:value-type="float"/>
          <table:table-cell office:value="0.45099834705506003" office:value-type="float"/>
          <table:table-cell office:value="0.4734812119151355" office:value-type="float"/>
          <table:table-cell office:value="0.5007425534377093" office:value-type="float"/>
          <table:table-cell office:value="0.5079234561193332" office:value-type="float"/>
          <table:table-cell office:value="0.5890896361483562" office:value-type="float"/>
          <table:table-cell office:value="0.6289192653235008" office:value-type="float"/>
          <table:table-cell office:value="0.6550575468111659" office:value-type="float"/>
          <table:table-cell office:value="0.6648517549631808" office:value-type="float"/>
          <table:table-cell office:value="0.6954832459298996" office:value-type="float"/>
          <table:table-cell office:value="0.4396092274256106" office:value-type="float"/>
          <table:table-cell office:value="0.5015961055999567" office:value-type="float"/>
          <table:table-cell office:value="0.5230851713121748" office:value-type="float"/>
          <table:table-cell office:value="0.5353942463986371" office:value-type="float"/>
          <table:table-cell office:value="0.5491394301217944" office:value-type="float"/>
        </table:table-row>
        <table:table-row>
          <table:table-cell office:value-type="string">
            <text:p>fabien-d__alertify.js</text:p>
          </table:table-cell>
          <table:table-cell office:value="0.7343184782718191" office:value-type="float"/>
          <table:table-cell office:value="0.795346869224564" office:value-type="float"/>
          <table:table-cell office:value="0.8106310794777437" office:value-type="float"/>
          <table:table-cell office:value="0.8192299005097146" office:value-type="float"/>
          <table:table-cell office:value="0.8538331275053194" office:value-type="float"/>
          <table:table-cell office:value="0.5537129098327749" office:value-type="float"/>
          <table:table-cell office:value="0.5791835271326371" office:value-type="float"/>
          <table:table-cell office:value="0.5973237956615486" office:value-type="float"/>
          <table:table-cell office:value="0.6106611977688521" office:value-type="float"/>
          <table:table-cell office:value="0.6568006278842486" office:value-type="float"/>
          <table:table-cell office:value="0.4218620287502311" office:value-type="float"/>
          <table:table-cell office:value="0.460351771827057" office:value-type="float"/>
          <table:table-cell office:value="0.4770265647065638" office:value-type="float"/>
          <table:table-cell office:value="0.49771553547117514" office:value-type="float"/>
          <table:table-cell office:value="0.5747518401942916" office:value-type="float"/>
          <table:table-cell office:value="0.5966621887966742" office:value-type="float"/>
          <table:table-cell office:value="0.6211307780183594" office:value-type="float"/>
          <table:table-cell office:value="0.63330724389184" office:value-type="float"/>
          <table:table-cell office:value="0.6630029023418775" office:value-type="float"/>
          <table:table-cell office:value="0.7292716597366362" office:value-type="float"/>
          <table:table-cell office:value="0.4565783037508442" office:value-type="float"/>
          <table:table-cell office:value="0.5001060056220865" office:value-type="float"/>
          <table:table-cell office:value="0.5154236065420084" office:value-type="float"/>
          <table:table-cell office:value="0.5346954916546359" office:value-type="float"/>
          <table:table-cell office:value="0.5989813807206417" office:value-type="float"/>
        </table:table-row>
        <table:table-row>
          <table:table-cell office:value-type="string">
            <text:p>garris__BackstopJS</text:p>
          </table:table-cell>
          <table:table-cell office:value="0.7351446427637451" office:value-type="float"/>
          <table:table-cell office:value="0.775964831067055" office:value-type="float"/>
          <table:table-cell office:value="0.7997705852612225" office:value-type="float"/>
          <table:table-cell office:value="0.8115518159085122" office:value-type="float"/>
          <table:table-cell office:value="0.8662461154720075" office:value-type="float"/>
          <table:table-cell office:value="0.5359316614046724" office:value-type="float"/>
          <table:table-cell office:value="0.5763257152804631" office:value-type="float"/>
          <table:table-cell office:value="0.5925111616188202" office:value-type="float"/>
          <table:table-cell office:value="0.6128193224380266" office:value-type="float"/>
          <table:table-cell office:value="0.673847807442309" office:value-type="float"/>
          <table:table-cell office:value="0.3522132602471978" office:value-type="float"/>
          <table:table-cell office:value="0.4380826933204288" office:value-type="float"/>
          <table:table-cell office:value="0.4563207725983095" office:value-type="float"/>
          <table:table-cell office:value="0.4791093336132831" office:value-type="float"/>
          <table:table-cell office:value="0.5472332694030879" office:value-type="float"/>
          <table:table-cell office:value="0.5461388757786216" office:value-type="float"/>
          <table:table-cell office:value="0.6016945333982942" office:value-type="float"/>
          <table:table-cell office:value="0.6176015608211378" office:value-type="float"/>
          <table:table-cell office:value="0.6456923704501043" office:value-type="float"/>
          <table:table-cell office:value="0.7236272168675513" office:value-type="float"/>
          <table:table-cell office:value="0.36847253665114166" office:value-type="float"/>
          <table:table-cell office:value="0.46527663748813" office:value-type="float"/>
          <table:table-cell office:value="0.48527088111866445" office:value-type="float"/>
          <table:table-cell office:value="0.5085955344961823" office:value-type="float"/>
          <table:table-cell office:value="0.5691548912393471" office:value-type="float"/>
        </table:table-row>
        <table:table-row>
          <table:table-cell office:value-type="string">
            <text:p>JakeWharton__ActionBarSherlock</text:p>
          </table:table-cell>
          <table:table-cell office:value="0.7080441262372108" office:value-type="float"/>
          <table:table-cell office:value="0.7766055401728409" office:value-type="float"/>
          <table:table-cell office:value="0.7993668198464207" office:value-type="float"/>
          <table:table-cell office:value="0.8159946460383628" office:value-type="float"/>
          <table:table-cell office:value="0.8431797706026454" office:value-type="float"/>
          <table:table-cell office:value="0.526439582706956" office:value-type="float"/>
          <table:table-cell office:value="0.5760974086497681" office:value-type="float"/>
          <table:table-cell office:value="0.5893621837651577" office:value-type="float"/>
          <table:table-cell office:value="0.6086039900514719" office:value-type="float"/>
          <table:table-cell office:value="0.6699613974810888" office:value-type="float"/>
          <table:table-cell office:value="0.3705088137721641" office:value-type="float"/>
          <table:table-cell office:value="0.45275524417989466" office:value-type="float"/>
          <table:table-cell office:value="0.4744459351816236" office:value-type="float"/>
          <table:table-cell office:value="0.4930663486176425" office:value-type="float"/>
          <table:table-cell office:value="0.5911510062887761" office:value-type="float"/>
          <table:table-cell office:value="0.5696320187102312" office:value-type="float"/>
          <table:table-cell office:value="0.6076836166115991" office:value-type="float"/>
          <table:table-cell office:value="0.6358533832271396" office:value-type="float"/>
          <table:table-cell office:value="0.6605653290905736" office:value-type="float"/>
          <table:table-cell office:value="0.7157996240082586" office:value-type="float"/>
          <table:table-cell office:value="0.3902279598985077" office:value-type="float"/>
          <table:table-cell office:value="0.4757062423771602" office:value-type="float"/>
          <table:table-cell office:value="0.4994936321586988" office:value-type="float"/>
          <table:table-cell office:value="0.5230967946685575" office:value-type="float"/>
          <table:table-cell office:value="0.5807127538598595" office:value-type="float"/>
        </table:table-row>
        <table:table-row>
          <table:table-cell office:value-type="string">
            <text:p>steipete__PSTCollectionView</text:p>
          </table:table-cell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312078031212641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6751252960088102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5421555713380347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7829004675289626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5453797992873316" office:value-type="float"/>
        </table:table-row>
        <table:table-row>
          <table:table-cell office:value-type="string">
            <text:p>tower__tower</text:p>
          </table:table-cell>
          <table:table-cell office:value="0.7246571217891032" office:value-type="float"/>
          <table:table-cell office:value="0.7626576313430412" office:value-type="float"/>
          <table:table-cell office:value="0.7949675167951215" office:value-type="float"/>
          <table:table-cell office:value="0.8080127202248457" office:value-type="float"/>
          <table:table-cell office:value="0.8528710028608532" office:value-type="float"/>
          <table:table-cell office:value="0.5363872903274931" office:value-type="float"/>
          <table:table-cell office:value="0.5766375586739787" office:value-type="float"/>
          <table:table-cell office:value="0.5944872062599902" office:value-type="float"/>
          <table:table-cell office:value="0.6102401944945486" office:value-type="float"/>
          <table:table-cell office:value="0.6438402981933996" office:value-type="float"/>
          <table:table-cell office:value="0.38825047751125524" office:value-type="float"/>
          <table:table-cell office:value="0.4657724726001932" office:value-type="float"/>
          <table:table-cell office:value="0.4913632852159141" office:value-type="float"/>
          <table:table-cell office:value="0.5152070049398906" office:value-type="float"/>
          <table:table-cell office:value="0.5474533494835084" office:value-type="float"/>
          <table:table-cell office:value="0.581641603616478" office:value-type="float"/>
          <table:table-cell office:value="0.6130872590580845" office:value-type="float"/>
          <table:table-cell office:value="0.6322171700431837" office:value-type="float"/>
          <table:table-cell office:value="0.6559081481482884" office:value-type="float"/>
          <table:table-cell office:value="0.7258018994661205" office:value-type="float"/>
          <table:table-cell office:value="0.3746076685919891" office:value-type="float"/>
          <table:table-cell office:value="0.47331765530128744" office:value-type="float"/>
          <table:table-cell office:value="0.5085608193593285" office:value-type="float"/>
          <table:table-cell office:value="0.533083376154688" office:value-type="float"/>
          <table:table-cell office:value="0.6034163924136122" office:value-type="float"/>
        </table:table-row>
        <table:table-row>
          <table:table-cell office:value-type="string">
            <text:p>casperjs__casperjs</text:p>
          </table:table-cell>
          <table:table-cell office:value="0.7560083361256705" office:value-type="float"/>
          <table:table-cell office:value="0.7868878276997471" office:value-type="float"/>
          <table:table-cell office:value="0.8013826926549901" office:value-type="float"/>
          <table:table-cell office:value="0.8067454507794201" office:value-type="float"/>
          <table:table-cell office:value="0.831520230733768" office:value-type="float"/>
          <table:table-cell office:value="0.5776987317444504" office:value-type="float"/>
          <table:table-cell office:value="0.6000995975271095" office:value-type="float"/>
          <table:table-cell office:value="0.6111698159746192" office:value-type="float"/>
          <table:table-cell office:value="0.6374829870968515" office:value-type="float"/>
          <table:table-cell office:value="0.7059516968360587" office:value-type="float"/>
          <table:table-cell office:value="0.40913690633503846" office:value-type="float"/>
          <table:table-cell office:value="0.44289762516720155" office:value-type="float"/>
          <table:table-cell office:value="0.4678690724553975" office:value-type="float"/>
          <table:table-cell office:value="0.48326657853716515" office:value-type="float"/>
          <table:table-cell office:value="0.509502425644051" office:value-type="float"/>
          <table:table-cell office:value="0.5805464523498685" office:value-type="float"/>
          <table:table-cell office:value="0.6165040677223566" office:value-type="float"/>
          <table:table-cell office:value="0.6379698241372491" office:value-type="float"/>
          <table:table-cell office:value="0.6821931383944333" office:value-type="float"/>
          <table:table-cell office:value="0.735332021716157" office:value-type="float"/>
          <table:table-cell office:value="0.4594061878701854" office:value-type="float"/>
          <table:table-cell office:value="0.48692446771749287" office:value-type="float"/>
          <table:table-cell office:value="0.495589367759851" office:value-type="float"/>
          <table:table-cell office:value="0.503633029784031" office:value-type="float"/>
          <table:table-cell office:value="0.5289147761570886" office:value-type="float"/>
        </table:table-row>
        <table:table-row>
          <table:table-cell office:value-type="string">
            <text:p>alibaba__fastjson</text:p>
          </table:table-cell>
          <table:table-cell office:value="0.6944487988189896" office:value-type="float"/>
          <table:table-cell office:value="0.7295208767828426" office:value-type="float"/>
          <table:table-cell office:value="0.7518114950873034" office:value-type="float"/>
          <table:table-cell office:value="0.7657863630971503" office:value-type="float"/>
          <table:table-cell office:value="0.8323022269708052" office:value-type="float"/>
          <table:table-cell office:value="0.5306263981635524" office:value-type="float"/>
          <table:table-cell office:value="0.5734517806531461" office:value-type="float"/>
          <table:table-cell office:value="0.5842486241081061" office:value-type="float"/>
          <table:table-cell office:value="0.5954394007189338" office:value-type="float"/>
          <table:table-cell office:value="0.7320436412525324" office:value-type="float"/>
          <table:table-cell office:value="0.45128754523019704" office:value-type="float"/>
          <table:table-cell office:value="0.4852062092415351" office:value-type="float"/>
          <table:table-cell office:value="0.4953452868837157" office:value-type="float"/>
          <table:table-cell office:value="0.5149747867052528" office:value-type="float"/>
          <table:table-cell office:value="0.5752663851362736" office:value-type="float"/>
          <table:table-cell office:value="0.6355515042227402" office:value-type="float"/>
          <table:table-cell office:value="0.6759773028522096" office:value-type="float"/>
          <table:table-cell office:value="0.6873491230238259" office:value-type="float"/>
          <table:table-cell office:value="0.6972148012992696" office:value-type="float"/>
          <table:table-cell office:value="0.7410367358962162" office:value-type="float"/>
          <table:table-cell office:value="0.3334675806842535" office:value-type="float"/>
          <table:table-cell office:value="0.3902357379902436" office:value-type="float"/>
          <table:table-cell office:value="0.4172695159733163" office:value-type="float"/>
          <table:table-cell office:value="0.44261237491205885" office:value-type="float"/>
          <table:table-cell office:value="0.6352136559121692" office:value-type="float"/>
        </table:table-row>
        <table:table-row>
          <table:table-cell office:value-type="string">
            <text:p>purescript__purescript</text:p>
          </table:table-cell>
          <table:table-cell office:value="0.7090038300535307" office:value-type="float"/>
          <table:table-cell office:value="0.7997535368885518" office:value-type="float"/>
          <table:table-cell office:value="0.8143597143929558" office:value-type="float"/>
          <table:table-cell office:value="0.8246945795835361" office:value-type="float"/>
          <table:table-cell office:value="0.8618950664266959" office:value-type="float"/>
          <table:table-cell office:value="0.5006217372598851" office:value-type="float"/>
          <table:table-cell office:value="0.5634718321425448" office:value-type="float"/>
          <table:table-cell office:value="0.5798127112421053" office:value-type="float"/>
          <table:table-cell office:value="0.6005599388446987" office:value-type="float"/>
          <table:table-cell office:value="0.678067852398594" office:value-type="float"/>
          <table:table-cell office:value="0.3983431919790996" office:value-type="float"/>
          <table:table-cell office:value="0.4570229577338908" office:value-type="float"/>
          <table:table-cell office:value="0.47318488478833404" office:value-type="float"/>
          <table:table-cell office:value="0.4920572270979145" office:value-type="float"/>
          <table:table-cell office:value="0.585602934858039" office:value-type="float"/>
          <table:table-cell office:value="0.5714035121860055" office:value-type="float"/>
          <table:table-cell office:value="0.6163905591901735" office:value-type="float"/>
          <table:table-cell office:value="0.6398104486051548" office:value-type="float"/>
          <table:table-cell office:value="0.6619688040321412" office:value-type="float"/>
          <table:table-cell office:value="0.7481767721218243" office:value-type="float"/>
          <table:table-cell office:value="0.3661322486181409" office:value-type="float"/>
          <table:table-cell office:value="0.4616273816116176" office:value-type="float"/>
          <table:table-cell office:value="0.48301334919302974" office:value-type="float"/>
          <table:table-cell office:value="0.49739077946638965" office:value-type="float"/>
          <table:table-cell office:value="0.559861585452412" office:value-type="float"/>
        </table:table-row>
        <table:table-row>
          <table:table-cell office:value-type="string">
            <text:p>RaiMan__SikuliX-2014</text:p>
          </table:table-cell>
          <table:table-cell office:value="0.6917385391178356" office:value-type="float"/>
          <table:table-cell office:value="0.7483839678603814" office:value-type="float"/>
          <table:table-cell office:value="0.7612153411519479" office:value-type="float"/>
          <table:table-cell office:value="0.7907266947287133" office:value-type="float"/>
          <table:table-cell office:value="0.8372905193831777" office:value-type="float"/>
          <table:table-cell office:value="0.5391552345133563" office:value-type="float"/>
          <table:table-cell office:value="0.5674707605716635" office:value-type="float"/>
          <table:table-cell office:value="0.5887706630499709" office:value-type="float"/>
          <table:table-cell office:value="0.6052702005458932" office:value-type="float"/>
          <table:table-cell office:value="0.6562058030691615" office:value-type="float"/>
          <table:table-cell office:value="0.3932451205633499" office:value-type="float"/>
          <table:table-cell office:value="0.447316096674697" office:value-type="float"/>
          <table:table-cell office:value="0.4584833932745583" office:value-type="float"/>
          <table:table-cell office:value="0.4697710518621184" office:value-type="float"/>
          <table:table-cell office:value="0.499886922455781" office:value-type="float"/>
          <table:table-cell office:value="0.5786626533671433" office:value-type="float"/>
          <table:table-cell office:value="0.5981839550586896" office:value-type="float"/>
          <table:table-cell office:value="0.6190135343696818" office:value-type="float"/>
          <table:table-cell office:value="0.6398236644194782" office:value-type="float"/>
          <table:table-cell office:value="0.6779312834424046" office:value-type="float"/>
          <table:table-cell office:value="0.36822307700878626" office:value-type="float"/>
          <table:table-cell office:value="0.45220502698544585" office:value-type="float"/>
          <table:table-cell office:value="0.4941018462922696" office:value-type="float"/>
          <table:table-cell office:value="0.5169181671758726" office:value-type="float"/>
          <table:table-cell office:value="0.5778395575544688" office:value-type="float"/>
        </table:table-row>
        <table:table-row>
          <table:table-cell office:value-type="string">
            <text:p>antimatter15__ocrad.js</text:p>
          </table:table-cell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8353589955835493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189173391314285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5849104399725038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911295593667777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528987181184572" office:value-type="float"/>
        </table:table-row>
        <table:table-row>
          <table:table-cell office:value-type="string">
            <text:p>stuyam__pressure</text:p>
          </table:table-cell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8203571114715724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634269812343055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5863200832421803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7321921891836545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5302923096308663" office:value-type="float"/>
        </table:table-row>
        <table:table-row>
          <table:table-cell office:value-type="string">
            <text:p>wordpress-mobile__WordPress-Editor-iOS</text:p>
          </table:table-cell>
          <table:table-cell office:value="0.8120043353181068" office:value-type="float"/>
          <table:table-cell office:value="0.8131780945701699" office:value-type="float"/>
          <table:table-cell office:value="0.8179653803173546" office:value-type="float"/>
          <table:table-cell office:value="0.826187839963231" office:value-type="float"/>
          <table:table-cell office:value="0.8424547382969092" office:value-type="float"/>
          <table:table-cell office:value="0.5713358672368853" office:value-type="float"/>
          <table:table-cell office:value="0.5909118595430248" office:value-type="float"/>
          <table:table-cell office:value="0.6094055470544679" office:value-type="float"/>
          <table:table-cell office:value="0.6129326685031984" office:value-type="float"/>
          <table:table-cell office:value="0.6428177526220977" office:value-type="float"/>
          <table:table-cell office:value="0.4599186035427469" office:value-type="float"/>
          <table:table-cell office:value="0.4722487181747604" office:value-type="float"/>
          <table:table-cell office:value="0.47506797053691774" office:value-type="float"/>
          <table:table-cell office:value="0.47821692746267586" office:value-type="float"/>
          <table:table-cell office:value="0.5113937264267614" office:value-type="float"/>
          <table:table-cell office:value="0.6044010205304662" office:value-type="float"/>
          <table:table-cell office:value="0.612158473253283" office:value-type="float"/>
          <table:table-cell office:value="0.6218072831497399" office:value-type="float"/>
          <table:table-cell office:value="0.6369758712999349" office:value-type="float"/>
          <table:table-cell office:value="0.6592572686247067" office:value-type="float"/>
          <table:table-cell office:value="0.4696427652441798" office:value-type="float"/>
          <table:table-cell office:value="0.502054818665292" office:value-type="float"/>
          <table:table-cell office:value="0.5083731946079572" office:value-type="float"/>
          <table:table-cell office:value="0.5273695032605281" office:value-type="float"/>
          <table:table-cell office:value="0.5446257535707524" office:value-type="float"/>
        </table:table-row>
        <table:table-row>
          <table:table-cell office:value-type="string">
            <text:p>d3__d3-plugins</text:p>
          </table:table-cell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Dash-Industry-Forum__dash.js</text:p>
          </table:table-cell>
          <table:table-cell office:value="0.6860739384689948" office:value-type="float"/>
          <table:table-cell office:value="0.7641907942809635" office:value-type="float"/>
          <table:table-cell office:value="0.7926380300645788" office:value-type="float"/>
          <table:table-cell office:value="0.814092765605943" office:value-type="float"/>
          <table:table-cell office:value="0.8646669380614947" office:value-type="float"/>
          <table:table-cell office:value="0.515951335739929" office:value-type="float"/>
          <table:table-cell office:value="0.5643208816195937" office:value-type="float"/>
          <table:table-cell office:value="0.585071010798557" office:value-type="float"/>
          <table:table-cell office:value="0.6112623936567163" office:value-type="float"/>
          <table:table-cell office:value="0.6671033898441617" office:value-type="float"/>
          <table:table-cell office:value="0.38459698021175703" office:value-type="float"/>
          <table:table-cell office:value="0.4446560489314509" office:value-type="float"/>
          <table:table-cell office:value="0.4661159235867443" office:value-type="float"/>
          <table:table-cell office:value="0.48856572838031465" office:value-type="float"/>
          <table:table-cell office:value="0.5713169941764046" office:value-type="float"/>
          <table:table-cell office:value="0.5414232213843959" office:value-type="float"/>
          <table:table-cell office:value="0.6027135217716337" office:value-type="float"/>
          <table:table-cell office:value="0.6208180694117661" office:value-type="float"/>
          <table:table-cell office:value="0.6421784182617822" office:value-type="float"/>
          <table:table-cell office:value="0.74779261167453" office:value-type="float"/>
          <table:table-cell office:value="0.3593362405540354" office:value-type="float"/>
          <table:table-cell office:value="0.4598953291835071" office:value-type="float"/>
          <table:table-cell office:value="0.4969339714834065" office:value-type="float"/>
          <table:table-cell office:value="0.518309902277362" office:value-type="float"/>
          <table:table-cell office:value="0.5751491708419321" office:value-type="float"/>
        </table:table-row>
        <table:table-row>
          <table:table-cell office:value-type="string">
            <text:p>msysgit__msysgit</text:p>
          </table:table-cell>
          <table:table-cell office:value="0.6929448382645318" office:value-type="float"/>
          <table:table-cell office:value="0.7822234282041906" office:value-type="float"/>
          <table:table-cell office:value="0.8008521748848594" office:value-type="float"/>
          <table:table-cell office:value="0.8157467658746305" office:value-type="float"/>
          <table:table-cell office:value="0.8575279779723173" office:value-type="float"/>
          <table:table-cell office:value="0.5250811214505055" office:value-type="float"/>
          <table:table-cell office:value="0.5946758713459236" office:value-type="float"/>
          <table:table-cell office:value="0.6088984360658506" office:value-type="float"/>
          <table:table-cell office:value="0.6203273590732321" office:value-type="float"/>
          <table:table-cell office:value="0.6564016807345676" office:value-type="float"/>
          <table:table-cell office:value="0.40479805840036176" office:value-type="float"/>
          <table:table-cell office:value="0.4550950599325012" office:value-type="float"/>
          <table:table-cell office:value="0.4695113606277712" office:value-type="float"/>
          <table:table-cell office:value="0.4997942699213641" office:value-type="float"/>
          <table:table-cell office:value="0.5507806252960564" office:value-type="float"/>
          <table:table-cell office:value="0.5898479796081386" office:value-type="float"/>
          <table:table-cell office:value="0.6149794988005131" office:value-type="float"/>
          <table:table-cell office:value="0.6453406472286821" office:value-type="float"/>
          <table:table-cell office:value="0.671871940383949" office:value-type="float"/>
          <table:table-cell office:value="0.7112618918135696" office:value-type="float"/>
          <table:table-cell office:value="0.44261781999101035" office:value-type="float"/>
          <table:table-cell office:value="0.4971357252934075" office:value-type="float"/>
          <table:table-cell office:value="0.5139713986718188" office:value-type="float"/>
          <table:table-cell office:value="0.5383179372488904" office:value-type="float"/>
          <table:table-cell office:value="0.568069643084093" office:value-type="float"/>
        </table:table-row>
        <table:table-row>
          <table:table-cell office:value-type="string">
            <text:p>cytoscape__cytoscape.js</text:p>
          </table:table-cell>
          <table:table-cell office:value="0.7711259569965185" office:value-type="float"/>
          <table:table-cell office:value="0.8077856681704209" office:value-type="float"/>
          <table:table-cell office:value="0.8222485468804821" office:value-type="float"/>
          <table:table-cell office:value="0.8354274799492679" office:value-type="float"/>
          <table:table-cell office:value="0.8702680425627819" office:value-type="float"/>
          <table:table-cell office:value="0.5029897828937392" office:value-type="float"/>
          <table:table-cell office:value="0.5723755559921702" office:value-type="float"/>
          <table:table-cell office:value="0.5925893880301346" office:value-type="float"/>
          <table:table-cell office:value="0.6118128443142211" office:value-type="float"/>
          <table:table-cell office:value="0.6489779478718298" office:value-type="float"/>
          <table:table-cell office:value="0.4041348345342619" office:value-type="float"/>
          <table:table-cell office:value="0.46689676613650427" office:value-type="float"/>
          <table:table-cell office:value="0.4880867657704959" office:value-type="float"/>
          <table:table-cell office:value="0.5086222227827164" office:value-type="float"/>
          <table:table-cell office:value="0.5735752438297901" office:value-type="float"/>
          <table:table-cell office:value="0.547576459785363" office:value-type="float"/>
          <table:table-cell office:value="0.61731771404856" office:value-type="float"/>
          <table:table-cell office:value="0.6322766289612511" office:value-type="float"/>
          <table:table-cell office:value="0.6522784111214526" office:value-type="float"/>
          <table:table-cell office:value="0.728226375791069" office:value-type="float"/>
          <table:table-cell office:value="0.36590420550638125" office:value-type="float"/>
          <table:table-cell office:value="0.4782393030482269" office:value-type="float"/>
          <table:table-cell office:value="0.48876134904684854" office:value-type="float"/>
          <table:table-cell office:value="0.5107401640008897" office:value-type="float"/>
          <table:table-cell office:value="0.5781456168059335" office:value-type="float"/>
        </table:table-row>
        <table:table-row>
          <table:table-cell office:value-type="string">
            <text:p>impress__impress.js</text:p>
          </table:table-cell>
          <table:table-cell office:value="0.7271241946118152" office:value-type="float"/>
          <table:table-cell office:value="0.7910126316221835" office:value-type="float"/>
          <table:table-cell office:value="0.810559586780157" office:value-type="float"/>
          <table:table-cell office:value="0.8184328964636123" office:value-type="float"/>
          <table:table-cell office:value="0.8611511523270985" office:value-type="float"/>
          <table:table-cell office:value="0.5463540439198242" office:value-type="float"/>
          <table:table-cell office:value="0.5934991058762299" office:value-type="float"/>
          <table:table-cell office:value="0.6083383995482967" office:value-type="float"/>
          <table:table-cell office:value="0.6236491536793948" office:value-type="float"/>
          <table:table-cell office:value="0.7167114149933052" office:value-type="float"/>
          <table:table-cell office:value="0.41359483812976366" office:value-type="float"/>
          <table:table-cell office:value="0.46780239671196555" office:value-type="float"/>
          <table:table-cell office:value="0.4809606505671099" office:value-type="float"/>
          <table:table-cell office:value="0.502391309708115" office:value-type="float"/>
          <table:table-cell office:value="0.582033450539437" office:value-type="float"/>
          <table:table-cell office:value="0.5537364527394217" office:value-type="float"/>
          <table:table-cell office:value="0.6268154700700608" office:value-type="float"/>
          <table:table-cell office:value="0.6434425939907733" office:value-type="float"/>
          <table:table-cell office:value="0.6684077150499914" office:value-type="float"/>
          <table:table-cell office:value="0.7669341967284382" office:value-type="float"/>
          <table:table-cell office:value="0.41949595582390925" office:value-type="float"/>
          <table:table-cell office:value="0.5016649888837028" office:value-type="float"/>
          <table:table-cell office:value="0.5127756689951686" office:value-type="float"/>
          <table:table-cell office:value="0.528035580121847" office:value-type="float"/>
          <table:table-cell office:value="0.5812178617937693" office:value-type="float"/>
        </table:table-row>
        <table:table-row>
          <table:table-cell office:value-type="string">
            <text:p>Sylius__Sylius</text:p>
          </table:table-cell>
          <table:table-cell office:value="0.6834221849272919" office:value-type="float"/>
          <table:table-cell office:value="0.7905433959491291" office:value-type="float"/>
          <table:table-cell office:value="0.8062480220521946" office:value-type="float"/>
          <table:table-cell office:value="0.8197628810575248" office:value-type="float"/>
          <table:table-cell office:value="0.8845612277023731" office:value-type="float"/>
          <table:table-cell office:value="0.5243262953715515" office:value-type="float"/>
          <table:table-cell office:value="0.5836362308183066" office:value-type="float"/>
          <table:table-cell office:value="0.6013359505305413" office:value-type="float"/>
          <table:table-cell office:value="0.6225535365433018" office:value-type="float"/>
          <table:table-cell office:value="0.698106020618783" office:value-type="float"/>
          <table:table-cell office:value="0.383944343181293" office:value-type="float"/>
          <table:table-cell office:value="0.4653738134423604" office:value-type="float"/>
          <table:table-cell office:value="0.4843363002707666" office:value-type="float"/>
          <table:table-cell office:value="0.5021698727239117" office:value-type="float"/>
          <table:table-cell office:value="0.5843871821379136" office:value-type="float"/>
          <table:table-cell office:value="0.5556065981322285" office:value-type="float"/>
          <table:table-cell office:value="0.6126592015198226" office:value-type="float"/>
          <table:table-cell office:value="0.6332040697193551" office:value-type="float"/>
          <table:table-cell office:value="0.654671535785765" office:value-type="float"/>
          <table:table-cell office:value="0.7891920305888205" office:value-type="float"/>
          <table:table-cell office:value="0.3233707973944378" office:value-type="float"/>
          <table:table-cell office:value="0.47854484514241424" office:value-type="float"/>
          <table:table-cell office:value="0.5032525436238569" office:value-type="float"/>
          <table:table-cell office:value="0.527310381770262" office:value-type="float"/>
          <table:table-cell office:value="0.6079012524784572" office:value-type="float"/>
        </table:table-row>
        <table:table-row>
          <table:table-cell office:value-type="string">
            <text:p>nopSolutions__nopCommerce</text:p>
          </table:table-cell>
          <table:table-cell office:value="0.7329270708903693" office:value-type="float"/>
          <table:table-cell office:value="0.787322686323611" office:value-type="float"/>
          <table:table-cell office:value="0.8053943360292762" office:value-type="float"/>
          <table:table-cell office:value="0.8170305704282979" office:value-type="float"/>
          <table:table-cell office:value="0.848071578467879" office:value-type="float"/>
          <table:table-cell office:value="0.5386842251424874" office:value-type="float"/>
          <table:table-cell office:value="0.5966681360811097" office:value-type="float"/>
          <table:table-cell office:value="0.6135594281543844" office:value-type="float"/>
          <table:table-cell office:value="0.638813812217934" office:value-type="float"/>
          <table:table-cell office:value="0.6862345164969204" office:value-type="float"/>
          <table:table-cell office:value="0.4338955033030192" office:value-type="float"/>
          <table:table-cell office:value="0.47930133622915494" office:value-type="float"/>
          <table:table-cell office:value="0.49775020805139036" office:value-type="float"/>
          <table:table-cell office:value="0.509774988043843" office:value-type="float"/>
          <table:table-cell office:value="0.5724833496766493" office:value-type="float"/>
          <table:table-cell office:value="0.5831467660295422" office:value-type="float"/>
          <table:table-cell office:value="0.6161351057414155" office:value-type="float"/>
          <table:table-cell office:value="0.6324479494709526" office:value-type="float"/>
          <table:table-cell office:value="0.6516617105555514" office:value-type="float"/>
          <table:table-cell office:value="0.7082905534495467" office:value-type="float"/>
          <table:table-cell office:value="0.3973120636610015" office:value-type="float"/>
          <table:table-cell office:value="0.5017992229946069" office:value-type="float"/>
          <table:table-cell office:value="0.5315602358127665" office:value-type="float"/>
          <table:table-cell office:value="0.554684376477335" office:value-type="float"/>
          <table:table-cell office:value="0.6073574982062006" office:value-type="float"/>
        </table:table-row>
        <table:table-row>
          <table:table-cell office:value-type="string">
            <text:p>allmarkedup__purl</text:p>
          </table:table-cell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810421475946896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268253141656295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95164191118281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7189898197770117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52541762408038" office:value-type="float"/>
        </table:table-row>
        <table:table-row>
          <table:table-cell office:value-type="string">
            <text:p>bitpay__copay</text:p>
          </table:table-cell>
          <table:table-cell office:value="0.7051690208914693" office:value-type="float"/>
          <table:table-cell office:value="0.7831253886093051" office:value-type="float"/>
          <table:table-cell office:value="0.7953685514289752" office:value-type="float"/>
          <table:table-cell office:value="0.8091922139239209" office:value-type="float"/>
          <table:table-cell office:value="0.8268914794914334" office:value-type="float"/>
          <table:table-cell office:value="0.5310488538534145" office:value-type="float"/>
          <table:table-cell office:value="0.6016235644421143" office:value-type="float"/>
          <table:table-cell office:value="0.6171482549226888" office:value-type="float"/>
          <table:table-cell office:value="0.6336585150803962" office:value-type="float"/>
          <table:table-cell office:value="0.693868963651056" office:value-type="float"/>
          <table:table-cell office:value="0.4154733632429638" office:value-type="float"/>
          <table:table-cell office:value="0.4713795646002352" office:value-type="float"/>
          <table:table-cell office:value="0.48923970819038387" office:value-type="float"/>
          <table:table-cell office:value="0.5048183062624596" office:value-type="float"/>
          <table:table-cell office:value="0.564955834488106" office:value-type="float"/>
          <table:table-cell office:value="0.582867281709422" office:value-type="float"/>
          <table:table-cell office:value="0.6292709718190497" office:value-type="float"/>
          <table:table-cell office:value="0.6456801483288235" office:value-type="float"/>
          <table:table-cell office:value="0.6690907167886415" office:value-type="float"/>
          <table:table-cell office:value="0.7194950548713637" office:value-type="float"/>
          <table:table-cell office:value="0.4157375648732655" office:value-type="float"/>
          <table:table-cell office:value="0.5155235842168906" office:value-type="float"/>
          <table:table-cell office:value="0.5376555977852023" office:value-type="float"/>
          <table:table-cell office:value="0.5631165722576703" office:value-type="float"/>
          <table:table-cell office:value="0.5979580954909143" office:value-type="float"/>
        </table:table-row>
        <table:table-row>
          <table:table-cell office:value-type="string">
            <text:p>Prinzhorn__skrollr</text:p>
          </table:table-cell>
          <table:table-cell office:value="0.6894783526759004" office:value-type="float"/>
          <table:table-cell office:value="0.7855384075607196" office:value-type="float"/>
          <table:table-cell office:value="0.8045924231775131" office:value-type="float"/>
          <table:table-cell office:value="0.8215312010671876" office:value-type="float"/>
          <table:table-cell office:value="0.8446677497364696" office:value-type="float"/>
          <table:table-cell office:value="0.5205865344707314" office:value-type="float"/>
          <table:table-cell office:value="0.5732509863872239" office:value-type="float"/>
          <table:table-cell office:value="0.5887337779192512" office:value-type="float"/>
          <table:table-cell office:value="0.6057396656811508" office:value-type="float"/>
          <table:table-cell office:value="0.6683836926483646" office:value-type="float"/>
          <table:table-cell office:value="0.4068362988589298" office:value-type="float"/>
          <table:table-cell office:value="0.4615467460802303" office:value-type="float"/>
          <table:table-cell office:value="0.47683965306871745" office:value-type="float"/>
          <table:table-cell office:value="0.49299965689426556" office:value-type="float"/>
          <table:table-cell office:value="0.5348485104326561" office:value-type="float"/>
          <table:table-cell office:value="0.537061527268009" office:value-type="float"/>
          <table:table-cell office:value="0.6071735537692308" office:value-type="float"/>
          <table:table-cell office:value="0.6259316397665949" office:value-type="float"/>
          <table:table-cell office:value="0.6414701484953044" office:value-type="float"/>
          <table:table-cell office:value="0.7539567436204249" office:value-type="float"/>
          <table:table-cell office:value="0.3772665131002585" office:value-type="float"/>
          <table:table-cell office:value="0.48466033055678964" office:value-type="float"/>
          <table:table-cell office:value="0.5060736021038432" office:value-type="float"/>
          <table:table-cell office:value="0.5245382891040374" office:value-type="float"/>
          <table:table-cell office:value="0.5701433673500277" office:value-type="float"/>
        </table:table-row>
        <table:table-row>
          <table:table-cell office:value-type="string">
            <text:p>restic__restic</text:p>
          </table:table-cell>
          <table:table-cell office:value="0.6801530930630688" office:value-type="float"/>
          <table:table-cell office:value="0.7495953699215995" office:value-type="float"/>
          <table:table-cell office:value="0.783384081042608" office:value-type="float"/>
          <table:table-cell office:value="0.8080937496824365" office:value-type="float"/>
          <table:table-cell office:value="0.855862651852448" office:value-type="float"/>
          <table:table-cell office:value="0.5268777437418809" office:value-type="float"/>
          <table:table-cell office:value="0.5916057179712949" office:value-type="float"/>
          <table:table-cell office:value="0.607824804003985" office:value-type="float"/>
          <table:table-cell office:value="0.6210507227481558" office:value-type="float"/>
          <table:table-cell office:value="0.6814243603960108" office:value-type="float"/>
          <table:table-cell office:value="0.37616279160683275" office:value-type="float"/>
          <table:table-cell office:value="0.44803916064064186" office:value-type="float"/>
          <table:table-cell office:value="0.4651766886119503" office:value-type="float"/>
          <table:table-cell office:value="0.48592809100410844" office:value-type="float"/>
          <table:table-cell office:value="0.5515859393052982" office:value-type="float"/>
          <table:table-cell office:value="0.56626068021762" office:value-type="float"/>
          <table:table-cell office:value="0.6140817181722493" office:value-type="float"/>
          <table:table-cell office:value="0.6364837770810169" office:value-type="float"/>
          <table:table-cell office:value="0.6618670846031227" office:value-type="float"/>
          <table:table-cell office:value="0.7220231836857122" office:value-type="float"/>
          <table:table-cell office:value="0.3461967379977827" office:value-type="float"/>
          <table:table-cell office:value="0.4877785919708766" office:value-type="float"/>
          <table:table-cell office:value="0.511598406909114" office:value-type="float"/>
          <table:table-cell office:value="0.5315690800176691" office:value-type="float"/>
          <table:table-cell office:value="0.6337154736820141" office:value-type="float"/>
        </table:table-row>
        <table:table-row>
          <table:table-cell office:value-type="string">
            <text:p>PX4__Firmware</text:p>
          </table:table-cell>
          <table:table-cell office:value="0.6807237963184576" office:value-type="float"/>
          <table:table-cell office:value="0.7719430550286319" office:value-type="float"/>
          <table:table-cell office:value="0.7918158570575028" office:value-type="float"/>
          <table:table-cell office:value="0.8056702942623756" office:value-type="float"/>
          <table:table-cell office:value="0.8512585106641037" office:value-type="float"/>
          <table:table-cell office:value="0.5338993502174667" office:value-type="float"/>
          <table:table-cell office:value="0.5860781033164866" office:value-type="float"/>
          <table:table-cell office:value="0.6026685081991527" office:value-type="float"/>
          <table:table-cell office:value="0.6212235778789132" office:value-type="float"/>
          <table:table-cell office:value="0.7445413688630542" office:value-type="float"/>
          <table:table-cell office:value="0.37661069381821444" office:value-type="float"/>
          <table:table-cell office:value="0.4520936726607967" office:value-type="float"/>
          <table:table-cell office:value="0.47538772971810517" office:value-type="float"/>
          <table:table-cell office:value="0.4981956772456416" office:value-type="float"/>
          <table:table-cell office:value="0.5795473350701295" office:value-type="float"/>
          <table:table-cell office:value="0.5207817966223456" office:value-type="float"/>
          <table:table-cell office:value="0.5960469816051424" office:value-type="float"/>
          <table:table-cell office:value="0.6180901061871915" office:value-type="float"/>
          <table:table-cell office:value="0.6384180768192722" office:value-type="float"/>
          <table:table-cell office:value="0.7339837784754282" office:value-type="float"/>
          <table:table-cell office:value="0.38071845150451095" office:value-type="float"/>
          <table:table-cell office:value="0.48325087641810094" office:value-type="float"/>
          <table:table-cell office:value="0.5027502882477561" office:value-type="float"/>
          <table:table-cell office:value="0.520124196296027" office:value-type="float"/>
          <table:table-cell office:value="0.5721387711477199" office:value-type="float"/>
        </table:table-row>
        <table:table-row>
          <table:table-cell office:value-type="string">
            <text:p>Deletescape-Media__Lawnchair</text:p>
          </table:table-cell>
          <table:table-cell office:value="0.718268876221644" office:value-type="float"/>
          <table:table-cell office:value="0.7930663258711589" office:value-type="float"/>
          <table:table-cell office:value="0.8070245265286569" office:value-type="float"/>
          <table:table-cell office:value="0.813970962485212" office:value-type="float"/>
          <table:table-cell office:value="0.8427453859243177" office:value-type="float"/>
          <table:table-cell office:value="0.5735266170026712" office:value-type="float"/>
          <table:table-cell office:value="0.5934462219774072" office:value-type="float"/>
          <table:table-cell office:value="0.604319182384457" office:value-type="float"/>
          <table:table-cell office:value="0.6227036047863168" office:value-type="float"/>
          <table:table-cell office:value="0.6454597151465522" office:value-type="float"/>
          <table:table-cell office:value="0.3939436398389191" office:value-type="float"/>
          <table:table-cell office:value="0.4446426510053839" office:value-type="float"/>
          <table:table-cell office:value="0.4692820883994215" office:value-type="float"/>
          <table:table-cell office:value="0.48878651338673207" office:value-type="float"/>
          <table:table-cell office:value="0.5828012295910717" office:value-type="float"/>
          <table:table-cell office:value="0.5617137664571747" office:value-type="float"/>
          <table:table-cell office:value="0.6089514978401231" office:value-type="float"/>
          <table:table-cell office:value="0.6318569827265081" office:value-type="float"/>
          <table:table-cell office:value="0.6638905962604555" office:value-type="float"/>
          <table:table-cell office:value="0.6896134886285981" office:value-type="float"/>
          <table:table-cell office:value="0.4586462019866999" office:value-type="float"/>
          <table:table-cell office:value="0.5084459815194013" office:value-type="float"/>
          <table:table-cell office:value="0.5254844682184916" office:value-type="float"/>
          <table:table-cell office:value="0.5486257836741266" office:value-type="float"/>
          <table:table-cell office:value="0.5785383556736623" office:value-type="float"/>
        </table:table-row>
        <table:table-row>
          <table:table-cell office:value-type="string">
            <text:p>swagger-api__swagger-js</text:p>
          </table:table-cell>
          <table:table-cell office:value="0.7379215561018077" office:value-type="float"/>
          <table:table-cell office:value="0.8056458657977765" office:value-type="float"/>
          <table:table-cell office:value="0.8205615849861586" office:value-type="float"/>
          <table:table-cell office:value="0.8403449365423861" office:value-type="float"/>
          <table:table-cell office:value="0.8841313788766414" office:value-type="float"/>
          <table:table-cell office:value="0.5448723683619792" office:value-type="float"/>
          <table:table-cell office:value="0.5687904574094329" office:value-type="float"/>
          <table:table-cell office:value="0.5872313219052356" office:value-type="float"/>
          <table:table-cell office:value="0.6051412395822666" office:value-type="float"/>
          <table:table-cell office:value="0.6460776079107761" office:value-type="float"/>
          <table:table-cell office:value="0.39305422833712284" office:value-type="float"/>
          <table:table-cell office:value="0.4713087218288081" office:value-type="float"/>
          <table:table-cell office:value="0.489536717180961" office:value-type="float"/>
          <table:table-cell office:value="0.5157548460284507" office:value-type="float"/>
          <table:table-cell office:value="0.5610035027930858" office:value-type="float"/>
          <table:table-cell office:value="0.5667097611095344" office:value-type="float"/>
          <table:table-cell office:value="0.6115901292900308" office:value-type="float"/>
          <table:table-cell office:value="0.6337712149039625" office:value-type="float"/>
          <table:table-cell office:value="0.6553248354440173" office:value-type="float"/>
          <table:table-cell office:value="0.7025695503211651" office:value-type="float"/>
          <table:table-cell office:value="0.3519395364755446" office:value-type="float"/>
          <table:table-cell office:value="0.4896730074284549" office:value-type="float"/>
          <table:table-cell office:value="0.5106717321008087" office:value-type="float"/>
          <table:table-cell office:value="0.5260054634897882" office:value-type="float"/>
          <table:table-cell office:value="0.5752935918526089" office:value-type="float"/>
        </table:table-row>
        <table:table-row>
          <table:table-cell office:value-type="string">
            <text:p>puma__puma</text:p>
          </table:table-cell>
          <table:table-cell office:value="0.7019453830460362" office:value-type="float"/>
          <table:table-cell office:value="0.7762956474927715" office:value-type="float"/>
          <table:table-cell office:value="0.7970537470752921" office:value-type="float"/>
          <table:table-cell office:value="0.8118677192961912" office:value-type="float"/>
          <table:table-cell office:value="0.8603714470772561" office:value-type="float"/>
          <table:table-cell office:value="0.4974893770738446" office:value-type="float"/>
          <table:table-cell office:value="0.5826389959263647" office:value-type="float"/>
          <table:table-cell office:value="0.6033515969791144" office:value-type="float"/>
          <table:table-cell office:value="0.6157977137286834" office:value-type="float"/>
          <table:table-cell office:value="0.6549573446567839" office:value-type="float"/>
          <table:table-cell office:value="0.3872688343395294" office:value-type="float"/>
          <table:table-cell office:value="0.46149527433710713" office:value-type="float"/>
          <table:table-cell office:value="0.48460841845755737" office:value-type="float"/>
          <table:table-cell office:value="0.5080439755549456" office:value-type="float"/>
          <table:table-cell office:value="0.5787820990156711" office:value-type="float"/>
          <table:table-cell office:value="0.5339582720843592" office:value-type="float"/>
          <table:table-cell office:value="0.6165020545050865" office:value-type="float"/>
          <table:table-cell office:value="0.6411949010562916" office:value-type="float"/>
          <table:table-cell office:value="0.6700512568779502" office:value-type="float"/>
          <table:table-cell office:value="0.7352562141334886" office:value-type="float"/>
          <table:table-cell office:value="0.4044563040589609" office:value-type="float"/>
          <table:table-cell office:value="0.4815940508757929" office:value-type="float"/>
          <table:table-cell office:value="0.5007010773979781" office:value-type="float"/>
          <table:table-cell office:value="0.5204589016527581" office:value-type="float"/>
          <table:table-cell office:value="0.6150913117193874" office:value-type="float"/>
        </table:table-row>
        <table:table-row>
          <table:table-cell office:value-type="string">
            <text:p>codecentric__spring-boot-admin</text:p>
          </table:table-cell>
          <table:table-cell office:value="0.7001244980202515" office:value-type="float"/>
          <table:table-cell office:value="0.7390794705937713" office:value-type="float"/>
          <table:table-cell office:value="0.7657568904999048" office:value-type="float"/>
          <table:table-cell office:value="0.7940718149322011" office:value-type="float"/>
          <table:table-cell office:value="0.878163202499121" office:value-type="float"/>
          <table:table-cell office:value="0.5010778731367103" office:value-type="float"/>
          <table:table-cell office:value="0.5906724278255396" office:value-type="float"/>
          <table:table-cell office:value="0.5968106505300206" office:value-type="float"/>
          <table:table-cell office:value="0.6211186110082613" office:value-type="float"/>
          <table:table-cell office:value="0.6631199316292349" office:value-type="float"/>
          <table:table-cell office:value="0.4220129273802686" office:value-type="float"/>
          <table:table-cell office:value="0.4616938803174921" office:value-type="float"/>
          <table:table-cell office:value="0.47821996580963383" office:value-type="float"/>
          <table:table-cell office:value="0.502935611446828" office:value-type="float"/>
          <table:table-cell office:value="0.5493409550934406" office:value-type="float"/>
          <table:table-cell office:value="0.5711179765555474" office:value-type="float"/>
          <table:table-cell office:value="0.6166182469709895" office:value-type="float"/>
          <table:table-cell office:value="0.6420930051086603" office:value-type="float"/>
          <table:table-cell office:value="0.666150217674039" office:value-type="float"/>
          <table:table-cell office:value="0.7075991277926378" office:value-type="float"/>
          <table:table-cell office:value="0.37386632708215906" office:value-type="float"/>
          <table:table-cell office:value="0.4550600975258481" office:value-type="float"/>
          <table:table-cell office:value="0.48226752169281445" office:value-type="float"/>
          <table:table-cell office:value="0.5263449063021897" office:value-type="float"/>
          <table:table-cell office:value="0.5756949705038932" office:value-type="float"/>
        </table:table-row>
        <table:table-row>
          <table:table-cell office:value-type="string">
            <text:p>Microsoft__react-native-code-push</text:p>
          </table:table-cell>
          <table:table-cell office:value="0.6975510360837194" office:value-type="float"/>
          <table:table-cell office:value="0.7667232951160251" office:value-type="float"/>
          <table:table-cell office:value="0.7897232364799908" office:value-type="float"/>
          <table:table-cell office:value="0.8047819133276242" office:value-type="float"/>
          <table:table-cell office:value="0.857431263524632" office:value-type="float"/>
          <table:table-cell office:value="0.5296301732755158" office:value-type="float"/>
          <table:table-cell office:value="0.5799599873774951" office:value-type="float"/>
          <table:table-cell office:value="0.5980660819972321" office:value-type="float"/>
          <table:table-cell office:value="0.6165190127355357" office:value-type="float"/>
          <table:table-cell office:value="0.6819217508200628" office:value-type="float"/>
          <table:table-cell office:value="0.3723934719529981" office:value-type="float"/>
          <table:table-cell office:value="0.42646472299077365" office:value-type="float"/>
          <table:table-cell office:value="0.4488973052816696" office:value-type="float"/>
          <table:table-cell office:value="0.47297682163219423" office:value-type="float"/>
          <table:table-cell office:value="0.6071968287866036" office:value-type="float"/>
          <table:table-cell office:value="0.5467738452307772" office:value-type="float"/>
          <table:table-cell office:value="0.6039552323473996" office:value-type="float"/>
          <table:table-cell office:value="0.621973253338528" office:value-type="float"/>
          <table:table-cell office:value="0.6480874360188351" office:value-type="float"/>
          <table:table-cell office:value="0.7630829083784239" office:value-type="float"/>
          <table:table-cell office:value="0.3823629814299667" office:value-type="float"/>
          <table:table-cell office:value="0.4811537559017224" office:value-type="float"/>
          <table:table-cell office:value="0.5142935555314561" office:value-type="float"/>
          <table:table-cell office:value="0.5382016971515158" office:value-type="float"/>
          <table:table-cell office:value="0.5917912391385997" office:value-type="float"/>
        </table:table-row>
        <table:table-row>
          <table:table-cell office:value-type="string">
            <text:p>shardingjdbc__sharding-jdbc</text:p>
          </table:table-cell>
          <table:table-cell office:value="0.6971268412278486" office:value-type="float"/>
          <table:table-cell office:value="0.7435984707652447" office:value-type="float"/>
          <table:table-cell office:value="0.7668091436664564" office:value-type="float"/>
          <table:table-cell office:value="0.7874945763133548" office:value-type="float"/>
          <table:table-cell office:value="0.8224993034907416" office:value-type="float"/>
          <table:table-cell office:value="0.540046784265342" office:value-type="float"/>
          <table:table-cell office:value="0.5794988804861675" office:value-type="float"/>
          <table:table-cell office:value="0.5912279570889594" office:value-type="float"/>
          <table:table-cell office:value="0.6021533783779356" office:value-type="float"/>
          <table:table-cell office:value="0.6418483960032909" office:value-type="float"/>
          <table:table-cell office:value="0.42149937361018275" office:value-type="float"/>
          <table:table-cell office:value="0.4684775648526631" office:value-type="float"/>
          <table:table-cell office:value="0.48182851179586533" office:value-type="float"/>
          <table:table-cell office:value="0.49886779450727814" office:value-type="float"/>
          <table:table-cell office:value="0.566040107608191" office:value-type="float"/>
          <table:table-cell office:value="0.5707859769282975" office:value-type="float"/>
          <table:table-cell office:value="0.6318656374966191" office:value-type="float"/>
          <table:table-cell office:value="0.6515299061128353" office:value-type="float"/>
          <table:table-cell office:value="0.6785545525804767" office:value-type="float"/>
          <table:table-cell office:value="0.72762359013072" office:value-type="float"/>
          <table:table-cell office:value="0.349119086866054" office:value-type="float"/>
          <table:table-cell office:value="0.4175926908894837" office:value-type="float"/>
          <table:table-cell office:value="0.4570093909574213" office:value-type="float"/>
          <table:table-cell office:value="0.49922947907057497" office:value-type="float"/>
          <table:table-cell office:value="0.5803063846715216" office:value-type="float"/>
        </table:table-row>
        <table:table-row>
          <table:table-cell office:value-type="string">
            <text:p>real-logic__aeron</text:p>
          </table:table-cell>
          <table:table-cell office:value="0.6989100835175308" office:value-type="float"/>
          <table:table-cell office:value="0.7640813342115258" office:value-type="float"/>
          <table:table-cell office:value="0.7942632654308284" office:value-type="float"/>
          <table:table-cell office:value="0.8074399133808596" office:value-type="float"/>
          <table:table-cell office:value="0.8326845140913561" office:value-type="float"/>
          <table:table-cell office:value="0.5491198605674981" office:value-type="float"/>
          <table:table-cell office:value="0.5747535721252369" office:value-type="float"/>
          <table:table-cell office:value="0.5955852518987246" office:value-type="float"/>
          <table:table-cell office:value="0.6112825393459586" office:value-type="float"/>
          <table:table-cell office:value="0.6462303089053061" office:value-type="float"/>
          <table:table-cell office:value="0.4161776628039662" office:value-type="float"/>
          <table:table-cell office:value="0.46767934082957274" office:value-type="float"/>
          <table:table-cell office:value="0.4851062013865407" office:value-type="float"/>
          <table:table-cell office:value="0.5021730656181282" office:value-type="float"/>
          <table:table-cell office:value="0.5530884499816451" office:value-type="float"/>
          <table:table-cell office:value="0.587359432255226" office:value-type="float"/>
          <table:table-cell office:value="0.6145996215458818" office:value-type="float"/>
          <table:table-cell office:value="0.6322376154904665" office:value-type="float"/>
          <table:table-cell office:value="0.6592116275427065" office:value-type="float"/>
          <table:table-cell office:value="0.718285635437256" office:value-type="float"/>
          <table:table-cell office:value="0.408505606455041" office:value-type="float"/>
          <table:table-cell office:value="0.4582928310561877" office:value-type="float"/>
          <table:table-cell office:value="0.49197051262561065" office:value-type="float"/>
          <table:table-cell office:value="0.5170674148081309" office:value-type="float"/>
          <table:table-cell office:value="0.553918669333969" office:value-type="float"/>
        </table:table-row>
        <table:table-row>
          <table:table-cell office:value-type="string">
            <text:p>auth0__auth0-angular</text:p>
          </table:table-cell>
          <table:table-cell office:value="0.7283767393040744" office:value-type="float"/>
          <table:table-cell office:value="0.7765069623622427" office:value-type="float"/>
          <table:table-cell office:value="0.798952094744137" office:value-type="float"/>
          <table:table-cell office:value="0.8131093160429681" office:value-type="float"/>
          <table:table-cell office:value="0.838038089739419" office:value-type="float"/>
          <table:table-cell office:value="0.527382404998974" office:value-type="float"/>
          <table:table-cell office:value="0.5673740513775364" office:value-type="float"/>
          <table:table-cell office:value="0.5812536890040856" office:value-type="float"/>
          <table:table-cell office:value="0.6358438297847283" office:value-type="float"/>
          <table:table-cell office:value="0.7135210909489879" office:value-type="float"/>
          <table:table-cell office:value="0.44623317422554554" office:value-type="float"/>
          <table:table-cell office:value="0.48106085034087087" office:value-type="float"/>
          <table:table-cell office:value="0.49685444447315363" office:value-type="float"/>
          <table:table-cell office:value="0.5174071747969614" office:value-type="float"/>
          <table:table-cell office:value="0.5753932112401438" office:value-type="float"/>
          <table:table-cell office:value="0.5842879711457687" office:value-type="float"/>
          <table:table-cell office:value="0.6115038457695179" office:value-type="float"/>
          <table:table-cell office:value="0.636811115993701" office:value-type="float"/>
          <table:table-cell office:value="0.6593877414538697" office:value-type="float"/>
          <table:table-cell office:value="0.7715157533520327" office:value-type="float"/>
          <table:table-cell office:value="0.4112882727133238" office:value-type="float"/>
          <table:table-cell office:value="0.4864891704536868" office:value-type="float"/>
          <table:table-cell office:value="0.5089197666336551" office:value-type="float"/>
          <table:table-cell office:value="0.5431804073107679" office:value-type="float"/>
          <table:table-cell office:value="0.5967642277323102" office:value-type="float"/>
        </table:table-row>
        <table:table-row>
          <table:table-cell office:value-type="string">
            <text:p>php-curl-class__php-curl-class</text:p>
          </table:table-cell>
          <table:table-cell office:value="0.7167843262300899" office:value-type="float"/>
          <table:table-cell office:value="0.7713352493761525" office:value-type="float"/>
          <table:table-cell office:value="0.8021091973727971" office:value-type="float"/>
          <table:table-cell office:value="0.8109295261761155" office:value-type="float"/>
          <table:table-cell office:value="0.8318105192731419" office:value-type="float"/>
          <table:table-cell office:value="0.562533614134668" office:value-type="float"/>
          <table:table-cell office:value="0.5763505759160555" office:value-type="float"/>
          <table:table-cell office:value="0.5905551815970871" office:value-type="float"/>
          <table:table-cell office:value="0.6075262457817892" office:value-type="float"/>
          <table:table-cell office:value="0.6233374389259693" office:value-type="float"/>
          <table:table-cell office:value="0.42577495874731847" office:value-type="float"/>
          <table:table-cell office:value="0.46144693624008887" office:value-type="float"/>
          <table:table-cell office:value="0.4703835656589685" office:value-type="float"/>
          <table:table-cell office:value="0.4870153213208827" office:value-type="float"/>
          <table:table-cell office:value="0.5212875188218868" office:value-type="float"/>
          <table:table-cell office:value="0.5961545344512957" office:value-type="float"/>
          <table:table-cell office:value="0.6401339731001804" office:value-type="float"/>
          <table:table-cell office:value="0.653657844344474" office:value-type="float"/>
          <table:table-cell office:value="0.6637005506402884" office:value-type="float"/>
          <table:table-cell office:value="0.6966842276621616" office:value-type="float"/>
          <table:table-cell office:value="0.4036331287987638" office:value-type="float"/>
          <table:table-cell office:value="0.4860372819035878" office:value-type="float"/>
          <table:table-cell office:value="0.49725126949315174" office:value-type="float"/>
          <table:table-cell office:value="0.5133656484068155" office:value-type="float"/>
          <table:table-cell office:value="0.5653900579065279" office:value-type="float"/>
        </table:table-row>
        <table:table-row>
          <table:table-cell office:value-type="string">
            <text:p>javiereguiluz__EasyAdminBundle</text:p>
          </table:table-cell>
          <table:table-cell office:value="0.7271005678187251" office:value-type="float"/>
          <table:table-cell office:value="0.7998785385574031" office:value-type="float"/>
          <table:table-cell office:value="0.8145072168440997" office:value-type="float"/>
          <table:table-cell office:value="0.8270926626477169" office:value-type="float"/>
          <table:table-cell office:value="0.854961604931177" office:value-type="float"/>
          <table:table-cell office:value="0.5195829154578688" office:value-type="float"/>
          <table:table-cell office:value="0.5784634066438202" office:value-type="float"/>
          <table:table-cell office:value="0.5915728750579635" office:value-type="float"/>
          <table:table-cell office:value="0.6061745313952137" office:value-type="float"/>
          <table:table-cell office:value="0.7024494812549331" office:value-type="float"/>
          <table:table-cell office:value="0.41232782182940525" office:value-type="float"/>
          <table:table-cell office:value="0.48466512721719834" office:value-type="float"/>
          <table:table-cell office:value="0.5021594626145827" office:value-type="float"/>
          <table:table-cell office:value="0.5234760466994197" office:value-type="float"/>
          <table:table-cell office:value="0.5894904549594702" office:value-type="float"/>
          <table:table-cell office:value="0.5686458893614139" office:value-type="float"/>
          <table:table-cell office:value="0.6133196102188518" office:value-type="float"/>
          <table:table-cell office:value="0.6333600092083684" office:value-type="float"/>
          <table:table-cell office:value="0.654270472691983" office:value-type="float"/>
          <table:table-cell office:value="0.7106814228075552" office:value-type="float"/>
          <table:table-cell office:value="0.37455070411724173" office:value-type="float"/>
          <table:table-cell office:value="0.4777609944687692" office:value-type="float"/>
          <table:table-cell office:value="0.49527357380854803" office:value-type="float"/>
          <table:table-cell office:value="0.5229159861116311" office:value-type="float"/>
          <table:table-cell office:value="0.6164916705223875" office:value-type="float"/>
        </table:table-row>
        <table:table-row>
          <table:table-cell office:value-type="string">
            <text:p>websockets__ws</text:p>
          </table:table-cell>
          <table:table-cell office:value="0.7167921647501952" office:value-type="float"/>
          <table:table-cell office:value="0.7702611751152374" office:value-type="float"/>
          <table:table-cell office:value="0.7897170688120184" office:value-type="float"/>
          <table:table-cell office:value="0.8057457257162466" office:value-type="float"/>
          <table:table-cell office:value="0.8397682144349228" office:value-type="float"/>
          <table:table-cell office:value="0.5061539187090046" office:value-type="float"/>
          <table:table-cell office:value="0.5736752166135682" office:value-type="float"/>
          <table:table-cell office:value="0.5915869748315796" office:value-type="float"/>
          <table:table-cell office:value="0.6120889426689696" office:value-type="float"/>
          <table:table-cell office:value="0.6733125834371967" office:value-type="float"/>
          <table:table-cell office:value="0.40984550329811786" office:value-type="float"/>
          <table:table-cell office:value="0.4514467770807563" office:value-type="float"/>
          <table:table-cell office:value="0.47156330490608367" office:value-type="float"/>
          <table:table-cell office:value="0.489385114509915" office:value-type="float"/>
          <table:table-cell office:value="0.6015708163472563" office:value-type="float"/>
          <table:table-cell office:value="0.5829177150603533" office:value-type="float"/>
          <table:table-cell office:value="0.6083449561103467" office:value-type="float"/>
          <table:table-cell office:value="0.6295867691567669" office:value-type="float"/>
          <table:table-cell office:value="0.6497017900682502" office:value-type="float"/>
          <table:table-cell office:value="0.7190378146293246" office:value-type="float"/>
          <table:table-cell office:value="0.4075775332004535" office:value-type="float"/>
          <table:table-cell office:value="0.4825900725898983" office:value-type="float"/>
          <table:table-cell office:value="0.5166882084644632" office:value-type="float"/>
          <table:table-cell office:value="0.541637944003431" office:value-type="float"/>
          <table:table-cell office:value="0.6106611172525944" office:value-type="float"/>
        </table:table-row>
        <table:table-row>
          <table:table-cell office:value-type="string">
            <text:p>mikeash__MAObjCRuntime</text:p>
          </table:table-cell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8228791516831697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6062780696717279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8833260181328353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7010048308335977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5142732025889085" office:value-type="float"/>
        </table:table-row>
        <table:table-row>
          <table:table-cell office:value-type="string">
            <text:p>yannickcr__eslint-plugin-react</text:p>
          </table:table-cell>
          <table:table-cell office:value="0.7122464199622985" office:value-type="float"/>
          <table:table-cell office:value="0.7973330915378715" office:value-type="float"/>
          <table:table-cell office:value="0.8204997902634049" office:value-type="float"/>
          <table:table-cell office:value="0.8323654018249544" office:value-type="float"/>
          <table:table-cell office:value="0.8698762070893961" office:value-type="float"/>
          <table:table-cell office:value="0.5038843171649772" office:value-type="float"/>
          <table:table-cell office:value="0.5631732713208258" office:value-type="float"/>
          <table:table-cell office:value="0.5859517974472774" office:value-type="float"/>
          <table:table-cell office:value="0.6053026190337649" office:value-type="float"/>
          <table:table-cell office:value="0.6687715794398645" office:value-type="float"/>
          <table:table-cell office:value="0.3946319710589321" office:value-type="float"/>
          <table:table-cell office:value="0.4646877008595204" office:value-type="float"/>
          <table:table-cell office:value="0.4818470962199084" office:value-type="float"/>
          <table:table-cell office:value="0.49777143912325744" office:value-type="float"/>
          <table:table-cell office:value="0.5398805162287786" office:value-type="float"/>
          <table:table-cell office:value="0.568877418342402" office:value-type="float"/>
          <table:table-cell office:value="0.6154402525568451" office:value-type="float"/>
          <table:table-cell office:value="0.6342651179887465" office:value-type="float"/>
          <table:table-cell office:value="0.6538006812567941" office:value-type="float"/>
          <table:table-cell office:value="0.7329089960517824" office:value-type="float"/>
          <table:table-cell office:value="0.35419609411907943" office:value-type="float"/>
          <table:table-cell office:value="0.4609479970307835" office:value-type="float"/>
          <table:table-cell office:value="0.4885683398944355" office:value-type="float"/>
          <table:table-cell office:value="0.5093703473771752" office:value-type="float"/>
          <table:table-cell office:value="0.5677168677680892" office:value-type="float"/>
        </table:table-row>
        <table:table-row>
          <table:table-cell office:value-type="string">
            <text:p>insin__nwb</text:p>
          </table:table-cell>
          <table:table-cell office:value="0.7264370042331497" office:value-type="float"/>
          <table:table-cell office:value="0.7602254081053319" office:value-type="float"/>
          <table:table-cell office:value="0.7933407872932399" office:value-type="float"/>
          <table:table-cell office:value="0.810495988951776" office:value-type="float"/>
          <table:table-cell office:value="0.8346677847738868" office:value-type="float"/>
          <table:table-cell office:value="0.5399616950841304" office:value-type="float"/>
          <table:table-cell office:value="0.5677745460310986" office:value-type="float"/>
          <table:table-cell office:value="0.5780403081696034" office:value-type="float"/>
          <table:table-cell office:value="0.5942781961074891" office:value-type="float"/>
          <table:table-cell office:value="0.6344028969931612" office:value-type="float"/>
          <table:table-cell office:value="0.40433676158132337" office:value-type="float"/>
          <table:table-cell office:value="0.44563463067015485" office:value-type="float"/>
          <table:table-cell office:value="0.4526442262278189" office:value-type="float"/>
          <table:table-cell office:value="0.46474356530486904" office:value-type="float"/>
          <table:table-cell office:value="0.5039690664886851" office:value-type="float"/>
          <table:table-cell office:value="0.5673478840812686" office:value-type="float"/>
          <table:table-cell office:value="0.5888733252140426" office:value-type="float"/>
          <table:table-cell office:value="0.5953622309693575" office:value-type="float"/>
          <table:table-cell office:value="0.6320998904310028" office:value-type="float"/>
          <table:table-cell office:value="0.7003752006221233" office:value-type="float"/>
          <table:table-cell office:value="0.4270568475067975" office:value-type="float"/>
          <table:table-cell office:value="0.4553783148967636" office:value-type="float"/>
          <table:table-cell office:value="0.4908960244119113" office:value-type="float"/>
          <table:table-cell office:value="0.5090041109355922" office:value-type="float"/>
          <table:table-cell office:value="0.5542120974976064" office:value-type="float"/>
        </table:table-row>
        <table:table-row>
          <table:table-cell office:value-type="string">
            <text:p>googlevr__gvr-unity-sdk</text:p>
          </table:table-cell>
          <table:table-cell office:value="0.6780827251842613" office:value-type="float"/>
          <table:table-cell office:value="0.7738998654083927" office:value-type="float"/>
          <table:table-cell office:value="0.7955035797093615" office:value-type="float"/>
          <table:table-cell office:value="0.8096376828269036" office:value-type="float"/>
          <table:table-cell office:value="0.8526339859521767" office:value-type="float"/>
          <table:table-cell office:value="0.518234476219375" office:value-type="float"/>
          <table:table-cell office:value="0.567741217378837" office:value-type="float"/>
          <table:table-cell office:value="0.5888472751985325" office:value-type="float"/>
          <table:table-cell office:value="0.6057323133526007" office:value-type="float"/>
          <table:table-cell office:value="0.6923594098709055" office:value-type="float"/>
          <table:table-cell office:value="0.3907979073618608" office:value-type="float"/>
          <table:table-cell office:value="0.43550657140306154" office:value-type="float"/>
          <table:table-cell office:value="0.4601157103926664" office:value-type="float"/>
          <table:table-cell office:value="0.48388349407636866" office:value-type="float"/>
          <table:table-cell office:value="0.5625181378094453" office:value-type="float"/>
          <table:table-cell office:value="0.5182485176880858" office:value-type="float"/>
          <table:table-cell office:value="0.5921555714123612" office:value-type="float"/>
          <table:table-cell office:value="0.6138218075565697" office:value-type="float"/>
          <table:table-cell office:value="0.6363584071805269" office:value-type="float"/>
          <table:table-cell office:value="0.7445290775170286" office:value-type="float"/>
          <table:table-cell office:value="0.38331796744181124" office:value-type="float"/>
          <table:table-cell office:value="0.4703672573291845" office:value-type="float"/>
          <table:table-cell office:value="0.4989573318377964" office:value-type="float"/>
          <table:table-cell office:value="0.5307285909433872" office:value-type="float"/>
          <table:table-cell office:value="0.6150218750833536" office:value-type="float"/>
        </table:table-row>
        <table:table-row>
          <table:table-cell office:value-type="string">
            <text:p>ecomfe__echarts</text:p>
          </table:table-cell>
          <table:table-cell office:value="0.6855714796244257" office:value-type="float"/>
          <table:table-cell office:value="0.7527768229779328" office:value-type="float"/>
          <table:table-cell office:value="0.7741307504665402" office:value-type="float"/>
          <table:table-cell office:value="0.7926608075838227" office:value-type="float"/>
          <table:table-cell office:value="0.8702128675260905" office:value-type="float"/>
          <table:table-cell office:value="0.5069643539368817" office:value-type="float"/>
          <table:table-cell office:value="0.5886828914210904" office:value-type="float"/>
          <table:table-cell office:value="0.6027583434438061" office:value-type="float"/>
          <table:table-cell office:value="0.6117461177990969" office:value-type="float"/>
          <table:table-cell office:value="0.6843700405347728" office:value-type="float"/>
          <table:table-cell office:value="0.4160187386315942" office:value-type="float"/>
          <table:table-cell office:value="0.49320414255892703" office:value-type="float"/>
          <table:table-cell office:value="0.5119649993307663" office:value-type="float"/>
          <table:table-cell office:value="0.5323330957844259" office:value-type="float"/>
          <table:table-cell office:value="0.6051992236282371" office:value-type="float"/>
          <table:table-cell office:value="0.5544661463000715" office:value-type="float"/>
          <table:table-cell office:value="0.6620049813185243" office:value-type="float"/>
          <table:table-cell office:value="0.6821652716893297" office:value-type="float"/>
          <table:table-cell office:value="0.6956493737042883" office:value-type="float"/>
          <table:table-cell office:value="0.74613366549474" office:value-type="float"/>
          <table:table-cell office:value="0.2962490855528885" office:value-type="float"/>
          <table:table-cell office:value="0.4386384867554036" office:value-type="float"/>
          <table:table-cell office:value="0.4692030870948748" office:value-type="float"/>
          <table:table-cell office:value="0.49778791672350764" office:value-type="float"/>
          <table:table-cell office:value="0.5602812422010834" office:value-type="float"/>
        </table:table-row>
        <table:table-row>
          <table:table-cell office:value-type="string">
            <text:p>facebook__osquery</text:p>
          </table:table-cell>
          <table:table-cell office:value="0.689185266434104" office:value-type="float"/>
          <table:table-cell office:value="0.7579350721435428" office:value-type="float"/>
          <table:table-cell office:value="0.7896483347268148" office:value-type="float"/>
          <table:table-cell office:value="0.8113239098803431" office:value-type="float"/>
          <table:table-cell office:value="0.8585152730638572" office:value-type="float"/>
          <table:table-cell office:value="0.5142855366403141" office:value-type="float"/>
          <table:table-cell office:value="0.580109223787076" office:value-type="float"/>
          <table:table-cell office:value="0.6007416879861618" office:value-type="float"/>
          <table:table-cell office:value="0.6197603423539949" office:value-type="float"/>
          <table:table-cell office:value="0.6669905816551185" office:value-type="float"/>
          <table:table-cell office:value="0.41161098729906165" office:value-type="float"/>
          <table:table-cell office:value="0.45831882686265824" office:value-type="float"/>
          <table:table-cell office:value="0.47780684750528724" office:value-type="float"/>
          <table:table-cell office:value="0.4916819719989576" office:value-type="float"/>
          <table:table-cell office:value="0.577137318748845" office:value-type="float"/>
          <table:table-cell office:value="0.5616335821252372" office:value-type="float"/>
          <table:table-cell office:value="0.6138965006762237" office:value-type="float"/>
          <table:table-cell office:value="0.632030937234896" office:value-type="float"/>
          <table:table-cell office:value="0.655475962873237" office:value-type="float"/>
          <table:table-cell office:value="0.7265475895875975" office:value-type="float"/>
          <table:table-cell office:value="0.37532150083736493" office:value-type="float"/>
          <table:table-cell office:value="0.46303726987963045" office:value-type="float"/>
          <table:table-cell office:value="0.5014303617395923" office:value-type="float"/>
          <table:table-cell office:value="0.5264113272407414" office:value-type="float"/>
          <table:table-cell office:value="0.5798081924659462" office:value-type="float"/>
        </table:table-row>
        <table:table-row>
          <table:table-cell office:value-type="string">
            <text:p>tilemill-project__tilemill</text:p>
          </table:table-cell>
          <table:table-cell office:value="0.7044734082241723" office:value-type="float"/>
          <table:table-cell office:value="0.7747253862850826" office:value-type="float"/>
          <table:table-cell office:value="0.7964556271629792" office:value-type="float"/>
          <table:table-cell office:value="0.8156705622294601" office:value-type="float"/>
          <table:table-cell office:value="0.8562342854459601" office:value-type="float"/>
          <table:table-cell office:value="0.5192252616219989" office:value-type="float"/>
          <table:table-cell office:value="0.5724692199410518" office:value-type="float"/>
          <table:table-cell office:value="0.5951780484210557" office:value-type="float"/>
          <table:table-cell office:value="0.6173724471681807" office:value-type="float"/>
          <table:table-cell office:value="0.6938530886578348" office:value-type="float"/>
          <table:table-cell office:value="0.30273802379314807" office:value-type="float"/>
          <table:table-cell office:value="0.4418363274153121" office:value-type="float"/>
          <table:table-cell office:value="0.46399590533400853" office:value-type="float"/>
          <table:table-cell office:value="0.5060458640331049" office:value-type="float"/>
          <table:table-cell office:value="0.5874923196662342" office:value-type="float"/>
          <table:table-cell office:value="0.5345565566486298" office:value-type="float"/>
          <table:table-cell office:value="0.6057889787687876" office:value-type="float"/>
          <table:table-cell office:value="0.6281400285172369" office:value-type="float"/>
          <table:table-cell office:value="0.6526030415865953" office:value-type="float"/>
          <table:table-cell office:value="0.7207829875708378" office:value-type="float"/>
          <table:table-cell office:value="0.38399354176548095" office:value-type="float"/>
          <table:table-cell office:value="0.46551624140009207" office:value-type="float"/>
          <table:table-cell office:value="0.4944985367101473" office:value-type="float"/>
          <table:table-cell office:value="0.5181507144234616" office:value-type="float"/>
          <table:table-cell office:value="0.6042614128009667" office:value-type="float"/>
        </table:table-row>
        <table:table-row>
          <table:table-cell office:value-type="string">
            <text:p>ether__etherpad-lite</text:p>
          </table:table-cell>
          <table:table-cell office:value="0.7166972486003557" office:value-type="float"/>
          <table:table-cell office:value="0.7766897515872696" office:value-type="float"/>
          <table:table-cell office:value="0.7972650076217274" office:value-type="float"/>
          <table:table-cell office:value="0.8139761573114925" office:value-type="float"/>
          <table:table-cell office:value="0.8633874912372062" office:value-type="float"/>
          <table:table-cell office:value="0.5157818384050176" office:value-type="float"/>
          <table:table-cell office:value="0.5749080406132163" office:value-type="float"/>
          <table:table-cell office:value="0.5915947213306877" office:value-type="float"/>
          <table:table-cell office:value="0.604721417663725" office:value-type="float"/>
          <table:table-cell office:value="0.6859765511448717" office:value-type="float"/>
          <table:table-cell office:value="0.38695724199661735" office:value-type="float"/>
          <table:table-cell office:value="0.45132364496400523" office:value-type="float"/>
          <table:table-cell office:value="0.46625123077802166" office:value-type="float"/>
          <table:table-cell office:value="0.4833260403085957" office:value-type="float"/>
          <table:table-cell office:value="0.5507149726731568" office:value-type="float"/>
          <table:table-cell office:value="0.5570653810038931" office:value-type="float"/>
          <table:table-cell office:value="0.6076744738718238" office:value-type="float"/>
          <table:table-cell office:value="0.6256033051022191" office:value-type="float"/>
          <table:table-cell office:value="0.6439802712902385" office:value-type="float"/>
          <table:table-cell office:value="0.7432787502389568" office:value-type="float"/>
          <table:table-cell office:value="0.38195741179400944" office:value-type="float"/>
          <table:table-cell office:value="0.486557650141214" office:value-type="float"/>
          <table:table-cell office:value="0.5115117924412628" office:value-type="float"/>
          <table:table-cell office:value="0.52775143108948" office:value-type="float"/>
          <table:table-cell office:value="0.5881767936623069" office:value-type="float"/>
        </table:table-row>
        <table:table-row>
          <table:table-cell office:value-type="string">
            <text:p>521dimensions__amplitudejs</text:p>
          </table:table-cell>
          <table:table-cell office:value="0.7676236566249955" office:value-type="float"/>
          <table:table-cell office:value="0.7742478163514244" office:value-type="float"/>
          <table:table-cell office:value="0.7998415802087283" office:value-type="float"/>
          <table:table-cell office:value="0.81469970669211" office:value-type="float"/>
          <table:table-cell office:value="0.8181601925743699" office:value-type="float"/>
          <table:table-cell office:value="0.5021500622989079" office:value-type="float"/>
          <table:table-cell office:value="0.5358106921140774" office:value-type="float"/>
          <table:table-cell office:value="0.5942026296200068" office:value-type="float"/>
          <table:table-cell office:value="0.6167599623954363" office:value-type="float"/>
          <table:table-cell office:value="0.7006582165301438" office:value-type="float"/>
          <table:table-cell office:value="0.37384196562772354" office:value-type="float"/>
          <table:table-cell office:value="0.4493682335130112" office:value-type="float"/>
          <table:table-cell office:value="0.48812287403240895" office:value-type="float"/>
          <table:table-cell office:value="0.5059491565571241" office:value-type="float"/>
          <table:table-cell office:value="0.5500121162578829" office:value-type="float"/>
          <table:table-cell office:value="0.5999895296612288" office:value-type="float"/>
          <table:table-cell office:value="0.6225506538699171" office:value-type="float"/>
          <table:table-cell office:value="0.6353776740197234" office:value-type="float"/>
          <table:table-cell office:value="0.6704338827331862" office:value-type="float"/>
          <table:table-cell office:value="0.7275082917292728" office:value-type="float"/>
          <table:table-cell office:value="0.4061735857577846" office:value-type="float"/>
          <table:table-cell office:value="0.42008220648019223" office:value-type="float"/>
          <table:table-cell office:value="0.4877958264442549" office:value-type="float"/>
          <table:table-cell office:value="0.5332294003023446" office:value-type="float"/>
          <table:table-cell office:value="0.5479164346454509" office:value-type="float"/>
        </table:table-row>
        <table:table-row>
          <table:table-cell office:value-type="string">
            <text:p>fengyuanchen__viewerjs</text:p>
          </table:table-cell>
          <table:table-cell office:value="0.7450044081623962" office:value-type="float"/>
          <table:table-cell office:value="0.749244549665747" office:value-type="float"/>
          <table:table-cell office:value="0.7857232959586786" office:value-type="float"/>
          <table:table-cell office:value="0.8126753387060258" office:value-type="float"/>
          <table:table-cell office:value="0.8126753387060258" office:value-type="float"/>
          <table:table-cell office:value="0.5932236211805274" office:value-type="float"/>
          <table:table-cell office:value="0.5975204374023213" office:value-type="float"/>
          <table:table-cell office:value="0.6095510820914943" office:value-type="float"/>
          <table:table-cell office:value="0.6224582965701901" office:value-type="float"/>
          <table:table-cell office:value="0.6224582965701901" office:value-type="float"/>
          <table:table-cell office:value="0.4844765458297009" office:value-type="float"/>
          <table:table-cell office:value="0.4875327432813955" office:value-type="float"/>
          <table:table-cell office:value="0.5093220262231868" office:value-type="float"/>
          <table:table-cell office:value="0.5228946255068952" office:value-type="float"/>
          <table:table-cell office:value="0.5228946255068952" office:value-type="float"/>
          <table:table-cell office:value="0.6423391310602696" office:value-type="float"/>
          <table:table-cell office:value="0.6739268130507194" office:value-type="float"/>
          <table:table-cell office:value="0.6810552370993503" office:value-type="float"/>
          <table:table-cell office:value="0.7330188431539912" office:value-type="float"/>
          <table:table-cell office:value="0.7330188431539912" office:value-type="float"/>
          <table:table-cell office:value="0.42026156566057404" office:value-type="float"/>
          <table:table-cell office:value="0.48615749419275633" office:value-type="float"/>
          <table:table-cell office:value="0.5254778595010785" office:value-type="float"/>
          <table:table-cell office:value="0.5748555868640444" office:value-type="float"/>
          <table:table-cell office:value="0.5748555868640444" office:value-type="float"/>
        </table:table-row>
        <table:table-row>
          <table:table-cell office:value-type="string">
            <text:p>conan-io__conan</text:p>
          </table:table-cell>
          <table:table-cell office:value="0.7071149596045421" office:value-type="float"/>
          <table:table-cell office:value="0.7900406120738639" office:value-type="float"/>
          <table:table-cell office:value="0.8112601648538089" office:value-type="float"/>
          <table:table-cell office:value="0.8247845138616032" office:value-type="float"/>
          <table:table-cell office:value="0.857943822464313" office:value-type="float"/>
          <table:table-cell office:value="0.4945283916467493" office:value-type="float"/>
          <table:table-cell office:value="0.5921366158754733" office:value-type="float"/>
          <table:table-cell office:value="0.6110825332879618" office:value-type="float"/>
          <table:table-cell office:value="0.6270025836893467" office:value-type="float"/>
          <table:table-cell office:value="0.7221373656288617" office:value-type="float"/>
          <table:table-cell office:value="0.36538819926213706" office:value-type="float"/>
          <table:table-cell office:value="0.4445285087589852" office:value-type="float"/>
          <table:table-cell office:value="0.4623927299906009" office:value-type="float"/>
          <table:table-cell office:value="0.4803945000869353" office:value-type="float"/>
          <table:table-cell office:value="0.5333590049202885" office:value-type="float"/>
          <table:table-cell office:value="0.542183589476946" office:value-type="float"/>
          <table:table-cell office:value="0.6083681392429185" office:value-type="float"/>
          <table:table-cell office:value="0.627256752784879" office:value-type="float"/>
          <table:table-cell office:value="0.6436101670830265" office:value-type="float"/>
          <table:table-cell office:value="0.7382924555727588" office:value-type="float"/>
          <table:table-cell office:value="0.3290476785775276" office:value-type="float"/>
          <table:table-cell office:value="0.5028073687962296" office:value-type="float"/>
          <table:table-cell office:value="0.5262242591359603" office:value-type="float"/>
          <table:table-cell office:value="0.5441661267320734" office:value-type="float"/>
          <table:table-cell office:value="0.6078558510390724" office:value-type="float"/>
        </table:table-row>
        <table:table-row>
          <table:table-cell office:value-type="string">
            <text:p>trello__RxLifecycle</text:p>
          </table:table-cell>
          <table:table-cell office:value="0.7615941846466047" office:value-type="float"/>
          <table:table-cell office:value="0.8078389434895754" office:value-type="float"/>
          <table:table-cell office:value="0.8083554462782665" office:value-type="float"/>
          <table:table-cell office:value="0.8138793724477063" office:value-type="float"/>
          <table:table-cell office:value="0.8238734344737555" office:value-type="float"/>
          <table:table-cell office:value="0.5348076967198143" office:value-type="float"/>
          <table:table-cell office:value="0.5726129481830056" office:value-type="float"/>
          <table:table-cell office:value="0.585376216391862" office:value-type="float"/>
          <table:table-cell office:value="0.5889047902802347" office:value-type="float"/>
          <table:table-cell office:value="0.607637596960705" office:value-type="float"/>
          <table:table-cell office:value="0.4439939888768904" office:value-type="float"/>
          <table:table-cell office:value="0.4507668203358649" office:value-type="float"/>
          <table:table-cell office:value="0.45773961244976324" office:value-type="float"/>
          <table:table-cell office:value="0.45777559598775097" office:value-type="float"/>
          <table:table-cell office:value="0.49082290462597433" office:value-type="float"/>
          <table:table-cell office:value="0.6290525094829846" office:value-type="float"/>
          <table:table-cell office:value="0.6321359101763708" office:value-type="float"/>
          <table:table-cell office:value="0.6323437935904161" office:value-type="float"/>
          <table:table-cell office:value="0.646082687694451" office:value-type="float"/>
          <table:table-cell office:value="0.6549885326175189" office:value-type="float"/>
          <table:table-cell office:value="0.37750323449241835" office:value-type="float"/>
          <table:table-cell office:value="0.4702265513610845" office:value-type="float"/>
          <table:table-cell office:value="0.4791442451209332" office:value-type="float"/>
          <table:table-cell office:value="0.48765709608226865" office:value-type="float"/>
          <table:table-cell office:value="0.5080109613271698" office:value-type="float"/>
        </table:table-row>
        <table:table-row>
          <table:table-cell office:value-type="string">
            <text:p>nelmio__alice</text:p>
          </table:table-cell>
          <table:table-cell office:value="0.7337826915866885" office:value-type="float"/>
          <table:table-cell office:value="0.7921891358606314" office:value-type="float"/>
          <table:table-cell office:value="0.8114559537445669" office:value-type="float"/>
          <table:table-cell office:value="0.8187180554683015" office:value-type="float"/>
          <table:table-cell office:value="0.8518343961832644" office:value-type="float"/>
          <table:table-cell office:value="0.5478284634998769" office:value-type="float"/>
          <table:table-cell office:value="0.5692358857996699" office:value-type="float"/>
          <table:table-cell office:value="0.5860184327043098" office:value-type="float"/>
          <table:table-cell office:value="0.6025421081438753" office:value-type="float"/>
          <table:table-cell office:value="0.6502861440749036" office:value-type="float"/>
          <table:table-cell office:value="0.3660305281105567" office:value-type="float"/>
          <table:table-cell office:value="0.4672306424456063" office:value-type="float"/>
          <table:table-cell office:value="0.4837772268920181" office:value-type="float"/>
          <table:table-cell office:value="0.5162014456854298" office:value-type="float"/>
          <table:table-cell office:value="0.5972813483764476" office:value-type="float"/>
          <table:table-cell office:value="0.571056538772643" office:value-type="float"/>
          <table:table-cell office:value="0.6230967074852535" office:value-type="float"/>
          <table:table-cell office:value="0.6397207095300284" office:value-type="float"/>
          <table:table-cell office:value="0.6586008287390869" office:value-type="float"/>
          <table:table-cell office:value="0.7118761941882492" office:value-type="float"/>
          <table:table-cell office:value="0.3314199147070342" office:value-type="float"/>
          <table:table-cell office:value="0.46087562839605933" office:value-type="float"/>
          <table:table-cell office:value="0.48680120346644606" office:value-type="float"/>
          <table:table-cell office:value="0.5114313891413604" office:value-type="float"/>
          <table:table-cell office:value="0.5491258203665275" office:value-type="float"/>
        </table:table-row>
        <table:table-row>
          <table:table-cell office:value-type="string">
            <text:p>cesanta__mongoose-os</text:p>
          </table:table-cell>
          <table:table-cell office:value="0.6667665022074691" office:value-type="float"/>
          <table:table-cell office:value="0.7429055076307559" office:value-type="float"/>
          <table:table-cell office:value="0.7736452069123978" office:value-type="float"/>
          <table:table-cell office:value="0.7901007645192456" office:value-type="float"/>
          <table:table-cell office:value="0.8301673624531626" office:value-type="float"/>
          <table:table-cell office:value="0.5437369327991354" office:value-type="float"/>
          <table:table-cell office:value="0.5861896359025056" office:value-type="float"/>
          <table:table-cell office:value="0.6003937741858593" office:value-type="float"/>
          <table:table-cell office:value="0.6141927762232389" office:value-type="float"/>
          <table:table-cell office:value="0.6343431216196839" office:value-type="float"/>
          <table:table-cell office:value="0.40430540809103754" office:value-type="float"/>
          <table:table-cell office:value="0.455066492454532" office:value-type="float"/>
          <table:table-cell office:value="0.4691410069892666" office:value-type="float"/>
          <table:table-cell office:value="0.49224361780568426" office:value-type="float"/>
          <table:table-cell office:value="0.5307700292656038" office:value-type="float"/>
          <table:table-cell office:value="0.6049336654306274" office:value-type="float"/>
          <table:table-cell office:value="0.6258509376311412" office:value-type="float"/>
          <table:table-cell office:value="0.6465131445328057" office:value-type="float"/>
          <table:table-cell office:value="0.6578352202521316" office:value-type="float"/>
          <table:table-cell office:value="0.706783068698342" office:value-type="float"/>
          <table:table-cell office:value="0.37388819788001976" office:value-type="float"/>
          <table:table-cell office:value="0.4628528928944182" office:value-type="float"/>
          <table:table-cell office:value="0.4960352875500629" office:value-type="float"/>
          <table:table-cell office:value="0.5189184012162268" office:value-type="float"/>
          <table:table-cell office:value="0.5523144374704022" office:value-type="float"/>
        </table:table-row>
        <table:table-row>
          <table:table-cell office:value-type="string">
            <text:p>electron__electron</text:p>
          </table:table-cell>
          <table:table-cell office:value="0.693458546115095" office:value-type="float"/>
          <table:table-cell office:value="0.7734949933493854" office:value-type="float"/>
          <table:table-cell office:value="0.7960583415846598" office:value-type="float"/>
          <table:table-cell office:value="0.8099282909064878" office:value-type="float"/>
          <table:table-cell office:value="0.8630512694470633" office:value-type="float"/>
          <table:table-cell office:value="0.49844628471251007" office:value-type="float"/>
          <table:table-cell office:value="0.5717866404693743" office:value-type="float"/>
          <table:table-cell office:value="0.5875577209927744" office:value-type="float"/>
          <table:table-cell office:value="0.6074497530383075" office:value-type="float"/>
          <table:table-cell office:value="0.7106237985024717" office:value-type="float"/>
          <table:table-cell office:value="0.340162587364338" office:value-type="float"/>
          <table:table-cell office:value="0.44187434528098934" office:value-type="float"/>
          <table:table-cell office:value="0.46282390969252785" office:value-type="float"/>
          <table:table-cell office:value="0.48502482747069575" office:value-type="float"/>
          <table:table-cell office:value="0.5757080785306298" office:value-type="float"/>
          <table:table-cell office:value="0.5333152691183833" office:value-type="float"/>
          <table:table-cell office:value="0.5984656470184407" office:value-type="float"/>
          <table:table-cell office:value="0.6194172554080974" office:value-type="float"/>
          <table:table-cell office:value="0.6445592785994629" office:value-type="float"/>
          <table:table-cell office:value="0.7659630764234822" office:value-type="float"/>
          <table:table-cell office:value="0.3801673591607106" office:value-type="float"/>
          <table:table-cell office:value="0.478720508332931" office:value-type="float"/>
          <table:table-cell office:value="0.5040439762783979" office:value-type="float"/>
          <table:table-cell office:value="0.5255391070382307" office:value-type="float"/>
          <table:table-cell office:value="0.6148222724663122" office:value-type="float"/>
        </table:table-row>
        <table:table-row>
          <table:table-cell office:value-type="string">
            <text:p>nteract__nteract</text:p>
          </table:table-cell>
          <table:table-cell office:value="0.7487429588681351" office:value-type="float"/>
          <table:table-cell office:value="0.7913675199441252" office:value-type="float"/>
          <table:table-cell office:value="0.8063855146295541" office:value-type="float"/>
          <table:table-cell office:value="0.8178631679695348" office:value-type="float"/>
          <table:table-cell office:value="0.8635825112446252" office:value-type="float"/>
          <table:table-cell office:value="0.5291068029575349" office:value-type="float"/>
          <table:table-cell office:value="0.5754336322377831" office:value-type="float"/>
          <table:table-cell office:value="0.5971318248779816" office:value-type="float"/>
          <table:table-cell office:value="0.6192776041658999" office:value-type="float"/>
          <table:table-cell office:value="0.6803625027357791" office:value-type="float"/>
          <table:table-cell office:value="0.3933890759624567" office:value-type="float"/>
          <table:table-cell office:value="0.4494375830333921" office:value-type="float"/>
          <table:table-cell office:value="0.4773830811867299" office:value-type="float"/>
          <table:table-cell office:value="0.5009957607793901" office:value-type="float"/>
          <table:table-cell office:value="0.5419383806770779" office:value-type="float"/>
          <table:table-cell office:value="0.5829446167749726" office:value-type="float"/>
          <table:table-cell office:value="0.6121693882965571" office:value-type="float"/>
          <table:table-cell office:value="0.6367922755260211" office:value-type="float"/>
          <table:table-cell office:value="0.6514972968548343" office:value-type="float"/>
          <table:table-cell office:value="0.7710566280258081" office:value-type="float"/>
          <table:table-cell office:value="0.4201251049698062" office:value-type="float"/>
          <table:table-cell office:value="0.4814191210380028" office:value-type="float"/>
          <table:table-cell office:value="0.4943418009866838" office:value-type="float"/>
          <table:table-cell office:value="0.5097488970312981" office:value-type="float"/>
          <table:table-cell office:value="0.5570962872204641" office:value-type="float"/>
        </table:table-row>
        <table:table-row>
          <table:table-cell office:value-type="string">
            <text:p>PowerShell__PowerShell</text:p>
          </table:table-cell>
          <table:table-cell office:value="0.6749954277858383" office:value-type="float"/>
          <table:table-cell office:value="0.773636702379249" office:value-type="float"/>
          <table:table-cell office:value="0.8005644561724757" office:value-type="float"/>
          <table:table-cell office:value="0.8182259871432125" office:value-type="float"/>
          <table:table-cell office:value="0.8669535978094105" office:value-type="float"/>
          <table:table-cell office:value="0.4987175523276256" office:value-type="float"/>
          <table:table-cell office:value="0.578221272035487" office:value-type="float"/>
          <table:table-cell office:value="0.5928078336492444" office:value-type="float"/>
          <table:table-cell office:value="0.6102358431800131" office:value-type="float"/>
          <table:table-cell office:value="0.7540654383062779" office:value-type="float"/>
          <table:table-cell office:value="0.3534151416935" office:value-type="float"/>
          <table:table-cell office:value="0.44572552596401604" office:value-type="float"/>
          <table:table-cell office:value="0.46340728222543714" office:value-type="float"/>
          <table:table-cell office:value="0.4851175457594152" office:value-type="float"/>
          <table:table-cell office:value="0.5930275273466681" office:value-type="float"/>
          <table:table-cell office:value="0.5246074785012034" office:value-type="float"/>
          <table:table-cell office:value="0.5961119818037757" office:value-type="float"/>
          <table:table-cell office:value="0.6143088236264068" office:value-type="float"/>
          <table:table-cell office:value="0.6353489711622955" office:value-type="float"/>
          <table:table-cell office:value="0.7276245019052009" office:value-type="float"/>
          <table:table-cell office:value="0.3809099121871634" office:value-type="float"/>
          <table:table-cell office:value="0.47621928499791893" office:value-type="float"/>
          <table:table-cell office:value="0.49788540489112243" office:value-type="float"/>
          <table:table-cell office:value="0.5179619934976748" office:value-type="float"/>
          <table:table-cell office:value="0.5877039046169691" office:value-type="float"/>
        </table:table-row>
        <table:table-row>
          <table:table-cell office:value-type="string">
            <text:p>google__brotli</text:p>
          </table:table-cell>
          <table:table-cell office:value="0.7104159578790297" office:value-type="float"/>
          <table:table-cell office:value="0.7928505959595392" office:value-type="float"/>
          <table:table-cell office:value="0.8074041629764152" office:value-type="float"/>
          <table:table-cell office:value="0.8232838120524315" office:value-type="float"/>
          <table:table-cell office:value="0.8530072594829737" office:value-type="float"/>
          <table:table-cell office:value="0.5340542887878101" office:value-type="float"/>
          <table:table-cell office:value="0.5876195556860249" office:value-type="float"/>
          <table:table-cell office:value="0.6104745522793978" office:value-type="float"/>
          <table:table-cell office:value="0.619273083503008" office:value-type="float"/>
          <table:table-cell office:value="0.6880885337196009" office:value-type="float"/>
          <table:table-cell office:value="0.4127544093900434" office:value-type="float"/>
          <table:table-cell office:value="0.4500376532327935" office:value-type="float"/>
          <table:table-cell office:value="0.4660805683811164" office:value-type="float"/>
          <table:table-cell office:value="0.479714458748401" office:value-type="float"/>
          <table:table-cell office:value="0.5653829947075338" office:value-type="float"/>
          <table:table-cell office:value="0.5908346261734906" office:value-type="float"/>
          <table:table-cell office:value="0.6091564019720451" office:value-type="float"/>
          <table:table-cell office:value="0.6301710572432973" office:value-type="float"/>
          <table:table-cell office:value="0.6432149998332227" office:value-type="float"/>
          <table:table-cell office:value="0.726619125747212" office:value-type="float"/>
          <table:table-cell office:value="0.42912616378797686" office:value-type="float"/>
          <table:table-cell office:value="0.4870736923900154" office:value-type="float"/>
          <table:table-cell office:value="0.5077727039035861" office:value-type="float"/>
          <table:table-cell office:value="0.5220445743156993" office:value-type="float"/>
          <table:table-cell office:value="0.6157333610900658" office:value-type="float"/>
        </table:table-row>
        <table:table-row>
          <table:table-cell office:value-type="string">
            <text:p>nathansearles__Slides</text:p>
          </table:table-cell>
          <table:table-cell office:value="0.7539276795142307" office:value-type="float"/>
          <table:table-cell office:value="0.7759568164698962" office:value-type="float"/>
          <table:table-cell office:value="0.8052219452236834" office:value-type="float"/>
          <table:table-cell office:value="0.8219059105210076" office:value-type="float"/>
          <table:table-cell office:value="0.856293579488266" office:value-type="float"/>
          <table:table-cell office:value="0.5315150486637671" office:value-type="float"/>
          <table:table-cell office:value="0.5796766999288612" office:value-type="float"/>
          <table:table-cell office:value="0.5953052437041035" office:value-type="float"/>
          <table:table-cell office:value="0.6246346175460171" office:value-type="float"/>
          <table:table-cell office:value="0.6675042170852798" office:value-type="float"/>
          <table:table-cell office:value="0.39800456738788803" office:value-type="float"/>
          <table:table-cell office:value="0.4659356957587403" office:value-type="float"/>
          <table:table-cell office:value="0.4808756622088599" office:value-type="float"/>
          <table:table-cell office:value="0.4999629067384803" office:value-type="float"/>
          <table:table-cell office:value="0.5599693008095081" office:value-type="float"/>
          <table:table-cell office:value="0.5585255017490525" office:value-type="float"/>
          <table:table-cell office:value="0.6163982683347304" office:value-type="float"/>
          <table:table-cell office:value="0.6279162110428697" office:value-type="float"/>
          <table:table-cell office:value="0.6546767953390565" office:value-type="float"/>
          <table:table-cell office:value="0.7402346966166328" office:value-type="float"/>
          <table:table-cell office:value="0.40989779795326226" office:value-type="float"/>
          <table:table-cell office:value="0.4836610005477784" office:value-type="float"/>
          <table:table-cell office:value="0.5134648802238257" office:value-type="float"/>
          <table:table-cell office:value="0.5455102669280895" office:value-type="float"/>
          <table:table-cell office:value="0.5702603550747132" office:value-type="float"/>
        </table:table-row>
        <table:table-row>
          <table:table-cell office:value-type="string">
            <text:p>RaRe-Technologies__gensim</text:p>
          </table:table-cell>
          <table:table-cell office:value="0.7130163751621782" office:value-type="float"/>
          <table:table-cell office:value="0.794060880720058" office:value-type="float"/>
          <table:table-cell office:value="0.8096306659261273" office:value-type="float"/>
          <table:table-cell office:value="0.8256400481804528" office:value-type="float"/>
          <table:table-cell office:value="0.8647843019861761" office:value-type="float"/>
          <table:table-cell office:value="0.5305307824684969" office:value-type="float"/>
          <table:table-cell office:value="0.5840175101038562" office:value-type="float"/>
          <table:table-cell office:value="0.602192438325664" office:value-type="float"/>
          <table:table-cell office:value="0.616099296209191" office:value-type="float"/>
          <table:table-cell office:value="0.6805942402746619" office:value-type="float"/>
          <table:table-cell office:value="0.37682848666691404" office:value-type="float"/>
          <table:table-cell office:value="0.4594468525601832" office:value-type="float"/>
          <table:table-cell office:value="0.48010640542627636" office:value-type="float"/>
          <table:table-cell office:value="0.49890869280045314" office:value-type="float"/>
          <table:table-cell office:value="0.5772968925106371" office:value-type="float"/>
          <table:table-cell office:value="0.5658303385875089" office:value-type="float"/>
          <table:table-cell office:value="0.6179890542508288" office:value-type="float"/>
          <table:table-cell office:value="0.6375539918959533" office:value-type="float"/>
          <table:table-cell office:value="0.6590636745635962" office:value-type="float"/>
          <table:table-cell office:value="0.717581995586726" office:value-type="float"/>
          <table:table-cell office:value="0.2752204793591875" office:value-type="float"/>
          <table:table-cell office:value="0.4751970343622763" office:value-type="float"/>
          <table:table-cell office:value="0.4916582902189741" office:value-type="float"/>
          <table:table-cell office:value="0.5121686195285371" office:value-type="float"/>
          <table:table-cell office:value="0.5739303692855549" office:value-type="float"/>
        </table:table-row>
        <table:table-row>
          <table:table-cell office:value-type="string">
            <text:p>actionhero__actionhero</text:p>
          </table:table-cell>
          <table:table-cell office:value="0.7100427117874976" office:value-type="float"/>
          <table:table-cell office:value="0.7661409280325802" office:value-type="float"/>
          <table:table-cell office:value="0.795738714736259" office:value-type="float"/>
          <table:table-cell office:value="0.812767863834519" office:value-type="float"/>
          <table:table-cell office:value="0.8427152764532683" office:value-type="float"/>
          <table:table-cell office:value="0.5223985532140916" office:value-type="float"/>
          <table:table-cell office:value="0.5764313256106568" office:value-type="float"/>
          <table:table-cell office:value="0.5901167831848454" office:value-type="float"/>
          <table:table-cell office:value="0.6001030853125114" office:value-type="float"/>
          <table:table-cell office:value="0.6625727701561509" office:value-type="float"/>
          <table:table-cell office:value="0.3998981067543299" office:value-type="float"/>
          <table:table-cell office:value="0.45906708942285285" office:value-type="float"/>
          <table:table-cell office:value="0.4766358706387635" office:value-type="float"/>
          <table:table-cell office:value="0.5028382161565317" office:value-type="float"/>
          <table:table-cell office:value="0.5690793437835282" office:value-type="float"/>
          <table:table-cell office:value="0.56634453391965" office:value-type="float"/>
          <table:table-cell office:value="0.6140162040719512" office:value-type="float"/>
          <table:table-cell office:value="0.6319806044158605" office:value-type="float"/>
          <table:table-cell office:value="0.6468889391442698" office:value-type="float"/>
          <table:table-cell office:value="0.7495713295113978" office:value-type="float"/>
          <table:table-cell office:value="0.4064960149688689" office:value-type="float"/>
          <table:table-cell office:value="0.4750096803858911" office:value-type="float"/>
          <table:table-cell office:value="0.49955689984480833" office:value-type="float"/>
          <table:table-cell office:value="0.5204171927877663" office:value-type="float"/>
          <table:table-cell office:value="0.5695425027399375" office:value-type="float"/>
        </table:table-row>
        <table:table-row>
          <table:table-cell office:value-type="string">
            <text:p>curran__screencasts</text:p>
          </table:table-cell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366266132449891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74465596994701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713660376387868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721942141575815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611107436603142" office:value-type="float"/>
        </table:table-row>
        <table:table-row>
          <table:table-cell office:value-type="string">
            <text:p>facebookarchive__fixed-data-table</text:p>
          </table:table-cell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linkerd__linkerd</text:p>
          </table:table-cell>
          <table:table-cell office:value="0.7048368076562068" office:value-type="float"/>
          <table:table-cell office:value="0.7549417893012527" office:value-type="float"/>
          <table:table-cell office:value="0.7836768326020623" office:value-type="float"/>
          <table:table-cell office:value="0.8039105702798953" office:value-type="float"/>
          <table:table-cell office:value="0.8429019236365508" office:value-type="float"/>
          <table:table-cell office:value="0.5266488538508196" office:value-type="float"/>
          <table:table-cell office:value="0.5881293307721099" office:value-type="float"/>
          <table:table-cell office:value="0.6054078244098527" office:value-type="float"/>
          <table:table-cell office:value="0.6256864082082391" office:value-type="float"/>
          <table:table-cell office:value="0.6755566645046203" office:value-type="float"/>
          <table:table-cell office:value="0.4091981995631125" office:value-type="float"/>
          <table:table-cell office:value="0.46508663184435783" office:value-type="float"/>
          <table:table-cell office:value="0.48433632871943993" office:value-type="float"/>
          <table:table-cell office:value="0.5030917075606862" office:value-type="float"/>
          <table:table-cell office:value="0.5735931485052803" office:value-type="float"/>
          <table:table-cell office:value="0.605647717495181" office:value-type="float"/>
          <table:table-cell office:value="0.6416873686112476" office:value-type="float"/>
          <table:table-cell office:value="0.6536096777590257" office:value-type="float"/>
          <table:table-cell office:value="0.6746623846361292" office:value-type="float"/>
          <table:table-cell office:value="0.7417326270059996" office:value-type="float"/>
          <table:table-cell office:value="0.3516278419942046" office:value-type="float"/>
          <table:table-cell office:value="0.4728034145684975" office:value-type="float"/>
          <table:table-cell office:value="0.4921639864706433" office:value-type="float"/>
          <table:table-cell office:value="0.5129439258263129" office:value-type="float"/>
          <table:table-cell office:value="0.5848645458855173" office:value-type="float"/>
        </table:table-row>
        <table:table-row>
          <table:table-cell office:value-type="string">
            <text:p>thephpleague__csv</text:p>
          </table:table-cell>
          <table:table-cell office:value="0.7914076014718106" office:value-type="float"/>
          <table:table-cell office:value="0.8093263349931854" office:value-type="float"/>
          <table:table-cell office:value="0.8198302235084105" office:value-type="float"/>
          <table:table-cell office:value="0.839667351653037" office:value-type="float"/>
          <table:table-cell office:value="0.8675194903345461" office:value-type="float"/>
          <table:table-cell office:value="0.5395037102293896" office:value-type="float"/>
          <table:table-cell office:value="0.5951787655565614" office:value-type="float"/>
          <table:table-cell office:value="0.6019762619737166" office:value-type="float"/>
          <table:table-cell office:value="0.6193369929191909" office:value-type="float"/>
          <table:table-cell office:value="0.6750341130189274" office:value-type="float"/>
          <table:table-cell office:value="0.45391051004905575" office:value-type="float"/>
          <table:table-cell office:value="0.4713713674790181" office:value-type="float"/>
          <table:table-cell office:value="0.4782031327887254" office:value-type="float"/>
          <table:table-cell office:value="0.49359939487594107" office:value-type="float"/>
          <table:table-cell office:value="0.5318554728872127" office:value-type="float"/>
          <table:table-cell office:value="0.6177119140013047" office:value-type="float"/>
          <table:table-cell office:value="0.6394914345783427" office:value-type="float"/>
          <table:table-cell office:value="0.6521673330623153" office:value-type="float"/>
          <table:table-cell office:value="0.6772908267059767" office:value-type="float"/>
          <table:table-cell office:value="0.7143794921399123" office:value-type="float"/>
          <table:table-cell office:value="0.44789309352405304" office:value-type="float"/>
          <table:table-cell office:value="0.4929816071755826" office:value-type="float"/>
          <table:table-cell office:value="0.5136668984438996" office:value-type="float"/>
          <table:table-cell office:value="0.5274850260663664" office:value-type="float"/>
          <table:table-cell office:value="0.5706213262021502" office:value-type="float"/>
        </table:table-row>
        <table:table-row>
          <table:table-cell office:value-type="string">
            <text:p>limonte__sweetalert2</text:p>
          </table:table-cell>
          <table:table-cell office:value="0.7133898452299364" office:value-type="float"/>
          <table:table-cell office:value="0.7857850651289863" office:value-type="float"/>
          <table:table-cell office:value="0.8035602765778053" office:value-type="float"/>
          <table:table-cell office:value="0.8155314417161855" office:value-type="float"/>
          <table:table-cell office:value="0.8532765055058086" office:value-type="float"/>
          <table:table-cell office:value="0.5255561589117106" office:value-type="float"/>
          <table:table-cell office:value="0.5785833310382688" office:value-type="float"/>
          <table:table-cell office:value="0.592258320163536" office:value-type="float"/>
          <table:table-cell office:value="0.6079985949730571" office:value-type="float"/>
          <table:table-cell office:value="0.6405503834362747" office:value-type="float"/>
          <table:table-cell office:value="0.3978086210682053" office:value-type="float"/>
          <table:table-cell office:value="0.4572241931913056" office:value-type="float"/>
          <table:table-cell office:value="0.47899062628945405" office:value-type="float"/>
          <table:table-cell office:value="0.497503109055088" office:value-type="float"/>
          <table:table-cell office:value="0.5842750944223515" office:value-type="float"/>
          <table:table-cell office:value="0.5786332568247046" office:value-type="float"/>
          <table:table-cell office:value="0.6285258562210017" office:value-type="float"/>
          <table:table-cell office:value="0.6456068166466487" office:value-type="float"/>
          <table:table-cell office:value="0.6620769265673083" office:value-type="float"/>
          <table:table-cell office:value="0.7125176805846035" office:value-type="float"/>
          <table:table-cell office:value="0.3913154079325909" office:value-type="float"/>
          <table:table-cell office:value="0.4799299690569629" office:value-type="float"/>
          <table:table-cell office:value="0.501052551215366" office:value-type="float"/>
          <table:table-cell office:value="0.5131896030016233" office:value-type="float"/>
          <table:table-cell office:value="0.5831748575039654" office:value-type="float"/>
        </table:table-row>
        <table:table-row>
          <table:table-cell office:value-type="string">
            <text:p>fbrctr__fabricator</text:p>
          </table:table-cell>
          <table:table-cell office:value="0.7324555291372604" office:value-type="float"/>
          <table:table-cell office:value="0.8044838698454344" office:value-type="float"/>
          <table:table-cell office:value="0.8153351952886921" office:value-type="float"/>
          <table:table-cell office:value="0.8267656085460839" office:value-type="float"/>
          <table:table-cell office:value="0.8733991789896669" office:value-type="float"/>
          <table:table-cell office:value="0.5476159547988619" office:value-type="float"/>
          <table:table-cell office:value="0.574527425823111" office:value-type="float"/>
          <table:table-cell office:value="0.591764383877669" office:value-type="float"/>
          <table:table-cell office:value="0.6093969444247592" office:value-type="float"/>
          <table:table-cell office:value="0.6572548942787911" office:value-type="float"/>
          <table:table-cell office:value="0.403107655446483" office:value-type="float"/>
          <table:table-cell office:value="0.44843157374661285" office:value-type="float"/>
          <table:table-cell office:value="0.46650373978917026" office:value-type="float"/>
          <table:table-cell office:value="0.5015184135682037" office:value-type="float"/>
          <table:table-cell office:value="0.5891127700455923" office:value-type="float"/>
          <table:table-cell office:value="0.5633373087007235" office:value-type="float"/>
          <table:table-cell office:value="0.6167996637162614" office:value-type="float"/>
          <table:table-cell office:value="0.627779146381677" office:value-type="float"/>
          <table:table-cell office:value="0.6326849837662085" office:value-type="float"/>
          <table:table-cell office:value="0.7206828966419646" office:value-type="float"/>
          <table:table-cell office:value="0.42223759608801403" office:value-type="float"/>
          <table:table-cell office:value="0.45991171233358485" office:value-type="float"/>
          <table:table-cell office:value="0.48241109302676455" office:value-type="float"/>
          <table:table-cell office:value="0.4897611132699179" office:value-type="float"/>
          <table:table-cell office:value="0.6011531333120266" office:value-type="float"/>
        </table:table-row>
        <table:table-row>
          <table:table-cell office:value-type="string">
            <text:p>evernote__android-job</text:p>
          </table:table-cell>
          <table:table-cell office:value="0.682084621745145" office:value-type="float"/>
          <table:table-cell office:value="0.7307280600400208" office:value-type="float"/>
          <table:table-cell office:value="0.7480766441242616" office:value-type="float"/>
          <table:table-cell office:value="0.7719517209219766" office:value-type="float"/>
          <table:table-cell office:value="0.8169032526986046" office:value-type="float"/>
          <table:table-cell office:value="0.537521162902522" office:value-type="float"/>
          <table:table-cell office:value="0.5683849838185829" office:value-type="float"/>
          <table:table-cell office:value="0.5829721364461997" office:value-type="float"/>
          <table:table-cell office:value="0.5942075929772547" office:value-type="float"/>
          <table:table-cell office:value="0.6353771808742278" office:value-type="float"/>
          <table:table-cell office:value="0.36596813835593245" office:value-type="float"/>
          <table:table-cell office:value="0.4472504509757098" office:value-type="float"/>
          <table:table-cell office:value="0.46129996038651544" office:value-type="float"/>
          <table:table-cell office:value="0.47308481007754216" office:value-type="float"/>
          <table:table-cell office:value="0.5396984707733883" office:value-type="float"/>
          <table:table-cell office:value="0.5723283135101258" office:value-type="float"/>
          <table:table-cell office:value="0.6035867131715437" office:value-type="float"/>
          <table:table-cell office:value="0.6328339617307164" office:value-type="float"/>
          <table:table-cell office:value="0.6597236332549146" office:value-type="float"/>
          <table:table-cell office:value="0.7030913581649354" office:value-type="float"/>
          <table:table-cell office:value="0.38698879426247934" office:value-type="float"/>
          <table:table-cell office:value="0.4627978999869626" office:value-type="float"/>
          <table:table-cell office:value="0.4894423428287582" office:value-type="float"/>
          <table:table-cell office:value="0.5079912724308482" office:value-type="float"/>
          <table:table-cell office:value="0.5863963602988627" office:value-type="float"/>
        </table:table-row>
        <table:table-row>
          <table:table-cell office:value-type="string">
            <text:p>WebAssembly__binaryen</text:p>
          </table:table-cell>
          <table:table-cell office:value="0.7219120164821784" office:value-type="float"/>
          <table:table-cell office:value="0.7695024909708734" office:value-type="float"/>
          <table:table-cell office:value="0.7999571952940033" office:value-type="float"/>
          <table:table-cell office:value="0.8185659380360335" office:value-type="float"/>
          <table:table-cell office:value="0.8525509048493535" office:value-type="float"/>
          <table:table-cell office:value="0.5123390282803252" office:value-type="float"/>
          <table:table-cell office:value="0.5716917862458503" office:value-type="float"/>
          <table:table-cell office:value="0.5851109146981502" office:value-type="float"/>
          <table:table-cell office:value="0.6041907910835252" office:value-type="float"/>
          <table:table-cell office:value="0.6598208500892011" office:value-type="float"/>
          <table:table-cell office:value="0.3923130554224094" office:value-type="float"/>
          <table:table-cell office:value="0.4458047888106713" office:value-type="float"/>
          <table:table-cell office:value="0.46776540237269615" office:value-type="float"/>
          <table:table-cell office:value="0.4908287264457605" office:value-type="float"/>
          <table:table-cell office:value="0.5311942018665541" office:value-type="float"/>
          <table:table-cell office:value="0.5663818178188996" office:value-type="float"/>
          <table:table-cell office:value="0.6102093168321437" office:value-type="float"/>
          <table:table-cell office:value="0.6263235424186027" office:value-type="float"/>
          <table:table-cell office:value="0.6442900091383359" office:value-type="float"/>
          <table:table-cell office:value="0.7028771197014573" office:value-type="float"/>
          <table:table-cell office:value="0.32450347756166675" office:value-type="float"/>
          <table:table-cell office:value="0.4653011966942401" office:value-type="float"/>
          <table:table-cell office:value="0.4876599373185636" office:value-type="float"/>
          <table:table-cell office:value="0.5053714967209424" office:value-type="float"/>
          <table:table-cell office:value="0.5472613365318196" office:value-type="float"/>
        </table:table-row>
        <table:table-row>
          <table:table-cell office:value-type="string">
            <text:p>marmelroy__PhoneNumberKit</text:p>
          </table:table-cell>
          <table:table-cell office:value="0.7541544305394768" office:value-type="float"/>
          <table:table-cell office:value="0.7593268055826242" office:value-type="float"/>
          <table:table-cell office:value="0.777173006612149" office:value-type="float"/>
          <table:table-cell office:value="0.8096314405507231" office:value-type="float"/>
          <table:table-cell office:value="0.8131845183787666" office:value-type="float"/>
          <table:table-cell office:value="0.5593934564970848" office:value-type="float"/>
          <table:table-cell office:value="0.5868961245298189" office:value-type="float"/>
          <table:table-cell office:value="0.6257688876506918" office:value-type="float"/>
          <table:table-cell office:value="0.629467011540084" office:value-type="float"/>
          <table:table-cell office:value="0.642419915466937" office:value-type="float"/>
          <table:table-cell office:value="0.4436198300174339" office:value-type="float"/>
          <table:table-cell office:value="0.4769834056211002" office:value-type="float"/>
          <table:table-cell office:value="0.4964963824572418" office:value-type="float"/>
          <table:table-cell office:value="0.5166612608314153" office:value-type="float"/>
          <table:table-cell office:value="0.6048831528414329" office:value-type="float"/>
          <table:table-cell office:value="0.656511839110917" office:value-type="float"/>
          <table:table-cell office:value="0.6618193422769677" office:value-type="float"/>
          <table:table-cell office:value="0.6737852971735692" office:value-type="float"/>
          <table:table-cell office:value="0.732199168505733" office:value-type="float"/>
          <table:table-cell office:value="0.7508501908105865" office:value-type="float"/>
          <table:table-cell office:value="0.36521413239394346" office:value-type="float"/>
          <table:table-cell office:value="0.4593384260113483" office:value-type="float"/>
          <table:table-cell office:value="0.5097475895104586" office:value-type="float"/>
          <table:table-cell office:value="0.5201620376732297" office:value-type="float"/>
          <table:table-cell office:value="0.537219240344731" office:value-type="float"/>
        </table:table-row>
        <table:table-row>
          <table:table-cell office:value-type="string">
            <text:p>emojione__emojify.js</text:p>
          </table:table-cell>
          <table:table-cell office:value="0.7745017773960314" office:value-type="float"/>
          <table:table-cell office:value="0.8052198032305009" office:value-type="float"/>
          <table:table-cell office:value="0.809843752336201" office:value-type="float"/>
          <table:table-cell office:value="0.815854659970854" office:value-type="float"/>
          <table:table-cell office:value="0.8339802955420309" office:value-type="float"/>
          <table:table-cell office:value="0.5526916357581116" office:value-type="float"/>
          <table:table-cell office:value="0.5954513737671403" office:value-type="float"/>
          <table:table-cell office:value="0.6107827994775927" office:value-type="float"/>
          <table:table-cell office:value="0.6413872666597017" office:value-type="float"/>
          <table:table-cell office:value="0.6543855508384016" office:value-type="float"/>
          <table:table-cell office:value="0.45059137867961163" office:value-type="float"/>
          <table:table-cell office:value="0.4748019146051321" office:value-type="float"/>
          <table:table-cell office:value="0.4837417292126611" office:value-type="float"/>
          <table:table-cell office:value="0.49171685496252715" office:value-type="float"/>
          <table:table-cell office:value="0.5322092753816489" office:value-type="float"/>
          <table:table-cell office:value="0.6188675486191431" office:value-type="float"/>
          <table:table-cell office:value="0.636795974613064" office:value-type="float"/>
          <table:table-cell office:value="0.6722762882176048" office:value-type="float"/>
          <table:table-cell office:value="0.6843830969271785" office:value-type="float"/>
          <table:table-cell office:value="0.7311738224092283" office:value-type="float"/>
          <table:table-cell office:value="0.46663663325228577" office:value-type="float"/>
          <table:table-cell office:value="0.5028519558347803" office:value-type="float"/>
          <table:table-cell office:value="0.5263646034368715" office:value-type="float"/>
          <table:table-cell office:value="0.5469402472166309" office:value-type="float"/>
          <table:table-cell office:value="0.5675470820960512" office:value-type="float"/>
        </table:table-row>
        <table:table-row>
          <table:table-cell office:value-type="string">
            <text:p>shoes__shoes-deprecated</text:p>
          </table:table-cell>
          <table:table-cell office:value="0.7144648640327443" office:value-type="float"/>
          <table:table-cell office:value="0.7662226491580165" office:value-type="float"/>
          <table:table-cell office:value="0.7846555151389012" office:value-type="float"/>
          <table:table-cell office:value="0.7969583927904659" office:value-type="float"/>
          <table:table-cell office:value="0.8125674251778457" office:value-type="float"/>
          <table:table-cell office:value="0.534901315159251" office:value-type="float"/>
          <table:table-cell office:value="0.5829011446181465" office:value-type="float"/>
          <table:table-cell office:value="0.6012177446462508" office:value-type="float"/>
          <table:table-cell office:value="0.6156514717133311" office:value-type="float"/>
          <table:table-cell office:value="0.6362002140385131" office:value-type="float"/>
          <table:table-cell office:value="0.40742841588076684" office:value-type="float"/>
          <table:table-cell office:value="0.4723437510338334" office:value-type="float"/>
          <table:table-cell office:value="0.4833951350229111" office:value-type="float"/>
          <table:table-cell office:value="0.5134240954793147" office:value-type="float"/>
          <table:table-cell office:value="0.5530964318564314" office:value-type="float"/>
          <table:table-cell office:value="0.6045132142694689" office:value-type="float"/>
          <table:table-cell office:value="0.6291458160824671" office:value-type="float"/>
          <table:table-cell office:value="0.6438408563099838" office:value-type="float"/>
          <table:table-cell office:value="0.6861638669298109" office:value-type="float"/>
          <table:table-cell office:value="0.710625978334772" office:value-type="float"/>
          <table:table-cell office:value="0.4434596055214103" office:value-type="float"/>
          <table:table-cell office:value="0.49166721461717433" office:value-type="float"/>
          <table:table-cell office:value="0.5228050365435185" office:value-type="float"/>
          <table:table-cell office:value="0.5368548393338644" office:value-type="float"/>
          <table:table-cell office:value="0.5594121865268077" office:value-type="float"/>
        </table:table-row>
        <table:table-row>
          <table:table-cell office:value-type="string">
            <text:p>Microsoft__TypeScript</text:p>
          </table:table-cell>
          <table:table-cell office:value="0.6990864946020322" office:value-type="float"/>
          <table:table-cell office:value="0.7995516848564869" office:value-type="float"/>
          <table:table-cell office:value="0.8165534540550229" office:value-type="float"/>
          <table:table-cell office:value="0.8292895059654024" office:value-type="float"/>
          <table:table-cell office:value="0.8712764194130573" office:value-type="float"/>
          <table:table-cell office:value="0.5036018831242652" office:value-type="float"/>
          <table:table-cell office:value="0.5671483075293121" office:value-type="float"/>
          <table:table-cell office:value="0.5851575026864461" office:value-type="float"/>
          <table:table-cell office:value="0.6036717324609315" office:value-type="float"/>
          <table:table-cell office:value="0.6818714009314899" office:value-type="float"/>
          <table:table-cell office:value="0.35385252766489383" office:value-type="float"/>
          <table:table-cell office:value="0.45756394104364895" office:value-type="float"/>
          <table:table-cell office:value="0.4767102781266047" office:value-type="float"/>
          <table:table-cell office:value="0.4968024087480714" office:value-type="float"/>
          <table:table-cell office:value="0.5808833524689558" office:value-type="float"/>
          <table:table-cell office:value="0.5363729120290194" office:value-type="float"/>
          <table:table-cell office:value="0.6112025534598776" office:value-type="float"/>
          <table:table-cell office:value="0.6262630946399854" office:value-type="float"/>
          <table:table-cell office:value="0.6461323754976466" office:value-type="float"/>
          <table:table-cell office:value="0.7336454212319493" office:value-type="float"/>
          <table:table-cell office:value="0.3700908027297495" office:value-type="float"/>
          <table:table-cell office:value="0.4695086052595959" office:value-type="float"/>
          <table:table-cell office:value="0.49069402077697266" office:value-type="float"/>
          <table:table-cell office:value="0.5094869162515332" office:value-type="float"/>
          <table:table-cell office:value="0.5871600937417636" office:value-type="float"/>
        </table:table-row>
        <table:table-row>
          <table:table-cell office:value-type="string">
            <text:p>phpspec__phpspec</text:p>
          </table:table-cell>
          <table:table-cell office:value="0.6980476707224205" office:value-type="float"/>
          <table:table-cell office:value="0.8015204369838951" office:value-type="float"/>
          <table:table-cell office:value="0.8120455945715802" office:value-type="float"/>
          <table:table-cell office:value="0.8182611594081562" office:value-type="float"/>
          <table:table-cell office:value="0.8493610853073393" office:value-type="float"/>
          <table:table-cell office:value="0.5239981098315798" office:value-type="float"/>
          <table:table-cell office:value="0.5773301552922693" office:value-type="float"/>
          <table:table-cell office:value="0.591479477422778" office:value-type="float"/>
          <table:table-cell office:value="0.6108368408289817" office:value-type="float"/>
          <table:table-cell office:value="0.6523688134938963" office:value-type="float"/>
          <table:table-cell office:value="0.39166168047180877" office:value-type="float"/>
          <table:table-cell office:value="0.4399886734955051" office:value-type="float"/>
          <table:table-cell office:value="0.45890025094635023" office:value-type="float"/>
          <table:table-cell office:value="0.48511130520238077" office:value-type="float"/>
          <table:table-cell office:value="0.5242691238182943" office:value-type="float"/>
          <table:table-cell office:value="0.5640880808419654" office:value-type="float"/>
          <table:table-cell office:value="0.6163981575950612" office:value-type="float"/>
          <table:table-cell office:value="0.6319859644194233" office:value-type="float"/>
          <table:table-cell office:value="0.6495008196221541" office:value-type="float"/>
          <table:table-cell office:value="0.6818852118912286" office:value-type="float"/>
          <table:table-cell office:value="0.4348994464873843" office:value-type="float"/>
          <table:table-cell office:value="0.4819408870440106" office:value-type="float"/>
          <table:table-cell office:value="0.4959502530030645" office:value-type="float"/>
          <table:table-cell office:value="0.5088875411425751" office:value-type="float"/>
          <table:table-cell office:value="0.5482252355367249" office:value-type="float"/>
        </table:table-row>
        <table:table-row>
          <table:table-cell office:value-type="string">
            <text:p>LWJGL__lwjgl3</text:p>
          </table:table-cell>
          <table:table-cell office:value="0.7133988393648765" office:value-type="float"/>
          <table:table-cell office:value="0.7703902766034224" office:value-type="float"/>
          <table:table-cell office:value="0.79882004569201" office:value-type="float"/>
          <table:table-cell office:value="0.8195164349063899" office:value-type="float"/>
          <table:table-cell office:value="0.8629762809325897" office:value-type="float"/>
          <table:table-cell office:value="0.5208442536401076" office:value-type="float"/>
          <table:table-cell office:value="0.5584789691494139" office:value-type="float"/>
          <table:table-cell office:value="0.5825741272343422" office:value-type="float"/>
          <table:table-cell office:value="0.6042266722663885" office:value-type="float"/>
          <table:table-cell office:value="0.641354283433706" office:value-type="float"/>
          <table:table-cell office:value="0.38106790004158225" office:value-type="float"/>
          <table:table-cell office:value="0.445096742889006" office:value-type="float"/>
          <table:table-cell office:value="0.4627931684193062" office:value-type="float"/>
          <table:table-cell office:value="0.4827748853790936" office:value-type="float"/>
          <table:table-cell office:value="0.567648041128985" office:value-type="float"/>
          <table:table-cell office:value="0.5643250476600639" office:value-type="float"/>
          <table:table-cell office:value="0.5997576398690851" office:value-type="float"/>
          <table:table-cell office:value="0.6258741976742606" office:value-type="float"/>
          <table:table-cell office:value="0.6453410902527998" office:value-type="float"/>
          <table:table-cell office:value="0.7086296910745661" office:value-type="float"/>
          <table:table-cell office:value="0.39555238372587187" office:value-type="float"/>
          <table:table-cell office:value="0.4701504999597841" office:value-type="float"/>
          <table:table-cell office:value="0.49633285835928465" office:value-type="float"/>
          <table:table-cell office:value="0.515240556539496" office:value-type="float"/>
          <table:table-cell office:value="0.5634547820633338" office:value-type="float"/>
        </table:table-row>
        <table:table-row>
          <table:table-cell office:value-type="string">
            <text:p>openstreetmap__iD</text:p>
          </table:table-cell>
          <table:table-cell office:value="0.7323110693814011" office:value-type="float"/>
          <table:table-cell office:value="0.8144503332501173" office:value-type="float"/>
          <table:table-cell office:value="0.824886054569628" office:value-type="float"/>
          <table:table-cell office:value="0.83586044990138" office:value-type="float"/>
          <table:table-cell office:value="0.8618882933237844" office:value-type="float"/>
          <table:table-cell office:value="0.522517558746957" office:value-type="float"/>
          <table:table-cell office:value="0.5796466903493799" office:value-type="float"/>
          <table:table-cell office:value="0.5938401926094024" office:value-type="float"/>
          <table:table-cell office:value="0.6091685387835731" office:value-type="float"/>
          <table:table-cell office:value="0.6644817802583542" office:value-type="float"/>
          <table:table-cell office:value="0.3610226777842068" office:value-type="float"/>
          <table:table-cell office:value="0.4751686888194606" office:value-type="float"/>
          <table:table-cell office:value="0.49644815535809883" office:value-type="float"/>
          <table:table-cell office:value="0.5121375058693578" office:value-type="float"/>
          <table:table-cell office:value="0.6167225200954615" office:value-type="float"/>
          <table:table-cell office:value="0.5672548093220848" office:value-type="float"/>
          <table:table-cell office:value="0.6312180059620607" office:value-type="float"/>
          <table:table-cell office:value="0.6430479085722591" office:value-type="float"/>
          <table:table-cell office:value="0.6579035761631316" office:value-type="float"/>
          <table:table-cell office:value="0.7270509325300811" office:value-type="float"/>
          <table:table-cell office:value="0.3884860211676894" office:value-type="float"/>
          <table:table-cell office:value="0.4958134168005154" office:value-type="float"/>
          <table:table-cell office:value="0.510642529569755" office:value-type="float"/>
          <table:table-cell office:value="0.5280867559655938" office:value-type="float"/>
          <table:table-cell office:value="0.5860061096275692" office:value-type="float"/>
        </table:table-row>
        <table:table-row>
          <table:table-cell office:value-type="string">
            <text:p>Khan__KaTeX</text:p>
          </table:table-cell>
          <table:table-cell office:value="0.7149929649078237" office:value-type="float"/>
          <table:table-cell office:value="0.8046301581594982" office:value-type="float"/>
          <table:table-cell office:value="0.8183802306758018" office:value-type="float"/>
          <table:table-cell office:value="0.8289239332798475" office:value-type="float"/>
          <table:table-cell office:value="0.8604282508685182" office:value-type="float"/>
          <table:table-cell office:value="0.5172956549855312" office:value-type="float"/>
          <table:table-cell office:value="0.5866826073555352" office:value-type="float"/>
          <table:table-cell office:value="0.5987923517316087" office:value-type="float"/>
          <table:table-cell office:value="0.612138551712865" office:value-type="float"/>
          <table:table-cell office:value="0.6944947201472572" office:value-type="float"/>
          <table:table-cell office:value="0.39186112131479933" office:value-type="float"/>
          <table:table-cell office:value="0.46083859876390537" office:value-type="float"/>
          <table:table-cell office:value="0.47872323499670744" office:value-type="float"/>
          <table:table-cell office:value="0.4984214767924542" office:value-type="float"/>
          <table:table-cell office:value="0.6021021708374927" office:value-type="float"/>
          <table:table-cell office:value="0.5621311409013896" office:value-type="float"/>
          <table:table-cell office:value="0.6129076550866088" office:value-type="float"/>
          <table:table-cell office:value="0.6304077376215489" office:value-type="float"/>
          <table:table-cell office:value="0.6568066523116711" office:value-type="float"/>
          <table:table-cell office:value="0.7857998741778374" office:value-type="float"/>
          <table:table-cell office:value="0.42465032728434515" office:value-type="float"/>
          <table:table-cell office:value="0.482728818090064" office:value-type="float"/>
          <table:table-cell office:value="0.49649756313673843" office:value-type="float"/>
          <table:table-cell office:value="0.5127273423188065" office:value-type="float"/>
          <table:table-cell office:value="0.5773902189460706" office:value-type="float"/>
        </table:table-row>
        <table:table-row>
          <table:table-cell office:value-type="string">
            <text:p>somerandomdude__Iconic</text:p>
          </table:table-cell>
          <table:table-cell office:value="0.8114897148143394" office:value-type="float"/>
          <table:table-cell office:value="0.8179156268874693" office:value-type="float"/>
          <table:table-cell office:value="0.8187366567822263" office:value-type="float"/>
          <table:table-cell office:value="0.8201815006303407" office:value-type="float"/>
          <table:table-cell office:value="0.8288314035852922" office:value-type="float"/>
          <table:table-cell office:value="0.5692990397258114" office:value-type="float"/>
          <table:table-cell office:value="0.602971734948336" office:value-type="float"/>
          <table:table-cell office:value="0.6203319779471236" office:value-type="float"/>
          <table:table-cell office:value="0.6273192469309832" office:value-type="float"/>
          <table:table-cell office:value="0.6392999652988338" office:value-type="float"/>
          <table:table-cell office:value="0.4674825198787763" office:value-type="float"/>
          <table:table-cell office:value="0.46795125333455295" office:value-type="float"/>
          <table:table-cell office:value="0.47994699708590993" office:value-type="float"/>
          <table:table-cell office:value="0.5188601213320119" office:value-type="float"/>
          <table:table-cell office:value="0.5233809645757794" office:value-type="float"/>
          <table:table-cell office:value="0.6552027170620736" office:value-type="float"/>
          <table:table-cell office:value="0.6750881921160551" office:value-type="float"/>
          <table:table-cell office:value="0.6777128472087464" office:value-type="float"/>
          <table:table-cell office:value="0.7007450842781511" office:value-type="float"/>
          <table:table-cell office:value="0.7487805832122296" office:value-type="float"/>
          <table:table-cell office:value="0.45798491591683954" office:value-type="float"/>
          <table:table-cell office:value="0.48010074449907725" office:value-type="float"/>
          <table:table-cell office:value="0.5008230236819501" office:value-type="float"/>
          <table:table-cell office:value="0.5022980478840198" office:value-type="float"/>
          <table:table-cell office:value="0.5177161181459594" office:value-type="float"/>
        </table:table-row>
        <table:table-row>
          <table:table-cell office:value-type="string">
            <text:p>jquery-backstretch__jquery-backstretch</text:p>
          </table:table-cell>
          <table:table-cell office:value="0.7503264146349427" office:value-type="float"/>
          <table:table-cell office:value="0.7872635446993951" office:value-type="float"/>
          <table:table-cell office:value="0.799304275116895" office:value-type="float"/>
          <table:table-cell office:value="0.8156231349186791" office:value-type="float"/>
          <table:table-cell office:value="0.8545836405469707" office:value-type="float"/>
          <table:table-cell office:value="0.521157044929624" office:value-type="float"/>
          <table:table-cell office:value="0.5794924127298772" office:value-type="float"/>
          <table:table-cell office:value="0.590309876164895" office:value-type="float"/>
          <table:table-cell office:value="0.6112109455417453" office:value-type="float"/>
          <table:table-cell office:value="0.652728346172243" office:value-type="float"/>
          <table:table-cell office:value="0.40087711721324915" office:value-type="float"/>
          <table:table-cell office:value="0.461292170508122" office:value-type="float"/>
          <table:table-cell office:value="0.4887705086306371" office:value-type="float"/>
          <table:table-cell office:value="0.5191976644352626" office:value-type="float"/>
          <table:table-cell office:value="0.5644419878927232" office:value-type="float"/>
          <table:table-cell office:value="0.5685728437440309" office:value-type="float"/>
          <table:table-cell office:value="0.611895197327458" office:value-type="float"/>
          <table:table-cell office:value="0.6368731368003921" office:value-type="float"/>
          <table:table-cell office:value="0.6753072383771234" office:value-type="float"/>
          <table:table-cell office:value="0.7256122018082043" office:value-type="float"/>
          <table:table-cell office:value="0.41336744222788313" office:value-type="float"/>
          <table:table-cell office:value="0.4728661190246084" office:value-type="float"/>
          <table:table-cell office:value="0.5048156052769608" office:value-type="float"/>
          <table:table-cell office:value="0.5328298141313152" office:value-type="float"/>
          <table:table-cell office:value="0.5676787280335772" office:value-type="float"/>
        </table:table-row>
        <table:table-row>
          <table:table-cell office:value-type="string">
            <text:p>AliSoftware__OHHTTPStubs</text:p>
          </table:table-cell>
          <table:table-cell office:value="0.7166355796940859" office:value-type="float"/>
          <table:table-cell office:value="0.773543070037277" office:value-type="float"/>
          <table:table-cell office:value="0.7989789605616988" office:value-type="float"/>
          <table:table-cell office:value="0.8118553607523504" office:value-type="float"/>
          <table:table-cell office:value="0.8319271616196782" office:value-type="float"/>
          <table:table-cell office:value="0.5066716690035081" office:value-type="float"/>
          <table:table-cell office:value="0.5609582005331808" office:value-type="float"/>
          <table:table-cell office:value="0.5826727678721433" office:value-type="float"/>
          <table:table-cell office:value="0.619045419832062" office:value-type="float"/>
          <table:table-cell office:value="0.6695769679828873" office:value-type="float"/>
          <table:table-cell office:value="0.4045350984104602" office:value-type="float"/>
          <table:table-cell office:value="0.4364956081881223" office:value-type="float"/>
          <table:table-cell office:value="0.4525543674984456" office:value-type="float"/>
          <table:table-cell office:value="0.4749223713734119" office:value-type="float"/>
          <table:table-cell office:value="0.5055281072551162" office:value-type="float"/>
          <table:table-cell office:value="0.5781159364873029" office:value-type="float"/>
          <table:table-cell office:value="0.6165310631549417" office:value-type="float"/>
          <table:table-cell office:value="0.6259337455079359" office:value-type="float"/>
          <table:table-cell office:value="0.6459253674521284" office:value-type="float"/>
          <table:table-cell office:value="0.678431391819886" office:value-type="float"/>
          <table:table-cell office:value="0.3692440487006674" office:value-type="float"/>
          <table:table-cell office:value="0.4459797246244609" office:value-type="float"/>
          <table:table-cell office:value="0.4722790730718327" office:value-type="float"/>
          <table:table-cell office:value="0.507186503593416" office:value-type="float"/>
          <table:table-cell office:value="0.5736695661658772" office:value-type="float"/>
        </table:table-row>
        <table:table-row>
          <table:table-cell office:value-type="string">
            <text:p>carhartl__jquery-cookie</text:p>
          </table:table-cell>
          <table:table-cell office:value="0.7636162135788096" office:value-type="float"/>
          <table:table-cell office:value="0.7977984584893799" office:value-type="float"/>
          <table:table-cell office:value="0.819153119178893" office:value-type="float"/>
          <table:table-cell office:value="0.8301249919417649" office:value-type="float"/>
          <table:table-cell office:value="0.8548926729956722" office:value-type="float"/>
          <table:table-cell office:value="0.5295280725791761" office:value-type="float"/>
          <table:table-cell office:value="0.5913766892535084" office:value-type="float"/>
          <table:table-cell office:value="0.611112840220906" office:value-type="float"/>
          <table:table-cell office:value="0.6218861671549716" office:value-type="float"/>
          <table:table-cell office:value="0.6602930973731181" office:value-type="float"/>
          <table:table-cell office:value="0.4055477654321413" office:value-type="float"/>
          <table:table-cell office:value="0.4581249161623623" office:value-type="float"/>
          <table:table-cell office:value="0.4662977039519309" office:value-type="float"/>
          <table:table-cell office:value="0.48763921451877396" office:value-type="float"/>
          <table:table-cell office:value="0.5209319410695004" office:value-type="float"/>
          <table:table-cell office:value="0.5791825612284218" office:value-type="float"/>
          <table:table-cell office:value="0.6161784640932708" office:value-type="float"/>
          <table:table-cell office:value="0.632078095605128" office:value-type="float"/>
          <table:table-cell office:value="0.6572616497823578" office:value-type="float"/>
          <table:table-cell office:value="0.7075990296654706" office:value-type="float"/>
          <table:table-cell office:value="0.47796757501005727" office:value-type="float"/>
          <table:table-cell office:value="0.5289171830575912" office:value-type="float"/>
          <table:table-cell office:value="0.546076437048834" office:value-type="float"/>
          <table:table-cell office:value="0.5531130130809151" office:value-type="float"/>
          <table:table-cell office:value="0.6008617239032696" office:value-type="float"/>
        </table:table-row>
        <table:table-row>
          <table:table-cell office:value-type="string">
            <text:p>kossnocorp__jquery.turbolinks</text:p>
          </table:table-cell>
          <table:table-cell office:value="0.7811367951742062" office:value-type="float"/>
          <table:table-cell office:value="0.8083270792516354" office:value-type="float"/>
          <table:table-cell office:value="0.8174168849131523" office:value-type="float"/>
          <table:table-cell office:value="0.8268591524734913" office:value-type="float"/>
          <table:table-cell office:value="0.845920835067046" office:value-type="float"/>
          <table:table-cell office:value="0.5756661021440886" office:value-type="float"/>
          <table:table-cell office:value="0.5863686599604117" office:value-type="float"/>
          <table:table-cell office:value="0.5937124720506715" office:value-type="float"/>
          <table:table-cell office:value="0.6233927154858611" office:value-type="float"/>
          <table:table-cell office:value="0.6297387104138178" office:value-type="float"/>
          <table:table-cell office:value="0.44978243538232004" office:value-type="float"/>
          <table:table-cell office:value="0.46414392719150477" office:value-type="float"/>
          <table:table-cell office:value="0.47801987593460954" office:value-type="float"/>
          <table:table-cell office:value="0.485087408781972" office:value-type="float"/>
          <table:table-cell office:value="0.49685794752022755" office:value-type="float"/>
          <table:table-cell office:value="0.5948399146604388" office:value-type="float"/>
          <table:table-cell office:value="0.6092381853476756" office:value-type="float"/>
          <table:table-cell office:value="0.6301387429282721" office:value-type="float"/>
          <table:table-cell office:value="0.6469665593929913" office:value-type="float"/>
          <table:table-cell office:value="0.7136526519260159" office:value-type="float"/>
          <table:table-cell office:value="0.49371714471218736" office:value-type="float"/>
          <table:table-cell office:value="0.494283133880593" office:value-type="float"/>
          <table:table-cell office:value="0.5182952384689354" office:value-type="float"/>
          <table:table-cell office:value="0.5235915727269493" office:value-type="float"/>
          <table:table-cell office:value="0.5526243408685625" office:value-type="float"/>
        </table:table-row>
        <table:table-row>
          <table:table-cell office:value-type="string">
            <text:p>rubygems__rubygems</text:p>
          </table:table-cell>
          <table:table-cell office:value="0.6881959968479037" office:value-type="float"/>
          <table:table-cell office:value="0.7732221297958652" office:value-type="float"/>
          <table:table-cell office:value="0.7994121344166574" office:value-type="float"/>
          <table:table-cell office:value="0.8183567681435898" office:value-type="float"/>
          <table:table-cell office:value="0.8858580069523486" office:value-type="float"/>
          <table:table-cell office:value="0.5304757956838665" office:value-type="float"/>
          <table:table-cell office:value="0.5891988046273561" office:value-type="float"/>
          <table:table-cell office:value="0.6031808892312462" office:value-type="float"/>
          <table:table-cell office:value="0.6141431409160985" office:value-type="float"/>
          <table:table-cell office:value="0.6664850126822158" office:value-type="float"/>
          <table:table-cell office:value="0.37119158104326544" office:value-type="float"/>
          <table:table-cell office:value="0.4706588501320765" office:value-type="float"/>
          <table:table-cell office:value="0.48883144641840004" office:value-type="float"/>
          <table:table-cell office:value="0.5090739910793912" office:value-type="float"/>
          <table:table-cell office:value="0.5973444219037827" office:value-type="float"/>
          <table:table-cell office:value="0.5784477501869139" office:value-type="float"/>
          <table:table-cell office:value="0.6370698521908391" office:value-type="float"/>
          <table:table-cell office:value="0.6631855629424964" office:value-type="float"/>
          <table:table-cell office:value="0.6875808121488182" office:value-type="float"/>
          <table:table-cell office:value="0.7329134108461257" office:value-type="float"/>
          <table:table-cell office:value="0.35744202325273444" office:value-type="float"/>
          <table:table-cell office:value="0.48415950034705996" office:value-type="float"/>
          <table:table-cell office:value="0.5043902740521115" office:value-type="float"/>
          <table:table-cell office:value="0.5245450223409934" office:value-type="float"/>
          <table:table-cell office:value="0.5925689387389367" office:value-type="float"/>
        </table:table-row>
        <table:table-row>
          <table:table-cell office:value-type="string">
            <text:p>douban__code</text:p>
          </table:table-cell>
          <table:table-cell office:value="0.722356806087606" office:value-type="float"/>
          <table:table-cell office:value="0.7386843581262148" office:value-type="float"/>
          <table:table-cell office:value="0.7464842026485058" office:value-type="float"/>
          <table:table-cell office:value="0.7476280875752537" office:value-type="float"/>
          <table:table-cell office:value="0.7556446715703857" office:value-type="float"/>
          <table:table-cell office:value="0.5923005138711712" office:value-type="float"/>
          <table:table-cell office:value="0.5998542570332064" office:value-type="float"/>
          <table:table-cell office:value="0.604969615631535" office:value-type="float"/>
          <table:table-cell office:value="0.6060284214365613" office:value-type="float"/>
          <table:table-cell office:value="0.6155254182316051" office:value-type="float"/>
          <table:table-cell office:value="0.45576612575552433" office:value-type="float"/>
          <table:table-cell office:value="0.46864782576774616" office:value-type="float"/>
          <table:table-cell office:value="0.48698599745635174" office:value-type="float"/>
          <table:table-cell office:value="0.5044281705975876" office:value-type="float"/>
          <table:table-cell office:value="0.5418903553953469" office:value-type="float"/>
          <table:table-cell office:value="0.647947678951891" office:value-type="float"/>
          <table:table-cell office:value="0.6729818819779553" office:value-type="float"/>
          <table:table-cell office:value="0.6735854192812745" office:value-type="float"/>
          <table:table-cell office:value="0.6815229238630425" office:value-type="float"/>
          <table:table-cell office:value="0.6974402636175981" office:value-type="float"/>
          <table:table-cell office:value="0.456071127709574" office:value-type="float"/>
          <table:table-cell office:value="0.505078242764378" office:value-type="float"/>
          <table:table-cell office:value="0.5090305379907091" office:value-type="float"/>
          <table:table-cell office:value="0.5173067191116278" office:value-type="float"/>
          <table:table-cell office:value="0.5389808122890432" office:value-type="float"/>
        </table:table-row>
        <table:table-row>
          <table:table-cell office:value-type="string">
            <text:p>millermedeiros__js-signals</text:p>
          </table:table-cell>
          <table:table-cell office:value="0.7937959871770875" office:value-type="float"/>
          <table:table-cell office:value="0.7950770790120215" office:value-type="float"/>
          <table:table-cell office:value="0.8123161232124376" office:value-type="float"/>
          <table:table-cell office:value="0.8205320398731709" office:value-type="float"/>
          <table:table-cell office:value="0.820680081550276" office:value-type="float"/>
          <table:table-cell office:value="0.5560810198631545" office:value-type="float"/>
          <table:table-cell office:value="0.5820766149771066" office:value-type="float"/>
          <table:table-cell office:value="0.6134725663595165" office:value-type="float"/>
          <table:table-cell office:value="0.6249723819029699" office:value-type="float"/>
          <table:table-cell office:value="0.6336595526236637" office:value-type="float"/>
          <table:table-cell office:value="0.43272413310070074" office:value-type="float"/>
          <table:table-cell office:value="0.43403506644008133" office:value-type="float"/>
          <table:table-cell office:value="0.4342555855853305" office:value-type="float"/>
          <table:table-cell office:value="0.43626120435453697" office:value-type="float"/>
          <table:table-cell office:value="0.4946414874543364" office:value-type="float"/>
          <table:table-cell office:value="0.5697977026660357" office:value-type="float"/>
          <table:table-cell office:value="0.6039890147448036" office:value-type="float"/>
          <table:table-cell office:value="0.6045773715695213" office:value-type="float"/>
          <table:table-cell office:value="0.6461142490492062" office:value-type="float"/>
          <table:table-cell office:value="0.6740842034953122" office:value-type="float"/>
          <table:table-cell office:value="0.4854231448925587" office:value-type="float"/>
          <table:table-cell office:value="0.5144675088689482" office:value-type="float"/>
          <table:table-cell office:value="0.5238288042464949" office:value-type="float"/>
          <table:table-cell office:value="0.5246248744246509" office:value-type="float"/>
          <table:table-cell office:value="0.5420825185360509" office:value-type="float"/>
        </table:table-row>
        <table:table-row>
          <table:table-cell office:value-type="string">
            <text:p>getify__LABjs</text:p>
          </table:table-cell>
          <table:table-cell office:value="0.7735202238351535" office:value-type="float"/>
          <table:table-cell office:value="0.802177102408691" office:value-type="float"/>
          <table:table-cell office:value="0.8162976778792264" office:value-type="float"/>
          <table:table-cell office:value="0.8277530330316284" office:value-type="float"/>
          <table:table-cell office:value="0.8754188524323897" office:value-type="float"/>
          <table:table-cell office:value="0.5505399078443182" office:value-type="float"/>
          <table:table-cell office:value="0.5797146389211665" office:value-type="float"/>
          <table:table-cell office:value="0.5960564032718857" office:value-type="float"/>
          <table:table-cell office:value="0.6168673675860987" office:value-type="float"/>
          <table:table-cell office:value="0.6548015600864037" office:value-type="float"/>
          <table:table-cell office:value="0.40613962307984164" office:value-type="float"/>
          <table:table-cell office:value="0.4486626803729796" office:value-type="float"/>
          <table:table-cell office:value="0.47705199805361725" office:value-type="float"/>
          <table:table-cell office:value="0.4921768682574623" office:value-type="float"/>
          <table:table-cell office:value="0.5369802758345583" office:value-type="float"/>
          <table:table-cell office:value="0.5549085676120311" office:value-type="float"/>
          <table:table-cell office:value="0.6094228678926366" office:value-type="float"/>
          <table:table-cell office:value="0.6362038451315862" office:value-type="float"/>
          <table:table-cell office:value="0.6593630376345035" office:value-type="float"/>
          <table:table-cell office:value="0.7099549881583422" office:value-type="float"/>
          <table:table-cell office:value="0.47606902593139216" office:value-type="float"/>
          <table:table-cell office:value="0.4946473435187411" office:value-type="float"/>
          <table:table-cell office:value="0.5114489030853832" office:value-type="float"/>
          <table:table-cell office:value="0.5371092732173095" office:value-type="float"/>
          <table:table-cell office:value="0.5801792520396143" office:value-type="float"/>
        </table:table-row>
        <table:table-row>
          <table:table-cell office:value-type="string">
            <text:p>fsnotify__fsnotify</text:p>
          </table:table-cell>
          <table:table-cell office:value="0.7232855311803201" office:value-type="float"/>
          <table:table-cell office:value="0.775467346764088" office:value-type="float"/>
          <table:table-cell office:value="0.7980546815343225" office:value-type="float"/>
          <table:table-cell office:value="0.8249546154118008" office:value-type="float"/>
          <table:table-cell office:value="0.8558073588859222" office:value-type="float"/>
          <table:table-cell office:value="0.5450426241435365" office:value-type="float"/>
          <table:table-cell office:value="0.5776562536261173" office:value-type="float"/>
          <table:table-cell office:value="0.5955132809736681" office:value-type="float"/>
          <table:table-cell office:value="0.6139455388008436" office:value-type="float"/>
          <table:table-cell office:value="0.6721101834030984" office:value-type="float"/>
          <table:table-cell office:value="0.36013814841082803" office:value-type="float"/>
          <table:table-cell office:value="0.4441876268379691" office:value-type="float"/>
          <table:table-cell office:value="0.46623702143788737" office:value-type="float"/>
          <table:table-cell office:value="0.48521919306098993" office:value-type="float"/>
          <table:table-cell office:value="0.561879668488195" office:value-type="float"/>
          <table:table-cell office:value="0.5710635299463764" office:value-type="float"/>
          <table:table-cell office:value="0.6168406578524508" office:value-type="float"/>
          <table:table-cell office:value="0.6430576821500256" office:value-type="float"/>
          <table:table-cell office:value="0.6573453542068596" office:value-type="float"/>
          <table:table-cell office:value="0.6967046003210045" office:value-type="float"/>
          <table:table-cell office:value="0.4235378238104615" office:value-type="float"/>
          <table:table-cell office:value="0.4734426835382939" office:value-type="float"/>
          <table:table-cell office:value="0.49262216562149835" office:value-type="float"/>
          <table:table-cell office:value="0.5121777753940611" office:value-type="float"/>
          <table:table-cell office:value="0.5608908227077752" office:value-type="float"/>
        </table:table-row>
        <table:table-row>
          <table:table-cell office:value-type="string">
            <text:p>mhagger__git-imerge</text:p>
          </table:table-cell>
          <table:table-cell office:value="0.7106766962305736" office:value-type="float"/>
          <table:table-cell office:value="0.7738140306786113" office:value-type="float"/>
          <table:table-cell office:value="0.7937646735123792" office:value-type="float"/>
          <table:table-cell office:value="0.8172036381448571" office:value-type="float"/>
          <table:table-cell office:value="0.8356808368790599" office:value-type="float"/>
          <table:table-cell office:value="0.5357914599579398" office:value-type="float"/>
          <table:table-cell office:value="0.5815642760607137" office:value-type="float"/>
          <table:table-cell office:value="0.6067644168896718" office:value-type="float"/>
          <table:table-cell office:value="0.6200186669461001" office:value-type="float"/>
          <table:table-cell office:value="0.6635273345259276" office:value-type="float"/>
          <table:table-cell office:value="0.3992097678944528" office:value-type="float"/>
          <table:table-cell office:value="0.4472097298081852" office:value-type="float"/>
          <table:table-cell office:value="0.4609028820044317" office:value-type="float"/>
          <table:table-cell office:value="0.4673293213596214" office:value-type="float"/>
          <table:table-cell office:value="0.5224954777336159" office:value-type="float"/>
          <table:table-cell office:value="0.6060345975772078" office:value-type="float"/>
          <table:table-cell office:value="0.6257892285542255" office:value-type="float"/>
          <table:table-cell office:value="0.6406901416444845" office:value-type="float"/>
          <table:table-cell office:value="0.6670354399223173" office:value-type="float"/>
          <table:table-cell office:value="0.7058876108568175" office:value-type="float"/>
          <table:table-cell office:value="0.4692621256472678" office:value-type="float"/>
          <table:table-cell office:value="0.48703943794824783" office:value-type="float"/>
          <table:table-cell office:value="0.5036680952086933" office:value-type="float"/>
          <table:table-cell office:value="0.5195642977625736" office:value-type="float"/>
          <table:table-cell office:value="0.5862997380382543" office:value-type="float"/>
        </table:table-row>
        <table:table-row>
          <table:table-cell office:value-type="string">
            <text:p>Mechazawa__FuckFuckAdblock</text:p>
          </table:table-cell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8151283708575419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6447042328017498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5793233065196879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7106593377266808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5353845339600511" office:value-type="float"/>
        </table:table-row>
        <table:table-row>
          <table:table-cell office:value-type="string">
            <text:p>rasmusbergpalm__DeepLearnToolbox</text:p>
          </table:table-cell>
          <table:table-cell office:value="0.7446239970171504" office:value-type="float"/>
          <table:table-cell office:value="0.7669609263416669" office:value-type="float"/>
          <table:table-cell office:value="0.7845771918740795" office:value-type="float"/>
          <table:table-cell office:value="0.7973717222768026" office:value-type="float"/>
          <table:table-cell office:value="0.821351718680393" office:value-type="float"/>
          <table:table-cell office:value="0.5855066015159476" office:value-type="float"/>
          <table:table-cell office:value="0.6064509992000219" office:value-type="float"/>
          <table:table-cell office:value="0.6155045859235657" office:value-type="float"/>
          <table:table-cell office:value="0.6276675770921231" office:value-type="float"/>
          <table:table-cell office:value="0.6583033189179851" office:value-type="float"/>
          <table:table-cell office:value="0.4526319912230179" office:value-type="float"/>
          <table:table-cell office:value="0.4781050643810021" office:value-type="float"/>
          <table:table-cell office:value="0.4896824841522023" office:value-type="float"/>
          <table:table-cell office:value="0.4949652948380123" office:value-type="float"/>
          <table:table-cell office:value="0.5262570346372208" office:value-type="float"/>
          <table:table-cell office:value="0.6009869038080483" office:value-type="float"/>
          <table:table-cell office:value="0.6181954259064855" office:value-type="float"/>
          <table:table-cell office:value="0.6302331258985382" office:value-type="float"/>
          <table:table-cell office:value="0.6388725530166952" office:value-type="float"/>
          <table:table-cell office:value="0.6859290477856197" office:value-type="float"/>
          <table:table-cell office:value="0.42374874538616225" office:value-type="float"/>
          <table:table-cell office:value="0.4604115230857957" office:value-type="float"/>
          <table:table-cell office:value="0.48379979608007273" office:value-type="float"/>
          <table:table-cell office:value="0.5098838339870151" office:value-type="float"/>
          <table:table-cell office:value="0.532242959417841" office:value-type="float"/>
        </table:table-row>
        <table:table-row>
          <table:table-cell office:value-type="string">
            <text:p>erikdoe__ocmock</text:p>
          </table:table-cell>
          <table:table-cell office:value="0.7137486535613516" office:value-type="float"/>
          <table:table-cell office:value="0.779568250439062" office:value-type="float"/>
          <table:table-cell office:value="0.7969544260177924" office:value-type="float"/>
          <table:table-cell office:value="0.8109475310433718" office:value-type="float"/>
          <table:table-cell office:value="0.8340434309313094" office:value-type="float"/>
          <table:table-cell office:value="0.5250156013011246" office:value-type="float"/>
          <table:table-cell office:value="0.5756122703128932" office:value-type="float"/>
          <table:table-cell office:value="0.5953245323296312" office:value-type="float"/>
          <table:table-cell office:value="0.6097489119635288" office:value-type="float"/>
          <table:table-cell office:value="0.6468520486375483" office:value-type="float"/>
          <table:table-cell office:value="0.400640089276821" office:value-type="float"/>
          <table:table-cell office:value="0.44565767394602174" office:value-type="float"/>
          <table:table-cell office:value="0.4624102792794858" office:value-type="float"/>
          <table:table-cell office:value="0.4736275357098325" office:value-type="float"/>
          <table:table-cell office:value="0.5314830065091652" office:value-type="float"/>
          <table:table-cell office:value="0.5861518426739591" office:value-type="float"/>
          <table:table-cell office:value="0.6212769694393656" office:value-type="float"/>
          <table:table-cell office:value="0.635889324804848" office:value-type="float"/>
          <table:table-cell office:value="0.6531422011425443" office:value-type="float"/>
          <table:table-cell office:value="0.7173890674565789" office:value-type="float"/>
          <table:table-cell office:value="0.3620798370151811" office:value-type="float"/>
          <table:table-cell office:value="0.4499910974225959" office:value-type="float"/>
          <table:table-cell office:value="0.47408962802462684" office:value-type="float"/>
          <table:table-cell office:value="0.4899514352671789" office:value-type="float"/>
          <table:table-cell office:value="0.5227855364108115" office:value-type="float"/>
        </table:table-row>
        <table:table-row>
          <table:table-cell office:value-type="string">
            <text:p>gmoledina__GMGridView</text:p>
          </table:table-cell>
          <table:table-cell office:value="0.7363301008337562" office:value-type="float"/>
          <table:table-cell office:value="0.7876080691655242" office:value-type="float"/>
          <table:table-cell office:value="0.8043217285074817" office:value-type="float"/>
          <table:table-cell office:value="0.821862089564464" office:value-type="float"/>
          <table:table-cell office:value="0.8416945914749779" office:value-type="float"/>
          <table:table-cell office:value="0.5150044740957376" office:value-type="float"/>
          <table:table-cell office:value="0.5665495987197439" office:value-type="float"/>
          <table:table-cell office:value="0.5870086842196586" office:value-type="float"/>
          <table:table-cell office:value="0.6028373394137034" office:value-type="float"/>
          <table:table-cell office:value="0.6718789135077115" office:value-type="float"/>
          <table:table-cell office:value="0.40283562999026573" office:value-type="float"/>
          <table:table-cell office:value="0.44989009431789484" office:value-type="float"/>
          <table:table-cell office:value="0.4761031931143426" office:value-type="float"/>
          <table:table-cell office:value="0.48532255574747213" office:value-type="float"/>
          <table:table-cell office:value="0.5186486830257566" office:value-type="float"/>
          <table:table-cell office:value="0.569072698028831" office:value-type="float"/>
          <table:table-cell office:value="0.6096219513516348" office:value-type="float"/>
          <table:table-cell office:value="0.6315211362350681" office:value-type="float"/>
          <table:table-cell office:value="0.6474797839804673" office:value-type="float"/>
          <table:table-cell office:value="0.7467366090813106" office:value-type="float"/>
          <table:table-cell office:value="0.38403386552273233" office:value-type="float"/>
          <table:table-cell office:value="0.4362529073840431" office:value-type="float"/>
          <table:table-cell office:value="0.46936993812697303" office:value-type="float"/>
          <table:table-cell office:value="0.5087562732439337" office:value-type="float"/>
          <table:table-cell office:value="0.5766260485273685" office:value-type="float"/>
        </table:table-row>
        <table:table-row>
          <table:table-cell office:value-type="string">
            <text:p>karmi__retire</text:p>
          </table:table-cell>
          <table:table-cell office:value="0.7444118648672539" office:value-type="float"/>
          <table:table-cell office:value="0.7954241171204399" office:value-type="float"/>
          <table:table-cell office:value="0.814117383563282" office:value-type="float"/>
          <table:table-cell office:value="0.8299361012351478" office:value-type="float"/>
          <table:table-cell office:value="0.8652878317626234" office:value-type="float"/>
          <table:table-cell office:value="0.5019679694100369" office:value-type="float"/>
          <table:table-cell office:value="0.5821485349755635" office:value-type="float"/>
          <table:table-cell office:value="0.5985028564976821" office:value-type="float"/>
          <table:table-cell office:value="0.6134787717506404" office:value-type="float"/>
          <table:table-cell office:value="0.7314574278587458" office:value-type="float"/>
          <table:table-cell office:value="0.4255938669355941" office:value-type="float"/>
          <table:table-cell office:value="0.4940240411595549" office:value-type="float"/>
          <table:table-cell office:value="0.5172792644166624" office:value-type="float"/>
          <table:table-cell office:value="0.5380260079151565" office:value-type="float"/>
          <table:table-cell office:value="0.6096642734736866" office:value-type="float"/>
          <table:table-cell office:value="0.5369745026810729" office:value-type="float"/>
          <table:table-cell office:value="0.6334147099349992" office:value-type="float"/>
          <table:table-cell office:value="0.6485824689380568" office:value-type="float"/>
          <table:table-cell office:value="0.6641269031382948" office:value-type="float"/>
          <table:table-cell office:value="0.7651752252067578" office:value-type="float"/>
          <table:table-cell office:value="0.4039991694916772" office:value-type="float"/>
          <table:table-cell office:value="0.49200546750914054" office:value-type="float"/>
          <table:table-cell office:value="0.512073161550826" office:value-type="float"/>
          <table:table-cell office:value="0.5316347494567367" office:value-type="float"/>
          <table:table-cell office:value="0.6011234177383429" office:value-type="float"/>
        </table:table-row>
        <table:table-row>
          <table:table-cell office:value-type="string">
            <text:p>hankcs__HanLP</text:p>
          </table:table-cell>
          <table:table-cell office:value="0.6974202267467564" office:value-type="float"/>
          <table:table-cell office:value="0.7223715257884965" office:value-type="float"/>
          <table:table-cell office:value="0.7312830792469386" office:value-type="float"/>
          <table:table-cell office:value="0.7428581264841465" office:value-type="float"/>
          <table:table-cell office:value="0.7981474743988102" office:value-type="float"/>
          <table:table-cell office:value="0.5856464089541366" office:value-type="float"/>
          <table:table-cell office:value="0.5916190013635636" office:value-type="float"/>
          <table:table-cell office:value="0.5999975065600689" office:value-type="float"/>
          <table:table-cell office:value="0.6118313834432516" office:value-type="float"/>
          <table:table-cell office:value="0.61991287765788" office:value-type="float"/>
          <table:table-cell office:value="0.48521850843104364" office:value-type="float"/>
          <table:table-cell office:value="0.4981000711349549" office:value-type="float"/>
          <table:table-cell office:value="0.5046733617831601" office:value-type="float"/>
          <table:table-cell office:value="0.5105891883680808" office:value-type="float"/>
          <table:table-cell office:value="0.5360519585816559" office:value-type="float"/>
          <table:table-cell office:value="0.6591504021237461" office:value-type="float"/>
          <table:table-cell office:value="0.6811668945273311" office:value-type="float"/>
          <table:table-cell office:value="0.705945263504991" office:value-type="float"/>
          <table:table-cell office:value="0.7085078023132084" office:value-type="float"/>
          <table:table-cell office:value="0.7186468215378893" office:value-type="float"/>
          <table:table-cell office:value="0.3944412064656007" office:value-type="float"/>
          <table:table-cell office:value="0.4410583196694326" office:value-type="float"/>
          <table:table-cell office:value="0.44754280283331976" office:value-type="float"/>
          <table:table-cell office:value="0.4585814415079923" office:value-type="float"/>
          <table:table-cell office:value="0.4874567021858274" office:value-type="float"/>
        </table:table-row>
        <table:table-row>
          <table:table-cell office:value-type="string">
            <text:p>openaphid__android-flip</text:p>
          </table:table-cell>
          <table:table-cell office:value="0.7540387315060295" office:value-type="float"/>
          <table:table-cell office:value="0.7680866103402687" office:value-type="float"/>
          <table:table-cell office:value="0.7946707766807556" office:value-type="float"/>
          <table:table-cell office:value="0.8144297539146597" office:value-type="float"/>
          <table:table-cell office:value="0.8341167352966132" office:value-type="float"/>
          <table:table-cell office:value="0.5530275591786247" office:value-type="float"/>
          <table:table-cell office:value="0.5834319924189504" office:value-type="float"/>
          <table:table-cell office:value="0.5979664618607499" office:value-type="float"/>
          <table:table-cell office:value="0.6003402127593339" office:value-type="float"/>
          <table:table-cell office:value="0.6027888975151208" office:value-type="float"/>
          <table:table-cell office:value="0.4388549503149587" office:value-type="float"/>
          <table:table-cell office:value="0.45151571972891924" office:value-type="float"/>
          <table:table-cell office:value="0.4882248946940645" office:value-type="float"/>
          <table:table-cell office:value="0.5055021342925375" office:value-type="float"/>
          <table:table-cell office:value="0.5809723421779721" office:value-type="float"/>
          <table:table-cell office:value="0.5637243721032166" office:value-type="float"/>
          <table:table-cell office:value="0.6330483747796158" office:value-type="float"/>
          <table:table-cell office:value="0.6600572584174503" office:value-type="float"/>
          <table:table-cell office:value="0.6682588688671974" office:value-type="float"/>
          <table:table-cell office:value="0.6930135064431258" office:value-type="float"/>
          <table:table-cell office:value="0.4193181894655916" office:value-type="float"/>
          <table:table-cell office:value="0.4651632855465354" office:value-type="float"/>
          <table:table-cell office:value="0.4788644284927168" office:value-type="float"/>
          <table:table-cell office:value="0.4992359579508547" office:value-type="float"/>
          <table:table-cell office:value="0.5458778528576411" office:value-type="float"/>
        </table:table-row>
        <table:table-row>
          <table:table-cell office:value-type="string">
            <text:p>mcxiaoke__android-volley</text:p>
          </table:table-cell>
          <table:table-cell office:value="0.7719817807625826" office:value-type="float"/>
          <table:table-cell office:value="0.7721192743921613" office:value-type="float"/>
          <table:table-cell office:value="0.7821981117852648" office:value-type="float"/>
          <table:table-cell office:value="0.7854079599352567" office:value-type="float"/>
          <table:table-cell office:value="0.8027838263511695" office:value-type="float"/>
          <table:table-cell office:value="0.5467092485619766" office:value-type="float"/>
          <table:table-cell office:value="0.5677284041521672" office:value-type="float"/>
          <table:table-cell office:value="0.5701961457821025" office:value-type="float"/>
          <table:table-cell office:value="0.5993973062469918" office:value-type="float"/>
          <table:table-cell office:value="0.6176211370615043" office:value-type="float"/>
          <table:table-cell office:value="0.4948177555159801" office:value-type="float"/>
          <table:table-cell office:value="0.5052044798589824" office:value-type="float"/>
          <table:table-cell office:value="0.506667259236685" office:value-type="float"/>
          <table:table-cell office:value="0.5070177203719115" office:value-type="float"/>
          <table:table-cell office:value="0.5272590422671234" office:value-type="float"/>
          <table:table-cell office:value="0.6076596059626911" office:value-type="float"/>
          <table:table-cell office:value="0.643353769403289" office:value-type="float"/>
          <table:table-cell office:value="0.6484411405469802" office:value-type="float"/>
          <table:table-cell office:value="0.651876016071395" office:value-type="float"/>
          <table:table-cell office:value="0.7042791233149494" office:value-type="float"/>
          <table:table-cell office:value="0.4299011550999307" office:value-type="float"/>
          <table:table-cell office:value="0.44644283995253364" office:value-type="float"/>
          <table:table-cell office:value="0.4468933483171017" office:value-type="float"/>
          <table:table-cell office:value="0.4572084654281002" office:value-type="float"/>
          <table:table-cell office:value="0.5327008014229972" office:value-type="float"/>
        </table:table-row>
        <table:table-row>
          <table:table-cell office:value-type="string">
            <text:p>liferay__alloy-ui</text:p>
          </table:table-cell>
          <table:table-cell office:value="0.7959609338035066" office:value-type="float"/>
          <table:table-cell office:value="0.8013546161316081" office:value-type="float"/>
          <table:table-cell office:value="0.8079532618701223" office:value-type="float"/>
          <table:table-cell office:value="0.8118771061989172" office:value-type="float"/>
          <table:table-cell office:value="0.8449593663188206" office:value-type="float"/>
          <table:table-cell office:value="0.600244217124901" office:value-type="float"/>
          <table:table-cell office:value="0.6481861757604258" office:value-type="float"/>
          <table:table-cell office:value="0.6589922762864284" office:value-type="float"/>
          <table:table-cell office:value="0.6790072097313602" office:value-type="float"/>
          <table:table-cell office:value="0.7185168184513631" office:value-type="float"/>
          <table:table-cell office:value="0.49180857213549645" office:value-type="float"/>
          <table:table-cell office:value="0.5085705670399705" office:value-type="float"/>
          <table:table-cell office:value="0.5087907583058747" office:value-type="float"/>
          <table:table-cell office:value="0.5193582226064397" office:value-type="float"/>
          <table:table-cell office:value="0.5565671191702068" office:value-type="float"/>
          <table:table-cell office:value="0.6500889769039794" office:value-type="float"/>
          <table:table-cell office:value="0.6725513940711563" office:value-type="float"/>
          <table:table-cell office:value="0.675647651635639" office:value-type="float"/>
          <table:table-cell office:value="0.7145982296422863" office:value-type="float"/>
          <table:table-cell office:value="0.7721763013758325" office:value-type="float"/>
          <table:table-cell office:value="0.49105230363715613" office:value-type="float"/>
          <table:table-cell office:value="0.5258673579652712" office:value-type="float"/>
          <table:table-cell office:value="0.5299302602857628" office:value-type="float"/>
          <table:table-cell office:value="0.5349782461907334" office:value-type="float"/>
          <table:table-cell office:value="0.5860162164672014" office:value-type="float"/>
        </table:table-row>
        <table:table-row>
          <table:table-cell office:value-type="string">
            <text:p>kartik-v__bootstrap-fileinput</text:p>
          </table:table-cell>
          <table:table-cell office:value="0.7289815475257355" office:value-type="float"/>
          <table:table-cell office:value="0.7689707061876817" office:value-type="float"/>
          <table:table-cell office:value="0.7923640672148949" office:value-type="float"/>
          <table:table-cell office:value="0.8126642091154308" office:value-type="float"/>
          <table:table-cell office:value="0.8370364363336944" office:value-type="float"/>
          <table:table-cell office:value="0.5272940643944252" office:value-type="float"/>
          <table:table-cell office:value="0.5784943241115499" office:value-type="float"/>
          <table:table-cell office:value="0.5953442354910834" office:value-type="float"/>
          <table:table-cell office:value="0.6066331517927142" office:value-type="float"/>
          <table:table-cell office:value="0.6538548243833823" office:value-type="float"/>
          <table:table-cell office:value="0.4200679982191815" office:value-type="float"/>
          <table:table-cell office:value="0.45164422688591055" office:value-type="float"/>
          <table:table-cell office:value="0.47666767301882607" office:value-type="float"/>
          <table:table-cell office:value="0.5008183028033897" office:value-type="float"/>
          <table:table-cell office:value="0.5977359964914869" office:value-type="float"/>
          <table:table-cell office:value="0.591179036946579" office:value-type="float"/>
          <table:table-cell office:value="0.6279904897907136" office:value-type="float"/>
          <table:table-cell office:value="0.647999332596374" office:value-type="float"/>
          <table:table-cell office:value="0.670224362878913" office:value-type="float"/>
          <table:table-cell office:value="0.7189547125786764" office:value-type="float"/>
          <table:table-cell office:value="0.37008762112272037" office:value-type="float"/>
          <table:table-cell office:value="0.4631712770433928" office:value-type="float"/>
          <table:table-cell office:value="0.48678319134323883" office:value-type="float"/>
          <table:table-cell office:value="0.5160135029485622" office:value-type="float"/>
          <table:table-cell office:value="0.5843123936217233" office:value-type="float"/>
        </table:table-row>
        <table:table-row>
          <table:table-cell office:value-type="string">
            <text:p>SeleniumHQ__docker-selenium</text:p>
          </table:table-cell>
          <table:table-cell office:value="0.6928465596995009" office:value-type="float"/>
          <table:table-cell office:value="0.745039915082591" office:value-type="float"/>
          <table:table-cell office:value="0.7731599525640208" office:value-type="float"/>
          <table:table-cell office:value="0.7943605618333672" office:value-type="float"/>
          <table:table-cell office:value="0.8277354361198113" office:value-type="float"/>
          <table:table-cell office:value="0.5284277901307142" office:value-type="float"/>
          <table:table-cell office:value="0.5798793428470805" office:value-type="float"/>
          <table:table-cell office:value="0.5950838369303582" office:value-type="float"/>
          <table:table-cell office:value="0.6128560921709325" office:value-type="float"/>
          <table:table-cell office:value="0.6642256028628467" office:value-type="float"/>
          <table:table-cell office:value="0.40483912866091787" office:value-type="float"/>
          <table:table-cell office:value="0.45488295091880504" office:value-type="float"/>
          <table:table-cell office:value="0.4764231660561914" office:value-type="float"/>
          <table:table-cell office:value="0.49403243340374614" office:value-type="float"/>
          <table:table-cell office:value="0.5520478992195136" office:value-type="float"/>
          <table:table-cell office:value="0.5338345890836114" office:value-type="float"/>
          <table:table-cell office:value="0.6031437308073355" office:value-type="float"/>
          <table:table-cell office:value="0.6191464100682004" office:value-type="float"/>
          <table:table-cell office:value="0.6428609947059861" office:value-type="float"/>
          <table:table-cell office:value="0.7426596977969198" office:value-type="float"/>
          <table:table-cell office:value="0.3347677529643761" office:value-type="float"/>
          <table:table-cell office:value="0.4717843558404309" office:value-type="float"/>
          <table:table-cell office:value="0.4985440579552154" office:value-type="float"/>
          <table:table-cell office:value="0.5258002260827446" office:value-type="float"/>
          <table:table-cell office:value="0.5980885635298542" office:value-type="float"/>
        </table:table-row>
        <table:table-row>
          <table:table-cell office:value-type="string">
            <text:p>moneyphp__money</text:p>
          </table:table-cell>
          <table:table-cell office:value="0.7573695646344173" office:value-type="float"/>
          <table:table-cell office:value="0.8008139575281592" office:value-type="float"/>
          <table:table-cell office:value="0.8156989882414263" office:value-type="float"/>
          <table:table-cell office:value="0.8233525492003371" office:value-type="float"/>
          <table:table-cell office:value="0.8445973411495411" office:value-type="float"/>
          <table:table-cell office:value="0.5524508308213412" office:value-type="float"/>
          <table:table-cell office:value="0.5819893031209438" office:value-type="float"/>
          <table:table-cell office:value="0.6008106715337717" office:value-type="float"/>
          <table:table-cell office:value="0.6099231290239411" office:value-type="float"/>
          <table:table-cell office:value="0.6336968091860657" office:value-type="float"/>
          <table:table-cell office:value="0.4370589115801924" office:value-type="float"/>
          <table:table-cell office:value="0.4591838716214378" office:value-type="float"/>
          <table:table-cell office:value="0.49377410135372723" office:value-type="float"/>
          <table:table-cell office:value="0.5094924327264904" office:value-type="float"/>
          <table:table-cell office:value="0.5314159064379254" office:value-type="float"/>
          <table:table-cell office:value="0.5740321913862108" office:value-type="float"/>
          <table:table-cell office:value="0.6233618154949239" office:value-type="float"/>
          <table:table-cell office:value="0.6342227221907717" office:value-type="float"/>
          <table:table-cell office:value="0.6561476383097067" office:value-type="float"/>
          <table:table-cell office:value="0.6793141384580457" office:value-type="float"/>
          <table:table-cell office:value="0.46676312809961185" office:value-type="float"/>
          <table:table-cell office:value="0.4916529368316659" office:value-type="float"/>
          <table:table-cell office:value="0.5164337111936469" office:value-type="float"/>
          <table:table-cell office:value="0.5272359596918847" office:value-type="float"/>
          <table:table-cell office:value="0.5672201925680884" office:value-type="float"/>
        </table:table-row>
        <table:table-row>
          <table:table-cell office:value-type="string">
            <text:p>jescalan__roots</text:p>
          </table:table-cell>
          <table:table-cell office:value="0.7335666910287026" office:value-type="float"/>
          <table:table-cell office:value="0.7902149182425222" office:value-type="float"/>
          <table:table-cell office:value="0.8072175781573521" office:value-type="float"/>
          <table:table-cell office:value="0.8208491946729546" office:value-type="float"/>
          <table:table-cell office:value="0.8621931281424561" office:value-type="float"/>
          <table:table-cell office:value="0.5314809218287759" office:value-type="float"/>
          <table:table-cell office:value="0.5731771384883638" office:value-type="float"/>
          <table:table-cell office:value="0.5884645274025809" office:value-type="float"/>
          <table:table-cell office:value="0.610527086934779" office:value-type="float"/>
          <table:table-cell office:value="0.6756085563413247" office:value-type="float"/>
          <table:table-cell office:value="0.37747308606969365" office:value-type="float"/>
          <table:table-cell office:value="0.46502457835963945" office:value-type="float"/>
          <table:table-cell office:value="0.48756797457305845" office:value-type="float"/>
          <table:table-cell office:value="0.5107388330615725" office:value-type="float"/>
          <table:table-cell office:value="0.6157063537592757" office:value-type="float"/>
          <table:table-cell office:value="0.5738934487589815" office:value-type="float"/>
          <table:table-cell office:value="0.6201106786042323" office:value-type="float"/>
          <table:table-cell office:value="0.6446325686925292" office:value-type="float"/>
          <table:table-cell office:value="0.6712620144235641" office:value-type="float"/>
          <table:table-cell office:value="0.7638666022307085" office:value-type="float"/>
          <table:table-cell office:value="0.37526652664092475" office:value-type="float"/>
          <table:table-cell office:value="0.47006065569081673" office:value-type="float"/>
          <table:table-cell office:value="0.4990811036439601" office:value-type="float"/>
          <table:table-cell office:value="0.5248137265211538" office:value-type="float"/>
          <table:table-cell office:value="0.6360615927201879" office:value-type="float"/>
        </table:table-row>
        <table:table-row>
          <table:table-cell office:value-type="string">
            <text:p>cryptomator__cryptomator</text:p>
          </table:table-cell>
          <table:table-cell office:value="0.6869009059442815" office:value-type="float"/>
          <table:table-cell office:value="0.7462805090230233" office:value-type="float"/>
          <table:table-cell office:value="0.78300770098947" office:value-type="float"/>
          <table:table-cell office:value="0.8074204340701268" office:value-type="float"/>
          <table:table-cell office:value="0.8651535365331611" office:value-type="float"/>
          <table:table-cell office:value="0.5274169997555928" office:value-type="float"/>
          <table:table-cell office:value="0.5798665031927913" office:value-type="float"/>
          <table:table-cell office:value="0.5955199891293652" office:value-type="float"/>
          <table:table-cell office:value="0.6158432024533474" office:value-type="float"/>
          <table:table-cell office:value="0.6773635302083589" office:value-type="float"/>
          <table:table-cell office:value="0.38443188570388287" office:value-type="float"/>
          <table:table-cell office:value="0.4371396242393918" office:value-type="float"/>
          <table:table-cell office:value="0.463242758683985" office:value-type="float"/>
          <table:table-cell office:value="0.47854295464271296" office:value-type="float"/>
          <table:table-cell office:value="0.5540254847479869" office:value-type="float"/>
          <table:table-cell office:value="0.546786269986469" office:value-type="float"/>
          <table:table-cell office:value="0.599649685011572" office:value-type="float"/>
          <table:table-cell office:value="0.6259048635084999" office:value-type="float"/>
          <table:table-cell office:value="0.6626889668661643" office:value-type="float"/>
          <table:table-cell office:value="0.7273102732741912" office:value-type="float"/>
          <table:table-cell office:value="0.3803005828292002" office:value-type="float"/>
          <table:table-cell office:value="0.4710008112821552" office:value-type="float"/>
          <table:table-cell office:value="0.514231841056616" office:value-type="float"/>
          <table:table-cell office:value="0.5386930805163852" office:value-type="float"/>
          <table:table-cell office:value="0.5950853483258858" office:value-type="float"/>
        </table:table-row>
        <table:table-row>
          <table:table-cell office:value-type="string">
            <text:p>ant-design__ant-design</text:p>
          </table:table-cell>
          <table:table-cell office:value="0.7007673756773292" office:value-type="float"/>
          <table:table-cell office:value="0.7602947945530456" office:value-type="float"/>
          <table:table-cell office:value="0.7885004508998191" office:value-type="float"/>
          <table:table-cell office:value="0.8085966909612866" office:value-type="float"/>
          <table:table-cell office:value="0.8640544183021382" office:value-type="float"/>
          <table:table-cell office:value="0.4890524365144998" office:value-type="float"/>
          <table:table-cell office:value="0.5791882598787423" office:value-type="float"/>
          <table:table-cell office:value="0.5938173720843984" office:value-type="float"/>
          <table:table-cell office:value="0.6069118146650838" office:value-type="float"/>
          <table:table-cell office:value="0.7021702261401966" office:value-type="float"/>
          <table:table-cell office:value="0.4067586242027882" office:value-type="float"/>
          <table:table-cell office:value="0.4675280852805908" office:value-type="float"/>
          <table:table-cell office:value="0.4881474866964961" office:value-type="float"/>
          <table:table-cell office:value="0.5054432024950813" office:value-type="float"/>
          <table:table-cell office:value="0.5934429777421991" office:value-type="float"/>
          <table:table-cell office:value="0.5521543938692841" office:value-type="float"/>
          <table:table-cell office:value="0.6250646064183039" office:value-type="float"/>
          <table:table-cell office:value="0.6453465872161523" office:value-type="float"/>
          <table:table-cell office:value="0.6714907312190845" office:value-type="float"/>
          <table:table-cell office:value="0.7522677418133874" office:value-type="float"/>
          <table:table-cell office:value="0.3470944259571307" office:value-type="float"/>
          <table:table-cell office:value="0.44355834180569764" office:value-type="float"/>
          <table:table-cell office:value="0.4772620002373015" office:value-type="float"/>
          <table:table-cell office:value="0.5050969165155439" office:value-type="float"/>
          <table:table-cell office:value="0.5691480737388377" office:value-type="float"/>
        </table:table-row>
        <table:table-row>
          <table:table-cell office:value-type="string">
            <text:p>h5bp__mobile-boilerplate</text:p>
          </table:table-cell>
          <table:table-cell office:value="0.7420813941033568" office:value-type="float"/>
          <table:table-cell office:value="0.8068723181369862" office:value-type="float"/>
          <table:table-cell office:value="0.8101096232543725" office:value-type="float"/>
          <table:table-cell office:value="0.8181862115781995" office:value-type="float"/>
          <table:table-cell office:value="0.8477948777047282" office:value-type="float"/>
          <table:table-cell office:value="0.6017206127836228" office:value-type="float"/>
          <table:table-cell office:value="0.6136962877383682" office:value-type="float"/>
          <table:table-cell office:value="0.6173733422562028" office:value-type="float"/>
          <table:table-cell office:value="0.6246476566601888" office:value-type="float"/>
          <table:table-cell office:value="0.7207885830453409" office:value-type="float"/>
          <table:table-cell office:value="0.4517235746146081" office:value-type="float"/>
          <table:table-cell office:value="0.4694228330734964" office:value-type="float"/>
          <table:table-cell office:value="0.4911392615111406" office:value-type="float"/>
          <table:table-cell office:value="0.5121404707890258" office:value-type="float"/>
          <table:table-cell office:value="0.5851087593778663" office:value-type="float"/>
          <table:table-cell office:value="0.5887137322153342" office:value-type="float"/>
          <table:table-cell office:value="0.6335993165110101" office:value-type="float"/>
          <table:table-cell office:value="0.6494555636316263" office:value-type="float"/>
          <table:table-cell office:value="0.6725771194151993" office:value-type="float"/>
          <table:table-cell office:value="0.8162194518178528" office:value-type="float"/>
          <table:table-cell office:value="0.5151194976884091" office:value-type="float"/>
          <table:table-cell office:value="0.5309461333150286" office:value-type="float"/>
          <table:table-cell office:value="0.5392657492944312" office:value-type="float"/>
          <table:table-cell office:value="0.546732391011251" office:value-type="float"/>
          <table:table-cell office:value="0.5597571033367665" office:value-type="float"/>
        </table:table-row>
        <table:table-row>
          <table:table-cell office:value-type="string">
            <text:p>gorhill__uBlock</text:p>
          </table:table-cell>
          <table:table-cell office:value="0.708906875455402" office:value-type="float"/>
          <table:table-cell office:value="0.7959732120619983" office:value-type="float"/>
          <table:table-cell office:value="0.8087159127066967" office:value-type="float"/>
          <table:table-cell office:value="0.8200520208196507" office:value-type="float"/>
          <table:table-cell office:value="0.8586224451016968" office:value-type="float"/>
          <table:table-cell office:value="0.5157393874636956" office:value-type="float"/>
          <table:table-cell office:value="0.5766931909427178" office:value-type="float"/>
          <table:table-cell office:value="0.5960229437226856" office:value-type="float"/>
          <table:table-cell office:value="0.6126175516305633" office:value-type="float"/>
          <table:table-cell office:value="0.6874934940573414" office:value-type="float"/>
          <table:table-cell office:value="0.36049676812610804" office:value-type="float"/>
          <table:table-cell office:value="0.45599557202516644" office:value-type="float"/>
          <table:table-cell office:value="0.47629605040338807" office:value-type="float"/>
          <table:table-cell office:value="0.5022315164758081" office:value-type="float"/>
          <table:table-cell office:value="0.5837525379901481" office:value-type="float"/>
          <table:table-cell office:value="0.5548964291855123" office:value-type="float"/>
          <table:table-cell office:value="0.6081573465251009" office:value-type="float"/>
          <table:table-cell office:value="0.6296465769766546" office:value-type="float"/>
          <table:table-cell office:value="0.652810857665252" office:value-type="float"/>
          <table:table-cell office:value="0.7485683868164752" office:value-type="float"/>
          <table:table-cell office:value="0.37478849834818184" office:value-type="float"/>
          <table:table-cell office:value="0.4956234898596072" office:value-type="float"/>
          <table:table-cell office:value="0.516916552026413" office:value-type="float"/>
          <table:table-cell office:value="0.5419940509737594" office:value-type="float"/>
          <table:table-cell office:value="0.614588379800774" office:value-type="float"/>
        </table:table-row>
        <table:table-row>
          <table:table-cell office:value-type="string">
            <text:p>portainer__portainer</text:p>
          </table:table-cell>
          <table:table-cell office:value="0.69438890446378" office:value-type="float"/>
          <table:table-cell office:value="0.7535071422481658" office:value-type="float"/>
          <table:table-cell office:value="0.7832847209734777" office:value-type="float"/>
          <table:table-cell office:value="0.8051516037393982" office:value-type="float"/>
          <table:table-cell office:value="0.8551243413531622" office:value-type="float"/>
          <table:table-cell office:value="0.5291037571955151" office:value-type="float"/>
          <table:table-cell office:value="0.5919780093113287" office:value-type="float"/>
          <table:table-cell office:value="0.6101479054806539" office:value-type="float"/>
          <table:table-cell office:value="0.6197471339036618" office:value-type="float"/>
          <table:table-cell office:value="0.6758642586988912" office:value-type="float"/>
          <table:table-cell office:value="0.3526115157331022" office:value-type="float"/>
          <table:table-cell office:value="0.46460957126306335" office:value-type="float"/>
          <table:table-cell office:value="0.4842122874145646" office:value-type="float"/>
          <table:table-cell office:value="0.5054674287795071" office:value-type="float"/>
          <table:table-cell office:value="0.6085709639578316" office:value-type="float"/>
          <table:table-cell office:value="0.5589644702420586" office:value-type="float"/>
          <table:table-cell office:value="0.6090466923774719" office:value-type="float"/>
          <table:table-cell office:value="0.6348279736637863" office:value-type="float"/>
          <table:table-cell office:value="0.6639281485654875" office:value-type="float"/>
          <table:table-cell office:value="0.7142953558660029" office:value-type="float"/>
          <table:table-cell office:value="0.4007599556450044" office:value-type="float"/>
          <table:table-cell office:value="0.4884432925371113" office:value-type="float"/>
          <table:table-cell office:value="0.5156539347483604" office:value-type="float"/>
          <table:table-cell office:value="0.5367885232687066" office:value-type="float"/>
          <table:table-cell office:value="0.5857739258744673" office:value-type="float"/>
        </table:table-row>
        <table:table-row>
          <table:table-cell office:value-type="string">
            <text:p>1N3__Sn1per</text:p>
          </table:table-cell>
          <table:table-cell office:value="0.7627303038868937" office:value-type="float"/>
          <table:table-cell office:value="0.7857926083710763" office:value-type="float"/>
          <table:table-cell office:value="0.7948754149303179" office:value-type="float"/>
          <table:table-cell office:value="0.8054392790039167" office:value-type="float"/>
          <table:table-cell office:value="0.8409883482346611" office:value-type="float"/>
          <table:table-cell office:value="0.5346065160083178" office:value-type="float"/>
          <table:table-cell office:value="0.6147245304335329" office:value-type="float"/>
          <table:table-cell office:value="0.6348621605403169" office:value-type="float"/>
          <table:table-cell office:value="0.6541315934360215" office:value-type="float"/>
          <table:table-cell office:value="0.6603545348362627" office:value-type="float"/>
          <table:table-cell office:value="0.37366166755419883" office:value-type="float"/>
          <table:table-cell office:value="0.4036202570261328" office:value-type="float"/>
          <table:table-cell office:value="0.4513600853215382" office:value-type="float"/>
          <table:table-cell office:value="0.47691956437828303" office:value-type="float"/>
          <table:table-cell office:value="0.5486083048427319" office:value-type="float"/>
          <table:table-cell office:value="0.6045804858048749" office:value-type="float"/>
          <table:table-cell office:value="0.6381558097889657" office:value-type="float"/>
          <table:table-cell office:value="0.663431618046302" office:value-type="float"/>
          <table:table-cell office:value="0.708545982330588" office:value-type="float"/>
          <table:table-cell office:value="0.7110319401793622" office:value-type="float"/>
          <table:table-cell office:value="0.4426187281966496" office:value-type="float"/>
          <table:table-cell office:value="0.5050953914843583" office:value-type="float"/>
          <table:table-cell office:value="0.528456043613331" office:value-type="float"/>
          <table:table-cell office:value="0.5678026759871274" office:value-type="float"/>
          <table:table-cell office:value="0.5775022073218115" office:value-type="float"/>
        </table:table-row>
        <table:table-row>
          <table:table-cell office:value-type="string">
            <text:p>desandro__classie</text:p>
          </table:table-cell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8060883986748122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6096479455862013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5189088257937958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7232195223137139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5060175672007423" office:value-type="float"/>
        </table:table-row>
        <table:table-row>
          <table:table-cell office:value-type="string">
            <text:p>emberjs__list-view</text:p>
          </table:table-cell>
          <table:table-cell office:value="0.7795101301281657" office:value-type="float"/>
          <table:table-cell office:value="0.7936673842997074" office:value-type="float"/>
          <table:table-cell office:value="0.8044724092044451" office:value-type="float"/>
          <table:table-cell office:value="0.8091121649668578" office:value-type="float"/>
          <table:table-cell office:value="0.8266909719629467" office:value-type="float"/>
          <table:table-cell office:value="0.5175407956802185" office:value-type="float"/>
          <table:table-cell office:value="0.5908935720299128" office:value-type="float"/>
          <table:table-cell office:value="0.6052792215065587" office:value-type="float"/>
          <table:table-cell office:value="0.6167295527072864" office:value-type="float"/>
          <table:table-cell office:value="0.6379459751590935" office:value-type="float"/>
          <table:table-cell office:value="0.43776577289019114" office:value-type="float"/>
          <table:table-cell office:value="0.4621196066614346" office:value-type="float"/>
          <table:table-cell office:value="0.4667823363817996" office:value-type="float"/>
          <table:table-cell office:value="0.4764229998869448" office:value-type="float"/>
          <table:table-cell office:value="0.5068949051235754" office:value-type="float"/>
          <table:table-cell office:value="0.5917664158498768" office:value-type="float"/>
          <table:table-cell office:value="0.6240782457304355" office:value-type="float"/>
          <table:table-cell office:value="0.6387068698061139" office:value-type="float"/>
          <table:table-cell office:value="0.6573791030183582" office:value-type="float"/>
          <table:table-cell office:value="0.7242481446778541" office:value-type="float"/>
          <table:table-cell office:value="0.4262818933998248" office:value-type="float"/>
          <table:table-cell office:value="0.4843287461597239" office:value-type="float"/>
          <table:table-cell office:value="0.4923920586054663" office:value-type="float"/>
          <table:table-cell office:value="0.5034240428078062" office:value-type="float"/>
          <table:table-cell office:value="0.5313648906802095" office:value-type="float"/>
        </table:table-row>
        <table:table-row>
          <table:table-cell office:value-type="string">
            <text:p>kriskowal__q</text:p>
          </table:table-cell>
          <table:table-cell office:value="0.7086702924179212" office:value-type="float"/>
          <table:table-cell office:value="0.7934839521120858" office:value-type="float"/>
          <table:table-cell office:value="0.808424090094519" office:value-type="float"/>
          <table:table-cell office:value="0.8241046875880863" office:value-type="float"/>
          <table:table-cell office:value="0.8540960059315039" office:value-type="float"/>
          <table:table-cell office:value="0.5095224825377858" office:value-type="float"/>
          <table:table-cell office:value="0.5780360298799179" office:value-type="float"/>
          <table:table-cell office:value="0.6002889781734277" office:value-type="float"/>
          <table:table-cell office:value="0.6218140684107045" office:value-type="float"/>
          <table:table-cell office:value="0.6981797480427263" office:value-type="float"/>
          <table:table-cell office:value="0.3754195791410455" office:value-type="float"/>
          <table:table-cell office:value="0.4380303114882156" office:value-type="float"/>
          <table:table-cell office:value="0.45845276968496707" office:value-type="float"/>
          <table:table-cell office:value="0.4827908217837223" office:value-type="float"/>
          <table:table-cell office:value="0.5731505102996399" office:value-type="float"/>
          <table:table-cell office:value="0.5771440974412008" office:value-type="float"/>
          <table:table-cell office:value="0.6232521703070752" office:value-type="float"/>
          <table:table-cell office:value="0.6507050709907722" office:value-type="float"/>
          <table:table-cell office:value="0.6707116030343644" office:value-type="float"/>
          <table:table-cell office:value="0.7347706261275414" office:value-type="float"/>
          <table:table-cell office:value="0.4099517092460124" office:value-type="float"/>
          <table:table-cell office:value="0.479541080146282" office:value-type="float"/>
          <table:table-cell office:value="0.5012086320195298" office:value-type="float"/>
          <table:table-cell office:value="0.5291638915580066" office:value-type="float"/>
          <table:table-cell office:value="0.5725566684433496" office:value-type="float"/>
        </table:table-row>
        <table:table-row>
          <table:table-cell office:value-type="string">
            <text:p>TonicArtos__StickyGridHeaders</text:p>
          </table:table-cell>
          <table:table-cell office:value="0.7111020446362163" office:value-type="float"/>
          <table:table-cell office:value="0.7533649511994764" office:value-type="float"/>
          <table:table-cell office:value="0.7894086856448421" office:value-type="float"/>
          <table:table-cell office:value="0.7966895506737257" office:value-type="float"/>
          <table:table-cell office:value="0.820094237232653" office:value-type="float"/>
          <table:table-cell office:value="0.5244422480081458" office:value-type="float"/>
          <table:table-cell office:value="0.552617234713495" office:value-type="float"/>
          <table:table-cell office:value="0.5715737034651395" office:value-type="float"/>
          <table:table-cell office:value="0.5917761467980853" office:value-type="float"/>
          <table:table-cell office:value="0.6318307371353371" office:value-type="float"/>
          <table:table-cell office:value="0.4361403643525362" office:value-type="float"/>
          <table:table-cell office:value="0.4847000404074098" office:value-type="float"/>
          <table:table-cell office:value="0.4966350681050589" office:value-type="float"/>
          <table:table-cell office:value="0.5088075559437517" office:value-type="float"/>
          <table:table-cell office:value="0.5515915677729788" office:value-type="float"/>
          <table:table-cell office:value="0.6027864871379933" office:value-type="float"/>
          <table:table-cell office:value="0.6271586759409786" office:value-type="float"/>
          <table:table-cell office:value="0.6499811968736504" office:value-type="float"/>
          <table:table-cell office:value="0.656545663365157" office:value-type="float"/>
          <table:table-cell office:value="0.7070055198972375" office:value-type="float"/>
          <table:table-cell office:value="0.34704809715451" office:value-type="float"/>
          <table:table-cell office:value="0.43394435786891605" office:value-type="float"/>
          <table:table-cell office:value="0.44470235945512665" office:value-type="float"/>
          <table:table-cell office:value="0.4981019747480048" office:value-type="float"/>
          <table:table-cell office:value="0.5415344264723612" office:value-type="float"/>
        </table:table-row>
        <table:table-row>
          <table:table-cell office:value-type="string">
            <text:p>equinusocio__material-theme</text:p>
          </table:table-cell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903721045511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6519764494864613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502671146025876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636909136967228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469297639652597" office:value-type="float"/>
        </table:table-row>
        <table:table-row>
          <table:table-cell office:value-type="string">
            <text:p>aws__aws-sdk-js</text:p>
          </table:table-cell>
          <table:table-cell office:value="0.7024946300850607" office:value-type="float"/>
          <table:table-cell office:value="0.7629720368352466" office:value-type="float"/>
          <table:table-cell office:value="0.787595243141344" office:value-type="float"/>
          <table:table-cell office:value="0.8074917978356014" office:value-type="float"/>
          <table:table-cell office:value="0.8651535365331584" office:value-type="float"/>
          <table:table-cell office:value="0.5208451029660213" office:value-type="float"/>
          <table:table-cell office:value="0.575940933881117" office:value-type="float"/>
          <table:table-cell office:value="0.594067097931909" office:value-type="float"/>
          <table:table-cell office:value="0.6110164638106564" office:value-type="float"/>
          <table:table-cell office:value="0.6901908887555379" office:value-type="float"/>
          <table:table-cell office:value="0.3730177697512695" office:value-type="float"/>
          <table:table-cell office:value="0.44698834399492204" office:value-type="float"/>
          <table:table-cell office:value="0.46873614711804124" office:value-type="float"/>
          <table:table-cell office:value="0.49234862196308055" office:value-type="float"/>
          <table:table-cell office:value="0.5645699214239646" office:value-type="float"/>
          <table:table-cell office:value="0.5551943725681932" office:value-type="float"/>
          <table:table-cell office:value="0.618494024258047" office:value-type="float"/>
          <table:table-cell office:value="0.6364796672826201" office:value-type="float"/>
          <table:table-cell office:value="0.6613156105587926" office:value-type="float"/>
          <table:table-cell office:value="0.7443240950307937" office:value-type="float"/>
          <table:table-cell office:value="0.341050099226896" office:value-type="float"/>
          <table:table-cell office:value="0.47023843691136125" office:value-type="float"/>
          <table:table-cell office:value="0.49783444195838256" office:value-type="float"/>
          <table:table-cell office:value="0.5228210145846663" office:value-type="float"/>
          <table:table-cell office:value="0.6326330293773564" office:value-type="float"/>
        </table:table-row>
        <table:table-row>
          <table:table-cell office:value-type="string">
            <text:p>go-gorp__gorp</text:p>
          </table:table-cell>
          <table:table-cell office:value="0.7024493499104433" office:value-type="float"/>
          <table:table-cell office:value="0.7803465286416542" office:value-type="float"/>
          <table:table-cell office:value="0.8116672517689156" office:value-type="float"/>
          <table:table-cell office:value="0.8377692394795964" office:value-type="float"/>
          <table:table-cell office:value="0.8867290826324037" office:value-type="float"/>
          <table:table-cell office:value="0.5197326819424273" office:value-type="float"/>
          <table:table-cell office:value="0.5733491751689203" office:value-type="float"/>
          <table:table-cell office:value="0.5929713633324297" office:value-type="float"/>
          <table:table-cell office:value="0.6132655066134837" office:value-type="float"/>
          <table:table-cell office:value="0.6908394274065235" office:value-type="float"/>
          <table:table-cell office:value="0.4245779312649391" office:value-type="float"/>
          <table:table-cell office:value="0.47159676015726076" office:value-type="float"/>
          <table:table-cell office:value="0.5026838352351373" office:value-type="float"/>
          <table:table-cell office:value="0.5236232024198709" office:value-type="float"/>
          <table:table-cell office:value="0.5758310726157314" office:value-type="float"/>
          <table:table-cell office:value="0.5955180173545714" office:value-type="float"/>
          <table:table-cell office:value="0.6333591648371624" office:value-type="float"/>
          <table:table-cell office:value="0.6531704013600422" office:value-type="float"/>
          <table:table-cell office:value="0.6738590240577658" office:value-type="float"/>
          <table:table-cell office:value="0.7277790475910695" office:value-type="float"/>
          <table:table-cell office:value="0.415996740100451" office:value-type="float"/>
          <table:table-cell office:value="0.48698555265399796" office:value-type="float"/>
          <table:table-cell office:value="0.5140330944981312" office:value-type="float"/>
          <table:table-cell office:value="0.5377212056438214" office:value-type="float"/>
          <table:table-cell office:value="0.580871734024432" office:value-type="float"/>
        </table:table-row>
        <table:table-row>
          <table:table-cell office:value-type="string">
            <text:p>serge-rider__dbeaver</text:p>
          </table:table-cell>
          <table:table-cell office:value="0.6865444475929764" office:value-type="float"/>
          <table:table-cell office:value="0.7252058962575416" office:value-type="float"/>
          <table:table-cell office:value="0.7843463744475827" office:value-type="float"/>
          <table:table-cell office:value="0.8130194372734771" office:value-type="float"/>
          <table:table-cell office:value="0.8628021250658714" office:value-type="float"/>
          <table:table-cell office:value="0.5353810761610219" office:value-type="float"/>
          <table:table-cell office:value="0.5745266095281196" office:value-type="float"/>
          <table:table-cell office:value="0.5877687033982976" office:value-type="float"/>
          <table:table-cell office:value="0.6072728839848271" office:value-type="float"/>
          <table:table-cell office:value="0.6681096066361211" office:value-type="float"/>
          <table:table-cell office:value="0.38056835383296705" office:value-type="float"/>
          <table:table-cell office:value="0.47556476957295685" office:value-type="float"/>
          <table:table-cell office:value="0.4888521774820996" office:value-type="float"/>
          <table:table-cell office:value="0.5099659165295364" office:value-type="float"/>
          <table:table-cell office:value="0.5999438788372644" office:value-type="float"/>
          <table:table-cell office:value="0.5597252421168775" office:value-type="float"/>
          <table:table-cell office:value="0.6239588421288496" office:value-type="float"/>
          <table:table-cell office:value="0.6468274730188078" office:value-type="float"/>
          <table:table-cell office:value="0.6727940087278665" office:value-type="float"/>
          <table:table-cell office:value="0.7623379409013751" office:value-type="float"/>
          <table:table-cell office:value="0.30815892054989447" office:value-type="float"/>
          <table:table-cell office:value="0.4387641058064945" office:value-type="float"/>
          <table:table-cell office:value="0.5014018171976915" office:value-type="float"/>
          <table:table-cell office:value="0.533714282127643" office:value-type="float"/>
          <table:table-cell office:value="0.6233406780559352" office:value-type="float"/>
        </table:table-row>
        <table:table-row>
          <table:table-cell office:value-type="string">
            <text:p>ionic-team__ng-cordova</text:p>
          </table:table-cell>
          <table:table-cell office:value="0.7189520884720645" office:value-type="float"/>
          <table:table-cell office:value="0.7649503721995887" office:value-type="float"/>
          <table:table-cell office:value="0.7846723911521228" office:value-type="float"/>
          <table:table-cell office:value="0.8051754901026965" office:value-type="float"/>
          <table:table-cell office:value="0.849390951470867" office:value-type="float"/>
          <table:table-cell office:value="0.5235614741993813" office:value-type="float"/>
          <table:table-cell office:value="0.5682890876759052" office:value-type="float"/>
          <table:table-cell office:value="0.5852909766817644" office:value-type="float"/>
          <table:table-cell office:value="0.6022585823110367" office:value-type="float"/>
          <table:table-cell office:value="0.665462715651945" office:value-type="float"/>
          <table:table-cell office:value="0.39470209095509257" office:value-type="float"/>
          <table:table-cell office:value="0.4566014872411449" office:value-type="float"/>
          <table:table-cell office:value="0.47402644785554354" office:value-type="float"/>
          <table:table-cell office:value="0.49868589171941385" office:value-type="float"/>
          <table:table-cell office:value="0.5627183050611496" office:value-type="float"/>
          <table:table-cell office:value="0.5615196015693846" office:value-type="float"/>
          <table:table-cell office:value="0.6019107133713428" office:value-type="float"/>
          <table:table-cell office:value="0.6264252202825482" office:value-type="float"/>
          <table:table-cell office:value="0.6486288456780638" office:value-type="float"/>
          <table:table-cell office:value="0.7128096004763003" office:value-type="float"/>
          <table:table-cell office:value="0.38359556209119416" office:value-type="float"/>
          <table:table-cell office:value="0.47449957019676464" office:value-type="float"/>
          <table:table-cell office:value="0.5036902234953097" office:value-type="float"/>
          <table:table-cell office:value="0.5325929402875575" office:value-type="float"/>
          <table:table-cell office:value="0.5939504442745308" office:value-type="float"/>
        </table:table-row>
        <table:table-row>
          <table:table-cell office:value-type="string">
            <text:p>remiprev__her</text:p>
          </table:table-cell>
          <table:table-cell office:value="0.7829502231457381" office:value-type="float"/>
          <table:table-cell office:value="0.8017123882210324" office:value-type="float"/>
          <table:table-cell office:value="0.8136502092869515" office:value-type="float"/>
          <table:table-cell office:value="0.8250559766887314" office:value-type="float"/>
          <table:table-cell office:value="0.8727333227674544" office:value-type="float"/>
          <table:table-cell office:value="0.5377556176225687" office:value-type="float"/>
          <table:table-cell office:value="0.5939312816413628" office:value-type="float"/>
          <table:table-cell office:value="0.6053800276169294" office:value-type="float"/>
          <table:table-cell office:value="0.6246252038229012" office:value-type="float"/>
          <table:table-cell office:value="0.6467923403721577" office:value-type="float"/>
          <table:table-cell office:value="0.45118496597654567" office:value-type="float"/>
          <table:table-cell office:value="0.49648421382009306" office:value-type="float"/>
          <table:table-cell office:value="0.5141974085692009" office:value-type="float"/>
          <table:table-cell office:value="0.529919591473354" office:value-type="float"/>
          <table:table-cell office:value="0.5694742423038673" office:value-type="float"/>
          <table:table-cell office:value="0.607876964712348" office:value-type="float"/>
          <table:table-cell office:value="0.6470386062501404" office:value-type="float"/>
          <table:table-cell office:value="0.6728594600192592" office:value-type="float"/>
          <table:table-cell office:value="0.6886070663849257" office:value-type="float"/>
          <table:table-cell office:value="0.7314410517297248" office:value-type="float"/>
          <table:table-cell office:value="0.4455904527296225" office:value-type="float"/>
          <table:table-cell office:value="0.49904317013698596" office:value-type="float"/>
          <table:table-cell office:value="0.5128961716807959" office:value-type="float"/>
          <table:table-cell office:value="0.5406896296864666" office:value-type="float"/>
          <table:table-cell office:value="0.5872566927192764" office:value-type="float"/>
        </table:table-row>
        <table:table-row>
          <table:table-cell office:value-type="string">
            <text:p>tools__godep</text:p>
          </table:table-cell>
          <table:table-cell office:value="0.6706256562375752" office:value-type="float"/>
          <table:table-cell office:value="0.7462236024726909" office:value-type="float"/>
          <table:table-cell office:value="0.784954824992162" office:value-type="float"/>
          <table:table-cell office:value="0.811212405857513" office:value-type="float"/>
          <table:table-cell office:value="0.8491912885455644" office:value-type="float"/>
          <table:table-cell office:value="0.5407963375951836" office:value-type="float"/>
          <table:table-cell office:value="0.5838602002860016" office:value-type="float"/>
          <table:table-cell office:value="0.5977439334763006" office:value-type="float"/>
          <table:table-cell office:value="0.6176765224672693" office:value-type="float"/>
          <table:table-cell office:value="0.6524088453757372" office:value-type="float"/>
          <table:table-cell office:value="0.37871953545465004" office:value-type="float"/>
          <table:table-cell office:value="0.4534260622650526" office:value-type="float"/>
          <table:table-cell office:value="0.47844595945130974" office:value-type="float"/>
          <table:table-cell office:value="0.49884093546511304" office:value-type="float"/>
          <table:table-cell office:value="0.5411172049861046" office:value-type="float"/>
          <table:table-cell office:value="0.5442675302372791" office:value-type="float"/>
          <table:table-cell office:value="0.6236222928084794" office:value-type="float"/>
          <table:table-cell office:value="0.6472620355672007" office:value-type="float"/>
          <table:table-cell office:value="0.6717572631068989" office:value-type="float"/>
          <table:table-cell office:value="0.7523025108455148" office:value-type="float"/>
          <table:table-cell office:value="0.3928906464203492" office:value-type="float"/>
          <table:table-cell office:value="0.4704516197168028" office:value-type="float"/>
          <table:table-cell office:value="0.4968709054978717" office:value-type="float"/>
          <table:table-cell office:value="0.5244819837762351" office:value-type="float"/>
          <table:table-cell office:value="0.5751123624218926" office:value-type="float"/>
        </table:table-row>
        <table:table-row>
          <table:table-cell office:value-type="string">
            <text:p>d3__d3</text:p>
          </table:table-cell>
          <table:table-cell office:value="0.7702847987010998" office:value-type="float"/>
          <table:table-cell office:value="0.808602625940921" office:value-type="float"/>
          <table:table-cell office:value="0.8193525563129334" office:value-type="float"/>
          <table:table-cell office:value="0.8290099990615405" office:value-type="float"/>
          <table:table-cell office:value="0.8494639425973516" office:value-type="float"/>
          <table:table-cell office:value="0.5451922199840067" office:value-type="float"/>
          <table:table-cell office:value="0.5721791443557716" office:value-type="float"/>
          <table:table-cell office:value="0.5831667684441106" office:value-type="float"/>
          <table:table-cell office:value="0.6018687949506223" office:value-type="float"/>
          <table:table-cell office:value="0.6661552593522455" office:value-type="float"/>
          <table:table-cell office:value="0.403780417729612" office:value-type="float"/>
          <table:table-cell office:value="0.4473555175403491" office:value-type="float"/>
          <table:table-cell office:value="0.47776208131021713" office:value-type="float"/>
          <table:table-cell office:value="0.494564330595655" office:value-type="float"/>
          <table:table-cell office:value="0.5636496059267986" office:value-type="float"/>
          <table:table-cell office:value="0.570250305065233" office:value-type="float"/>
          <table:table-cell office:value="0.622083763455431" office:value-type="float"/>
          <table:table-cell office:value="0.6405885987672004" office:value-type="float"/>
          <table:table-cell office:value="0.6526933998137383" office:value-type="float"/>
          <table:table-cell office:value="0.7072348521732807" office:value-type="float"/>
          <table:table-cell office:value="0.43596704694345256" office:value-type="float"/>
          <table:table-cell office:value="0.4814887829191039" office:value-type="float"/>
          <table:table-cell office:value="0.502269474749763" office:value-type="float"/>
          <table:table-cell office:value="0.5165764137453366" office:value-type="float"/>
          <table:table-cell office:value="0.5801549564502457" office:value-type="float"/>
        </table:table-row>
        <table:table-row>
          <table:table-cell office:value-type="string">
            <text:p>revel__revel</text:p>
          </table:table-cell>
          <table:table-cell office:value="0.6824290048977597" office:value-type="float"/>
          <table:table-cell office:value="0.7685555580036137" office:value-type="float"/>
          <table:table-cell office:value="0.8047463599151637" office:value-type="float"/>
          <table:table-cell office:value="0.8180464066648829" office:value-type="float"/>
          <table:table-cell office:value="0.8604865945770104" office:value-type="float"/>
          <table:table-cell office:value="0.548497812167044" office:value-type="float"/>
          <table:table-cell office:value="0.5970214140405539" office:value-type="float"/>
          <table:table-cell office:value="0.604816174044737" office:value-type="float"/>
          <table:table-cell office:value="0.6197821458116213" office:value-type="float"/>
          <table:table-cell office:value="0.6659674191945548" office:value-type="float"/>
          <table:table-cell office:value="0.42468665759584395" office:value-type="float"/>
          <table:table-cell office:value="0.47389385147452323" office:value-type="float"/>
          <table:table-cell office:value="0.48789100344266384" office:value-type="float"/>
          <table:table-cell office:value="0.5026484911699409" office:value-type="float"/>
          <table:table-cell office:value="0.5501049536865922" office:value-type="float"/>
          <table:table-cell office:value="0.5979382550970456" office:value-type="float"/>
          <table:table-cell office:value="0.6240479922766363" office:value-type="float"/>
          <table:table-cell office:value="0.6382670597224597" office:value-type="float"/>
          <table:table-cell office:value="0.6543283881340838" office:value-type="float"/>
          <table:table-cell office:value="0.7249039453800556" office:value-type="float"/>
          <table:table-cell office:value="0.44785885948878523" office:value-type="float"/>
          <table:table-cell office:value="0.5042536390318069" office:value-type="float"/>
          <table:table-cell office:value="0.5173683503302091" office:value-type="float"/>
          <table:table-cell office:value="0.5325980008616434" office:value-type="float"/>
          <table:table-cell office:value="0.5762983515851753" office:value-type="float"/>
        </table:table-row>
        <table:table-row>
          <table:table-cell office:value-type="string">
            <text:p>filamentgroup__loadCSS</text:p>
          </table:table-cell>
          <table:table-cell office:value="0.764452627145999" office:value-type="float"/>
          <table:table-cell office:value="0.8038156121307685" office:value-type="float"/>
          <table:table-cell office:value="0.814213650644821" office:value-type="float"/>
          <table:table-cell office:value="0.8211302861159613" office:value-type="float"/>
          <table:table-cell office:value="0.849607174784464" office:value-type="float"/>
          <table:table-cell office:value="0.5545706441213178" office:value-type="float"/>
          <table:table-cell office:value="0.5758146520109958" office:value-type="float"/>
          <table:table-cell office:value="0.593330021838599" office:value-type="float"/>
          <table:table-cell office:value="0.6037255071892362" office:value-type="float"/>
          <table:table-cell office:value="0.6312801670064941" office:value-type="float"/>
          <table:table-cell office:value="0.3965285100750914" office:value-type="float"/>
          <table:table-cell office:value="0.4574155712113872" office:value-type="float"/>
          <table:table-cell office:value="0.4697573633081286" office:value-type="float"/>
          <table:table-cell office:value="0.475592501854066" office:value-type="float"/>
          <table:table-cell office:value="0.5566540415232726" office:value-type="float"/>
          <table:table-cell office:value="0.5623713472047459" office:value-type="float"/>
          <table:table-cell office:value="0.5792288435193504" office:value-type="float"/>
          <table:table-cell office:value="0.6105108477856689" office:value-type="float"/>
          <table:table-cell office:value="0.6311134743879505" office:value-type="float"/>
          <table:table-cell office:value="0.6914414578846382" office:value-type="float"/>
          <table:table-cell office:value="0.46633262352393595" office:value-type="float"/>
          <table:table-cell office:value="0.49821035536205865" office:value-type="float"/>
          <table:table-cell office:value="0.5031162443016977" office:value-type="float"/>
          <table:table-cell office:value="0.5288403677982525" office:value-type="float"/>
          <table:table-cell office:value="0.5416056456054787" office:value-type="float"/>
        </table:table-row>
        <table:table-row>
          <table:table-cell office:value-type="string">
            <text:p>sindresorhus__screenfull.js</text:p>
          </table:table-cell>
          <table:table-cell office:value="0.7923614984346601" office:value-type="float"/>
          <table:table-cell office:value="0.8040376376862964" office:value-type="float"/>
          <table:table-cell office:value="0.8088425241113257" office:value-type="float"/>
          <table:table-cell office:value="0.822773678438966" office:value-type="float"/>
          <table:table-cell office:value="0.8231938151915243" office:value-type="float"/>
          <table:table-cell office:value="0.5546729995513392" office:value-type="float"/>
          <table:table-cell office:value="0.5674964085521347" office:value-type="float"/>
          <table:table-cell office:value="0.5931961905976518" office:value-type="float"/>
          <table:table-cell office:value="0.5947102928018443" office:value-type="float"/>
          <table:table-cell office:value="0.6015083089272899" office:value-type="float"/>
          <table:table-cell office:value="0.442114033662866" office:value-type="float"/>
          <table:table-cell office:value="0.4622809992306355" office:value-type="float"/>
          <table:table-cell office:value="0.4897684254945579" office:value-type="float"/>
          <table:table-cell office:value="0.4933220557109475" office:value-type="float"/>
          <table:table-cell office:value="0.5092846742412458" office:value-type="float"/>
          <table:table-cell office:value="0.5960733833640842" office:value-type="float"/>
          <table:table-cell office:value="0.6019074172754821" office:value-type="float"/>
          <table:table-cell office:value="0.6150619124221581" office:value-type="float"/>
          <table:table-cell office:value="0.6289292514918441" office:value-type="float"/>
          <table:table-cell office:value="0.6390746351256448" office:value-type="float"/>
          <table:table-cell office:value="0.43206698205266714" office:value-type="float"/>
          <table:table-cell office:value="0.47054297906633696" office:value-type="float"/>
          <table:table-cell office:value="0.5170696222317045" office:value-type="float"/>
          <table:table-cell office:value="0.5261957254038931" office:value-type="float"/>
          <table:table-cell office:value="0.5361334984791863" office:value-type="float"/>
        </table:table-row>
        <table:table-row>
          <table:table-cell office:value-type="string">
            <text:p>sqlectron__sqlectron-gui</text:p>
          </table:table-cell>
          <table:table-cell office:value="0.7217195848028701" office:value-type="float"/>
          <table:table-cell office:value="0.7715478235389611" office:value-type="float"/>
          <table:table-cell office:value="0.8074082149560935" office:value-type="float"/>
          <table:table-cell office:value="0.8117787140169497" office:value-type="float"/>
          <table:table-cell office:value="0.8306223943531492" office:value-type="float"/>
          <table:table-cell office:value="0.5418229552899381" office:value-type="float"/>
          <table:table-cell office:value="0.5816920893049523" office:value-type="float"/>
          <table:table-cell office:value="0.596872868675473" office:value-type="float"/>
          <table:table-cell office:value="0.6095923673352489" office:value-type="float"/>
          <table:table-cell office:value="0.6418140123507224" office:value-type="float"/>
          <table:table-cell office:value="0.3890816819996725" office:value-type="float"/>
          <table:table-cell office:value="0.4587641779743831" office:value-type="float"/>
          <table:table-cell office:value="0.4640149526244489" office:value-type="float"/>
          <table:table-cell office:value="0.47693152866954364" office:value-type="float"/>
          <table:table-cell office:value="0.5494089822431234" office:value-type="float"/>
          <table:table-cell office:value="0.5775155735536349" office:value-type="float"/>
          <table:table-cell office:value="0.607952733429779" office:value-type="float"/>
          <table:table-cell office:value="0.6202741419722362" office:value-type="float"/>
          <table:table-cell office:value="0.6588469346964565" office:value-type="float"/>
          <table:table-cell office:value="0.6881202117639919" office:value-type="float"/>
          <table:table-cell office:value="0.44805110037730894" office:value-type="float"/>
          <table:table-cell office:value="0.46553033711092917" office:value-type="float"/>
          <table:table-cell office:value="0.5072188979487777" office:value-type="float"/>
          <table:table-cell office:value="0.5209951313420195" office:value-type="float"/>
          <table:table-cell office:value="0.5521872816276266" office:value-type="float"/>
        </table:table-row>
        <table:table-row>
          <table:table-cell office:value-type="string">
            <text:p>FrDH__jQuery.dotdotdot</text:p>
          </table:table-cell>
          <table:table-cell office:value="0.782123528061837" office:value-type="float"/>
          <table:table-cell office:value="0.811975780613409" office:value-type="float"/>
          <table:table-cell office:value="0.8186222831679618" office:value-type="float"/>
          <table:table-cell office:value="0.8240586955048519" office:value-type="float"/>
          <table:table-cell office:value="0.8310771387361127" office:value-type="float"/>
          <table:table-cell office:value="0.5567811668611653" office:value-type="float"/>
          <table:table-cell office:value="0.5883351605803337" office:value-type="float"/>
          <table:table-cell office:value="0.6008201682072681" office:value-type="float"/>
          <table:table-cell office:value="0.613042106305582" office:value-type="float"/>
          <table:table-cell office:value="0.6318009364257429" office:value-type="float"/>
          <table:table-cell office:value="0.44133996808739034" office:value-type="float"/>
          <table:table-cell office:value="0.455458485302361" office:value-type="float"/>
          <table:table-cell office:value="0.47375526986110494" office:value-type="float"/>
          <table:table-cell office:value="0.5118013815829433" office:value-type="float"/>
          <table:table-cell office:value="0.5296719314505896" office:value-type="float"/>
          <table:table-cell office:value="0.5940002580171168" office:value-type="float"/>
          <table:table-cell office:value="0.622077371908891" office:value-type="float"/>
          <table:table-cell office:value="0.6803433834094693" office:value-type="float"/>
          <table:table-cell office:value="0.6934530101740599" office:value-type="float"/>
          <table:table-cell office:value="0.6944289316147045" office:value-type="float"/>
          <table:table-cell office:value="0.398564965263098" office:value-type="float"/>
          <table:table-cell office:value="0.4672366356026658" office:value-type="float"/>
          <table:table-cell office:value="0.49414191536038293" office:value-type="float"/>
          <table:table-cell office:value="0.5365632386673324" office:value-type="float"/>
          <table:table-cell office:value="0.5514216798479854" office:value-type="float"/>
        </table:table-row>
        <table:table-row>
          <table:table-cell office:value-type="string">
            <text:p>junegunn__redis-stat</text:p>
          </table:table-cell>
          <table:table-cell office:value="0.7320454076451519" office:value-type="float"/>
          <table:table-cell office:value="0.7865872134275437" office:value-type="float"/>
          <table:table-cell office:value="0.806679098767051" office:value-type="float"/>
          <table:table-cell office:value="0.8145389915129218" office:value-type="float"/>
          <table:table-cell office:value="0.8264199056943194" office:value-type="float"/>
          <table:table-cell office:value="0.5618019502250929" office:value-type="float"/>
          <table:table-cell office:value="0.6031028421595732" office:value-type="float"/>
          <table:table-cell office:value="0.620931274148678" office:value-type="float"/>
          <table:table-cell office:value="0.6336326275440891" office:value-type="float"/>
          <table:table-cell office:value="0.6397065140235084" office:value-type="float"/>
          <table:table-cell office:value="0.4140591208045088" office:value-type="float"/>
          <table:table-cell office:value="0.4810269228125362" office:value-type="float"/>
          <table:table-cell office:value="0.49544338823331024" office:value-type="float"/>
          <table:table-cell office:value="0.5172104558275638" office:value-type="float"/>
          <table:table-cell office:value="0.544283083346429" office:value-type="float"/>
          <table:table-cell office:value="0.5935254092911744" office:value-type="float"/>
          <table:table-cell office:value="0.6262086804800401" office:value-type="float"/>
          <table:table-cell office:value="0.6501558743069584" office:value-type="float"/>
          <table:table-cell office:value="0.6814733847769803" office:value-type="float"/>
          <table:table-cell office:value="0.7113892808206537" office:value-type="float"/>
          <table:table-cell office:value="0.4526353194092825" office:value-type="float"/>
          <table:table-cell office:value="0.5017809495288141" office:value-type="float"/>
          <table:table-cell office:value="0.5348945272432987" office:value-type="float"/>
          <table:table-cell office:value="0.5599569744334464" office:value-type="float"/>
          <table:table-cell office:value="0.563333730379448" office:value-type="float"/>
        </table:table-row>
        <table:table-row>
          <table:table-cell office:value-type="string">
            <text:p>dchelimsky__rspec</text:p>
          </table:table-cell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8383265349456006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168657629947519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5314237355164866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7020133891464623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5326426852358442" office:value-type="float"/>
        </table:table-row>
        <table:table-row>
          <table:table-cell office:value-type="string">
            <text:p>scottyab__AESCrypt-Android</text:p>
          </table:table-cell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8027904795953883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6436809435720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5190665700165109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7012650584691211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5584446638960383" office:value-type="float"/>
        </table:table-row>
        <table:table-row>
          <table:table-cell office:value-type="string">
            <text:p>michaelficarra__CoffeeScriptRedux</text:p>
          </table:table-cell>
          <table:table-cell office:value="0.7580570401898898" office:value-type="float"/>
          <table:table-cell office:value="0.7926292614916297" office:value-type="float"/>
          <table:table-cell office:value="0.8122078649078758" office:value-type="float"/>
          <table:table-cell office:value="0.8240994339664923" office:value-type="float"/>
          <table:table-cell office:value="0.8502138499257816" office:value-type="float"/>
          <table:table-cell office:value="0.4892369405520141" office:value-type="float"/>
          <table:table-cell office:value="0.5490418615212542" office:value-type="float"/>
          <table:table-cell office:value="0.5733330720717169" office:value-type="float"/>
          <table:table-cell office:value="0.5982933494850491" office:value-type="float"/>
          <table:table-cell office:value="0.6414468215587825" office:value-type="float"/>
          <table:table-cell office:value="0.4180974536639116" office:value-type="float"/>
          <table:table-cell office:value="0.4538053137474404" office:value-type="float"/>
          <table:table-cell office:value="0.47194230557780115" office:value-type="float"/>
          <table:table-cell office:value="0.4894835971423811" office:value-type="float"/>
          <table:table-cell office:value="0.5404075491840294" office:value-type="float"/>
          <table:table-cell office:value="0.5851129629174244" office:value-type="float"/>
          <table:table-cell office:value="0.6189934922876963" office:value-type="float"/>
          <table:table-cell office:value="0.6368978295162759" office:value-type="float"/>
          <table:table-cell office:value="0.6524453593260354" office:value-type="float"/>
          <table:table-cell office:value="0.7348250958454148" office:value-type="float"/>
          <table:table-cell office:value="0.37218324076165477" office:value-type="float"/>
          <table:table-cell office:value="0.45588538369956344" office:value-type="float"/>
          <table:table-cell office:value="0.48041404158903944" office:value-type="float"/>
          <table:table-cell office:value="0.49894440082575875" office:value-type="float"/>
          <table:table-cell office:value="0.5724994018629099" office:value-type="float"/>
        </table:table-row>
        <table:table-row>
          <table:table-cell office:value-type="string">
            <text:p>hashcat__oclHashcat</text:p>
          </table:table-cell>
          <table:table-cell office:value="0.6849851631528302" office:value-type="float"/>
          <table:table-cell office:value="0.7318269549552452" office:value-type="float"/>
          <table:table-cell office:value="0.7740987461480517" office:value-type="float"/>
          <table:table-cell office:value="0.8009496696981008" office:value-type="float"/>
          <table:table-cell office:value="0.8464630332799782" office:value-type="float"/>
          <table:table-cell office:value="0.5573254586934249" office:value-type="float"/>
          <table:table-cell office:value="0.5962335180898536" office:value-type="float"/>
          <table:table-cell office:value="0.6064063561059366" office:value-type="float"/>
          <table:table-cell office:value="0.6177644332525861" office:value-type="float"/>
          <table:table-cell office:value="0.6755072177607313" office:value-type="float"/>
          <table:table-cell office:value="0.4046842729717461" office:value-type="float"/>
          <table:table-cell office:value="0.4402579749821372" office:value-type="float"/>
          <table:table-cell office:value="0.4589425321401307" office:value-type="float"/>
          <table:table-cell office:value="0.4846746269813592" office:value-type="float"/>
          <table:table-cell office:value="0.5392485015548197" office:value-type="float"/>
          <table:table-cell office:value="0.5575974045037821" office:value-type="float"/>
          <table:table-cell office:value="0.6099332104546822" office:value-type="float"/>
          <table:table-cell office:value="0.6254881889696201" office:value-type="float"/>
          <table:table-cell office:value="0.6497167485936959" office:value-type="float"/>
          <table:table-cell office:value="0.7313286557911896" office:value-type="float"/>
          <table:table-cell office:value="0.41926354598074367" office:value-type="float"/>
          <table:table-cell office:value="0.4768170732622941" office:value-type="float"/>
          <table:table-cell office:value="0.49597886030974636" office:value-type="float"/>
          <table:table-cell office:value="0.5208321649760299" office:value-type="float"/>
          <table:table-cell office:value="0.579956491936676" office:value-type="float"/>
        </table:table-row>
        <table:table-row>
          <table:table-cell office:value-type="string">
            <text:p>pallets__jinja</text:p>
          </table:table-cell>
          <table:table-cell office:value="0.7056170781268395" office:value-type="float"/>
          <table:table-cell office:value="0.7958773849050884" office:value-type="float"/>
          <table:table-cell office:value="0.8195999652840319" office:value-type="float"/>
          <table:table-cell office:value="0.837687520093338" office:value-type="float"/>
          <table:table-cell office:value="0.8672645905398522" office:value-type="float"/>
          <table:table-cell office:value="0.537577202733953" office:value-type="float"/>
          <table:table-cell office:value="0.5799298256898352" office:value-type="float"/>
          <table:table-cell office:value="0.5886966426435013" office:value-type="float"/>
          <table:table-cell office:value="0.6056700001672377" office:value-type="float"/>
          <table:table-cell office:value="0.6487140630063744" office:value-type="float"/>
          <table:table-cell office:value="0.41291988938238666" office:value-type="float"/>
          <table:table-cell office:value="0.46551181557080146" office:value-type="float"/>
          <table:table-cell office:value="0.48758057137136734" office:value-type="float"/>
          <table:table-cell office:value="0.5031194231321192" office:value-type="float"/>
          <table:table-cell office:value="0.5678566275070598" office:value-type="float"/>
          <table:table-cell office:value="0.5864343173559896" office:value-type="float"/>
          <table:table-cell office:value="0.6152057768497194" office:value-type="float"/>
          <table:table-cell office:value="0.6345128933426707" office:value-type="float"/>
          <table:table-cell office:value="0.6519785050592564" office:value-type="float"/>
          <table:table-cell office:value="0.695333993964887" office:value-type="float"/>
          <table:table-cell office:value="0.4351077539522214" office:value-type="float"/>
          <table:table-cell office:value="0.4791798170948958" office:value-type="float"/>
          <table:table-cell office:value="0.49888231753800905" office:value-type="float"/>
          <table:table-cell office:value="0.5183893487728057" office:value-type="float"/>
          <table:table-cell office:value="0.5677377286897813" office:value-type="float"/>
        </table:table-row>
        <table:table-row>
          <table:table-cell office:value-type="string">
            <text:p>slimphp__Slim</text:p>
          </table:table-cell>
          <table:table-cell office:value="0.7045063356505694" office:value-type="float"/>
          <table:table-cell office:value="0.7995570288297832" office:value-type="float"/>
          <table:table-cell office:value="0.8107706109102368" office:value-type="float"/>
          <table:table-cell office:value="0.8229327180668621" office:value-type="float"/>
          <table:table-cell office:value="0.8674455234101548" office:value-type="float"/>
          <table:table-cell office:value="0.5529920258344452" office:value-type="float"/>
          <table:table-cell office:value="0.5983780690537749" office:value-type="float"/>
          <table:table-cell office:value="0.610220980488766" office:value-type="float"/>
          <table:table-cell office:value="0.6232802721541586" office:value-type="float"/>
          <table:table-cell office:value="0.6785100974400085" office:value-type="float"/>
          <table:table-cell office:value="0.40575389988059074" office:value-type="float"/>
          <table:table-cell office:value="0.47778649295991804" office:value-type="float"/>
          <table:table-cell office:value="0.49577222718544606" office:value-type="float"/>
          <table:table-cell office:value="0.5105276069378152" office:value-type="float"/>
          <table:table-cell office:value="0.5681856125129371" office:value-type="float"/>
          <table:table-cell office:value="0.5712732787727256" office:value-type="float"/>
          <table:table-cell office:value="0.6179588621262933" office:value-type="float"/>
          <table:table-cell office:value="0.633186432604" office:value-type="float"/>
          <table:table-cell office:value="0.6527955627917925" office:value-type="float"/>
          <table:table-cell office:value="0.7163937021465019" office:value-type="float"/>
          <table:table-cell office:value="0.43812490772816626" office:value-type="float"/>
          <table:table-cell office:value="0.51193482304095" office:value-type="float"/>
          <table:table-cell office:value="0.5284243203622443" office:value-type="float"/>
          <table:table-cell office:value="0.545383839923576" office:value-type="float"/>
          <table:table-cell office:value="0.5952985408815346" office:value-type="float"/>
        </table:table-row>
        <table:table-row>
          <table:table-cell office:value-type="string">
            <text:p>ealeksandrov__EAIntroView</text:p>
          </table:table-cell>
          <table:table-cell office:value="0.7468858281352749" office:value-type="float"/>
          <table:table-cell office:value="0.7711468881980352" office:value-type="float"/>
          <table:table-cell office:value="0.797398865708959" office:value-type="float"/>
          <table:table-cell office:value="0.7999255149891388" office:value-type="float"/>
          <table:table-cell office:value="0.8248233490228813" office:value-type="float"/>
          <table:table-cell office:value="0.5628861253160349" office:value-type="float"/>
          <table:table-cell office:value="0.5858516941765541" office:value-type="float"/>
          <table:table-cell office:value="0.5909995201486081" office:value-type="float"/>
          <table:table-cell office:value="0.6069570632404403" office:value-type="float"/>
          <table:table-cell office:value="0.619211567419253" office:value-type="float"/>
          <table:table-cell office:value="0.47382835741200113" office:value-type="float"/>
          <table:table-cell office:value="0.48306678599716374" office:value-type="float"/>
          <table:table-cell office:value="0.4881104902093097" office:value-type="float"/>
          <table:table-cell office:value="0.5141312757145311" office:value-type="float"/>
          <table:table-cell office:value="0.5179586923670427" office:value-type="float"/>
          <table:table-cell office:value="0.6287003938834419" office:value-type="float"/>
          <table:table-cell office:value="0.65106633176383" office:value-type="float"/>
          <table:table-cell office:value="0.6618469504785942" office:value-type="float"/>
          <table:table-cell office:value="0.6678647469698189" office:value-type="float"/>
          <table:table-cell office:value="0.690717259034621" office:value-type="float"/>
          <table:table-cell office:value="0.3858028726719347" office:value-type="float"/>
          <table:table-cell office:value="0.396710606231434" office:value-type="float"/>
          <table:table-cell office:value="0.4305363361272845" office:value-type="float"/>
          <table:table-cell office:value="0.46538805182231446" office:value-type="float"/>
          <table:table-cell office:value="0.5158505595277052" office:value-type="float"/>
        </table:table-row>
        <table:table-row>
          <table:table-cell office:value-type="string">
            <text:p>angular-ui__bootstrap</text:p>
          </table:table-cell>
          <table:table-cell office:value="0.664217896534609" office:value-type="float"/>
          <table:table-cell office:value="0.7844214597760187" office:value-type="float"/>
          <table:table-cell office:value="0.8040081555551029" office:value-type="float"/>
          <table:table-cell office:value="0.8214115675346709" office:value-type="float"/>
          <table:table-cell office:value="0.8888282091329612" office:value-type="float"/>
          <table:table-cell office:value="0.46281560403219457" office:value-type="float"/>
          <table:table-cell office:value="0.5765339391780294" office:value-type="float"/>
          <table:table-cell office:value="0.595852003342352" office:value-type="float"/>
          <table:table-cell office:value="0.6153950202801816" office:value-type="float"/>
          <table:table-cell office:value="0.7173523946199049" office:value-type="float"/>
          <table:table-cell office:value="0.363759259336185" office:value-type="float"/>
          <table:table-cell office:value="0.45428954773349317" office:value-type="float"/>
          <table:table-cell office:value="0.479165190618287" office:value-type="float"/>
          <table:table-cell office:value="0.50255129363604" office:value-type="float"/>
          <table:table-cell office:value="0.623313518836841" office:value-type="float"/>
          <table:table-cell office:value="0.5370399418765144" office:value-type="float"/>
          <table:table-cell office:value="0.6105302922253198" office:value-type="float"/>
          <table:table-cell office:value="0.6371077201109054" office:value-type="float"/>
          <table:table-cell office:value="0.6640659848822714" office:value-type="float"/>
          <table:table-cell office:value="0.818489374864108" office:value-type="float"/>
          <table:table-cell office:value="0.32207649650314457" office:value-type="float"/>
          <table:table-cell office:value="0.4736019709296304" office:value-type="float"/>
          <table:table-cell office:value="0.49682078897528703" office:value-type="float"/>
          <table:table-cell office:value="0.5199019204343235" office:value-type="float"/>
          <table:table-cell office:value="0.6275363262043752" office:value-type="float"/>
        </table:table-row>
        <table:table-row>
          <table:table-cell office:value-type="string">
            <text:p>syncthing__syncthing</text:p>
          </table:table-cell>
          <table:table-cell office:value="0.6708286845239705" office:value-type="float"/>
          <table:table-cell office:value="0.7608233569902406" office:value-type="float"/>
          <table:table-cell office:value="0.7975541761153427" office:value-type="float"/>
          <table:table-cell office:value="0.8162368131561438" office:value-type="float"/>
          <table:table-cell office:value="0.8711178834228518" office:value-type="float"/>
          <table:table-cell office:value="0.49967001949787854" office:value-type="float"/>
          <table:table-cell office:value="0.5849682806177082" office:value-type="float"/>
          <table:table-cell office:value="0.6016401917531677" office:value-type="float"/>
          <table:table-cell office:value="0.6156031132747427" office:value-type="float"/>
          <table:table-cell office:value="0.6670475116210638" office:value-type="float"/>
          <table:table-cell office:value="0.3468388241060637" office:value-type="float"/>
          <table:table-cell office:value="0.4386872663389295" office:value-type="float"/>
          <table:table-cell office:value="0.46166505638051014" office:value-type="float"/>
          <table:table-cell office:value="0.4855946184649681" office:value-type="float"/>
          <table:table-cell office:value="0.5559417556503508" office:value-type="float"/>
          <table:table-cell office:value="0.5423461346119991" office:value-type="float"/>
          <table:table-cell office:value="0.6095746076070254" office:value-type="float"/>
          <table:table-cell office:value="0.632491286785916" office:value-type="float"/>
          <table:table-cell office:value="0.6582181674032451" office:value-type="float"/>
          <table:table-cell office:value="0.717206923005746" office:value-type="float"/>
          <table:table-cell office:value="0.31144892116257394" office:value-type="float"/>
          <table:table-cell office:value="0.4758708123986469" office:value-type="float"/>
          <table:table-cell office:value="0.5016452886164255" office:value-type="float"/>
          <table:table-cell office:value="0.5268870393324449" office:value-type="float"/>
          <table:table-cell office:value="0.6104708810851548" office:value-type="float"/>
        </table:table-row>
        <table:table-row>
          <table:table-cell office:value-type="string">
            <text:p>realm__SwiftLint</text:p>
          </table:table-cell>
          <table:table-cell office:value="0.7088149694873556" office:value-type="float"/>
          <table:table-cell office:value="0.8007982653667015" office:value-type="float"/>
          <table:table-cell office:value="0.8181526299487599" office:value-type="float"/>
          <table:table-cell office:value="0.8286541402894271" office:value-type="float"/>
          <table:table-cell office:value="0.858948217967708" office:value-type="float"/>
          <table:table-cell office:value="0.5081137845931107" office:value-type="float"/>
          <table:table-cell office:value="0.5745297626160677" office:value-type="float"/>
          <table:table-cell office:value="0.597893011739638" office:value-type="float"/>
          <table:table-cell office:value="0.6158631980463194" office:value-type="float"/>
          <table:table-cell office:value="0.7042678212854179" office:value-type="float"/>
          <table:table-cell office:value="0.3721955796580526" office:value-type="float"/>
          <table:table-cell office:value="0.45386841030538394" office:value-type="float"/>
          <table:table-cell office:value="0.47323097876701053" office:value-type="float"/>
          <table:table-cell office:value="0.4961728600451084" office:value-type="float"/>
          <table:table-cell office:value="0.586325642875219" office:value-type="float"/>
          <table:table-cell office:value="0.5642173968879873" office:value-type="float"/>
          <table:table-cell office:value="0.6198509827761906" office:value-type="float"/>
          <table:table-cell office:value="0.6490094790182308" office:value-type="float"/>
          <table:table-cell office:value="0.6672206264037452" office:value-type="float"/>
          <table:table-cell office:value="0.7171685325840813" office:value-type="float"/>
          <table:table-cell office:value="0.3523689742896162" office:value-type="float"/>
          <table:table-cell office:value="0.46749809663837566" office:value-type="float"/>
          <table:table-cell office:value="0.4953656363109747" office:value-type="float"/>
          <table:table-cell office:value="0.5123960525128854" office:value-type="float"/>
          <table:table-cell office:value="0.5802319148169106" office:value-type="float"/>
        </table:table-row>
        <table:table-row>
          <table:table-cell office:value-type="string">
            <text:p>customelements__www</text:p>
          </table:table-cell>
          <table:table-cell office:value="0.7746188241906061" office:value-type="float"/>
          <table:table-cell office:value="0.7843485440884602" office:value-type="float"/>
          <table:table-cell office:value="0.787795836365035" office:value-type="float"/>
          <table:table-cell office:value="0.8037405729844715" office:value-type="float"/>
          <table:table-cell office:value="0.8188921783860936" office:value-type="float"/>
          <table:table-cell office:value="0.5922300541088044" office:value-type="float"/>
          <table:table-cell office:value="0.6100342478274785" office:value-type="float"/>
          <table:table-cell office:value="0.6102384502299754" office:value-type="float"/>
          <table:table-cell office:value="0.6145530915415571" office:value-type="float"/>
          <table:table-cell office:value="0.6728955974551004" office:value-type="float"/>
          <table:table-cell office:value="0.4667302290450116" office:value-type="float"/>
          <table:table-cell office:value="0.5074941756816442" office:value-type="float"/>
          <table:table-cell office:value="0.516076570778584" office:value-type="float"/>
          <table:table-cell office:value="0.5163350450202558" office:value-type="float"/>
          <table:table-cell office:value="0.5590876608292439" office:value-type="float"/>
          <table:table-cell office:value="0.6376989770560451" office:value-type="float"/>
          <table:table-cell office:value="0.6524619954589066" office:value-type="float"/>
          <table:table-cell office:value="0.657357198304918" office:value-type="float"/>
          <table:table-cell office:value="0.6619299816428099" office:value-type="float"/>
          <table:table-cell office:value="0.6861114526960446" office:value-type="float"/>
          <table:table-cell office:value="0.44979365866373544" office:value-type="float"/>
          <table:table-cell office:value="0.494120111069998" office:value-type="float"/>
          <table:table-cell office:value="0.5121562735837794" office:value-type="float"/>
          <table:table-cell office:value="0.5219361278533264" office:value-type="float"/>
          <table:table-cell office:value="0.5772118865418499" office:value-type="float"/>
        </table:table-row>
        <table:table-row>
          <table:table-cell office:value-type="string">
            <text:p>soffes__sstoolkit</text:p>
          </table:table-cell>
          <table:table-cell office:value="0.7122296621265711" office:value-type="float"/>
          <table:table-cell office:value="0.7905632792028405" office:value-type="float"/>
          <table:table-cell office:value="0.8042367765870277" office:value-type="float"/>
          <table:table-cell office:value="0.8264383821117807" office:value-type="float"/>
          <table:table-cell office:value="0.8296527545017595" office:value-type="float"/>
          <table:table-cell office:value="0.5376220743441348" office:value-type="float"/>
          <table:table-cell office:value="0.5974911957149653" office:value-type="float"/>
          <table:table-cell office:value="0.61303061045928" office:value-type="float"/>
          <table:table-cell office:value="0.6166833927307394" office:value-type="float"/>
          <table:table-cell office:value="0.6415389839198614" office:value-type="float"/>
          <table:table-cell office:value="0.4568560126074356" office:value-type="float"/>
          <table:table-cell office:value="0.4737838580354914" office:value-type="float"/>
          <table:table-cell office:value="0.48088743565962666" office:value-type="float"/>
          <table:table-cell office:value="0.4899269641749782" office:value-type="float"/>
          <table:table-cell office:value="0.5413210880824455" office:value-type="float"/>
          <table:table-cell office:value="0.6203146286930719" office:value-type="float"/>
          <table:table-cell office:value="0.6626420350790551" office:value-type="float"/>
          <table:table-cell office:value="0.6789609359521812" office:value-type="float"/>
          <table:table-cell office:value="0.6954097539045762" office:value-type="float"/>
          <table:table-cell office:value="0.6971997141538477" office:value-type="float"/>
          <table:table-cell office:value="0.4435330231024507" office:value-type="float"/>
          <table:table-cell office:value="0.4634286878475453" office:value-type="float"/>
          <table:table-cell office:value="0.5055202210647991" office:value-type="float"/>
          <table:table-cell office:value="0.5356290588531215" office:value-type="float"/>
          <table:table-cell office:value="0.5492461286658403" office:value-type="float"/>
        </table:table-row>
        <table:table-row>
          <table:table-cell office:value-type="string">
            <text:p>angular-ui__ui-grid</text:p>
          </table:table-cell>
          <table:table-cell office:value="0.7237157040277008" office:value-type="float"/>
          <table:table-cell office:value="0.7920792976073049" office:value-type="float"/>
          <table:table-cell office:value="0.8068120786001394" office:value-type="float"/>
          <table:table-cell office:value="0.8203582215537897" office:value-type="float"/>
          <table:table-cell office:value="0.8620983339130823" office:value-type="float"/>
          <table:table-cell office:value="0.4893306330557743" office:value-type="float"/>
          <table:table-cell office:value="0.5822619253137377" office:value-type="float"/>
          <table:table-cell office:value="0.5974741501639129" office:value-type="float"/>
          <table:table-cell office:value="0.6139406912513876" office:value-type="float"/>
          <table:table-cell office:value="0.6824952948215676" office:value-type="float"/>
          <table:table-cell office:value="0.4006826393352663" office:value-type="float"/>
          <table:table-cell office:value="0.4701960919292539" office:value-type="float"/>
          <table:table-cell office:value="0.49040604565899926" office:value-type="float"/>
          <table:table-cell office:value="0.5140672315641944" office:value-type="float"/>
          <table:table-cell office:value="0.5806154474577607" office:value-type="float"/>
          <table:table-cell office:value="0.5383813281672705" office:value-type="float"/>
          <table:table-cell office:value="0.6044490339291696" office:value-type="float"/>
          <table:table-cell office:value="0.6270280556192653" office:value-type="float"/>
          <table:table-cell office:value="0.6514409374024883" office:value-type="float"/>
          <table:table-cell office:value="0.7161298889574842" office:value-type="float"/>
          <table:table-cell office:value="0.31773596566337653" office:value-type="float"/>
          <table:table-cell office:value="0.4836887527228827" office:value-type="float"/>
          <table:table-cell office:value="0.5096490742751401" office:value-type="float"/>
          <table:table-cell office:value="0.5297976769281381" office:value-type="float"/>
          <table:table-cell office:value="0.6048751476277288" office:value-type="float"/>
        </table:table-row>
        <table:table-row>
          <table:table-cell office:value-type="string">
            <text:p>spulec__freezegun</text:p>
          </table:table-cell>
          <table:table-cell office:value="0.708799878798834" office:value-type="float"/>
          <table:table-cell office:value="0.7617858688926515" office:value-type="float"/>
          <table:table-cell office:value="0.7768739801239446" office:value-type="float"/>
          <table:table-cell office:value="0.8012334995876009" office:value-type="float"/>
          <table:table-cell office:value="0.8430467447368647" office:value-type="float"/>
          <table:table-cell office:value="0.5315559005611336" office:value-type="float"/>
          <table:table-cell office:value="0.576035953335014" office:value-type="float"/>
          <table:table-cell office:value="0.5943355645776327" office:value-type="float"/>
          <table:table-cell office:value="0.6067253253208635" office:value-type="float"/>
          <table:table-cell office:value="0.6994024479784388" office:value-type="float"/>
          <table:table-cell office:value="0.36402766284604793" office:value-type="float"/>
          <table:table-cell office:value="0.4407337431877455" office:value-type="float"/>
          <table:table-cell office:value="0.46655227331924687" office:value-type="float"/>
          <table:table-cell office:value="0.4862808575072455" office:value-type="float"/>
          <table:table-cell office:value="0.5176778592623983" office:value-type="float"/>
          <table:table-cell office:value="0.5690608077664018" office:value-type="float"/>
          <table:table-cell office:value="0.6017869833712046" office:value-type="float"/>
          <table:table-cell office:value="0.6159394231429534" office:value-type="float"/>
          <table:table-cell office:value="0.6482290140956366" office:value-type="float"/>
          <table:table-cell office:value="0.7109651311885606" office:value-type="float"/>
          <table:table-cell office:value="0.399103740525001" office:value-type="float"/>
          <table:table-cell office:value="0.4583997397800259" office:value-type="float"/>
          <table:table-cell office:value="0.49289687794505266" office:value-type="float"/>
          <table:table-cell office:value="0.5013033185988263" office:value-type="float"/>
          <table:table-cell office:value="0.5210381957937653" office:value-type="float"/>
        </table:table-row>
        <table:table-row>
          <table:table-cell office:value-type="string">
            <text:p>tmuxinator__tmuxinator</text:p>
          </table:table-cell>
          <table:table-cell office:value="0.699802277742898" office:value-type="float"/>
          <table:table-cell office:value="0.7544672254296466" office:value-type="float"/>
          <table:table-cell office:value="0.796981902743253" office:value-type="float"/>
          <table:table-cell office:value="0.8131462802563973" office:value-type="float"/>
          <table:table-cell office:value="0.8522930457687512" office:value-type="float"/>
          <table:table-cell office:value="0.5369041130096873" office:value-type="float"/>
          <table:table-cell office:value="0.5827850593909494" office:value-type="float"/>
          <table:table-cell office:value="0.5999485701212991" office:value-type="float"/>
          <table:table-cell office:value="0.6183108360748423" office:value-type="float"/>
          <table:table-cell office:value="0.694535336876561" office:value-type="float"/>
          <table:table-cell office:value="0.39474421888075373" office:value-type="float"/>
          <table:table-cell office:value="0.4593742102179559" office:value-type="float"/>
          <table:table-cell office:value="0.47494865352439497" office:value-type="float"/>
          <table:table-cell office:value="0.502909967158952" office:value-type="float"/>
          <table:table-cell office:value="0.5757758556595911" office:value-type="float"/>
          <table:table-cell office:value="0.5531892480582199" office:value-type="float"/>
          <table:table-cell office:value="0.6231073404862033" office:value-type="float"/>
          <table:table-cell office:value="0.6434944308480022" office:value-type="float"/>
          <table:table-cell office:value="0.6712257278703925" office:value-type="float"/>
          <table:table-cell office:value="0.7831022772375509" office:value-type="float"/>
          <table:table-cell office:value="0.3566372516291684" office:value-type="float"/>
          <table:table-cell office:value="0.467988511156793" office:value-type="float"/>
          <table:table-cell office:value="0.4872492211223325" office:value-type="float"/>
          <table:table-cell office:value="0.504989235875791" office:value-type="float"/>
          <table:table-cell office:value="0.5480338716407263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32:47.476605</meta:creation-date>
    <dc:date>2019-05-26T11:32:47.913733</dc:date>
    <meta:generator>http://pypi.python.org/pypi/ezodf/0.1.0$Python3.6.7 (default, Oct 22 2018, 11:32:17) 
[GCC 8.2.0]</meta:generator>
    <meta:document-statistic/>
    <meta:editing-cycles>1</meta:editing-cycles>
  </office:meta>
</office:document-meta>
</file>